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240000006C8A9104D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TTE1A83338t00" svg:font-family="TTE1A83338t00"/>
    <style:font-face style:name="Courier New" svg:font-family="'Courier New'" style:font-family-generic="modern"/>
    <style:font-face style:name="Lucida Sans1" svg:font-family="'Lucida Sans'" style:font-family-generic="swiss"/>
    <style:font-face style:name="Courier New1" svg:font-family="'Courier New'" style:font-family-generic="modern" style:font-pitch="fixed"/>
    <style:font-face style:name="Droid Sans Fallback1" svg:font-family="'Droid Sans Fallback'" style:font-pitch="variable"/>
    <style:font-face style:name="Optimum" svg:font-family="Optimum"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Liberation Sans" svg:font-family="'Liberation Sans', Arial" style:font-family-generic="swiss" style:font-pitch="variable"/>
    <style:font-face style:name="Lucida Sans2" svg:font-family="'Lucida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office:font-face-decls>
  <office:automatic-styles>
    <style:style style:name="Taula1" style:family="table">
      <style:table-properties style:width="16.478cm" fo:margin-left="-0.208cm" table:align="left" style:writing-mode="lr-tb"/>
    </style:style>
    <style:style style:name="Taula1.A" style:family="table-column">
      <style:table-column-properties style:column-width="1.498cm"/>
    </style:style>
    <style:style style:name="Taula1.B" style:family="table-column">
      <style:table-column-properties style:column-width="4.694cm"/>
    </style:style>
    <style:style style:name="Taula1.C" style:family="table-column">
      <style:table-column-properties style:column-width="2cm"/>
    </style:style>
    <style:style style:name="Taula1.D" style:family="table-column">
      <style:table-column-properties style:column-width="3.752cm"/>
    </style:style>
    <style:style style:name="Taula1.E" style:family="table-column">
      <style:table-column-properties style:column-width="2.249cm"/>
    </style:style>
    <style:style style:name="Taula1.F" style:family="table-column">
      <style:table-column-properties style:column-width="2.286cm"/>
    </style:style>
    <style:style style:name="Taula1.1" style:family="table-row">
      <style:table-row-properties style:min-row-height="0.441cm" fo:keep-together="auto"/>
    </style:style>
    <style:style style:name="Taula1.A1" style:family="table-cell">
      <style:table-cell-properties style:vertical-align="top"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ula1.F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ula1.2" style:family="table-row">
      <style:table-row-properties style:row-height="0.3cm" fo:keep-together="auto"/>
    </style:style>
    <style:style style:name="Taula1.A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B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C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D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E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F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3" style:family="table-row">
      <style:table-row-properties style:min-row-height="0.436cm" fo:keep-together="auto"/>
    </style:style>
    <style:style style:name="Taula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F3" style:family="table-cell">
      <style:table-cell-properties style:vertical-align="top" fo:padding-left="0.191cm" fo:padding-right="0.191cm" fo:padding-top="0cm" fo:padding-bottom="0cm" fo:border="0.5pt solid #000000" style:writing-mode="lr-tb"/>
    </style:style>
    <style:style style:name="Taula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F4" style:family="table-cell">
      <style:table-cell-properties style:vertical-align="top" fo:padding-left="0.191cm" fo:padding-right="0.191cm" fo:padding-top="0cm" fo:padding-bottom="0cm" fo:border="0.5pt solid #000000" style:writing-mode="lr-tb"/>
    </style:style>
    <style:style style:name="Taula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F5" style:family="table-cell">
      <style:table-cell-properties style:vertical-align="top" fo:padding-left="0.191cm" fo:padding-right="0.191cm" fo:padding-top="0cm" fo:padding-bottom="0cm" fo:border="0.5pt solid #000000" style:writing-mode="lr-tb"/>
    </style:style>
    <style:style style:name="Taula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D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E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F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ula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D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E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F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ula2" style:family="table">
      <style:table-properties style:width="16.411cm" table:align="left" style:writing-mode="lr-tb"/>
    </style:style>
    <style:style style:name="Taula2.A" style:family="table-column">
      <style:table-column-properties style:column-width="16.411cm"/>
    </style:style>
    <style:style style:name="Taula2.1" style:family="table-row">
      <style:table-row-properties style:min-row-height="0.473cm" fo:keep-together="auto"/>
    </style:style>
    <style:style style:name="Taula2.A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ula3" style:family="table">
      <style:table-properties style:width="16.436cm" fo:margin-left="-0.166cm" table:align="left" style:writing-mode="lr-tb"/>
    </style:style>
    <style:style style:name="Taula3.A" style:family="table-column">
      <style:table-column-properties style:column-width="1.399cm"/>
    </style:style>
    <style:style style:name="Taula3.B" style:family="table-column">
      <style:table-column-properties style:column-width="2cm"/>
    </style:style>
    <style:style style:name="Taula3.C" style:family="table-column">
      <style:table-column-properties style:column-width="2.75cm"/>
    </style:style>
    <style:style style:name="Taula3.D" style:family="table-column">
      <style:table-column-properties style:column-width="10.287cm"/>
    </style:style>
    <style:style style:name="Taula3.1" style:family="table-row">
      <style:table-row-properties style:min-row-height="0.471cm" fo:keep-together="auto"/>
    </style:style>
    <style:style style:name="Taula3.A1"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D1" style:family="table-cell">
      <style:table-cell-properties style:vertical-align="top" fo:padding-left="0.125cm" fo:padding-right="0.125cm" fo:padding-top="0cm" fo:padding-bottom="0cm" fo:border="0.5pt solid #000000" style:writing-mode="lr-tb"/>
    </style:style>
    <style:style style:name="Taula3.2" style:family="table-row">
      <style:table-row-properties style:min-row-height="0.416cm" fo:keep-together="auto"/>
    </style:style>
    <style:style style:name="Taula3.3" style:family="table-row">
      <style:table-row-properties style:min-row-height="0.443cm" fo:keep-together="auto"/>
    </style:style>
    <style:style style:name="Taula3.A6" style:family="table-cell">
      <style:table-cell-properties style:vertical-align="top" fo:padding-left="0.125cm" fo:padding-right="0.125cm" fo:padding-top="0cm" fo:padding-bottom="0cm" fo:border-left="0.5pt solid #000000" fo:border-right="none" fo:border-top="none" fo:border-bottom="0.5pt solid #000000" style:writing-mode="lr-tb"/>
    </style:style>
    <style:style style:name="Taula3.D6" style:family="table-cell">
      <style:table-cell-properties style:vertical-align="top" fo:padding-left="0.125cm" fo:padding-right="0.125cm" fo:padding-top="0cm" fo:padding-bottom="0cm" fo:border-left="0.5pt solid #000000" fo:border-right="0.5pt solid #000000" fo:border-top="none" fo:border-bottom="0.5pt solid #000000" style:writing-mode="lr-tb"/>
    </style:style>
    <style:style style:name="Taula4" style:family="table">
      <style:table-properties style:width="16.228cm" fo:margin-left="-0.208cm" table:align="left" style:writing-mode="lr-tb"/>
    </style:style>
    <style:style style:name="Taula4.A" style:family="table-column">
      <style:table-column-properties style:column-width="3.441cm"/>
    </style:style>
    <style:style style:name="Taula4.B" style:family="table-column">
      <style:table-column-properties style:column-width="12.786cm"/>
    </style:style>
    <style:style style:name="Taula4.1" style:family="table-row">
      <style:table-row-properties fo:keep-together="auto"/>
    </style:style>
    <style:style style:name="Taula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4.B1" style:family="table-cell">
      <style:table-cell-properties style:vertical-align="top" fo:padding-left="0.191cm" fo:padding-right="0.191cm" fo:padding-top="0cm" fo:padding-bottom="0cm" fo:border="0.5pt solid #000000" style:writing-mode="lr-tb"/>
    </style:style>
    <style:style style:name="Taula5" style:family="table">
      <style:table-properties style:width="16.214cm" fo:margin-left="-0.104cm" table:align="left" style:writing-mode="lr-tb"/>
    </style:style>
    <style:style style:name="Taula5.A" style:family="table-column">
      <style:table-column-properties style:column-width="1.803cm"/>
    </style:style>
    <style:style style:name="Taula5.B" style:family="table-column">
      <style:table-column-properties style:column-width="2.997cm"/>
    </style:style>
    <style:style style:name="Taula5.C" style:family="table-column">
      <style:table-column-properties style:column-width="4.069cm"/>
    </style:style>
    <style:style style:name="Taula5.D" style:family="table-column">
      <style:table-column-properties style:column-width="7.345cm"/>
    </style:style>
    <style:style style:name="Taula5.1" style:family="table-row">
      <style:table-row-properties style:min-row-height="0.6cm" fo:keep-together="auto"/>
    </style:style>
    <style:style style:name="Taula5.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5.D1" style:family="table-cell">
      <style:table-cell-properties style:vertical-align="top" fo:background-color="#e6e6e6" fo:padding="0.097cm" fo:border="0.25pt solid #000000" style:writing-mode="lr-tb">
        <style:background-image/>
      </style:table-cell-properties>
    </style:style>
    <style:style style:name="Taula5.2" style:family="table-row">
      <style:table-row-properties style:min-row-height="0.654cm" fo:keep-together="auto"/>
    </style:style>
    <style:style style:name="Taula5.A2" style:family="table-cell">
      <style:table-cell-properties style:vertical-align="top" fo:padding="0.097cm" fo:border-left="0.25pt solid #000000" fo:border-right="none" fo:border-top="0.25pt solid #000000" fo:border-bottom="0.25pt solid #000000" style:writing-mode="lr-tb"/>
    </style:style>
    <style:style style:name="Taula5.B2" style:family="table-cell">
      <style:table-cell-properties style:vertical-align="top" fo:padding="0.097cm" fo:border-left="0.25pt solid #000000" fo:border-right="none" fo:border-top="0.25pt solid #000000" fo:border-bottom="0.25pt solid #000000" style:writing-mode="lr-tb"/>
    </style:style>
    <style:style style:name="Taula5.C2" style:family="table-cell">
      <style:table-cell-properties style:vertical-align="top" fo:padding="0.097cm" fo:border-left="0.25pt solid #000000" fo:border-right="none" fo:border-top="0.25pt solid #000000" fo:border-bottom="0.25pt solid #000000" style:writing-mode="lr-tb"/>
    </style:style>
    <style:style style:name="Taula5.D2" style:family="table-cell">
      <style:table-cell-properties style:vertical-align="top" fo:padding="0.097cm" fo:border="0.25pt solid #000000" style:writing-mode="lr-tb"/>
    </style:style>
    <style:style style:name="Taula5.A3" style:family="table-cell">
      <style:table-cell-properties style:vertical-align="top" fo:padding="0.097cm" fo:border-left="0.25pt solid #000000" fo:border-right="none" fo:border-top="0.25pt solid #000000" fo:border-bottom="0.25pt solid #000000" style:writing-mode="lr-tb"/>
    </style:style>
    <style:style style:name="Taula5.B3" style:family="table-cell">
      <style:table-cell-properties style:vertical-align="top" fo:padding="0.097cm" fo:border-left="0.25pt solid #000000" fo:border-right="none" fo:border-top="0.25pt solid #000000" fo:border-bottom="0.25pt solid #000000" style:writing-mode="lr-tb"/>
    </style:style>
    <style:style style:name="Taula5.C3" style:family="table-cell">
      <style:table-cell-properties style:vertical-align="top" fo:padding="0.097cm" fo:border-left="0.25pt solid #000000" fo:border-right="none" fo:border-top="0.25pt solid #000000" fo:border-bottom="0.25pt solid #000000" style:writing-mode="lr-tb"/>
    </style:style>
    <style:style style:name="Taula5.D3" style:family="table-cell">
      <style:table-cell-properties style:vertical-align="top" fo:padding="0.097cm" fo:border="0.25pt solid #000000" style:writing-mode="lr-tb"/>
    </style:style>
    <style:style style:name="Taula5.A4" style:family="table-cell">
      <style:table-cell-properties style:vertical-align="top" fo:padding="0.097cm" fo:border-left="0.25pt solid #000000" fo:border-right="none" fo:border-top="0.25pt solid #000000" fo:border-bottom="0.25pt solid #000000" style:writing-mode="lr-tb"/>
    </style:style>
    <style:style style:name="Taula5.B4" style:family="table-cell">
      <style:table-cell-properties style:vertical-align="top" fo:padding="0.097cm" fo:border-left="0.25pt solid #000000" fo:border-right="none" fo:border-top="0.25pt solid #000000" fo:border-bottom="0.25pt solid #000000" style:writing-mode="lr-tb"/>
    </style:style>
    <style:style style:name="Taula5.C4" style:family="table-cell">
      <style:table-cell-properties style:vertical-align="top" fo:padding="0.097cm" fo:border-left="0.25pt solid #000000" fo:border-right="none" fo:border-top="0.25pt solid #000000" fo:border-bottom="0.25pt solid #000000" style:writing-mode="lr-tb"/>
    </style:style>
    <style:style style:name="Taula5.D4" style:family="table-cell">
      <style:table-cell-properties style:vertical-align="top" fo:padding="0.097cm" fo:border="0.25pt solid #000000" style:writing-mode="lr-tb"/>
    </style:style>
    <style:style style:name="Taula6" style:family="table">
      <style:table-properties style:width="16.214cm" fo:margin-left="-0.104cm" table:align="left" style:writing-mode="lr-tb"/>
    </style:style>
    <style:style style:name="Taula6.A" style:family="table-column">
      <style:table-column-properties style:column-width="1.803cm"/>
    </style:style>
    <style:style style:name="Taula6.B" style:family="table-column">
      <style:table-column-properties style:column-width="2.997cm"/>
    </style:style>
    <style:style style:name="Taula6.C" style:family="table-column">
      <style:table-column-properties style:column-width="4.069cm"/>
    </style:style>
    <style:style style:name="Taula6.D" style:family="table-column">
      <style:table-column-properties style:column-width="7.345cm"/>
    </style:style>
    <style:style style:name="Taula6.1" style:family="table-row">
      <style:table-row-properties style:min-row-height="0.6cm" fo:keep-together="auto"/>
    </style:style>
    <style:style style:name="Taula6.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6.D1" style:family="table-cell">
      <style:table-cell-properties style:vertical-align="top" fo:background-color="#e6e6e6" fo:padding="0.097cm" fo:border="0.25pt solid #000000" style:writing-mode="lr-tb">
        <style:background-image/>
      </style:table-cell-properties>
    </style:style>
    <style:style style:name="Taula6.2" style:family="table-row">
      <style:table-row-properties style:min-row-height="0.654cm" fo:keep-together="auto"/>
    </style:style>
    <style:style style:name="Taula6.A2" style:family="table-cell">
      <style:table-cell-properties style:vertical-align="top" fo:padding="0.097cm" fo:border-left="0.25pt solid #000000" fo:border-right="none" fo:border-top="0.25pt solid #000000" fo:border-bottom="0.25pt solid #000000" style:writing-mode="lr-tb"/>
    </style:style>
    <style:style style:name="Taula6.B2" style:family="table-cell">
      <style:table-cell-properties style:vertical-align="top" fo:padding="0.097cm" fo:border-left="0.25pt solid #000000" fo:border-right="none" fo:border-top="0.25pt solid #000000" fo:border-bottom="0.25pt solid #000000" style:writing-mode="lr-tb"/>
    </style:style>
    <style:style style:name="Taula6.C2" style:family="table-cell">
      <style:table-cell-properties style:vertical-align="top" fo:padding="0.097cm" fo:border-left="0.25pt solid #000000" fo:border-right="none" fo:border-top="0.25pt solid #000000" fo:border-bottom="0.25pt solid #000000" style:writing-mode="lr-tb"/>
    </style:style>
    <style:style style:name="Taula6.D2" style:family="table-cell">
      <style:table-cell-properties style:vertical-align="top" fo:padding="0.097cm" fo:border="0.25pt solid #000000" style:writing-mode="lr-tb"/>
    </style:style>
    <style:style style:name="Taula6.A3" style:family="table-cell">
      <style:table-cell-properties style:vertical-align="top" fo:padding="0.097cm" fo:border-left="0.25pt solid #000000" fo:border-right="none" fo:border-top="0.25pt solid #000000" fo:border-bottom="0.25pt solid #000000" style:writing-mode="lr-tb"/>
    </style:style>
    <style:style style:name="Taula6.B3" style:family="table-cell">
      <style:table-cell-properties style:vertical-align="top" fo:padding="0.097cm" fo:border-left="0.25pt solid #000000" fo:border-right="none" fo:border-top="0.25pt solid #000000" fo:border-bottom="0.25pt solid #000000" style:writing-mode="lr-tb"/>
    </style:style>
    <style:style style:name="Taula6.C3" style:family="table-cell">
      <style:table-cell-properties style:vertical-align="top" fo:padding="0.097cm" fo:border-left="0.25pt solid #000000" fo:border-right="none" fo:border-top="0.25pt solid #000000" fo:border-bottom="0.25pt solid #000000" style:writing-mode="lr-tb"/>
    </style:style>
    <style:style style:name="Taula6.D3" style:family="table-cell">
      <style:table-cell-properties style:vertical-align="top" fo:padding="0.097cm" fo:border="0.25pt solid #000000" style:writing-mode="lr-tb"/>
    </style:style>
    <style:style style:name="Taula6.A4" style:family="table-cell">
      <style:table-cell-properties style:vertical-align="top" fo:padding="0.097cm" fo:border-left="0.25pt solid #000000" fo:border-right="none" fo:border-top="0.25pt solid #000000" fo:border-bottom="0.25pt solid #000000" style:writing-mode="lr-tb"/>
    </style:style>
    <style:style style:name="Taula6.B4" style:family="table-cell">
      <style:table-cell-properties style:vertical-align="top" fo:padding="0.097cm" fo:border-left="0.25pt solid #000000" fo:border-right="none" fo:border-top="0.25pt solid #000000" fo:border-bottom="0.25pt solid #000000" style:writing-mode="lr-tb"/>
    </style:style>
    <style:style style:name="Taula6.C4" style:family="table-cell">
      <style:table-cell-properties style:vertical-align="top" fo:padding="0.097cm" fo:border-left="0.25pt solid #000000" fo:border-right="none" fo:border-top="0.25pt solid #000000" fo:border-bottom="0.25pt solid #000000" style:writing-mode="lr-tb"/>
    </style:style>
    <style:style style:name="Taula6.D4" style:family="table-cell">
      <style:table-cell-properties style:vertical-align="top" fo:padding="0.097cm" fo:border="0.25pt solid #000000" style:writing-mode="lr-tb"/>
    </style:style>
    <style:style style:name="Taula7" style:family="table">
      <style:table-properties style:width="14.409cm" fo:margin-left="-0.104cm" table:align="left" style:writing-mode="lr-tb"/>
    </style:style>
    <style:style style:name="Taula7.A" style:family="table-column">
      <style:table-column-properties style:column-width="2.997cm"/>
    </style:style>
    <style:style style:name="Taula7.B" style:family="table-column">
      <style:table-column-properties style:column-width="4.069cm"/>
    </style:style>
    <style:style style:name="Taula7.C" style:family="table-column">
      <style:table-column-properties style:column-width="7.343cm"/>
    </style:style>
    <style:style style:name="Taula7.1" style:family="table-row">
      <style:table-row-properties style:min-row-height="0.6cm" fo:keep-together="auto"/>
    </style:style>
    <style:style style:name="Taula7.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7.C1" style:family="table-cell">
      <style:table-cell-properties style:vertical-align="top" fo:background-color="#e6e6e6" fo:padding="0.097cm" fo:border="0.25pt solid #000000" style:writing-mode="lr-tb">
        <style:background-image/>
      </style:table-cell-properties>
    </style:style>
    <style:style style:name="Taula7.2" style:family="table-row">
      <style:table-row-properties style:min-row-height="0.654cm" fo:keep-together="auto"/>
    </style:style>
    <style:style style:name="Taula7.A2" style:family="table-cell">
      <style:table-cell-properties style:vertical-align="top" fo:padding="0.097cm" fo:border-left="0.25pt solid #000000" fo:border-right="none" fo:border-top="0.25pt solid #000000" fo:border-bottom="0.25pt solid #000000" style:writing-mode="lr-tb"/>
    </style:style>
    <style:style style:name="Taula7.B2" style:family="table-cell">
      <style:table-cell-properties style:vertical-align="top" fo:padding="0.097cm" fo:border-left="0.25pt solid #000000" fo:border-right="none" fo:border-top="0.25pt solid #000000" fo:border-bottom="0.25pt solid #000000" style:writing-mode="lr-tb"/>
    </style:style>
    <style:style style:name="Taula7.C2" style:family="table-cell">
      <style:table-cell-properties style:vertical-align="top" fo:padding="0.097cm" fo:border="0.25pt solid #000000" style:writing-mode="lr-tb"/>
    </style:style>
    <style:style style:name="Taula7.A3" style:family="table-cell">
      <style:table-cell-properties style:vertical-align="top" fo:padding="0.097cm" fo:border-left="0.25pt solid #000000" fo:border-right="none" fo:border-top="0.25pt solid #000000" fo:border-bottom="0.25pt solid #000000" style:writing-mode="lr-tb"/>
    </style:style>
    <style:style style:name="Taula7.B3" style:family="table-cell">
      <style:table-cell-properties style:vertical-align="top" fo:padding="0.097cm" fo:border-left="0.25pt solid #000000" fo:border-right="none" fo:border-top="0.25pt solid #000000" fo:border-bottom="0.25pt solid #000000" style:writing-mode="lr-tb"/>
    </style:style>
    <style:style style:name="Taula7.C3" style:family="table-cell">
      <style:table-cell-properties style:vertical-align="top" fo:padding="0.097cm" fo:border="0.25pt solid #000000" style:writing-mode="lr-tb"/>
    </style:style>
    <style:style style:name="Taula7.A4" style:family="table-cell">
      <style:table-cell-properties style:vertical-align="top" fo:padding="0.097cm" fo:border-left="0.25pt solid #000000" fo:border-right="none" fo:border-top="0.25pt solid #000000" fo:border-bottom="0.25pt solid #000000" style:writing-mode="lr-tb"/>
    </style:style>
    <style:style style:name="Taula7.B4" style:family="table-cell">
      <style:table-cell-properties style:vertical-align="top" fo:padding="0.097cm" fo:border-left="0.25pt solid #000000" fo:border-right="none" fo:border-top="0.25pt solid #000000" fo:border-bottom="0.25pt solid #000000" style:writing-mode="lr-tb"/>
    </style:style>
    <style:style style:name="Taula7.C4" style:family="table-cell">
      <style:table-cell-properties style:vertical-align="top" fo:padding="0.097cm" fo:border="0.25pt solid #000000" style:writing-mode="lr-tb"/>
    </style:style>
    <style:style style:name="Taula7.A5" style:family="table-cell">
      <style:table-cell-properties style:vertical-align="top" fo:padding="0.097cm" fo:border-left="0.25pt solid #000000" fo:border-right="none" fo:border-top="0.25pt solid #000000" fo:border-bottom="0.25pt solid #000000" style:writing-mode="lr-tb"/>
    </style:style>
    <style:style style:name="Taula7.B5" style:family="table-cell">
      <style:table-cell-properties style:vertical-align="top" fo:padding="0.097cm" fo:border-left="0.25pt solid #000000" fo:border-right="none" fo:border-top="0.25pt solid #000000" fo:border-bottom="0.25pt solid #000000" style:writing-mode="lr-tb"/>
    </style:style>
    <style:style style:name="Taula7.C5" style:family="table-cell">
      <style:table-cell-properties style:vertical-align="top" fo:padding="0.097cm" fo:border="0.25pt solid #000000" style:writing-mode="lr-tb"/>
    </style:style>
    <style:style style:name="Taula8" style:family="table">
      <style:table-properties style:width="16.214cm" fo:margin-left="-0.104cm" table:align="left" style:writing-mode="lr-tb"/>
    </style:style>
    <style:style style:name="Taula8.A" style:family="table-column">
      <style:table-column-properties style:column-width="1.803cm"/>
    </style:style>
    <style:style style:name="Taula8.B" style:family="table-column">
      <style:table-column-properties style:column-width="2.997cm"/>
    </style:style>
    <style:style style:name="Taula8.C" style:family="table-column">
      <style:table-column-properties style:column-width="4.069cm"/>
    </style:style>
    <style:style style:name="Taula8.D" style:family="table-column">
      <style:table-column-properties style:column-width="7.345cm"/>
    </style:style>
    <style:style style:name="Taula8.1" style:family="table-row">
      <style:table-row-properties style:min-row-height="0.6cm" fo:keep-together="auto"/>
    </style:style>
    <style:style style:name="Taula8.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8.D1" style:family="table-cell">
      <style:table-cell-properties style:vertical-align="top" fo:background-color="#e6e6e6" fo:padding="0.097cm" fo:border="0.25pt solid #000000" style:writing-mode="lr-tb">
        <style:background-image/>
      </style:table-cell-properties>
    </style:style>
    <style:style style:name="Taula8.2" style:family="table-row">
      <style:table-row-properties style:min-row-height="0.654cm" fo:keep-together="auto"/>
    </style:style>
    <style:style style:name="Taula8.A2" style:family="table-cell">
      <style:table-cell-properties style:vertical-align="top" fo:padding="0.097cm" fo:border-left="0.25pt solid #000000" fo:border-right="none" fo:border-top="0.25pt solid #000000" fo:border-bottom="0.25pt solid #000000" style:writing-mode="lr-tb"/>
    </style:style>
    <style:style style:name="Taula8.B2" style:family="table-cell">
      <style:table-cell-properties style:vertical-align="top" fo:padding="0.097cm" fo:border-left="0.25pt solid #000000" fo:border-right="none" fo:border-top="0.25pt solid #000000" fo:border-bottom="0.25pt solid #000000" style:writing-mode="lr-tb"/>
    </style:style>
    <style:style style:name="Taula8.C2" style:family="table-cell">
      <style:table-cell-properties style:vertical-align="top" fo:padding="0.097cm" fo:border-left="0.25pt solid #000000" fo:border-right="none" fo:border-top="0.25pt solid #000000" fo:border-bottom="0.25pt solid #000000" style:writing-mode="lr-tb"/>
    </style:style>
    <style:style style:name="Taula8.D2" style:family="table-cell">
      <style:table-cell-properties style:vertical-align="top" fo:padding="0.097cm" fo:border="0.25pt solid #000000" style:writing-mode="lr-tb"/>
    </style:style>
    <style:style style:name="Taula8.A3" style:family="table-cell">
      <style:table-cell-properties style:vertical-align="top" fo:padding="0.097cm" fo:border-left="0.25pt solid #000000" fo:border-right="none" fo:border-top="0.25pt solid #000000" fo:border-bottom="0.25pt solid #000000" style:writing-mode="lr-tb"/>
    </style:style>
    <style:style style:name="Taula8.B3" style:family="table-cell">
      <style:table-cell-properties style:vertical-align="top" fo:padding="0.097cm" fo:border-left="0.25pt solid #000000" fo:border-right="none" fo:border-top="0.25pt solid #000000" fo:border-bottom="0.25pt solid #000000" style:writing-mode="lr-tb"/>
    </style:style>
    <style:style style:name="Taula8.C3" style:family="table-cell">
      <style:table-cell-properties style:vertical-align="top" fo:padding="0.097cm" fo:border-left="0.25pt solid #000000" fo:border-right="none" fo:border-top="0.25pt solid #000000" fo:border-bottom="0.25pt solid #000000" style:writing-mode="lr-tb"/>
    </style:style>
    <style:style style:name="Taula8.D3" style:family="table-cell">
      <style:table-cell-properties style:vertical-align="top" fo:padding="0.097cm" fo:border="0.25pt solid #000000" style:writing-mode="lr-tb"/>
    </style:style>
    <style:style style:name="Taula8.A4" style:family="table-cell">
      <style:table-cell-properties style:vertical-align="top" fo:padding="0.097cm" fo:border-left="0.25pt solid #000000" fo:border-right="none" fo:border-top="0.25pt solid #000000" fo:border-bottom="0.25pt solid #000000" style:writing-mode="lr-tb"/>
    </style:style>
    <style:style style:name="Taula8.B4" style:family="table-cell">
      <style:table-cell-properties style:vertical-align="top" fo:padding="0.097cm" fo:border-left="0.25pt solid #000000" fo:border-right="none" fo:border-top="0.25pt solid #000000" fo:border-bottom="0.25pt solid #000000" style:writing-mode="lr-tb"/>
    </style:style>
    <style:style style:name="Taula8.C4" style:family="table-cell">
      <style:table-cell-properties style:vertical-align="top" fo:padding="0.097cm" fo:border-left="0.25pt solid #000000" fo:border-right="none" fo:border-top="0.25pt solid #000000" fo:border-bottom="0.25pt solid #000000" style:writing-mode="lr-tb"/>
    </style:style>
    <style:style style:name="Taula8.D4" style:family="table-cell">
      <style:table-cell-properties style:vertical-align="top" fo:padding="0.097cm" fo:border="0.25pt solid #000000" style:writing-mode="lr-tb"/>
    </style:style>
    <style:style style:name="Taula9" style:family="table">
      <style:table-properties style:width="16.214cm" fo:margin-left="-0.104cm" table:align="left" style:writing-mode="lr-tb"/>
    </style:style>
    <style:style style:name="Taula9.A" style:family="table-column">
      <style:table-column-properties style:column-width="1.803cm"/>
    </style:style>
    <style:style style:name="Taula9.B" style:family="table-column">
      <style:table-column-properties style:column-width="2.997cm"/>
    </style:style>
    <style:style style:name="Taula9.C" style:family="table-column">
      <style:table-column-properties style:column-width="4.069cm"/>
    </style:style>
    <style:style style:name="Taula9.D" style:family="table-column">
      <style:table-column-properties style:column-width="7.345cm"/>
    </style:style>
    <style:style style:name="Taula9.1" style:family="table-row">
      <style:table-row-properties style:min-row-height="0.6cm" fo:keep-together="auto"/>
    </style:style>
    <style:style style:name="Taula9.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9.D1" style:family="table-cell">
      <style:table-cell-properties style:vertical-align="top" fo:background-color="#e6e6e6" fo:padding="0.097cm" fo:border="0.25pt solid #000000" style:writing-mode="lr-tb">
        <style:background-image/>
      </style:table-cell-properties>
    </style:style>
    <style:style style:name="Taula9.2" style:family="table-row">
      <style:table-row-properties style:min-row-height="0.654cm" fo:keep-together="auto"/>
    </style:style>
    <style:style style:name="Taula9.A2" style:family="table-cell">
      <style:table-cell-properties style:vertical-align="top" fo:padding="0.097cm" fo:border-left="0.25pt solid #000000" fo:border-right="none" fo:border-top="0.25pt solid #000000" fo:border-bottom="0.25pt solid #000000" style:writing-mode="lr-tb"/>
    </style:style>
    <style:style style:name="Taula9.B2" style:family="table-cell">
      <style:table-cell-properties style:vertical-align="top" fo:padding="0.097cm" fo:border-left="0.25pt solid #000000" fo:border-right="none" fo:border-top="0.25pt solid #000000" fo:border-bottom="0.25pt solid #000000" style:writing-mode="lr-tb"/>
    </style:style>
    <style:style style:name="Taula9.C2" style:family="table-cell">
      <style:table-cell-properties style:vertical-align="top" fo:padding="0.097cm" fo:border-left="0.25pt solid #000000" fo:border-right="none" fo:border-top="0.25pt solid #000000" fo:border-bottom="0.25pt solid #000000" style:writing-mode="lr-tb"/>
    </style:style>
    <style:style style:name="Taula9.D2" style:family="table-cell">
      <style:table-cell-properties style:vertical-align="top" fo:padding="0.097cm" fo:border="0.25pt solid #000000" style:writing-mode="lr-tb"/>
    </style:style>
    <style:style style:name="Taula9.A3" style:family="table-cell">
      <style:table-cell-properties style:vertical-align="top" fo:padding="0.097cm" fo:border-left="0.25pt solid #000000" fo:border-right="none" fo:border-top="0.25pt solid #000000" fo:border-bottom="0.25pt solid #000000" style:writing-mode="lr-tb"/>
    </style:style>
    <style:style style:name="Taula9.B3" style:family="table-cell">
      <style:table-cell-properties style:vertical-align="top" fo:padding="0.097cm" fo:border-left="0.25pt solid #000000" fo:border-right="none" fo:border-top="0.25pt solid #000000" fo:border-bottom="0.25pt solid #000000" style:writing-mode="lr-tb"/>
    </style:style>
    <style:style style:name="Taula9.C3" style:family="table-cell">
      <style:table-cell-properties style:vertical-align="top" fo:padding="0.097cm" fo:border-left="0.25pt solid #000000" fo:border-right="none" fo:border-top="0.25pt solid #000000" fo:border-bottom="0.25pt solid #000000" style:writing-mode="lr-tb"/>
    </style:style>
    <style:style style:name="Taula9.D3" style:family="table-cell">
      <style:table-cell-properties style:vertical-align="top" fo:padding="0.097cm" fo:border="0.25pt solid #000000" style:writing-mode="lr-tb"/>
    </style:style>
    <style:style style:name="Taula9.A4" style:family="table-cell">
      <style:table-cell-properties style:vertical-align="top" fo:padding="0.097cm" fo:border-left="0.25pt solid #000000" fo:border-right="none" fo:border-top="0.25pt solid #000000" fo:border-bottom="0.25pt solid #000000" style:writing-mode="lr-tb"/>
    </style:style>
    <style:style style:name="Taula9.B4" style:family="table-cell">
      <style:table-cell-properties style:vertical-align="top" fo:padding="0.097cm" fo:border-left="0.25pt solid #000000" fo:border-right="none" fo:border-top="0.25pt solid #000000" fo:border-bottom="0.25pt solid #000000" style:writing-mode="lr-tb"/>
    </style:style>
    <style:style style:name="Taula9.C4" style:family="table-cell">
      <style:table-cell-properties style:vertical-align="top" fo:padding="0.097cm" fo:border-left="0.25pt solid #000000" fo:border-right="none" fo:border-top="0.25pt solid #000000" fo:border-bottom="0.25pt solid #000000" style:writing-mode="lr-tb"/>
    </style:style>
    <style:style style:name="Taula9.D4" style:family="table-cell">
      <style:table-cell-properties style:vertical-align="top" fo:padding="0.097cm" fo:border="0.25pt solid #000000" style:writing-mode="lr-tb"/>
    </style:style>
    <style:style style:name="Taula10" style:family="table">
      <style:table-properties style:width="14.409cm" fo:margin-left="-0.104cm" table:align="left" style:writing-mode="lr-tb"/>
    </style:style>
    <style:style style:name="Taula10.A" style:family="table-column">
      <style:table-column-properties style:column-width="2.997cm"/>
    </style:style>
    <style:style style:name="Taula10.B" style:family="table-column">
      <style:table-column-properties style:column-width="4.069cm"/>
    </style:style>
    <style:style style:name="Taula10.C" style:family="table-column">
      <style:table-column-properties style:column-width="7.343cm"/>
    </style:style>
    <style:style style:name="Taula10.1" style:family="table-row">
      <style:table-row-properties style:min-row-height="0.6cm" fo:keep-together="auto"/>
    </style:style>
    <style:style style:name="Taula10.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0.C1" style:family="table-cell">
      <style:table-cell-properties style:vertical-align="top" fo:background-color="#e6e6e6" fo:padding="0.097cm" fo:border="0.25pt solid #000000" style:writing-mode="lr-tb">
        <style:background-image/>
      </style:table-cell-properties>
    </style:style>
    <style:style style:name="Taula10.2" style:family="table-row">
      <style:table-row-properties style:min-row-height="0.654cm" fo:keep-together="auto"/>
    </style:style>
    <style:style style:name="Taula10.A2" style:family="table-cell">
      <style:table-cell-properties style:vertical-align="top" fo:padding="0.097cm" fo:border-left="0.25pt solid #000000" fo:border-right="none" fo:border-top="0.25pt solid #000000" fo:border-bottom="0.25pt solid #000000" style:writing-mode="lr-tb"/>
    </style:style>
    <style:style style:name="Taula10.B2" style:family="table-cell">
      <style:table-cell-properties style:vertical-align="top" fo:padding="0.097cm" fo:border-left="0.25pt solid #000000" fo:border-right="none" fo:border-top="0.25pt solid #000000" fo:border-bottom="0.25pt solid #000000" style:writing-mode="lr-tb"/>
    </style:style>
    <style:style style:name="Taula10.C2" style:family="table-cell">
      <style:table-cell-properties style:vertical-align="top" fo:padding="0.097cm" fo:border="0.25pt solid #000000" style:writing-mode="lr-tb"/>
    </style:style>
    <style:style style:name="Taula10.A3" style:family="table-cell">
      <style:table-cell-properties style:vertical-align="top" fo:padding="0.097cm" fo:border-left="0.25pt solid #000000" fo:border-right="none" fo:border-top="0.25pt solid #000000" fo:border-bottom="0.25pt solid #000000" style:writing-mode="lr-tb"/>
    </style:style>
    <style:style style:name="Taula10.B3" style:family="table-cell">
      <style:table-cell-properties style:vertical-align="top" fo:padding="0.097cm" fo:border-left="0.25pt solid #000000" fo:border-right="none" fo:border-top="0.25pt solid #000000" fo:border-bottom="0.25pt solid #000000" style:writing-mode="lr-tb"/>
    </style:style>
    <style:style style:name="Taula10.C3" style:family="table-cell">
      <style:table-cell-properties style:vertical-align="top" fo:padding="0.097cm" fo:border="0.25pt solid #000000" style:writing-mode="lr-tb"/>
    </style:style>
    <style:style style:name="Taula10.A4" style:family="table-cell">
      <style:table-cell-properties style:vertical-align="top" fo:padding="0.097cm" fo:border-left="0.25pt solid #000000" fo:border-right="none" fo:border-top="0.25pt solid #000000" fo:border-bottom="0.25pt solid #000000" style:writing-mode="lr-tb"/>
    </style:style>
    <style:style style:name="Taula10.B4" style:family="table-cell">
      <style:table-cell-properties style:vertical-align="top" fo:padding="0.097cm" fo:border-left="0.25pt solid #000000" fo:border-right="none" fo:border-top="0.25pt solid #000000" fo:border-bottom="0.25pt solid #000000" style:writing-mode="lr-tb"/>
    </style:style>
    <style:style style:name="Taula10.C4" style:family="table-cell">
      <style:table-cell-properties style:vertical-align="top" fo:padding="0.097cm" fo:border="0.25pt solid #000000" style:writing-mode="lr-tb"/>
    </style:style>
    <style:style style:name="Taula10.A5" style:family="table-cell">
      <style:table-cell-properties style:vertical-align="top" fo:padding="0.097cm" fo:border-left="0.25pt solid #000000" fo:border-right="none" fo:border-top="0.25pt solid #000000" fo:border-bottom="0.25pt solid #000000" style:writing-mode="lr-tb"/>
    </style:style>
    <style:style style:name="Taula10.B5" style:family="table-cell">
      <style:table-cell-properties style:vertical-align="top" fo:padding="0.097cm" fo:border-left="0.25pt solid #000000" fo:border-right="none" fo:border-top="0.25pt solid #000000" fo:border-bottom="0.25pt solid #000000" style:writing-mode="lr-tb"/>
    </style:style>
    <style:style style:name="Taula10.C5" style:family="table-cell">
      <style:table-cell-properties style:vertical-align="top" fo:padding="0.097cm" fo:border="0.25pt solid #000000" style:writing-mode="lr-tb"/>
    </style:style>
    <style:style style:name="Taula10.A6" style:family="table-cell">
      <style:table-cell-properties style:vertical-align="top" fo:padding="0.097cm" fo:border-left="0.25pt solid #000000" fo:border-right="none" fo:border-top="0.25pt solid #000000" fo:border-bottom="0.25pt solid #000000" style:writing-mode="lr-tb"/>
    </style:style>
    <style:style style:name="Taula10.B6" style:family="table-cell">
      <style:table-cell-properties style:vertical-align="top" fo:padding="0.097cm" fo:border-left="0.25pt solid #000000" fo:border-right="none" fo:border-top="0.25pt solid #000000" fo:border-bottom="0.25pt solid #000000" style:writing-mode="lr-tb"/>
    </style:style>
    <style:style style:name="Taula10.C6" style:family="table-cell">
      <style:table-cell-properties style:vertical-align="top" fo:padding="0.097cm" fo:border="0.25pt solid #000000" style:writing-mode="lr-tb"/>
    </style:style>
    <style:style style:name="Taula11" style:family="table">
      <style:table-properties style:width="14.409cm" fo:margin-left="-0.104cm" table:align="left" style:writing-mode="lr-tb"/>
    </style:style>
    <style:style style:name="Taula11.A" style:family="table-column">
      <style:table-column-properties style:column-width="2.997cm"/>
    </style:style>
    <style:style style:name="Taula11.B" style:family="table-column">
      <style:table-column-properties style:column-width="4.069cm"/>
    </style:style>
    <style:style style:name="Taula11.C" style:family="table-column">
      <style:table-column-properties style:column-width="7.343cm"/>
    </style:style>
    <style:style style:name="Taula11.1" style:family="table-row">
      <style:table-row-properties style:min-row-height="0.6cm" fo:keep-together="auto"/>
    </style:style>
    <style:style style:name="Taula11.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1.C1" style:family="table-cell">
      <style:table-cell-properties style:vertical-align="top" fo:background-color="#e6e6e6" fo:padding="0.097cm" fo:border="0.25pt solid #000000" style:writing-mode="lr-tb">
        <style:background-image/>
      </style:table-cell-properties>
    </style:style>
    <style:style style:name="Taula11.A2" style:family="table-cell">
      <style:table-cell-properties style:vertical-align="top" fo:padding="0.097cm" fo:border-left="0.25pt solid #000000" fo:border-right="none" fo:border-top="0.25pt solid #000000" fo:border-bottom="0.25pt solid #000000" style:writing-mode="lr-tb"/>
    </style:style>
    <style:style style:name="Taula11.B2" style:family="table-cell">
      <style:table-cell-properties style:vertical-align="top" fo:padding="0.097cm" fo:border-left="0.25pt solid #000000" fo:border-right="none" fo:border-top="0.25pt solid #000000" fo:border-bottom="0.25pt solid #000000" style:writing-mode="lr-tb"/>
    </style:style>
    <style:style style:name="Taula11.C2" style:family="table-cell">
      <style:table-cell-properties style:vertical-align="top" fo:padding="0.097cm" fo:border="0.25pt solid #000000" style:writing-mode="lr-tb"/>
    </style:style>
    <style:style style:name="Taula11.A3" style:family="table-cell">
      <style:table-cell-properties style:vertical-align="top" fo:padding="0.097cm" fo:border-left="0.25pt solid #000000" fo:border-right="none" fo:border-top="0.25pt solid #000000" fo:border-bottom="0.25pt solid #000000" style:writing-mode="lr-tb"/>
    </style:style>
    <style:style style:name="Taula11.B3" style:family="table-cell">
      <style:table-cell-properties style:vertical-align="top" fo:padding="0.097cm" fo:border-left="0.25pt solid #000000" fo:border-right="none" fo:border-top="0.25pt solid #000000" fo:border-bottom="0.25pt solid #000000" style:writing-mode="lr-tb"/>
    </style:style>
    <style:style style:name="Taula11.C3" style:family="table-cell">
      <style:table-cell-properties style:vertical-align="top" fo:padding="0.097cm" fo:border="0.25pt solid #000000" style:writing-mode="lr-tb"/>
    </style:style>
    <style:style style:name="Taula11.A4" style:family="table-cell">
      <style:table-cell-properties style:vertical-align="top" fo:padding="0.097cm" fo:border-left="0.25pt solid #000000" fo:border-right="none" fo:border-top="0.25pt solid #000000" fo:border-bottom="0.25pt solid #000000" style:writing-mode="lr-tb"/>
    </style:style>
    <style:style style:name="Taula11.B4" style:family="table-cell">
      <style:table-cell-properties style:vertical-align="top" fo:padding="0.097cm" fo:border-left="0.25pt solid #000000" fo:border-right="none" fo:border-top="0.25pt solid #000000" fo:border-bottom="0.25pt solid #000000" style:writing-mode="lr-tb"/>
    </style:style>
    <style:style style:name="Taula11.C4" style:family="table-cell">
      <style:table-cell-properties style:vertical-align="top" fo:padding="0.097cm" fo:border="0.25pt solid #000000" style:writing-mode="lr-tb"/>
    </style:style>
    <style:style style:name="Taula11.A5" style:family="table-cell">
      <style:table-cell-properties style:vertical-align="top" fo:padding="0.097cm" fo:border-left="0.25pt solid #000000" fo:border-right="none" fo:border-top="0.25pt solid #000000" fo:border-bottom="0.25pt solid #000000" style:writing-mode="lr-tb"/>
    </style:style>
    <style:style style:name="Taula11.B5" style:family="table-cell">
      <style:table-cell-properties style:vertical-align="top" fo:padding="0.097cm" fo:border-left="0.25pt solid #000000" fo:border-right="none" fo:border-top="0.25pt solid #000000" fo:border-bottom="0.25pt solid #000000" style:writing-mode="lr-tb"/>
    </style:style>
    <style:style style:name="Taula11.C5" style:family="table-cell">
      <style:table-cell-properties style:vertical-align="top" fo:padding="0.097cm" fo:border="0.25pt solid #000000" style:writing-mode="lr-tb"/>
    </style:style>
    <style:style style:name="Taula12" style:family="table">
      <style:table-properties style:width="14.409cm" fo:margin-left="-0.104cm" table:align="left" style:writing-mode="lr-tb"/>
    </style:style>
    <style:style style:name="Taula12.A" style:family="table-column">
      <style:table-column-properties style:column-width="2.997cm"/>
    </style:style>
    <style:style style:name="Taula12.B" style:family="table-column">
      <style:table-column-properties style:column-width="4.069cm"/>
    </style:style>
    <style:style style:name="Taula12.C" style:family="table-column">
      <style:table-column-properties style:column-width="7.343cm"/>
    </style:style>
    <style:style style:name="Taula12.1" style:family="table-row">
      <style:table-row-properties style:min-row-height="0.6cm" fo:keep-together="auto"/>
    </style:style>
    <style:style style:name="Taula12.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2.C1" style:family="table-cell">
      <style:table-cell-properties style:vertical-align="top" fo:background-color="#e6e6e6" fo:padding="0.097cm" fo:border="0.25pt solid #000000" style:writing-mode="lr-tb">
        <style:background-image/>
      </style:table-cell-properties>
    </style:style>
    <style:style style:name="Taula12.A2" style:family="table-cell">
      <style:table-cell-properties style:vertical-align="top" fo:padding="0.097cm" fo:border-left="0.25pt solid #000000" fo:border-right="none" fo:border-top="0.25pt solid #000000" fo:border-bottom="0.25pt solid #000000" style:writing-mode="lr-tb"/>
    </style:style>
    <style:style style:name="Taula12.B2" style:family="table-cell">
      <style:table-cell-properties style:vertical-align="top" fo:padding="0.097cm" fo:border-left="0.25pt solid #000000" fo:border-right="none" fo:border-top="0.25pt solid #000000" fo:border-bottom="0.25pt solid #000000" style:writing-mode="lr-tb"/>
    </style:style>
    <style:style style:name="Taula12.C2" style:family="table-cell">
      <style:table-cell-properties style:vertical-align="top" fo:padding="0.097cm" fo:border="0.25pt solid #000000" style:writing-mode="lr-tb"/>
    </style:style>
    <style:style style:name="Taula12.A3" style:family="table-cell">
      <style:table-cell-properties style:vertical-align="top" fo:padding="0.097cm" fo:border-left="0.25pt solid #000000" fo:border-right="none" fo:border-top="0.25pt solid #000000" fo:border-bottom="0.25pt solid #000000" style:writing-mode="lr-tb"/>
    </style:style>
    <style:style style:name="Taula12.B3" style:family="table-cell">
      <style:table-cell-properties style:vertical-align="top" fo:padding="0.097cm" fo:border-left="0.25pt solid #000000" fo:border-right="none" fo:border-top="0.25pt solid #000000" fo:border-bottom="0.25pt solid #000000" style:writing-mode="lr-tb"/>
    </style:style>
    <style:style style:name="Taula12.C3" style:family="table-cell">
      <style:table-cell-properties style:vertical-align="top" fo:padding="0.097cm" fo:border="0.25pt solid #000000" style:writing-mode="lr-tb"/>
    </style:style>
    <style:style style:name="Taula12.A4" style:family="table-cell">
      <style:table-cell-properties style:vertical-align="top" fo:padding="0.097cm" fo:border-left="0.25pt solid #000000" fo:border-right="none" fo:border-top="0.25pt solid #000000" fo:border-bottom="0.25pt solid #000000" style:writing-mode="lr-tb"/>
    </style:style>
    <style:style style:name="Taula12.B4" style:family="table-cell">
      <style:table-cell-properties style:vertical-align="top" fo:padding="0.097cm" fo:border-left="0.25pt solid #000000" fo:border-right="none" fo:border-top="0.25pt solid #000000" fo:border-bottom="0.25pt solid #000000" style:writing-mode="lr-tb"/>
    </style:style>
    <style:style style:name="Taula12.C4" style:family="table-cell">
      <style:table-cell-properties style:vertical-align="top" fo:padding="0.097cm" fo:border="0.25pt solid #000000" style:writing-mode="lr-tb"/>
    </style:style>
    <style:style style:name="Taula13" style:family="table">
      <style:table-properties style:width="16.214cm" fo:margin-left="-0.104cm" table:align="left" style:writing-mode="lr-tb"/>
    </style:style>
    <style:style style:name="Taula13.A" style:family="table-column">
      <style:table-column-properties style:column-width="1.803cm"/>
    </style:style>
    <style:style style:name="Taula13.B" style:family="table-column">
      <style:table-column-properties style:column-width="2.997cm"/>
    </style:style>
    <style:style style:name="Taula13.C" style:family="table-column">
      <style:table-column-properties style:column-width="4.069cm"/>
    </style:style>
    <style:style style:name="Taula13.D" style:family="table-column">
      <style:table-column-properties style:column-width="7.345cm"/>
    </style:style>
    <style:style style:name="Taula13.1" style:family="table-row">
      <style:table-row-properties style:min-row-height="0.6cm" fo:keep-together="auto"/>
    </style:style>
    <style:style style:name="Taula13.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3.D1" style:family="table-cell">
      <style:table-cell-properties style:vertical-align="top" fo:background-color="#e6e6e6" fo:padding="0.097cm" fo:border="0.25pt solid #000000" style:writing-mode="lr-tb">
        <style:background-image/>
      </style:table-cell-properties>
    </style:style>
    <style:style style:name="Taula13.2" style:family="table-row">
      <style:table-row-properties style:min-row-height="0.654cm" fo:keep-together="auto"/>
    </style:style>
    <style:style style:name="Taula13.A2" style:family="table-cell">
      <style:table-cell-properties style:vertical-align="top" fo:padding="0.097cm" fo:border-left="0.25pt solid #000000" fo:border-right="none" fo:border-top="0.25pt solid #000000" fo:border-bottom="0.25pt solid #000000" style:writing-mode="lr-tb"/>
    </style:style>
    <style:style style:name="Taula13.B2" style:family="table-cell">
      <style:table-cell-properties style:vertical-align="top" fo:padding="0.097cm" fo:border-left="0.25pt solid #000000" fo:border-right="none" fo:border-top="0.25pt solid #000000" fo:border-bottom="0.25pt solid #000000" style:writing-mode="lr-tb"/>
    </style:style>
    <style:style style:name="Taula13.C2" style:family="table-cell">
      <style:table-cell-properties style:vertical-align="top" fo:padding="0.097cm" fo:border-left="0.25pt solid #000000" fo:border-right="none" fo:border-top="0.25pt solid #000000" fo:border-bottom="0.25pt solid #000000" style:writing-mode="lr-tb"/>
    </style:style>
    <style:style style:name="Taula13.D2" style:family="table-cell">
      <style:table-cell-properties style:vertical-align="top" fo:padding="0.097cm" fo:border="0.25pt solid #000000" style:writing-mode="lr-tb"/>
    </style:style>
    <style:style style:name="Taula13.A3" style:family="table-cell">
      <style:table-cell-properties style:vertical-align="top" fo:padding="0.097cm" fo:border-left="0.25pt solid #000000" fo:border-right="none" fo:border-top="0.25pt solid #000000" fo:border-bottom="0.25pt solid #000000" style:writing-mode="lr-tb"/>
    </style:style>
    <style:style style:name="Taula13.B3" style:family="table-cell">
      <style:table-cell-properties style:vertical-align="top" fo:padding="0.097cm" fo:border-left="0.25pt solid #000000" fo:border-right="none" fo:border-top="0.25pt solid #000000" fo:border-bottom="0.25pt solid #000000" style:writing-mode="lr-tb"/>
    </style:style>
    <style:style style:name="Taula13.C3" style:family="table-cell">
      <style:table-cell-properties style:vertical-align="top" fo:padding="0.097cm" fo:border-left="0.25pt solid #000000" fo:border-right="none" fo:border-top="0.25pt solid #000000" fo:border-bottom="0.25pt solid #000000" style:writing-mode="lr-tb"/>
    </style:style>
    <style:style style:name="Taula13.D3" style:family="table-cell">
      <style:table-cell-properties style:vertical-align="top" fo:padding="0.097cm" fo:border="0.25pt solid #000000" style:writing-mode="lr-tb"/>
    </style:style>
    <style:style style:name="Taula13.A4" style:family="table-cell">
      <style:table-cell-properties style:vertical-align="top" fo:padding="0.097cm" fo:border-left="0.25pt solid #000000" fo:border-right="none" fo:border-top="0.25pt solid #000000" fo:border-bottom="0.25pt solid #000000" style:writing-mode="lr-tb"/>
    </style:style>
    <style:style style:name="Taula13.B4" style:family="table-cell">
      <style:table-cell-properties style:vertical-align="top" fo:padding="0.097cm" fo:border-left="0.25pt solid #000000" fo:border-right="none" fo:border-top="0.25pt solid #000000" fo:border-bottom="0.25pt solid #000000" style:writing-mode="lr-tb"/>
    </style:style>
    <style:style style:name="Taula13.C4" style:family="table-cell">
      <style:table-cell-properties style:vertical-align="top" fo:padding="0.097cm" fo:border-left="0.25pt solid #000000" fo:border-right="none" fo:border-top="0.25pt solid #000000" fo:border-bottom="0.25pt solid #000000" style:writing-mode="lr-tb"/>
    </style:style>
    <style:style style:name="Taula13.D4" style:family="table-cell">
      <style:table-cell-properties style:vertical-align="top" fo:padding="0.097cm" fo:border="0.25pt solid #000000" style:writing-mode="lr-tb"/>
    </style:style>
    <style:style style:name="Taula13.A5" style:family="table-cell">
      <style:table-cell-properties style:vertical-align="top" fo:padding="0.097cm" fo:border-left="0.25pt solid #000000" fo:border-right="none" fo:border-top="0.25pt solid #000000" fo:border-bottom="0.25pt solid #000000" style:writing-mode="lr-tb"/>
    </style:style>
    <style:style style:name="Taula13.B5" style:family="table-cell">
      <style:table-cell-properties style:vertical-align="top" fo:padding="0.097cm" fo:border-left="0.25pt solid #000000" fo:border-right="none" fo:border-top="0.25pt solid #000000" fo:border-bottom="0.25pt solid #000000" style:writing-mode="lr-tb"/>
    </style:style>
    <style:style style:name="Taula13.C5" style:family="table-cell">
      <style:table-cell-properties style:vertical-align="top" fo:padding="0.097cm" fo:border-left="0.25pt solid #000000" fo:border-right="none" fo:border-top="0.25pt solid #000000" fo:border-bottom="0.25pt solid #000000" style:writing-mode="lr-tb"/>
    </style:style>
    <style:style style:name="Taula13.D5" style:family="table-cell">
      <style:table-cell-properties style:vertical-align="top" fo:padding="0.097cm" fo:border="0.25pt solid #000000" style:writing-mode="lr-tb"/>
    </style:style>
    <style:style style:name="Taula13.A6" style:family="table-cell">
      <style:table-cell-properties style:vertical-align="top" fo:padding="0.097cm" fo:border-left="0.25pt solid #000000" fo:border-right="none" fo:border-top="0.25pt solid #000000" fo:border-bottom="0.25pt solid #000000" style:writing-mode="lr-tb"/>
    </style:style>
    <style:style style:name="Taula13.B6" style:family="table-cell">
      <style:table-cell-properties style:vertical-align="top" fo:padding="0.097cm" fo:border-left="0.25pt solid #000000" fo:border-right="none" fo:border-top="0.25pt solid #000000" fo:border-bottom="0.25pt solid #000000" style:writing-mode="lr-tb"/>
    </style:style>
    <style:style style:name="Taula13.C6" style:family="table-cell">
      <style:table-cell-properties style:vertical-align="top" fo:padding="0.097cm" fo:border-left="0.25pt solid #000000" fo:border-right="none" fo:border-top="0.25pt solid #000000" fo:border-bottom="0.25pt solid #000000" style:writing-mode="lr-tb"/>
    </style:style>
    <style:style style:name="Taula13.D6" style:family="table-cell">
      <style:table-cell-properties style:vertical-align="top" fo:padding="0.097cm" fo:border="0.25pt solid #000000" style:writing-mode="lr-tb"/>
    </style:style>
    <style:style style:name="Taula13.A7" style:family="table-cell">
      <style:table-cell-properties style:vertical-align="top" fo:padding="0.097cm" fo:border-left="0.25pt solid #000000" fo:border-right="none" fo:border-top="0.25pt solid #000000" fo:border-bottom="0.25pt solid #000000" style:writing-mode="lr-tb"/>
    </style:style>
    <style:style style:name="Taula13.B7" style:family="table-cell">
      <style:table-cell-properties style:vertical-align="top" fo:padding="0.097cm" fo:border-left="0.25pt solid #000000" fo:border-right="none" fo:border-top="0.25pt solid #000000" fo:border-bottom="0.25pt solid #000000" style:writing-mode="lr-tb"/>
    </style:style>
    <style:style style:name="Taula13.C7" style:family="table-cell">
      <style:table-cell-properties style:vertical-align="top" fo:padding="0.097cm" fo:border-left="0.25pt solid #000000" fo:border-right="none" fo:border-top="0.25pt solid #000000" fo:border-bottom="0.25pt solid #000000" style:writing-mode="lr-tb"/>
    </style:style>
    <style:style style:name="Taula13.D7" style:family="table-cell">
      <style:table-cell-properties style:vertical-align="top" fo:padding="0.097cm" fo:border="0.25pt solid #000000" style:writing-mode="lr-tb"/>
    </style:style>
    <style:style style:name="Taula13.A8" style:family="table-cell">
      <style:table-cell-properties style:vertical-align="top" fo:padding="0.097cm" fo:border-left="0.25pt solid #000000" fo:border-right="none" fo:border-top="0.25pt solid #000000" fo:border-bottom="0.25pt solid #000000" style:writing-mode="lr-tb"/>
    </style:style>
    <style:style style:name="Taula13.B8" style:family="table-cell">
      <style:table-cell-properties style:vertical-align="top" fo:padding="0.097cm" fo:border-left="0.25pt solid #000000" fo:border-right="none" fo:border-top="0.25pt solid #000000" fo:border-bottom="0.25pt solid #000000" style:writing-mode="lr-tb"/>
    </style:style>
    <style:style style:name="Taula13.C8" style:family="table-cell">
      <style:table-cell-properties style:vertical-align="top" fo:padding="0.097cm" fo:border-left="0.25pt solid #000000" fo:border-right="none" fo:border-top="0.25pt solid #000000" fo:border-bottom="0.25pt solid #000000" style:writing-mode="lr-tb"/>
    </style:style>
    <style:style style:name="Taula13.D8" style:family="table-cell">
      <style:table-cell-properties style:vertical-align="top" fo:padding="0.097cm" fo:border="0.25pt solid #000000" style:writing-mode="lr-tb"/>
    </style:style>
    <style:style style:name="Taula13.A9" style:family="table-cell">
      <style:table-cell-properties style:vertical-align="top" fo:padding="0.097cm" fo:border-left="0.25pt solid #000000" fo:border-right="none" fo:border-top="0.25pt solid #000000" fo:border-bottom="0.25pt solid #000000" style:writing-mode="lr-tb"/>
    </style:style>
    <style:style style:name="Taula13.B9" style:family="table-cell">
      <style:table-cell-properties style:vertical-align="top" fo:padding="0.097cm" fo:border-left="0.25pt solid #000000" fo:border-right="none" fo:border-top="0.25pt solid #000000" fo:border-bottom="0.25pt solid #000000" style:writing-mode="lr-tb"/>
    </style:style>
    <style:style style:name="Taula13.C9" style:family="table-cell">
      <style:table-cell-properties style:vertical-align="top" fo:padding="0.097cm" fo:border-left="0.25pt solid #000000" fo:border-right="none" fo:border-top="0.25pt solid #000000" fo:border-bottom="0.25pt solid #000000" style:writing-mode="lr-tb"/>
    </style:style>
    <style:style style:name="Taula13.D9" style:family="table-cell">
      <style:table-cell-properties style:vertical-align="top" fo:padding="0.097cm" fo:border="0.25pt solid #000000" style:writing-mode="lr-tb"/>
    </style:style>
    <style:style style:name="Taula13.A10" style:family="table-cell">
      <style:table-cell-properties style:vertical-align="top" fo:padding="0.097cm" fo:border-left="0.25pt solid #000000" fo:border-right="none" fo:border-top="0.25pt solid #000000" fo:border-bottom="0.25pt solid #000000" style:writing-mode="lr-tb"/>
    </style:style>
    <style:style style:name="Taula13.B10" style:family="table-cell">
      <style:table-cell-properties style:vertical-align="top" fo:padding="0.097cm" fo:border-left="0.25pt solid #000000" fo:border-right="none" fo:border-top="0.25pt solid #000000" fo:border-bottom="0.25pt solid #000000" style:writing-mode="lr-tb"/>
    </style:style>
    <style:style style:name="Taula13.C10" style:family="table-cell">
      <style:table-cell-properties style:vertical-align="top" fo:padding="0.097cm" fo:border-left="0.25pt solid #000000" fo:border-right="none" fo:border-top="0.25pt solid #000000" fo:border-bottom="0.25pt solid #000000" style:writing-mode="lr-tb"/>
    </style:style>
    <style:style style:name="Taula13.D10" style:family="table-cell">
      <style:table-cell-properties style:vertical-align="top" fo:padding="0.097cm" fo:border="0.25pt solid #000000" style:writing-mode="lr-tb"/>
    </style:style>
    <style:style style:name="Taula13.A11" style:family="table-cell">
      <style:table-cell-properties style:vertical-align="top" fo:padding="0.097cm" fo:border-left="0.25pt solid #000000" fo:border-right="none" fo:border-top="0.25pt solid #000000" fo:border-bottom="0.25pt solid #000000" style:writing-mode="lr-tb"/>
    </style:style>
    <style:style style:name="Taula13.B11" style:family="table-cell">
      <style:table-cell-properties style:vertical-align="top" fo:padding="0.097cm" fo:border-left="0.25pt solid #000000" fo:border-right="none" fo:border-top="0.25pt solid #000000" fo:border-bottom="0.25pt solid #000000" style:writing-mode="lr-tb"/>
    </style:style>
    <style:style style:name="Taula13.C11" style:family="table-cell">
      <style:table-cell-properties style:vertical-align="top" fo:padding="0.097cm" fo:border-left="0.25pt solid #000000" fo:border-right="none" fo:border-top="0.25pt solid #000000" fo:border-bottom="0.25pt solid #000000" style:writing-mode="lr-tb"/>
    </style:style>
    <style:style style:name="Taula13.D11" style:family="table-cell">
      <style:table-cell-properties style:vertical-align="top" fo:padding="0.097cm" fo:border="0.25pt solid #000000" style:writing-mode="lr-tb"/>
    </style:style>
    <style:style style:name="Taula13.A12" style:family="table-cell">
      <style:table-cell-properties style:vertical-align="top" fo:padding="0.097cm" fo:border-left="0.25pt solid #000000" fo:border-right="none" fo:border-top="0.25pt solid #000000" fo:border-bottom="0.25pt solid #000000" style:writing-mode="lr-tb"/>
    </style:style>
    <style:style style:name="Taula13.B12" style:family="table-cell">
      <style:table-cell-properties style:vertical-align="top" fo:padding="0.097cm" fo:border-left="0.25pt solid #000000" fo:border-right="none" fo:border-top="0.25pt solid #000000" fo:border-bottom="0.25pt solid #000000" style:writing-mode="lr-tb"/>
    </style:style>
    <style:style style:name="Taula13.C12" style:family="table-cell">
      <style:table-cell-properties style:vertical-align="top" fo:padding="0.097cm" fo:border-left="0.25pt solid #000000" fo:border-right="none" fo:border-top="0.25pt solid #000000" fo:border-bottom="0.25pt solid #000000" style:writing-mode="lr-tb"/>
    </style:style>
    <style:style style:name="Taula13.D12" style:family="table-cell">
      <style:table-cell-properties style:vertical-align="top" fo:padding="0.097cm" fo:border="0.25pt solid #000000" style:writing-mode="lr-tb"/>
    </style:style>
    <style:style style:name="Taula13.A13" style:family="table-cell">
      <style:table-cell-properties style:vertical-align="top" fo:padding="0.097cm" fo:border-left="0.25pt solid #000000" fo:border-right="none" fo:border-top="0.25pt solid #000000" fo:border-bottom="0.25pt solid #000000" style:writing-mode="lr-tb"/>
    </style:style>
    <style:style style:name="Taula13.B13" style:family="table-cell">
      <style:table-cell-properties style:vertical-align="top" fo:padding="0.097cm" fo:border-left="0.25pt solid #000000" fo:border-right="none" fo:border-top="0.25pt solid #000000" fo:border-bottom="0.25pt solid #000000" style:writing-mode="lr-tb"/>
    </style:style>
    <style:style style:name="Taula13.C13" style:family="table-cell">
      <style:table-cell-properties style:vertical-align="top" fo:padding="0.097cm" fo:border-left="0.25pt solid #000000" fo:border-right="none" fo:border-top="0.25pt solid #000000" fo:border-bottom="0.25pt solid #000000" style:writing-mode="lr-tb"/>
    </style:style>
    <style:style style:name="Taula13.D13" style:family="table-cell">
      <style:table-cell-properties style:vertical-align="top" fo:padding="0.097cm" fo:border="0.25pt solid #000000" style:writing-mode="lr-tb"/>
    </style:style>
    <style:style style:name="Taula13.A14" style:family="table-cell">
      <style:table-cell-properties style:vertical-align="top" fo:padding="0.097cm" fo:border-left="0.25pt solid #000000" fo:border-right="none" fo:border-top="0.25pt solid #000000" fo:border-bottom="0.25pt solid #000000" style:writing-mode="lr-tb"/>
    </style:style>
    <style:style style:name="Taula13.B14" style:family="table-cell">
      <style:table-cell-properties style:vertical-align="top" fo:padding="0.097cm" fo:border-left="0.25pt solid #000000" fo:border-right="none" fo:border-top="0.25pt solid #000000" fo:border-bottom="0.25pt solid #000000" style:writing-mode="lr-tb"/>
    </style:style>
    <style:style style:name="Taula13.C14" style:family="table-cell">
      <style:table-cell-properties style:vertical-align="top" fo:padding="0.097cm" fo:border-left="0.25pt solid #000000" fo:border-right="none" fo:border-top="0.25pt solid #000000" fo:border-bottom="0.25pt solid #000000" style:writing-mode="lr-tb"/>
    </style:style>
    <style:style style:name="Taula13.D14" style:family="table-cell">
      <style:table-cell-properties style:vertical-align="top" fo:padding="0.097cm" fo:border="0.25pt solid #000000" style:writing-mode="lr-tb"/>
    </style:style>
    <style:style style:name="Taula13.A15" style:family="table-cell">
      <style:table-cell-properties style:vertical-align="top" fo:padding="0.097cm" fo:border-left="0.25pt solid #000000" fo:border-right="none" fo:border-top="0.25pt solid #000000" fo:border-bottom="0.25pt solid #000000" style:writing-mode="lr-tb"/>
    </style:style>
    <style:style style:name="Taula13.B15" style:family="table-cell">
      <style:table-cell-properties style:vertical-align="top" fo:padding="0.097cm" fo:border-left="0.25pt solid #000000" fo:border-right="none" fo:border-top="0.25pt solid #000000" fo:border-bottom="0.25pt solid #000000" style:writing-mode="lr-tb"/>
    </style:style>
    <style:style style:name="Taula13.C15" style:family="table-cell">
      <style:table-cell-properties style:vertical-align="top" fo:padding="0.097cm" fo:border-left="0.25pt solid #000000" fo:border-right="none" fo:border-top="0.25pt solid #000000" fo:border-bottom="0.25pt solid #000000" style:writing-mode="lr-tb"/>
    </style:style>
    <style:style style:name="Taula13.D15" style:family="table-cell">
      <style:table-cell-properties style:vertical-align="top" fo:padding="0.097cm" fo:border="0.25pt solid #000000" style:writing-mode="lr-tb"/>
    </style:style>
    <style:style style:name="Taula14" style:family="table">
      <style:table-properties style:width="16.214cm" fo:margin-left="-0.104cm" table:align="left" style:writing-mode="lr-tb"/>
    </style:style>
    <style:style style:name="Taula14.A" style:family="table-column">
      <style:table-column-properties style:column-width="0.921cm"/>
    </style:style>
    <style:style style:name="Taula14.B" style:family="table-column">
      <style:table-column-properties style:column-width="2.214cm"/>
    </style:style>
    <style:style style:name="Taula14.C" style:family="table-column">
      <style:table-column-properties style:column-width="2.025cm"/>
    </style:style>
    <style:style style:name="Taula14.D" style:family="table-column">
      <style:table-column-properties style:column-width="11.054cm"/>
    </style:style>
    <style:style style:name="Taula14.1" style:family="table-row">
      <style:table-row-properties style:min-row-height="0.6cm" fo:keep-together="auto"/>
    </style:style>
    <style:style style:name="Taula14.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4.D1" style:family="table-cell">
      <style:table-cell-properties style:vertical-align="top" fo:background-color="#e6e6e6" fo:padding="0.097cm" fo:border="0.25pt solid #000000" style:writing-mode="lr-tb">
        <style:background-image/>
      </style:table-cell-properties>
    </style:style>
    <style:style style:name="Taula14.2" style:family="table-row">
      <style:table-row-properties style:min-row-height="0.654cm" fo:keep-together="auto"/>
    </style:style>
    <style:style style:name="Taula14.A2" style:family="table-cell">
      <style:table-cell-properties style:vertical-align="top" fo:padding="0.097cm" fo:border-left="0.25pt solid #000000" fo:border-right="none" fo:border-top="0.25pt solid #000000" fo:border-bottom="0.25pt solid #000000" style:writing-mode="lr-tb"/>
    </style:style>
    <style:style style:name="Taula14.B2" style:family="table-cell">
      <style:table-cell-properties style:vertical-align="top" fo:padding="0.097cm" fo:border-left="0.25pt solid #000000" fo:border-right="none" fo:border-top="0.25pt solid #000000" fo:border-bottom="0.25pt solid #000000" style:writing-mode="lr-tb"/>
    </style:style>
    <style:style style:name="Taula14.C2" style:family="table-cell">
      <style:table-cell-properties style:vertical-align="top" fo:padding="0.097cm" fo:border-left="0.25pt solid #000000" fo:border-right="none" fo:border-top="0.25pt solid #000000" fo:border-bottom="0.25pt solid #000000" style:writing-mode="lr-tb"/>
    </style:style>
    <style:style style:name="Taula14.D2" style:family="table-cell">
      <style:table-cell-properties style:vertical-align="top" fo:padding="0.097cm" fo:border="0.25pt solid #000000" style:writing-mode="lr-tb"/>
    </style:style>
    <style:style style:name="Taula14.A3" style:family="table-cell">
      <style:table-cell-properties style:vertical-align="top" fo:padding="0.097cm" fo:border-left="0.25pt solid #000000" fo:border-right="none" fo:border-top="0.25pt solid #000000" fo:border-bottom="0.25pt solid #000000" style:writing-mode="lr-tb"/>
    </style:style>
    <style:style style:name="Taula14.B3" style:family="table-cell">
      <style:table-cell-properties style:vertical-align="top" fo:padding="0.097cm" fo:border-left="0.25pt solid #000000" fo:border-right="none" fo:border-top="0.25pt solid #000000" fo:border-bottom="0.25pt solid #000000" style:writing-mode="lr-tb"/>
    </style:style>
    <style:style style:name="Taula14.C3" style:family="table-cell">
      <style:table-cell-properties style:vertical-align="top" fo:padding="0.097cm" fo:border-left="0.25pt solid #000000" fo:border-right="none" fo:border-top="0.25pt solid #000000" fo:border-bottom="0.25pt solid #000000" style:writing-mode="lr-tb"/>
    </style:style>
    <style:style style:name="Taula14.D3" style:family="table-cell">
      <style:table-cell-properties style:vertical-align="top" fo:padding="0.097cm" fo:border="0.25pt solid #000000" style:writing-mode="lr-tb"/>
    </style:style>
    <style:style style:name="Taula14.A4" style:family="table-cell">
      <style:table-cell-properties style:vertical-align="top" fo:padding="0.097cm" fo:border-left="0.25pt solid #000000" fo:border-right="none" fo:border-top="0.25pt solid #000000" fo:border-bottom="0.25pt solid #000000" style:writing-mode="lr-tb"/>
    </style:style>
    <style:style style:name="Taula14.B4" style:family="table-cell">
      <style:table-cell-properties style:vertical-align="top" fo:padding="0.097cm" fo:border-left="0.25pt solid #000000" fo:border-right="none" fo:border-top="0.25pt solid #000000" fo:border-bottom="0.25pt solid #000000" style:writing-mode="lr-tb"/>
    </style:style>
    <style:style style:name="Taula14.C4" style:family="table-cell">
      <style:table-cell-properties style:vertical-align="top" fo:padding="0.097cm" fo:border-left="0.25pt solid #000000" fo:border-right="none" fo:border-top="0.25pt solid #000000" fo:border-bottom="0.25pt solid #000000" style:writing-mode="lr-tb"/>
    </style:style>
    <style:style style:name="Taula14.D4" style:family="table-cell">
      <style:table-cell-properties style:vertical-align="top" fo:padding="0.097cm" fo:border="0.25pt solid #000000" style:writing-mode="lr-tb"/>
    </style:style>
    <style:style style:name="Taula15" style:family="table">
      <style:table-properties style:width="16.214cm" fo:margin-left="-0.104cm" table:align="left" style:writing-mode="lr-tb"/>
    </style:style>
    <style:style style:name="Taula15.A" style:family="table-column">
      <style:table-column-properties style:column-width="1.803cm"/>
    </style:style>
    <style:style style:name="Taula15.B" style:family="table-column">
      <style:table-column-properties style:column-width="2.997cm"/>
    </style:style>
    <style:style style:name="Taula15.C" style:family="table-column">
      <style:table-column-properties style:column-width="4.069cm"/>
    </style:style>
    <style:style style:name="Taula15.D" style:family="table-column">
      <style:table-column-properties style:column-width="7.345cm"/>
    </style:style>
    <style:style style:name="Taula15.1" style:family="table-row">
      <style:table-row-properties style:min-row-height="0.6cm" fo:keep-together="auto"/>
    </style:style>
    <style:style style:name="Taula15.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5.D1" style:family="table-cell">
      <style:table-cell-properties style:vertical-align="top" fo:background-color="#e6e6e6" fo:padding="0.097cm" fo:border="0.25pt solid #000000" style:writing-mode="lr-tb">
        <style:background-image/>
      </style:table-cell-properties>
    </style:style>
    <style:style style:name="Taula15.2" style:family="table-row">
      <style:table-row-properties style:min-row-height="0.654cm" fo:keep-together="auto"/>
    </style:style>
    <style:style style:name="Taula15.A2" style:family="table-cell">
      <style:table-cell-properties style:vertical-align="top" fo:padding="0.097cm" fo:border-left="0.25pt solid #000000" fo:border-right="none" fo:border-top="0.25pt solid #000000" fo:border-bottom="0.25pt solid #000000" style:writing-mode="lr-tb"/>
    </style:style>
    <style:style style:name="Taula15.B2" style:family="table-cell">
      <style:table-cell-properties style:vertical-align="top" fo:padding="0.097cm" fo:border-left="0.25pt solid #000000" fo:border-right="none" fo:border-top="0.25pt solid #000000" fo:border-bottom="0.25pt solid #000000" style:writing-mode="lr-tb"/>
    </style:style>
    <style:style style:name="Taula15.C2" style:family="table-cell">
      <style:table-cell-properties style:vertical-align="top" fo:padding="0.097cm" fo:border-left="0.25pt solid #000000" fo:border-right="none" fo:border-top="0.25pt solid #000000" fo:border-bottom="0.25pt solid #000000" style:writing-mode="lr-tb"/>
    </style:style>
    <style:style style:name="Taula15.D2" style:family="table-cell">
      <style:table-cell-properties style:vertical-align="top" fo:padding="0.097cm" fo:border="0.25pt solid #000000" style:writing-mode="lr-tb"/>
    </style:style>
    <style:style style:name="Taula15.A3" style:family="table-cell">
      <style:table-cell-properties style:vertical-align="top" fo:padding="0.097cm" fo:border-left="0.25pt solid #000000" fo:border-right="none" fo:border-top="0.25pt solid #000000" fo:border-bottom="0.25pt solid #000000" style:writing-mode="lr-tb"/>
    </style:style>
    <style:style style:name="Taula15.B3" style:family="table-cell">
      <style:table-cell-properties style:vertical-align="top" fo:padding="0.097cm" fo:border-left="0.25pt solid #000000" fo:border-right="none" fo:border-top="0.25pt solid #000000" fo:border-bottom="0.25pt solid #000000" style:writing-mode="lr-tb"/>
    </style:style>
    <style:style style:name="Taula15.C3" style:family="table-cell">
      <style:table-cell-properties style:vertical-align="top" fo:padding="0.097cm" fo:border-left="0.25pt solid #000000" fo:border-right="none" fo:border-top="0.25pt solid #000000" fo:border-bottom="0.25pt solid #000000" style:writing-mode="lr-tb"/>
    </style:style>
    <style:style style:name="Taula15.D3" style:family="table-cell">
      <style:table-cell-properties style:vertical-align="top" fo:padding="0.097cm" fo:border="0.25pt solid #000000" style:writing-mode="lr-tb"/>
    </style:style>
    <style:style style:name="Taula15.A4" style:family="table-cell">
      <style:table-cell-properties style:vertical-align="top" fo:padding="0.097cm" fo:border-left="0.25pt solid #000000" fo:border-right="none" fo:border-top="0.25pt solid #000000" fo:border-bottom="0.25pt solid #000000" style:writing-mode="lr-tb"/>
    </style:style>
    <style:style style:name="Taula15.B4" style:family="table-cell">
      <style:table-cell-properties style:vertical-align="top" fo:padding="0.097cm" fo:border-left="0.25pt solid #000000" fo:border-right="none" fo:border-top="0.25pt solid #000000" fo:border-bottom="0.25pt solid #000000" style:writing-mode="lr-tb"/>
    </style:style>
    <style:style style:name="Taula15.C4" style:family="table-cell">
      <style:table-cell-properties style:vertical-align="top" fo:padding="0.097cm" fo:border-left="0.25pt solid #000000" fo:border-right="none" fo:border-top="0.25pt solid #000000" fo:border-bottom="0.25pt solid #000000" style:writing-mode="lr-tb"/>
    </style:style>
    <style:style style:name="Taula15.D4" style:family="table-cell">
      <style:table-cell-properties style:vertical-align="top" fo:padding="0.097cm" fo:border="0.25pt solid #000000" style:writing-mode="lr-tb"/>
    </style:style>
    <style:style style:name="Taula15.A5" style:family="table-cell">
      <style:table-cell-properties style:vertical-align="top" fo:padding="0.097cm" fo:border-left="0.25pt solid #000000" fo:border-right="none" fo:border-top="0.25pt solid #000000" fo:border-bottom="0.25pt solid #000000" style:writing-mode="lr-tb"/>
    </style:style>
    <style:style style:name="Taula15.B5" style:family="table-cell">
      <style:table-cell-properties style:vertical-align="top" fo:padding="0.097cm" fo:border-left="0.25pt solid #000000" fo:border-right="none" fo:border-top="0.25pt solid #000000" fo:border-bottom="0.25pt solid #000000" style:writing-mode="lr-tb"/>
    </style:style>
    <style:style style:name="Taula15.C5" style:family="table-cell">
      <style:table-cell-properties style:vertical-align="top" fo:padding="0.097cm" fo:border-left="0.25pt solid #000000" fo:border-right="none" fo:border-top="0.25pt solid #000000" fo:border-bottom="0.25pt solid #000000" style:writing-mode="lr-tb"/>
    </style:style>
    <style:style style:name="Taula15.D5" style:family="table-cell">
      <style:table-cell-properties style:vertical-align="top" fo:padding="0.097cm" fo:border="0.25pt solid #000000" style:writing-mode="lr-tb"/>
    </style:style>
    <style:style style:name="Taula15.A6" style:family="table-cell">
      <style:table-cell-properties style:vertical-align="top" fo:padding="0.097cm" fo:border-left="0.25pt solid #000000" fo:border-right="none" fo:border-top="0.25pt solid #000000" fo:border-bottom="0.25pt solid #000000" style:writing-mode="lr-tb"/>
    </style:style>
    <style:style style:name="Taula15.B6" style:family="table-cell">
      <style:table-cell-properties style:vertical-align="top" fo:padding="0.097cm" fo:border-left="0.25pt solid #000000" fo:border-right="none" fo:border-top="0.25pt solid #000000" fo:border-bottom="0.25pt solid #000000" style:writing-mode="lr-tb"/>
    </style:style>
    <style:style style:name="Taula15.C6" style:family="table-cell">
      <style:table-cell-properties style:vertical-align="top" fo:padding="0.097cm" fo:border-left="0.25pt solid #000000" fo:border-right="none" fo:border-top="0.25pt solid #000000" fo:border-bottom="0.25pt solid #000000" style:writing-mode="lr-tb"/>
    </style:style>
    <style:style style:name="Taula15.D6" style:family="table-cell">
      <style:table-cell-properties style:vertical-align="top" fo:padding="0.097cm" fo:border="0.25pt solid #000000" style:writing-mode="lr-tb"/>
    </style:style>
    <style:style style:name="Taula15.A7" style:family="table-cell">
      <style:table-cell-properties style:vertical-align="top" fo:padding="0.097cm" fo:border-left="0.25pt solid #000000" fo:border-right="none" fo:border-top="0.25pt solid #000000" fo:border-bottom="0.25pt solid #000000" style:writing-mode="lr-tb"/>
    </style:style>
    <style:style style:name="Taula15.B7" style:family="table-cell">
      <style:table-cell-properties style:vertical-align="top" fo:padding="0.097cm" fo:border-left="0.25pt solid #000000" fo:border-right="none" fo:border-top="0.25pt solid #000000" fo:border-bottom="0.25pt solid #000000" style:writing-mode="lr-tb"/>
    </style:style>
    <style:style style:name="Taula15.C7" style:family="table-cell">
      <style:table-cell-properties style:vertical-align="top" fo:padding="0.097cm" fo:border-left="0.25pt solid #000000" fo:border-right="none" fo:border-top="0.25pt solid #000000" fo:border-bottom="0.25pt solid #000000" style:writing-mode="lr-tb"/>
    </style:style>
    <style:style style:name="Taula15.D7" style:family="table-cell">
      <style:table-cell-properties style:vertical-align="top" fo:padding="0.097cm" fo:border="0.25pt solid #000000" style:writing-mode="lr-tb"/>
    </style:style>
    <style:style style:name="Taula15.A8" style:family="table-cell">
      <style:table-cell-properties style:vertical-align="top" fo:padding="0.097cm" fo:border-left="0.25pt solid #000000" fo:border-right="none" fo:border-top="0.25pt solid #000000" fo:border-bottom="0.25pt solid #000000" style:writing-mode="lr-tb"/>
    </style:style>
    <style:style style:name="Taula15.B8" style:family="table-cell">
      <style:table-cell-properties style:vertical-align="top" fo:padding="0.097cm" fo:border-left="0.25pt solid #000000" fo:border-right="none" fo:border-top="0.25pt solid #000000" fo:border-bottom="0.25pt solid #000000" style:writing-mode="lr-tb"/>
    </style:style>
    <style:style style:name="Taula15.C8" style:family="table-cell">
      <style:table-cell-properties style:vertical-align="top" fo:padding="0.097cm" fo:border-left="0.25pt solid #000000" fo:border-right="none" fo:border-top="0.25pt solid #000000" fo:border-bottom="0.25pt solid #000000" style:writing-mode="lr-tb"/>
    </style:style>
    <style:style style:name="Taula15.D8" style:family="table-cell">
      <style:table-cell-properties style:vertical-align="top" fo:padding="0.097cm" fo:border="0.25pt solid #000000" style:writing-mode="lr-tb"/>
    </style:style>
    <style:style style:name="Taula15.A9" style:family="table-cell">
      <style:table-cell-properties style:vertical-align="top" fo:padding="0.097cm" fo:border-left="0.25pt solid #000000" fo:border-right="none" fo:border-top="0.25pt solid #000000" fo:border-bottom="0.25pt solid #000000" style:writing-mode="lr-tb"/>
    </style:style>
    <style:style style:name="Taula15.B9" style:family="table-cell">
      <style:table-cell-properties style:vertical-align="top" fo:padding="0.097cm" fo:border-left="0.25pt solid #000000" fo:border-right="none" fo:border-top="0.25pt solid #000000" fo:border-bottom="0.25pt solid #000000" style:writing-mode="lr-tb"/>
    </style:style>
    <style:style style:name="Taula15.C9" style:family="table-cell">
      <style:table-cell-properties style:vertical-align="top" fo:padding="0.097cm" fo:border-left="0.25pt solid #000000" fo:border-right="none" fo:border-top="0.25pt solid #000000" fo:border-bottom="0.25pt solid #000000" style:writing-mode="lr-tb"/>
    </style:style>
    <style:style style:name="Taula15.D9" style:family="table-cell">
      <style:table-cell-properties style:vertical-align="top" fo:padding="0.097cm" fo:border="0.25pt solid #000000" style:writing-mode="lr-tb"/>
    </style:style>
    <style:style style:name="Taula15.A10" style:family="table-cell">
      <style:table-cell-properties style:vertical-align="top" fo:padding="0.097cm" fo:border-left="0.25pt solid #000000" fo:border-right="none" fo:border-top="0.25pt solid #000000" fo:border-bottom="0.25pt solid #000000" style:writing-mode="lr-tb"/>
    </style:style>
    <style:style style:name="Taula15.B10" style:family="table-cell">
      <style:table-cell-properties style:vertical-align="top" fo:padding="0.097cm" fo:border-left="0.25pt solid #000000" fo:border-right="none" fo:border-top="0.25pt solid #000000" fo:border-bottom="0.25pt solid #000000" style:writing-mode="lr-tb"/>
    </style:style>
    <style:style style:name="Taula15.C10" style:family="table-cell">
      <style:table-cell-properties style:vertical-align="top" fo:padding="0.097cm" fo:border-left="0.25pt solid #000000" fo:border-right="none" fo:border-top="0.25pt solid #000000" fo:border-bottom="0.25pt solid #000000" style:writing-mode="lr-tb"/>
    </style:style>
    <style:style style:name="Taula15.D10" style:family="table-cell">
      <style:table-cell-properties style:vertical-align="top" fo:padding="0.097cm" fo:border="0.25pt solid #000000" style:writing-mode="lr-tb"/>
    </style:style>
    <style:style style:name="Taula15.A11" style:family="table-cell">
      <style:table-cell-properties style:vertical-align="top" fo:padding="0.097cm" fo:border-left="0.25pt solid #000000" fo:border-right="none" fo:border-top="0.25pt solid #000000" fo:border-bottom="0.25pt solid #000000" style:writing-mode="lr-tb"/>
    </style:style>
    <style:style style:name="Taula15.B11" style:family="table-cell">
      <style:table-cell-properties style:vertical-align="top" fo:padding="0.097cm" fo:border-left="0.25pt solid #000000" fo:border-right="none" fo:border-top="0.25pt solid #000000" fo:border-bottom="0.25pt solid #000000" style:writing-mode="lr-tb"/>
    </style:style>
    <style:style style:name="Taula15.C11" style:family="table-cell">
      <style:table-cell-properties style:vertical-align="top" fo:padding="0.097cm" fo:border-left="0.25pt solid #000000" fo:border-right="none" fo:border-top="0.25pt solid #000000" fo:border-bottom="0.25pt solid #000000" style:writing-mode="lr-tb"/>
    </style:style>
    <style:style style:name="Taula15.D11" style:family="table-cell">
      <style:table-cell-properties style:vertical-align="top" fo:padding="0.097cm" fo:border="0.25pt solid #000000" style:writing-mode="lr-tb"/>
    </style:style>
    <style:style style:name="Taula15.A12" style:family="table-cell">
      <style:table-cell-properties style:vertical-align="top" fo:padding="0.097cm" fo:border-left="0.25pt solid #000000" fo:border-right="none" fo:border-top="0.25pt solid #000000" fo:border-bottom="0.25pt solid #000000" style:writing-mode="lr-tb"/>
    </style:style>
    <style:style style:name="Taula15.B12" style:family="table-cell">
      <style:table-cell-properties style:vertical-align="top" fo:padding="0.097cm" fo:border-left="0.25pt solid #000000" fo:border-right="none" fo:border-top="0.25pt solid #000000" fo:border-bottom="0.25pt solid #000000" style:writing-mode="lr-tb"/>
    </style:style>
    <style:style style:name="Taula15.C12" style:family="table-cell">
      <style:table-cell-properties style:vertical-align="top" fo:padding="0.097cm" fo:border-left="0.25pt solid #000000" fo:border-right="none" fo:border-top="0.25pt solid #000000" fo:border-bottom="0.25pt solid #000000" style:writing-mode="lr-tb"/>
    </style:style>
    <style:style style:name="Taula15.D12" style:family="table-cell">
      <style:table-cell-properties style:vertical-align="top" fo:padding="0.097cm" fo:border="0.25pt solid #000000" style:writing-mode="lr-tb"/>
    </style:style>
    <style:style style:name="Taula15.A13" style:family="table-cell">
      <style:table-cell-properties style:vertical-align="top" fo:padding="0.097cm" fo:border-left="0.25pt solid #000000" fo:border-right="none" fo:border-top="0.25pt solid #000000" fo:border-bottom="0.25pt solid #000000" style:writing-mode="lr-tb"/>
    </style:style>
    <style:style style:name="Taula15.B13" style:family="table-cell">
      <style:table-cell-properties style:vertical-align="top" fo:padding="0.097cm" fo:border-left="0.25pt solid #000000" fo:border-right="none" fo:border-top="0.25pt solid #000000" fo:border-bottom="0.25pt solid #000000" style:writing-mode="lr-tb"/>
    </style:style>
    <style:style style:name="Taula15.C13" style:family="table-cell">
      <style:table-cell-properties style:vertical-align="top" fo:padding="0.097cm" fo:border-left="0.25pt solid #000000" fo:border-right="none" fo:border-top="0.25pt solid #000000" fo:border-bottom="0.25pt solid #000000" style:writing-mode="lr-tb"/>
    </style:style>
    <style:style style:name="Taula15.D13" style:family="table-cell">
      <style:table-cell-properties style:vertical-align="top" fo:padding="0.097cm" fo:border="0.25pt solid #000000" style:writing-mode="lr-tb"/>
    </style:style>
    <style:style style:name="Taula15.A14" style:family="table-cell">
      <style:table-cell-properties style:vertical-align="top" fo:padding="0.097cm" fo:border-left="0.25pt solid #000000" fo:border-right="none" fo:border-top="none" fo:border-bottom="0.25pt solid #000000" style:writing-mode="lr-tb"/>
    </style:style>
    <style:style style:name="Taula15.B14" style:family="table-cell">
      <style:table-cell-properties style:vertical-align="top" fo:padding="0.097cm" fo:border-left="0.25pt solid #000000" fo:border-right="none" fo:border-top="none" fo:border-bottom="0.25pt solid #000000" style:writing-mode="lr-tb"/>
    </style:style>
    <style:style style:name="Taula15.C14" style:family="table-cell">
      <style:table-cell-properties style:vertical-align="top" fo:padding="0.097cm" fo:border-left="0.25pt solid #000000" fo:border-right="none" fo:border-top="none" fo:border-bottom="0.25pt solid #000000" style:writing-mode="lr-tb"/>
    </style:style>
    <style:style style:name="Taula15.D14" style:family="table-cell">
      <style:table-cell-properties style:vertical-align="top" fo:padding="0.097cm" fo:border-left="0.25pt solid #000000" fo:border-right="0.25pt solid #000000" fo:border-top="none" fo:border-bottom="0.25pt solid #000000" style:writing-mode="lr-tb"/>
    </style:style>
    <style:style style:name="Taula15.A15" style:family="table-cell">
      <style:table-cell-properties style:vertical-align="top" fo:padding="0.097cm" fo:border-left="0.25pt solid #000000" fo:border-right="none" fo:border-top="0.25pt solid #000000" fo:border-bottom="0.25pt solid #000000" style:writing-mode="lr-tb"/>
    </style:style>
    <style:style style:name="Taula15.B15" style:family="table-cell">
      <style:table-cell-properties style:vertical-align="top" fo:padding="0.097cm" fo:border-left="0.25pt solid #000000" fo:border-right="none" fo:border-top="0.25pt solid #000000" fo:border-bottom="0.25pt solid #000000" style:writing-mode="lr-tb"/>
    </style:style>
    <style:style style:name="Taula15.C15" style:family="table-cell">
      <style:table-cell-properties style:vertical-align="top" fo:padding="0.097cm" fo:border-left="0.25pt solid #000000" fo:border-right="none" fo:border-top="0.25pt solid #000000" fo:border-bottom="0.25pt solid #000000" style:writing-mode="lr-tb"/>
    </style:style>
    <style:style style:name="Taula15.D15" style:family="table-cell">
      <style:table-cell-properties style:vertical-align="top" fo:padding="0.097cm" fo:border="0.25pt solid #000000" style:writing-mode="lr-tb"/>
    </style:style>
    <style:style style:name="Taula15.A16" style:family="table-cell">
      <style:table-cell-properties style:vertical-align="top" fo:padding="0.097cm" fo:border-left="0.25pt solid #000000" fo:border-right="none" fo:border-top="0.25pt solid #000000" fo:border-bottom="0.25pt solid #000000" style:writing-mode="lr-tb"/>
    </style:style>
    <style:style style:name="Taula15.B16" style:family="table-cell">
      <style:table-cell-properties style:vertical-align="top" fo:padding="0.097cm" fo:border-left="0.25pt solid #000000" fo:border-right="none" fo:border-top="0.25pt solid #000000" fo:border-bottom="0.25pt solid #000000" style:writing-mode="lr-tb"/>
    </style:style>
    <style:style style:name="Taula15.C16" style:family="table-cell">
      <style:table-cell-properties style:vertical-align="top" fo:padding="0.097cm" fo:border-left="0.25pt solid #000000" fo:border-right="none" fo:border-top="0.25pt solid #000000" fo:border-bottom="0.25pt solid #000000" style:writing-mode="lr-tb"/>
    </style:style>
    <style:style style:name="Taula15.D16" style:family="table-cell">
      <style:table-cell-properties style:vertical-align="top" fo:padding="0.097cm" fo:border="0.25pt solid #000000" style:writing-mode="lr-tb"/>
    </style:style>
    <style:style style:name="Taula16" style:family="table">
      <style:table-properties style:width="16.214cm" fo:margin-left="-0.104cm" table:align="left" style:writing-mode="lr-tb"/>
    </style:style>
    <style:style style:name="Taula16.A" style:family="table-column">
      <style:table-column-properties style:column-width="1.568cm"/>
    </style:style>
    <style:style style:name="Taula16.B" style:family="table-column">
      <style:table-column-properties style:column-width="3.39cm"/>
    </style:style>
    <style:style style:name="Taula16.C" style:family="table-column">
      <style:table-column-properties style:column-width="3.992cm"/>
    </style:style>
    <style:style style:name="Taula16.D" style:family="table-column">
      <style:table-column-properties style:column-width="7.264cm"/>
    </style:style>
    <style:style style:name="Taula16.1" style:family="table-row">
      <style:table-row-properties style:min-row-height="0.6cm" fo:keep-together="auto"/>
    </style:style>
    <style:style style:name="Taula16.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6.D1" style:family="table-cell">
      <style:table-cell-properties style:vertical-align="top" fo:background-color="#e6e6e6" fo:padding="0.097cm" fo:border="0.25pt solid #000000" style:writing-mode="lr-tb">
        <style:background-image/>
      </style:table-cell-properties>
    </style:style>
    <style:style style:name="Taula16.2" style:family="table-row">
      <style:table-row-properties style:min-row-height="0.654cm" fo:keep-together="auto"/>
    </style:style>
    <style:style style:name="Taula16.A2" style:family="table-cell">
      <style:table-cell-properties style:vertical-align="top" fo:padding="0.097cm" fo:border-left="0.25pt solid #000000" fo:border-right="none" fo:border-top="0.25pt solid #000000" fo:border-bottom="0.25pt solid #000000" style:writing-mode="lr-tb"/>
    </style:style>
    <style:style style:name="Taula16.B2" style:family="table-cell">
      <style:table-cell-properties style:vertical-align="top" fo:padding="0.097cm" fo:border-left="0.25pt solid #000000" fo:border-right="none" fo:border-top="0.25pt solid #000000" fo:border-bottom="0.25pt solid #000000" style:writing-mode="lr-tb"/>
    </style:style>
    <style:style style:name="Taula16.C2" style:family="table-cell">
      <style:table-cell-properties style:vertical-align="top" fo:padding="0.097cm" fo:border-left="0.25pt solid #000000" fo:border-right="none" fo:border-top="0.25pt solid #000000" fo:border-bottom="0.25pt solid #000000" style:writing-mode="lr-tb"/>
    </style:style>
    <style:style style:name="Taula16.D2" style:family="table-cell">
      <style:table-cell-properties style:vertical-align="top" fo:padding="0.097cm" fo:border="0.25pt solid #000000" style:writing-mode="lr-tb"/>
    </style:style>
    <style:style style:name="Taula16.A3" style:family="table-cell">
      <style:table-cell-properties style:vertical-align="top" fo:padding="0.097cm" fo:border-left="0.25pt solid #000000" fo:border-right="none" fo:border-top="0.25pt solid #000000" fo:border-bottom="0.25pt solid #000000" style:writing-mode="lr-tb"/>
    </style:style>
    <style:style style:name="Taula16.B3" style:family="table-cell">
      <style:table-cell-properties style:vertical-align="top" fo:padding="0.097cm" fo:border-left="0.25pt solid #000000" fo:border-right="none" fo:border-top="0.25pt solid #000000" fo:border-bottom="0.25pt solid #000000" style:writing-mode="lr-tb"/>
    </style:style>
    <style:style style:name="Taula16.C3" style:family="table-cell">
      <style:table-cell-properties style:vertical-align="top" fo:padding="0.097cm" fo:border-left="0.25pt solid #000000" fo:border-right="none" fo:border-top="0.25pt solid #000000" fo:border-bottom="0.25pt solid #000000" style:writing-mode="lr-tb"/>
    </style:style>
    <style:style style:name="Taula16.D3" style:family="table-cell">
      <style:table-cell-properties style:vertical-align="top" fo:padding="0.097cm" fo:border="0.25pt solid #000000" style:writing-mode="lr-tb"/>
    </style:style>
    <style:style style:name="Taula16.A4" style:family="table-cell">
      <style:table-cell-properties style:vertical-align="top" fo:padding="0.097cm" fo:border-left="0.25pt solid #000000" fo:border-right="none" fo:border-top="0.25pt solid #000000" fo:border-bottom="0.25pt solid #000000" style:writing-mode="lr-tb"/>
    </style:style>
    <style:style style:name="Taula16.B4" style:family="table-cell">
      <style:table-cell-properties style:vertical-align="top" fo:padding="0.097cm" fo:border-left="0.25pt solid #000000" fo:border-right="none" fo:border-top="0.25pt solid #000000" fo:border-bottom="0.25pt solid #000000" style:writing-mode="lr-tb"/>
    </style:style>
    <style:style style:name="Taula16.C4" style:family="table-cell">
      <style:table-cell-properties style:vertical-align="top" fo:padding="0.097cm" fo:border-left="0.25pt solid #000000" fo:border-right="none" fo:border-top="0.25pt solid #000000" fo:border-bottom="0.25pt solid #000000" style:writing-mode="lr-tb"/>
    </style:style>
    <style:style style:name="Taula16.D4" style:family="table-cell">
      <style:table-cell-properties style:vertical-align="top" fo:padding="0.097cm" fo:border="0.25pt solid #000000" style:writing-mode="lr-tb"/>
    </style:style>
    <style:style style:name="Taula16.A5" style:family="table-cell">
      <style:table-cell-properties style:vertical-align="top" fo:padding="0.097cm" fo:border-left="0.25pt solid #000000" fo:border-right="none" fo:border-top="0.25pt solid #000000" fo:border-bottom="0.25pt solid #000000" style:writing-mode="lr-tb"/>
    </style:style>
    <style:style style:name="Taula16.B5" style:family="table-cell">
      <style:table-cell-properties style:vertical-align="top" fo:padding="0.097cm" fo:border-left="0.25pt solid #000000" fo:border-right="none" fo:border-top="0.25pt solid #000000" fo:border-bottom="0.25pt solid #000000" style:writing-mode="lr-tb"/>
    </style:style>
    <style:style style:name="Taula16.C5" style:family="table-cell">
      <style:table-cell-properties style:vertical-align="top" fo:padding="0.097cm" fo:border-left="0.25pt solid #000000" fo:border-right="none" fo:border-top="0.25pt solid #000000" fo:border-bottom="0.25pt solid #000000" style:writing-mode="lr-tb"/>
    </style:style>
    <style:style style:name="Taula16.D5" style:family="table-cell">
      <style:table-cell-properties style:vertical-align="top" fo:padding="0.097cm" fo:border="0.25pt solid #000000" style:writing-mode="lr-tb"/>
    </style:style>
    <style:style style:name="Taula16.A6" style:family="table-cell">
      <style:table-cell-properties style:vertical-align="top" fo:padding="0.097cm" fo:border-left="0.25pt solid #000000" fo:border-right="none" fo:border-top="0.25pt solid #000000" fo:border-bottom="0.25pt solid #000000" style:writing-mode="lr-tb"/>
    </style:style>
    <style:style style:name="Taula16.B6" style:family="table-cell">
      <style:table-cell-properties style:vertical-align="top" fo:padding="0.097cm" fo:border-left="0.25pt solid #000000" fo:border-right="none" fo:border-top="0.25pt solid #000000" fo:border-bottom="0.25pt solid #000000" style:writing-mode="lr-tb"/>
    </style:style>
    <style:style style:name="Taula16.C6" style:family="table-cell">
      <style:table-cell-properties style:vertical-align="top" fo:padding="0.097cm" fo:border-left="0.25pt solid #000000" fo:border-right="none" fo:border-top="0.25pt solid #000000" fo:border-bottom="0.25pt solid #000000" style:writing-mode="lr-tb"/>
    </style:style>
    <style:style style:name="Taula16.D6" style:family="table-cell">
      <style:table-cell-properties style:vertical-align="top" fo:padding="0.097cm" fo:border="0.25pt solid #000000" style:writing-mode="lr-tb"/>
    </style:style>
    <style:style style:name="Taula16.A7" style:family="table-cell">
      <style:table-cell-properties style:vertical-align="top" fo:padding="0.097cm" fo:border-left="0.25pt solid #000000" fo:border-right="none" fo:border-top="0.25pt solid #000000" fo:border-bottom="0.25pt solid #000000" style:writing-mode="lr-tb"/>
    </style:style>
    <style:style style:name="Taula16.B7" style:family="table-cell">
      <style:table-cell-properties style:vertical-align="top" fo:padding="0.097cm" fo:border-left="0.25pt solid #000000" fo:border-right="none" fo:border-top="0.25pt solid #000000" fo:border-bottom="0.25pt solid #000000" style:writing-mode="lr-tb"/>
    </style:style>
    <style:style style:name="Taula16.C7" style:family="table-cell">
      <style:table-cell-properties style:vertical-align="top" fo:padding="0.097cm" fo:border-left="0.25pt solid #000000" fo:border-right="none" fo:border-top="0.25pt solid #000000" fo:border-bottom="0.25pt solid #000000" style:writing-mode="lr-tb"/>
    </style:style>
    <style:style style:name="Taula16.D7" style:family="table-cell">
      <style:table-cell-properties style:vertical-align="top" fo:padding="0.097cm" fo:border="0.25pt solid #000000" style:writing-mode="lr-tb"/>
    </style:style>
    <style:style style:name="Taula16.A8" style:family="table-cell">
      <style:table-cell-properties style:vertical-align="top" fo:padding="0.097cm" fo:border-left="0.25pt solid #000000" fo:border-right="none" fo:border-top="0.25pt solid #000000" fo:border-bottom="0.25pt solid #000000" style:writing-mode="lr-tb"/>
    </style:style>
    <style:style style:name="Taula16.B8" style:family="table-cell">
      <style:table-cell-properties style:vertical-align="top" fo:padding="0.097cm" fo:border-left="0.25pt solid #000000" fo:border-right="none" fo:border-top="0.25pt solid #000000" fo:border-bottom="0.25pt solid #000000" style:writing-mode="lr-tb"/>
    </style:style>
    <style:style style:name="Taula16.C8" style:family="table-cell">
      <style:table-cell-properties style:vertical-align="top" fo:padding="0.097cm" fo:border-left="0.25pt solid #000000" fo:border-right="none" fo:border-top="0.25pt solid #000000" fo:border-bottom="0.25pt solid #000000" style:writing-mode="lr-tb"/>
    </style:style>
    <style:style style:name="Taula16.D8" style:family="table-cell">
      <style:table-cell-properties style:vertical-align="top" fo:padding="0.097cm" fo:border="0.25pt solid #000000" style:writing-mode="lr-tb"/>
    </style:style>
    <style:style style:name="Taula16.A9" style:family="table-cell">
      <style:table-cell-properties style:vertical-align="top" fo:padding="0.097cm" fo:border-left="0.25pt solid #000000" fo:border-right="none" fo:border-top="0.25pt solid #000000" fo:border-bottom="0.25pt solid #000000" style:writing-mode="lr-tb"/>
    </style:style>
    <style:style style:name="Taula16.B9" style:family="table-cell">
      <style:table-cell-properties style:vertical-align="top" fo:padding="0.097cm" fo:border-left="0.25pt solid #000000" fo:border-right="none" fo:border-top="0.25pt solid #000000" fo:border-bottom="0.25pt solid #000000" style:writing-mode="lr-tb"/>
    </style:style>
    <style:style style:name="Taula16.C9" style:family="table-cell">
      <style:table-cell-properties style:vertical-align="top" fo:padding="0.097cm" fo:border-left="0.25pt solid #000000" fo:border-right="none" fo:border-top="0.25pt solid #000000" fo:border-bottom="0.25pt solid #000000" style:writing-mode="lr-tb"/>
    </style:style>
    <style:style style:name="Taula16.D9" style:family="table-cell">
      <style:table-cell-properties style:vertical-align="top" fo:padding="0.097cm" fo:border="0.25pt solid #000000" style:writing-mode="lr-tb"/>
    </style:style>
    <style:style style:name="Taula16.A10" style:family="table-cell">
      <style:table-cell-properties style:vertical-align="top" fo:padding="0.097cm" fo:border-left="0.25pt solid #000000" fo:border-right="none" fo:border-top="0.25pt solid #000000" fo:border-bottom="0.25pt solid #000000" style:writing-mode="lr-tb"/>
    </style:style>
    <style:style style:name="Taula16.B10" style:family="table-cell">
      <style:table-cell-properties style:vertical-align="top" fo:padding="0.097cm" fo:border-left="0.25pt solid #000000" fo:border-right="none" fo:border-top="0.25pt solid #000000" fo:border-bottom="0.25pt solid #000000" style:writing-mode="lr-tb"/>
    </style:style>
    <style:style style:name="Taula16.C10" style:family="table-cell">
      <style:table-cell-properties style:vertical-align="top" fo:padding="0.097cm" fo:border-left="0.25pt solid #000000" fo:border-right="none" fo:border-top="0.25pt solid #000000" fo:border-bottom="0.25pt solid #000000" style:writing-mode="lr-tb"/>
    </style:style>
    <style:style style:name="Taula16.D10" style:family="table-cell">
      <style:table-cell-properties style:vertical-align="top" fo:padding="0.097cm" fo:border="0.25pt solid #000000" style:writing-mode="lr-tb"/>
    </style:style>
    <style:style style:name="Taula16.A11" style:family="table-cell">
      <style:table-cell-properties style:vertical-align="top" fo:padding="0.097cm" fo:border-left="0.25pt solid #000000" fo:border-right="none" fo:border-top="0.25pt solid #000000" fo:border-bottom="0.25pt solid #000000" style:writing-mode="lr-tb"/>
    </style:style>
    <style:style style:name="Taula16.B11" style:family="table-cell">
      <style:table-cell-properties style:vertical-align="top" fo:padding="0.097cm" fo:border-left="0.25pt solid #000000" fo:border-right="none" fo:border-top="0.25pt solid #000000" fo:border-bottom="0.25pt solid #000000" style:writing-mode="lr-tb"/>
    </style:style>
    <style:style style:name="Taula16.C11" style:family="table-cell">
      <style:table-cell-properties style:vertical-align="top" fo:padding="0.097cm" fo:border-left="0.25pt solid #000000" fo:border-right="none" fo:border-top="0.25pt solid #000000" fo:border-bottom="0.25pt solid #000000" style:writing-mode="lr-tb"/>
    </style:style>
    <style:style style:name="Taula16.D11" style:family="table-cell">
      <style:table-cell-properties style:vertical-align="top" fo:padding="0.097cm" fo:border="0.25pt solid #000000" style:writing-mode="lr-tb"/>
    </style:style>
    <style:style style:name="Taula16.A12" style:family="table-cell">
      <style:table-cell-properties style:vertical-align="top" fo:padding="0.097cm" fo:border-left="0.25pt solid #000000" fo:border-right="none" fo:border-top="0.25pt solid #000000" fo:border-bottom="0.25pt solid #000000" style:writing-mode="lr-tb"/>
    </style:style>
    <style:style style:name="Taula16.B12" style:family="table-cell">
      <style:table-cell-properties style:vertical-align="top" fo:padding="0.097cm" fo:border-left="0.25pt solid #000000" fo:border-right="none" fo:border-top="0.25pt solid #000000" fo:border-bottom="0.25pt solid #000000" style:writing-mode="lr-tb"/>
    </style:style>
    <style:style style:name="Taula16.C12" style:family="table-cell">
      <style:table-cell-properties style:vertical-align="top" fo:padding="0.097cm" fo:border-left="0.25pt solid #000000" fo:border-right="none" fo:border-top="0.25pt solid #000000" fo:border-bottom="0.25pt solid #000000" style:writing-mode="lr-tb"/>
    </style:style>
    <style:style style:name="Taula16.D12" style:family="table-cell">
      <style:table-cell-properties style:vertical-align="top" fo:padding="0.097cm" fo:border="0.25pt solid #000000" style:writing-mode="lr-tb"/>
    </style:style>
    <style:style style:name="Taula17" style:family="table">
      <style:table-properties style:width="16.214cm" fo:margin-left="-0.104cm" table:align="left" style:writing-mode="lr-tb"/>
    </style:style>
    <style:style style:name="Taula17.A" style:family="table-column">
      <style:table-column-properties style:column-width="1.568cm"/>
    </style:style>
    <style:style style:name="Taula17.B" style:family="table-column">
      <style:table-column-properties style:column-width="3.392cm"/>
    </style:style>
    <style:style style:name="Taula17.C" style:family="table-column">
      <style:table-column-properties style:column-width="3.99cm"/>
    </style:style>
    <style:style style:name="Taula17.D" style:family="table-column">
      <style:table-column-properties style:column-width="7.264cm"/>
    </style:style>
    <style:style style:name="Taula17.1" style:family="table-row">
      <style:table-row-properties style:min-row-height="0.6cm" fo:keep-together="auto"/>
    </style:style>
    <style:style style:name="Taula17.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7.D1" style:family="table-cell">
      <style:table-cell-properties style:vertical-align="top" fo:background-color="#e6e6e6" fo:padding="0.097cm" fo:border="0.25pt solid #000000" style:writing-mode="lr-tb">
        <style:background-image/>
      </style:table-cell-properties>
    </style:style>
    <style:style style:name="Taula17.2" style:family="table-row">
      <style:table-row-properties style:min-row-height="0.654cm" fo:keep-together="auto"/>
    </style:style>
    <style:style style:name="Taula17.A2" style:family="table-cell">
      <style:table-cell-properties style:vertical-align="top" fo:padding="0.097cm" fo:border-left="0.25pt solid #000000" fo:border-right="none" fo:border-top="0.25pt solid #000000" fo:border-bottom="0.25pt solid #000000" style:writing-mode="lr-tb"/>
    </style:style>
    <style:style style:name="Taula17.B2" style:family="table-cell">
      <style:table-cell-properties style:vertical-align="top" fo:padding="0.097cm" fo:border-left="0.25pt solid #000000" fo:border-right="none" fo:border-top="0.25pt solid #000000" fo:border-bottom="0.25pt solid #000000" style:writing-mode="lr-tb"/>
    </style:style>
    <style:style style:name="Taula17.C2" style:family="table-cell">
      <style:table-cell-properties style:vertical-align="top" fo:padding="0.097cm" fo:border-left="0.25pt solid #000000" fo:border-right="none" fo:border-top="0.25pt solid #000000" fo:border-bottom="0.25pt solid #000000" style:writing-mode="lr-tb"/>
    </style:style>
    <style:style style:name="Taula17.D2" style:family="table-cell">
      <style:table-cell-properties style:vertical-align="top" fo:padding="0.097cm" fo:border="0.25pt solid #000000" style:writing-mode="lr-tb"/>
    </style:style>
    <style:style style:name="Taula17.A3" style:family="table-cell">
      <style:table-cell-properties style:vertical-align="top" fo:padding="0.097cm" fo:border-left="0.25pt solid #000000" fo:border-right="none" fo:border-top="0.25pt solid #000000" fo:border-bottom="0.25pt solid #000000" style:writing-mode="lr-tb"/>
    </style:style>
    <style:style style:name="Taula17.B3" style:family="table-cell">
      <style:table-cell-properties style:vertical-align="top" fo:padding="0.097cm" fo:border-left="0.25pt solid #000000" fo:border-right="none" fo:border-top="0.25pt solid #000000" fo:border-bottom="0.25pt solid #000000" style:writing-mode="lr-tb"/>
    </style:style>
    <style:style style:name="Taula17.C3" style:family="table-cell">
      <style:table-cell-properties style:vertical-align="top" fo:padding="0.097cm" fo:border-left="0.25pt solid #000000" fo:border-right="none" fo:border-top="0.25pt solid #000000" fo:border-bottom="0.25pt solid #000000" style:writing-mode="lr-tb"/>
    </style:style>
    <style:style style:name="Taula17.D3" style:family="table-cell">
      <style:table-cell-properties style:vertical-align="top" fo:padding="0.097cm" fo:border="0.25pt solid #000000" style:writing-mode="lr-tb"/>
    </style:style>
    <style:style style:name="Taula17.A4" style:family="table-cell">
      <style:table-cell-properties style:vertical-align="top" fo:padding="0.097cm" fo:border-left="0.25pt solid #000000" fo:border-right="none" fo:border-top="0.25pt solid #000000" fo:border-bottom="0.25pt solid #000000" style:writing-mode="lr-tb"/>
    </style:style>
    <style:style style:name="Taula17.B4" style:family="table-cell">
      <style:table-cell-properties style:vertical-align="top" fo:padding="0.097cm" fo:border-left="0.25pt solid #000000" fo:border-right="none" fo:border-top="0.25pt solid #000000" fo:border-bottom="0.25pt solid #000000" style:writing-mode="lr-tb"/>
    </style:style>
    <style:style style:name="Taula17.C4" style:family="table-cell">
      <style:table-cell-properties style:vertical-align="top" fo:padding="0.097cm" fo:border-left="0.25pt solid #000000" fo:border-right="none" fo:border-top="0.25pt solid #000000" fo:border-bottom="0.25pt solid #000000" style:writing-mode="lr-tb"/>
    </style:style>
    <style:style style:name="Taula17.D4" style:family="table-cell">
      <style:table-cell-properties style:vertical-align="top" fo:padding="0.097cm" fo:border="0.25pt solid #000000" style:writing-mode="lr-tb"/>
    </style:style>
    <style:style style:name="Taula17.A5" style:family="table-cell">
      <style:table-cell-properties style:vertical-align="top" fo:padding="0.097cm" fo:border-left="0.25pt solid #000000" fo:border-right="none" fo:border-top="0.25pt solid #000000" fo:border-bottom="0.25pt solid #000000" style:writing-mode="lr-tb"/>
    </style:style>
    <style:style style:name="Taula17.B5" style:family="table-cell">
      <style:table-cell-properties style:vertical-align="top" fo:padding="0.097cm" fo:border-left="0.25pt solid #000000" fo:border-right="none" fo:border-top="0.25pt solid #000000" fo:border-bottom="0.25pt solid #000000" style:writing-mode="lr-tb"/>
    </style:style>
    <style:style style:name="Taula17.C5" style:family="table-cell">
      <style:table-cell-properties style:vertical-align="top" fo:padding="0.097cm" fo:border-left="0.25pt solid #000000" fo:border-right="none" fo:border-top="0.25pt solid #000000" fo:border-bottom="0.25pt solid #000000" style:writing-mode="lr-tb"/>
    </style:style>
    <style:style style:name="Taula17.D5" style:family="table-cell">
      <style:table-cell-properties style:vertical-align="top" fo:padding="0.097cm" fo:border="0.25pt solid #000000" style:writing-mode="lr-tb"/>
    </style:style>
    <style:style style:name="Taula17.A6" style:family="table-cell">
      <style:table-cell-properties style:vertical-align="top" fo:padding="0.097cm" fo:border-left="0.25pt solid #000000" fo:border-right="none" fo:border-top="0.25pt solid #000000" fo:border-bottom="0.25pt solid #000000" style:writing-mode="lr-tb"/>
    </style:style>
    <style:style style:name="Taula17.B6" style:family="table-cell">
      <style:table-cell-properties style:vertical-align="top" fo:padding="0.097cm" fo:border-left="0.25pt solid #000000" fo:border-right="none" fo:border-top="0.25pt solid #000000" fo:border-bottom="0.25pt solid #000000" style:writing-mode="lr-tb"/>
    </style:style>
    <style:style style:name="Taula17.C6" style:family="table-cell">
      <style:table-cell-properties style:vertical-align="top" fo:padding="0.097cm" fo:border-left="0.25pt solid #000000" fo:border-right="none" fo:border-top="0.25pt solid #000000" fo:border-bottom="0.25pt solid #000000" style:writing-mode="lr-tb"/>
    </style:style>
    <style:style style:name="Taula17.D6" style:family="table-cell">
      <style:table-cell-properties style:vertical-align="top" fo:padding="0.097cm" fo:border="0.25pt solid #000000" style:writing-mode="lr-tb"/>
    </style:style>
    <style:style style:name="Taula17.A7" style:family="table-cell">
      <style:table-cell-properties style:vertical-align="top" fo:padding="0.097cm" fo:border-left="0.25pt solid #000000" fo:border-right="none" fo:border-top="0.25pt solid #000000" fo:border-bottom="0.25pt solid #000000" style:writing-mode="lr-tb"/>
    </style:style>
    <style:style style:name="Taula17.B7" style:family="table-cell">
      <style:table-cell-properties style:vertical-align="top" fo:padding="0.097cm" fo:border-left="0.25pt solid #000000" fo:border-right="none" fo:border-top="0.25pt solid #000000" fo:border-bottom="0.25pt solid #000000" style:writing-mode="lr-tb"/>
    </style:style>
    <style:style style:name="Taula17.C7" style:family="table-cell">
      <style:table-cell-properties style:vertical-align="top" fo:padding="0.097cm" fo:border-left="0.25pt solid #000000" fo:border-right="none" fo:border-top="0.25pt solid #000000" fo:border-bottom="0.25pt solid #000000" style:writing-mode="lr-tb"/>
    </style:style>
    <style:style style:name="Taula17.D7" style:family="table-cell">
      <style:table-cell-properties style:vertical-align="top" fo:padding="0.097cm" fo:border="0.25pt solid #000000" style:writing-mode="lr-tb"/>
    </style:style>
    <style:style style:name="Taula17.A8" style:family="table-cell">
      <style:table-cell-properties style:vertical-align="top" fo:padding="0.097cm" fo:border-left="0.25pt solid #000000" fo:border-right="none" fo:border-top="0.25pt solid #000000" fo:border-bottom="0.25pt solid #000000" style:writing-mode="lr-tb"/>
    </style:style>
    <style:style style:name="Taula17.B8" style:family="table-cell">
      <style:table-cell-properties style:vertical-align="top" fo:padding="0.097cm" fo:border-left="0.25pt solid #000000" fo:border-right="none" fo:border-top="0.25pt solid #000000" fo:border-bottom="0.25pt solid #000000" style:writing-mode="lr-tb"/>
    </style:style>
    <style:style style:name="Taula17.C8" style:family="table-cell">
      <style:table-cell-properties style:vertical-align="top" fo:padding="0.097cm" fo:border-left="0.25pt solid #000000" fo:border-right="none" fo:border-top="0.25pt solid #000000" fo:border-bottom="0.25pt solid #000000" style:writing-mode="lr-tb"/>
    </style:style>
    <style:style style:name="Taula17.D8" style:family="table-cell">
      <style:table-cell-properties style:vertical-align="top" fo:padding="0.097cm" fo:border="0.25pt solid #000000" style:writing-mode="lr-tb"/>
    </style:style>
    <style:style style:name="Taula17.A9" style:family="table-cell">
      <style:table-cell-properties style:vertical-align="top" fo:padding="0.097cm" fo:border-left="0.25pt solid #000000" fo:border-right="none" fo:border-top="0.25pt solid #000000" fo:border-bottom="0.25pt solid #000000" style:writing-mode="lr-tb"/>
    </style:style>
    <style:style style:name="Taula17.B9" style:family="table-cell">
      <style:table-cell-properties style:vertical-align="top" fo:padding="0.097cm" fo:border-left="0.25pt solid #000000" fo:border-right="none" fo:border-top="0.25pt solid #000000" fo:border-bottom="0.25pt solid #000000" style:writing-mode="lr-tb"/>
    </style:style>
    <style:style style:name="Taula17.C9" style:family="table-cell">
      <style:table-cell-properties style:vertical-align="top" fo:padding="0.097cm" fo:border-left="0.25pt solid #000000" fo:border-right="none" fo:border-top="0.25pt solid #000000" fo:border-bottom="0.25pt solid #000000" style:writing-mode="lr-tb"/>
    </style:style>
    <style:style style:name="Taula17.D9" style:family="table-cell">
      <style:table-cell-properties style:vertical-align="top" fo:padding="0.097cm" fo:border="0.25pt solid #000000" style:writing-mode="lr-tb"/>
    </style:style>
    <style:style style:name="Taula17.A10" style:family="table-cell">
      <style:table-cell-properties style:vertical-align="top" fo:padding="0.097cm" fo:border-left="0.25pt solid #000000" fo:border-right="none" fo:border-top="0.25pt solid #000000" fo:border-bottom="0.25pt solid #000000" style:writing-mode="lr-tb"/>
    </style:style>
    <style:style style:name="Taula17.B10" style:family="table-cell">
      <style:table-cell-properties style:vertical-align="top" fo:padding="0.097cm" fo:border-left="0.25pt solid #000000" fo:border-right="none" fo:border-top="0.25pt solid #000000" fo:border-bottom="0.25pt solid #000000" style:writing-mode="lr-tb"/>
    </style:style>
    <style:style style:name="Taula17.C10" style:family="table-cell">
      <style:table-cell-properties style:vertical-align="top" fo:padding="0.097cm" fo:border-left="0.25pt solid #000000" fo:border-right="none" fo:border-top="0.25pt solid #000000" fo:border-bottom="0.25pt solid #000000" style:writing-mode="lr-tb"/>
    </style:style>
    <style:style style:name="Taula17.D10" style:family="table-cell">
      <style:table-cell-properties style:vertical-align="top" fo:padding="0.097cm" fo:border="0.25pt solid #000000" style:writing-mode="lr-tb"/>
    </style:style>
    <style:style style:name="Taula17.A11" style:family="table-cell">
      <style:table-cell-properties style:vertical-align="top" fo:padding="0.097cm" fo:border-left="0.25pt solid #000000" fo:border-right="none" fo:border-top="0.25pt solid #000000" fo:border-bottom="0.25pt solid #000000" style:writing-mode="lr-tb"/>
    </style:style>
    <style:style style:name="Taula17.B11" style:family="table-cell">
      <style:table-cell-properties style:vertical-align="top" fo:padding="0.097cm" fo:border-left="0.25pt solid #000000" fo:border-right="none" fo:border-top="0.25pt solid #000000" fo:border-bottom="0.25pt solid #000000" style:writing-mode="lr-tb"/>
    </style:style>
    <style:style style:name="Taula17.C11" style:family="table-cell">
      <style:table-cell-properties style:vertical-align="top" fo:padding="0.097cm" fo:border-left="0.25pt solid #000000" fo:border-right="none" fo:border-top="0.25pt solid #000000" fo:border-bottom="0.25pt solid #000000" style:writing-mode="lr-tb"/>
    </style:style>
    <style:style style:name="Taula17.D11" style:family="table-cell">
      <style:table-cell-properties style:vertical-align="top" fo:padding="0.097cm" fo:border="0.25pt solid #000000" style:writing-mode="lr-tb"/>
    </style:style>
    <style:style style:name="Taula17.A12" style:family="table-cell">
      <style:table-cell-properties style:vertical-align="top" fo:padding="0.097cm" fo:border-left="0.25pt solid #000000" fo:border-right="none" fo:border-top="0.25pt solid #000000" fo:border-bottom="0.25pt solid #000000" style:writing-mode="lr-tb"/>
    </style:style>
    <style:style style:name="Taula17.B12" style:family="table-cell">
      <style:table-cell-properties style:vertical-align="top" fo:padding="0.097cm" fo:border-left="0.25pt solid #000000" fo:border-right="none" fo:border-top="0.25pt solid #000000" fo:border-bottom="0.25pt solid #000000" style:writing-mode="lr-tb"/>
    </style:style>
    <style:style style:name="Taula17.C12" style:family="table-cell">
      <style:table-cell-properties style:vertical-align="top" fo:padding="0.097cm" fo:border-left="0.25pt solid #000000" fo:border-right="none" fo:border-top="0.25pt solid #000000" fo:border-bottom="0.25pt solid #000000" style:writing-mode="lr-tb"/>
    </style:style>
    <style:style style:name="Taula17.D12" style:family="table-cell">
      <style:table-cell-properties style:vertical-align="top" fo:padding="0.097cm" fo:border="0.25pt solid #000000" style:writing-mode="lr-tb"/>
    </style:style>
    <style:style style:name="Taula17.A13" style:family="table-cell">
      <style:table-cell-properties style:vertical-align="top" fo:padding="0.097cm" fo:border-left="0.25pt solid #000000" fo:border-right="none" fo:border-top="0.25pt solid #000000" fo:border-bottom="0.25pt solid #000000" style:writing-mode="lr-tb"/>
    </style:style>
    <style:style style:name="Taula17.B13" style:family="table-cell">
      <style:table-cell-properties style:vertical-align="top" fo:padding="0.097cm" fo:border-left="0.25pt solid #000000" fo:border-right="none" fo:border-top="0.25pt solid #000000" fo:border-bottom="0.25pt solid #000000" style:writing-mode="lr-tb"/>
    </style:style>
    <style:style style:name="Taula17.C13" style:family="table-cell">
      <style:table-cell-properties style:vertical-align="top" fo:padding="0.097cm" fo:border-left="0.25pt solid #000000" fo:border-right="none" fo:border-top="0.25pt solid #000000" fo:border-bottom="0.25pt solid #000000" style:writing-mode="lr-tb"/>
    </style:style>
    <style:style style:name="Taula17.D13" style:family="table-cell">
      <style:table-cell-properties style:vertical-align="top" fo:padding="0.097cm" fo:border="0.25pt solid #000000" style:writing-mode="lr-tb"/>
    </style:style>
    <style:style style:name="Taula17.A14" style:family="table-cell">
      <style:table-cell-properties style:vertical-align="top" fo:padding="0.097cm" fo:border-left="0.25pt solid #000000" fo:border-right="none" fo:border-top="0.25pt solid #000000" fo:border-bottom="0.25pt solid #000000" style:writing-mode="lr-tb"/>
    </style:style>
    <style:style style:name="Taula17.B14" style:family="table-cell">
      <style:table-cell-properties style:vertical-align="top" fo:padding="0.097cm" fo:border-left="0.25pt solid #000000" fo:border-right="none" fo:border-top="0.25pt solid #000000" fo:border-bottom="0.25pt solid #000000" style:writing-mode="lr-tb"/>
    </style:style>
    <style:style style:name="Taula17.C14" style:family="table-cell">
      <style:table-cell-properties style:vertical-align="top" fo:padding="0.097cm" fo:border-left="0.25pt solid #000000" fo:border-right="none" fo:border-top="0.25pt solid #000000" fo:border-bottom="0.25pt solid #000000" style:writing-mode="lr-tb"/>
    </style:style>
    <style:style style:name="Taula17.D14" style:family="table-cell">
      <style:table-cell-properties style:vertical-align="top" fo:padding="0.097cm" fo:border="0.25pt solid #000000" style:writing-mode="lr-tb"/>
    </style:style>
    <style:style style:name="Taula18" style:family="table">
      <style:table-properties style:width="16.214cm" fo:margin-left="-0.104cm" table:align="left" style:writing-mode="lr-tb"/>
    </style:style>
    <style:style style:name="Taula18.A" style:family="table-column">
      <style:table-column-properties style:column-width="1.803cm"/>
    </style:style>
    <style:style style:name="Taula18.B" style:family="table-column">
      <style:table-column-properties style:column-width="2.683cm"/>
    </style:style>
    <style:style style:name="Taula18.C" style:family="table-column">
      <style:table-column-properties style:column-width="4.228cm"/>
    </style:style>
    <style:style style:name="Taula18.D" style:family="table-column">
      <style:table-column-properties style:column-width="7.5cm"/>
    </style:style>
    <style:style style:name="Taula18.1" style:family="table-row">
      <style:table-row-properties style:min-row-height="0.6cm" fo:keep-together="auto"/>
    </style:style>
    <style:style style:name="Taula18.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8.D1" style:family="table-cell">
      <style:table-cell-properties style:vertical-align="top" fo:background-color="#e6e6e6" fo:padding="0.097cm" fo:border="0.25pt solid #000000" style:writing-mode="lr-tb">
        <style:background-image/>
      </style:table-cell-properties>
    </style:style>
    <style:style style:name="Taula18.2" style:family="table-row">
      <style:table-row-properties style:min-row-height="0.654cm" fo:keep-together="auto"/>
    </style:style>
    <style:style style:name="Taula18.A2" style:family="table-cell">
      <style:table-cell-properties style:vertical-align="top" fo:padding="0.097cm" fo:border-left="0.25pt solid #000000" fo:border-right="none" fo:border-top="0.25pt solid #000000" fo:border-bottom="0.25pt solid #000000" style:writing-mode="lr-tb"/>
    </style:style>
    <style:style style:name="Taula18.B2" style:family="table-cell">
      <style:table-cell-properties style:vertical-align="top" fo:padding="0.097cm" fo:border-left="0.25pt solid #000000" fo:border-right="none" fo:border-top="0.25pt solid #000000" fo:border-bottom="0.25pt solid #000000" style:writing-mode="lr-tb"/>
    </style:style>
    <style:style style:name="Taula18.C2" style:family="table-cell">
      <style:table-cell-properties style:vertical-align="top" fo:padding="0.097cm" fo:border-left="0.25pt solid #000000" fo:border-right="none" fo:border-top="0.25pt solid #000000" fo:border-bottom="0.25pt solid #000000" style:writing-mode="lr-tb"/>
    </style:style>
    <style:style style:name="Taula18.D2" style:family="table-cell">
      <style:table-cell-properties style:vertical-align="top" fo:padding="0.097cm" fo:border="0.25pt solid #000000" style:writing-mode="lr-tb"/>
    </style:style>
    <style:style style:name="Taula18.A3" style:family="table-cell">
      <style:table-cell-properties style:vertical-align="top" fo:padding="0.097cm" fo:border-left="0.25pt solid #000000" fo:border-right="none" fo:border-top="0.25pt solid #000000" fo:border-bottom="0.25pt solid #000000" style:writing-mode="lr-tb"/>
    </style:style>
    <style:style style:name="Taula18.B3" style:family="table-cell">
      <style:table-cell-properties style:vertical-align="top" fo:padding="0.097cm" fo:border-left="0.25pt solid #000000" fo:border-right="none" fo:border-top="0.25pt solid #000000" fo:border-bottom="0.25pt solid #000000" style:writing-mode="lr-tb"/>
    </style:style>
    <style:style style:name="Taula18.C3" style:family="table-cell">
      <style:table-cell-properties style:vertical-align="top" fo:padding="0.097cm" fo:border-left="0.25pt solid #000000" fo:border-right="none" fo:border-top="0.25pt solid #000000" fo:border-bottom="0.25pt solid #000000" style:writing-mode="lr-tb"/>
    </style:style>
    <style:style style:name="Taula18.D3" style:family="table-cell">
      <style:table-cell-properties style:vertical-align="top" fo:padding="0.097cm" fo:border="0.25pt solid #000000" style:writing-mode="lr-tb"/>
    </style:style>
    <style:style style:name="Taula18.A4" style:family="table-cell">
      <style:table-cell-properties style:vertical-align="top" fo:padding="0.097cm" fo:border-left="0.25pt solid #000000" fo:border-right="none" fo:border-top="0.25pt solid #000000" fo:border-bottom="0.25pt solid #000000" style:writing-mode="lr-tb"/>
    </style:style>
    <style:style style:name="Taula18.B4" style:family="table-cell">
      <style:table-cell-properties style:vertical-align="top" fo:padding="0.097cm" fo:border-left="0.25pt solid #000000" fo:border-right="none" fo:border-top="0.25pt solid #000000" fo:border-bottom="0.25pt solid #000000" style:writing-mode="lr-tb"/>
    </style:style>
    <style:style style:name="Taula18.C4" style:family="table-cell">
      <style:table-cell-properties style:vertical-align="top" fo:padding="0.097cm" fo:border-left="0.25pt solid #000000" fo:border-right="none" fo:border-top="0.25pt solid #000000" fo:border-bottom="0.25pt solid #000000" style:writing-mode="lr-tb"/>
    </style:style>
    <style:style style:name="Taula18.D4" style:family="table-cell">
      <style:table-cell-properties style:vertical-align="top" fo:padding="0.097cm" fo:border="0.25pt solid #000000" style:writing-mode="lr-tb"/>
    </style:style>
    <style:style style:name="P1" style:family="paragraph" style:parent-style-name="Header">
      <style:paragraph-properties fo:margin-top="0.635cm" fo:margin-bottom="0cm" style:contextual-spacing="false" style:snap-to-layout-grid="false"/>
      <style:text-properties fo:font-weight="bold" style:font-weight-asian="bold" style:font-name-complex="Arial"/>
    </style:style>
    <style:style style:name="P2" style:family="paragraph" style:parent-style-name="Header">
      <style:paragraph-properties fo:margin-top="0.212cm" fo:margin-bottom="0.212cm" style:contextual-spacing="false" fo:text-align="center" style:justify-single-word="false" style:snap-to-layout-grid="false">
        <style:tab-stops>
          <style:tab-stop style:position="1.455cm"/>
          <style:tab-stop style:position="4.251cm" style:type="center"/>
          <style:tab-stop style:position="7.5cm" style:type="center"/>
          <style:tab-stop style:position="15cm" style:type="right"/>
        </style:tab-stops>
      </style:paragraph-properties>
    </style:style>
    <style:style style:name="P3" style:family="paragraph" style:parent-style-name="Header">
      <style:paragraph-properties fo:margin-top="0.212cm" fo:margin-bottom="0.212cm" style:contextual-spacing="false" fo:text-align="center" style:justify-single-word="false" style:snap-to-layout-grid="false"/>
      <style:text-properties style:font-name-complex="Arial"/>
    </style:style>
    <style:style style:name="P4" style:family="paragraph" style:parent-style-name="Standard">
      <style:paragraph-properties style:snap-to-layout-grid="false"/>
    </style:style>
    <style:style style:name="P5" style:family="paragraph" style:parent-style-name="Standard">
      <style:paragraph-properties fo:orphans="0" fo:widows="0" style:snap-to-layout-grid="false"/>
    </style:style>
    <style:style style:name="P6" style:family="paragraph" style:parent-style-name="Standard">
      <style:text-properties style:font-name-asian="Arial"/>
    </style:style>
    <style:style style:name="P7" style:family="paragraph" style:parent-style-name="Standard">
      <style:text-properties officeooo:rsid="00084a81" officeooo:paragraph-rsid="001d4b81" style:font-name-asian="Arial"/>
    </style:style>
    <style:style style:name="P8" style:family="paragraph" style:parent-style-name="Standard">
      <style:paragraph-properties style:snap-to-layout-grid="false"/>
      <style:text-properties fo:font-weight="bold" style:font-weight-asian="bold"/>
    </style:style>
    <style:style style:name="P9" style:family="paragraph" style:parent-style-name="Standard">
      <style:text-properties fo:font-weight="bold" style:font-weight-asian="bold" style:font-weight-complex="bold"/>
    </style:style>
    <style:style style:name="P10" style:family="paragraph" style:parent-style-name="Standard">
      <style:text-properties style:font-name-complex="Arial"/>
    </style:style>
    <style:style style:name="P11" style:family="paragraph" style:parent-style-name="Standard">
      <style:paragraph-properties fo:orphans="0" fo:widows="0" style:snap-to-layout-grid="false"/>
      <style:text-properties style:font-size-complex="9pt"/>
    </style:style>
    <style:style style:name="P12" style:family="paragraph" style:parent-style-name="Standard">
      <style:text-properties officeooo:paragraph-rsid="00084a81"/>
    </style:style>
    <style:style style:name="P13" style:family="paragraph" style:parent-style-name="Standard">
      <style:paragraph-properties fo:text-align="start" style:justify-single-word="false"/>
    </style:style>
    <style:style style:name="P14" style:family="paragraph" style:parent-style-name="Standard">
      <style:text-properties officeooo:paragraph-rsid="0019696e"/>
    </style:style>
    <style:style style:name="P15" style:family="paragraph" style:parent-style-name="Standard">
      <style:text-properties officeooo:rsid="0019696e" officeooo:paragraph-rsid="0019696e"/>
    </style:style>
    <style:style style:name="P16" style:family="paragraph" style:parent-style-name="Standard">
      <style:paragraph-properties fo:orphans="0" fo:widows="0" style:snap-to-layout-grid="false"/>
      <style:text-properties officeooo:rsid="001fa2e1" officeooo:paragraph-rsid="001fa2e1"/>
    </style:style>
    <style:style style:name="P17" style:family="paragraph" style:parent-style-name="Header">
      <style:paragraph-properties fo:text-align="center" style:justify-single-word="false" style:snap-to-layout-grid="false">
        <style:tab-stops>
          <style:tab-stop style:position="1.773cm"/>
        </style:tab-stops>
      </style:paragraph-properties>
      <style:text-properties fo:font-size="2pt" fo:font-weight="bold" style:font-size-asian="2pt" style:font-weight-asian="bold" style:font-size-complex="2pt" style:font-weight-complex="bold"/>
    </style:style>
    <style:style style:name="P18" style:family="paragraph" style:parent-style-name="Header">
      <style:paragraph-properties fo:margin-top="0.106cm" fo:margin-bottom="0cm" style:contextual-spacing="false" fo:text-align="center" style:justify-single-word="false">
        <style:tab-stops>
          <style:tab-stop style:position="1.773cm"/>
        </style:tab-stops>
      </style:paragraph-properties>
    </style:style>
    <style:style style:name="P19" style:family="paragraph" style:parent-style-name="Header">
      <style:paragraph-properties fo:margin-top="0.106cm" fo:margin-bottom="0.106cm" style:contextual-spacing="false" style:snap-to-layout-grid="false">
        <style:tab-stops>
          <style:tab-stop style:position="1.773cm"/>
        </style:tab-stops>
      </style:paragraph-properties>
    </style:style>
    <style:style style:name="P20" style:family="paragraph" style:parent-style-name="Header">
      <style:paragraph-properties fo:margin-top="0.106cm" fo:margin-bottom="0.106cm" style:contextual-spacing="false" fo:text-align="center" style:justify-single-word="false" style:snap-to-layout-grid="false">
        <style:tab-stops>
          <style:tab-stop style:position="1.773cm"/>
        </style:tab-stops>
      </style:paragraph-properties>
    </style:style>
    <style:style style:name="P21" style:family="paragraph" style:parent-style-name="Footer">
      <style:paragraph-properties>
        <style:tab-stops>
          <style:tab-stop style:position="16.113cm" style:type="right"/>
        </style:tab-stops>
      </style:paragraph-properties>
    </style:style>
    <style:style style:name="P22" style:family="paragraph" style:parent-style-name="Text_20_body">
      <style:paragraph-properties fo:text-align="justify" style:justify-single-word="false"/>
    </style:style>
    <style:style style:name="P23" style:family="paragraph" style:parent-style-name="Table_20_Contents_20__28_user_29_">
      <style:paragraph-properties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style>
    <style:style style:name="P24" style:family="paragraph" style:parent-style-name="Table_20_Contents_20__28_user_29_">
      <style:paragraph-properties fo:margin-top="0cm" fo:margin-bottom="0.011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style>
    <style:style style:name="P25" style:family="paragraph" style:parent-style-name="Table_20_Contents_20__28_user_29_">
      <style:paragraph-properties fo:margin-top="0cm" fo:margin-bottom="0.011cm" style:contextual-spacing="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style>
    <style:style style:name="P26" style:family="paragraph" style:parent-style-name="Table_20_Contents_20__28_user_29_">
      <style:paragraph-properties fo:margin-top="0cm" fo:margin-bottom="0cm" style:contextual-spacing="false" style:snap-to-layout-grid="false"/>
    </style:style>
    <style:style style:name="P27" style:family="paragraph" style:parent-style-name="Table_20_Contents_20__28_user_29_">
      <style:paragraph-properties fo:margin-top="0cm" fo:margin-bottom="0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style>
    <style:style style:name="P28" style:family="paragraph" style:parent-style-name="Table_20_Contents_20__28_user_29_">
      <style:paragraph-properties fo:margin-top="0cm" fo:margin-bottom="0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officeooo:paragraph-rsid="000f16af"/>
    </style:style>
    <style:style style:name="P29" style:family="paragraph" style:parent-style-name="Table_20_Contents_20__28_user_29_">
      <style:paragraph-properties fo:margin-top="0cm" fo:margin-bottom="0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ca" fo:country="ES" fo:font-weight="bold" style:font-weight-asian="bold" style:font-name-complex="Arial"/>
    </style:style>
    <style:style style:name="P30" style:family="paragraph" style:parent-style-name="Table_20_Contents_20__28_user_29_">
      <style:paragraph-properties fo:margin-top="0cm" fo:margin-bottom="0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ca" fo:country="ES" fo:font-weight="bold" style:font-weight-asian="bold" style:font-name-complex="Arial" style:font-weight-complex="bold"/>
    </style:style>
    <style:style style:name="P31" style:family="paragraph" style:parent-style-name="Table_20_Contents_20__28_user_29_">
      <style:paragraph-properties fo:margin-top="0cm" fo:margin-bottom="0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ca" fo:country="ES" style:font-name-complex="Arial" style:font-weight-complex="bold"/>
    </style:style>
    <style:style style:name="P32" style:family="paragraph" style:parent-style-name="Table_20_Contents_20__28_user_29_">
      <style:paragraph-properties fo:margin-top="0cm" fo:margin-bottom="0cm" style:contextual-spacing="false" style:snap-to-layout-grid="false"/>
      <style:text-properties style:font-name="Arial" fo:language="ca" fo:country="ES" style:font-name-complex="Arial"/>
    </style:style>
    <style:style style:name="P33" style:family="paragraph" style:parent-style-name="Table_20_Contents_20__28_user_29_">
      <style:paragraph-properties fo:margin-top="0cm" fo:margin-bottom="0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ca" fo:country="ES" style:font-name-complex="Arial"/>
    </style:style>
    <style:style style:name="P34" style:family="paragraph" style:parent-style-name="Table_20_Contents_20__28_user_29_">
      <style:paragraph-properties fo:margin-top="0cm" fo:margin-bottom="0cm" style:contextual-spacing="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ca" fo:country="ES" officeooo:rsid="000d2d62" officeooo:paragraph-rsid="000d2d62" style:font-name-complex="Arial"/>
    </style:style>
    <style:style style:name="P35" style:family="paragraph" style:parent-style-name="Table_20_Contents_20__28_user_29_">
      <style:paragraph-properties fo:margin-top="0cm" fo:margin-bottom="0cm" style:contextual-spacing="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ca" fo:country="ES" officeooo:rsid="000d2d62" officeooo:paragraph-rsid="000f16af" style:font-name-asian="Arial" style:font-name-complex="Arial"/>
    </style:style>
    <style:style style:name="P36" style:family="paragraph" style:parent-style-name="Table_20_Contents_20__28_user_29_">
      <style:paragraph-properties fo:margin-top="0cm" fo:margin-bottom="0cm" style:contextual-spacing="false" style:snap-to-layout-grid="false"/>
      <style:text-properties style:font-name="Arial" fo:language="es" fo:country="ES" style:font-name-complex="Arial"/>
    </style:style>
    <style:style style:name="P37" style:family="paragraph" style:parent-style-name="Table_20_Contents_20__28_user_29_">
      <style:paragraph-properties fo:margin-top="0cm" fo:margin-bottom="0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es" fo:country="ES" fo:font-weight="bold" style:font-weight-asian="bold" style:font-name-complex="Arial" style:font-weight-complex="bold"/>
    </style:style>
    <style:style style:name="P38" style:family="paragraph" style:parent-style-name="Table_20_Contents_20__28_user_29_">
      <style:paragraph-properties fo:margin-top="0cm" fo:margin-bottom="0cm" style:contextual-spacing="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style>
    <style:style style:name="P39" style:family="paragraph" style:parent-style-name="Table_20_Contents_20__28_user_29_">
      <style:paragraph-properties fo:margin-top="0cm" fo:margin-bottom="0cm" style:contextual-spacing="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officeooo:paragraph-rsid="000f16af"/>
    </style:style>
    <style:style style:name="P40" style:family="paragraph" style:parent-style-name="Table_20_Heading_20__28_user_29_">
      <style:paragraph-properties fo:margin-top="0cm" fo:margin-bottom="0cm" style:contextual-spacing="false" fo:text-align="justify" style:justify-single-word="false" style:snap-to-layout-grid="false"/>
      <style:text-properties style:font-name="Arial" fo:language="ca" fo:country="ES" style:font-name-complex="Arial"/>
    </style:style>
    <style:style style:name="P41" style:family="paragraph" style:parent-style-name="Standard">
      <style:paragraph-properties fo:margin-left="1.764cm" fo:margin-right="0cm" fo:orphans="0" fo:widows="0" fo:text-indent="0cm" style:auto-text-indent="false" style:snap-to-layout-grid="false"/>
      <style:text-properties fo:font-size="9pt" fo:font-style="italic" style:font-size-asian="9pt" style:font-style-asian="italic" style:font-size-complex="9pt" style:font-style-complex="italic"/>
    </style:style>
    <style:style style:name="P42" style:family="paragraph" style:parent-style-name="Standard">
      <style:paragraph-properties fo:margin-left="1.764cm" fo:margin-right="0cm" fo:orphans="0" fo:widows="0" fo:text-indent="0cm" style:auto-text-indent="false" style:snap-to-layout-grid="false"/>
      <style:text-properties style:font-size-complex="9pt"/>
    </style:style>
    <style:style style:name="P43" style:family="paragraph" style:parent-style-name="Standard">
      <style:paragraph-properties fo:margin-left="0.011cm" fo:margin-right="0cm" fo:orphans="0" fo:widows="0" fo:text-indent="0cm" style:auto-text-indent="false" style:snap-to-layout-grid="false"/>
    </style:style>
    <style:style style:name="P44" style:family="paragraph" style:parent-style-name="Standard">
      <style:paragraph-properties fo:margin-left="0.011cm" fo:margin-right="0cm" fo:orphans="0" fo:widows="0" fo:text-indent="0cm" style:auto-text-indent="false" style:snap-to-layout-grid="false"/>
      <style:text-properties style:font-size-complex="9pt"/>
    </style:style>
    <style:style style:name="P45" style:family="paragraph" style:parent-style-name="Standard">
      <style:paragraph-properties fo:margin-left="0.011cm" fo:margin-right="0cm" fo:orphans="0" fo:widows="0" fo:text-indent="0cm" style:auto-text-indent="false" style:snap-to-layout-grid="false"/>
      <style:text-properties officeooo:rsid="00076f57" officeooo:paragraph-rsid="00076f57" style:font-size-complex="9pt"/>
    </style:style>
    <style:style style:name="P46" style:family="paragraph" style:parent-style-name="Standard">
      <style:paragraph-properties fo:margin-top="0.035cm" fo:margin-bottom="0.035cm" style:contextual-spacing="false" style:snap-to-layout-grid="false"/>
      <style:text-properties fo:font-size="9pt" style:font-size-asian="9pt" style:font-size-complex="9pt"/>
    </style:style>
    <style:style style:name="P47" style:family="paragraph" style:parent-style-name="Standard">
      <style:paragraph-properties fo:margin-top="0.035cm" fo:margin-bottom="0.035cm" style:contextual-spacing="false" style:snap-to-layout-grid="false"/>
      <style:text-properties fo:font-size="9pt" officeooo:rsid="001d4b81" officeooo:paragraph-rsid="001d4b81" style:font-size-asian="9pt" style:font-size-complex="9pt"/>
    </style:style>
    <style:style style:name="P48" style:family="paragraph" style:parent-style-name="Standard">
      <style:paragraph-properties fo:margin-top="0.035cm" fo:margin-bottom="0.035cm" style:contextual-spacing="false" style:snap-to-layout-grid="false"/>
      <style:text-properties fo:font-size="9pt" officeooo:rsid="00076f57" officeooo:paragraph-rsid="00076f57" style:font-size-asian="9pt" style:font-size-complex="9pt"/>
    </style:style>
    <style:style style:name="P49" style:family="paragraph" style:parent-style-name="Standard">
      <style:paragraph-properties fo:margin-top="0.035cm" fo:margin-bottom="0.035cm" style:contextual-spacing="false" style:snap-to-layout-grid="false"/>
      <style:text-properties fo:font-size="9pt" officeooo:rsid="001e9d3d" officeooo:paragraph-rsid="001e9d3d" style:font-size-asian="9pt" style:font-size-complex="9pt"/>
    </style:style>
    <style:style style:name="P50" style:family="paragraph" style:parent-style-name="Standard">
      <style:paragraph-properties fo:margin-top="0.035cm" fo:margin-bottom="0.035cm" style:contextual-spacing="false" style:snap-to-layout-grid="false"/>
      <style:text-properties fo:font-size="9pt" officeooo:rsid="001fa2e1" officeooo:paragraph-rsid="001fa2e1" style:font-size-asian="9pt" style:font-size-complex="9pt"/>
    </style:style>
    <style:style style:name="P51" style:family="paragraph" style:parent-style-name="Standard">
      <style:paragraph-properties fo:background-color="#e6e6e6" fo:padding-left="0.141cm" fo:padding-right="0.141cm" fo:padding-top="0.035cm" fo:padding-bottom="0.035cm" fo:border="0.51pt solid #000000">
        <style:background-image/>
      </style:paragraph-properties>
    </style:style>
    <style:style style:name="P52" style:family="paragraph" style:parent-style-name="Standard">
      <style:paragraph-properties fo:margin-left="6.35cm" fo:margin-right="0cm" fo:hyphenation-ladder-count="no-limit" fo:text-indent="-6.35cm" style:auto-text-indent="false" fo:padding="0cm" fo:border-left="none" fo:border-right="none" fo:border-top="0.51pt solid #000000" fo:border-bottom="none">
        <style:tab-stops>
          <style:tab-stop style:position="-1.27cm"/>
          <style:tab-stop style:position="0cm"/>
          <style:tab-stop style:position="1.27cm"/>
          <style:tab-stop style:position="2.54cm"/>
          <style:tab-stop style:position="3.81cm"/>
          <style:tab-stop style:position="5.08cm"/>
        </style:tab-stops>
      </style:paragraph-properties>
      <style:text-properties fo:hyphenate="false" fo:hyphenation-remain-char-count="2" fo:hyphenation-push-char-count="2"/>
    </style:style>
    <style:style style:name="P53" style:family="paragraph" style:parent-style-name="Standard">
      <style:paragraph-properties fo:margin-left="0.635cm" fo:margin-right="0cm" fo:text-indent="0cm" style:auto-text-indent="false"/>
    </style:style>
    <style:style style:name="P54" style:family="paragraph" style:parent-style-name="Standard">
      <style:paragraph-properties fo:margin-left="0.635cm" fo:margin-right="0cm" fo:text-indent="0cm" style:auto-text-indent="false"/>
      <style:text-properties style:font-name-complex="Arial"/>
    </style:style>
    <style:style style:name="P55" style:family="paragraph" style:parent-style-name="Standard">
      <style:paragraph-properties fo:margin-left="1.27cm" fo:margin-right="0cm" fo:text-indent="0cm" style:auto-text-indent="false"/>
    </style:style>
    <style:style style:name="P56" style:family="paragraph" style:parent-style-name="Standard">
      <style:paragraph-properties fo:margin-left="1.27cm" fo:margin-right="0cm" fo:text-indent="0cm" style:auto-text-indent="false"/>
      <style:text-properties style:font-name-complex="Arial"/>
    </style:style>
    <style:style style:name="P57" style:family="paragraph" style:parent-style-name="Standard">
      <style:paragraph-properties fo:margin-left="1.27cm" fo:margin-right="0cm" fo:text-indent="0cm" style:auto-text-indent="false"/>
      <style:text-properties fo:font-weight="bold" style:font-weight-asian="bold" style:font-weight-complex="bold"/>
    </style:style>
    <style:style style:name="P58" style:family="paragraph" style:parent-style-name="Ajuda">
      <style:paragraph-properties fo:orphans="0" fo:widows="0" style:snap-to-layout-grid="false"/>
    </style:style>
    <style:style style:name="P59" style:family="paragraph" style:parent-style-name="Standard">
      <style:paragraph-properties fo:padding-left="0cm" fo:padding-right="0cm" fo:padding-top="0.035cm" fo:padding-bottom="0cm" fo:border-left="none" fo:border-right="none" fo:border-top="0.51pt solid #000000" fo:border-bottom="none"/>
      <style:text-properties fo:color="#000080" fo:font-size="12pt" fo:font-weight="bold" style:font-size-asian="12pt" style:font-weight-asian="bold"/>
    </style:style>
    <style:style style:name="P60" style:family="paragraph" style:parent-style-name="Codi">
      <style:text-properties fo:font-weight="bold" style:font-weight-asian="bold"/>
    </style:style>
    <style:style style:name="P61" style:family="paragraph" style:parent-style-name="Codi">
      <style:text-properties officeooo:paragraph-rsid="000db0e4"/>
    </style:style>
    <style:style style:name="P62" style:family="paragraph" style:parent-style-name="Codi">
      <style:text-properties officeooo:paragraph-rsid="000f16af"/>
    </style:style>
    <style:style style:name="P63" style:family="paragraph" style:parent-style-name="Codi">
      <style:text-properties officeooo:paragraph-rsid="00138cfb"/>
    </style:style>
    <style:style style:name="P64" style:family="paragraph" style:parent-style-name="Codi">
      <style:text-properties style:font-name-asian="Arial"/>
    </style:style>
    <style:style style:name="P65" style:family="paragraph" style:parent-style-name="Standard">
      <style:paragraph-properties fo:break-before="page"/>
    </style:style>
    <style:style style:name="P66" style:family="paragraph" style:parent-style-name="wsdl">
      <style:text-properties officeooo:rsid="001a9a6f" officeooo:paragraph-rsid="001a9a6f"/>
    </style:style>
    <style:style style:name="P67" style:family="paragraph" style:parent-style-name="wsdl">
      <style:text-properties officeooo:rsid="001c1e30" officeooo:paragraph-rsid="001c1e30"/>
    </style:style>
    <style:style style:name="P68" style:family="paragraph" style:parent-style-name="wsdl">
      <style:text-properties officeooo:rsid="001c86d0" officeooo:paragraph-rsid="001c86d0"/>
    </style:style>
    <style:style style:name="P69" style:family="paragraph" style:parent-style-name="Standard" style:list-style-name="WW8Num20"/>
    <style:style style:name="P70" style:family="paragraph" style:parent-style-name="Standard">
      <style:paragraph-properties fo:text-align="start" style:justify-single-word="false"/>
    </style:style>
    <style:style style:name="P71" style:family="paragraph" style:parent-style-name="Standard" style:list-style-name="WW8Num20">
      <style:paragraph-properties fo:text-align="start" style:justify-single-word="false"/>
    </style:style>
    <style:style style:name="P72" style:family="paragraph" style:parent-style-name="Standard" style:list-style-name="WW8Num19">
      <style:paragraph-properties fo:text-align="start" style:justify-single-word="false"/>
    </style:style>
    <style:style style:name="P73" style:family="paragraph" style:parent-style-name="Standard">
      <style:paragraph-properties fo:text-align="start" style:justify-single-word="false"/>
      <style:text-properties officeooo:paragraph-rsid="00257073"/>
    </style:style>
    <style:style style:name="P74" style:family="paragraph" style:parent-style-name="Standard" style:list-style-name="WW8Num9"/>
    <style:style style:name="P75" style:family="paragraph" style:parent-style-name="Standard" style:list-style-name="WW8Num22"/>
    <style:style style:name="P76" style:family="paragraph" style:parent-style-name="Standard" style:list-style-name="WW8Num12"/>
    <style:style style:name="P77" style:family="paragraph" style:parent-style-name="Standard" style:list-style-name="WW8Num8"/>
    <style:style style:name="P78" style:family="paragraph" style:parent-style-name="Standard" style:list-style-name="WW8Num13"/>
    <style:style style:name="P79" style:family="paragraph" style:parent-style-name="Standard" style:list-style-name="WW8Num10"/>
    <style:style style:name="P80" style:family="paragraph" style:parent-style-name="Standard" style:list-style-name="WW8Num18"/>
    <style:style style:name="P81" style:family="paragraph" style:parent-style-name="Standard" style:list-style-name="WW8Num4"/>
    <style:style style:name="P82" style:family="paragraph" style:parent-style-name="Standard" style:list-style-name="WW8Num21"/>
    <style:style style:name="P83" style:family="paragraph" style:parent-style-name="Standard" style:list-style-name="WW8Num5"/>
    <style:style style:name="P84" style:family="paragraph" style:parent-style-name="Standard" style:list-style-name="WW8Num14"/>
    <style:style style:name="P85" style:family="paragraph" style:parent-style-name="Standard" style:list-style-name="WW8Num26"/>
    <style:style style:name="P86" style:family="paragraph" style:parent-style-name="Standard" style:list-style-name="WW8Num26">
      <style:text-properties fo:font-weight="bold" style:font-weight-asian="bold" style:font-weight-complex="bold"/>
    </style:style>
    <style:style style:name="P87" style:family="paragraph" style:parent-style-name="Standard">
      <style:paragraph-properties fo:text-align="start" style:justify-single-word="false"/>
      <style:text-properties officeooo:rsid="0019696e" officeooo:paragraph-rsid="00257073"/>
    </style:style>
    <style:style style:name="P88" style:family="paragraph" style:parent-style-name="Standard" style:master-page-name="Standard">
      <style:paragraph-properties style:page-number="auto"/>
    </style:style>
    <style:style style:name="P89" style:family="paragraph" style:parent-style-name="Standard" style:list-style-name="WW8Num20">
      <style:paragraph-properties fo:margin-left="3.747cm" fo:margin-right="0cm" fo:text-align="start" style:justify-single-word="false" fo:text-indent="-0.635cm" style:auto-text-indent="false"/>
    </style:style>
    <style:style style:name="P90" style:family="paragraph" style:parent-style-name="Standard" style:list-style-name="WW8Num20">
      <style:paragraph-properties fo:margin-left="2.498cm" fo:margin-right="0cm" fo:text-align="start" style:justify-single-word="false" fo:text-indent="-0.635cm" style:auto-text-indent="false"/>
    </style:style>
    <style:style style:name="P91" style:family="paragraph" style:parent-style-name="Standard" style:list-style-name="WW8Num26" style:master-page-name="">
      <style:paragraph-properties style:page-number="auto" fo:keep-with-next="always">
        <style:tab-stops/>
      </style:paragraph-properties>
      <style:text-properties fo:font-weight="bold" style:font-weight-asian="bold" style:font-weight-complex="bold"/>
    </style:style>
    <style:style style:name="P92" style:family="paragraph" style:parent-style-name="Heading_20_3" style:list-style-name="">
      <style:paragraph-properties fo:text-align="start" style:justify-single-word="false" fo:orphans="2" fo:widows="2" fo:hyphenation-ladder-count="no-limit" style:text-autospace="ideograph-alpha" style:punctuation-wrap="hanging" style:line-break="strict"/>
      <style:text-properties fo:hyphenate="true" fo:hyphenation-remain-char-count="4" fo:hyphenation-push-char-count="4"/>
    </style:style>
    <style:style style:name="P93" style:family="paragraph" style:parent-style-name="Heading_20_3">
      <style:paragraph-properties fo:break-before="page"/>
    </style:style>
    <style:style style:name="P94" style:family="paragraph" style:parent-style-name="Contents_20_2">
      <style:paragraph-properties>
        <style:tab-stops>
          <style:tab-stop style:position="16cm" style:type="right" style:leader-style="dotted" style:leader-text="."/>
        </style:tab-stops>
      </style:paragraph-properties>
    </style:style>
    <style:style style:name="P95" style:family="paragraph" style:parent-style-name="Heading_20_1">
      <style:text-properties officeooo:rsid="00188ba1" officeooo:paragraph-rsid="00188ba1"/>
    </style:style>
    <style:style style:name="P96" style:family="paragraph" style:parent-style-name="Heading_20_1" style:list-style-name="">
      <style:paragraph-properties fo:text-align="start" style:justify-single-word="false" fo:orphans="2" fo:widows="2" fo:hyphenation-ladder-count="no-limit" style:text-autospace="ideograph-alpha" style:punctuation-wrap="hanging" style:line-break="strict"/>
      <style:text-properties fo:hyphenate="true" fo:hyphenation-remain-char-count="4" fo:hyphenation-push-char-count="4"/>
    </style:style>
    <style:style style:name="P97" style:family="paragraph" style:parent-style-name="Heading_20_1">
      <style:paragraph-properties fo:break-before="page"/>
    </style:style>
    <style:style style:name="P98" style:family="paragraph" style:parent-style-name="Heading_20_2">
      <style:text-properties officeooo:rsid="001d4b81" officeooo:paragraph-rsid="001d4b81"/>
    </style:style>
    <style:style style:name="P99" style:family="paragraph" style:parent-style-name="Contents_20_1">
      <style:paragraph-properties>
        <style:tab-stops>
          <style:tab-stop style:position="16cm" style:type="right" style:leader-style="dotted" style:leader-text="."/>
        </style:tab-stops>
      </style:paragraph-properties>
    </style:style>
    <style:style style:name="P100" style:family="paragraph" style:parent-style-name="Heading_20_4" style:list-style-name="">
      <style:paragraph-properties fo:text-align="start" style:justify-single-word="false" fo:orphans="2" fo:widows="2" fo:hyphenation-ladder-count="no-limit" style:text-autospace="ideograph-alpha" style:punctuation-wrap="hanging" style:line-break="strict"/>
      <style:text-properties fo:hyphenate="true" fo:hyphenation-remain-char-count="4" fo:hyphenation-push-char-count="4"/>
    </style:style>
    <style:style style:name="P101" style:family="paragraph" style:parent-style-name="Heading_20_4">
      <style:paragraph-properties fo:break-before="page"/>
    </style:style>
    <style:style style:name="P102" style:family="paragraph" style:parent-style-name="Table_20_Contents_20__28_user_29_" style:list-style-name="WW8Num23">
      <style:paragraph-properties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ca" fo:country="ES" style:font-name-complex="Arial"/>
    </style:style>
    <style:style style:name="P103" style:family="paragraph" style:parent-style-name="Table_20_Contents_20__28_user_29_" style:list-style-name="WW8Num23">
      <style:paragraph-properties fo:margin-top="0cm" fo:margin-bottom="0.011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ca" fo:country="ES" style:font-name-complex="Arial"/>
    </style:style>
    <style:style style:name="P104" style:family="paragraph" style:parent-style-name="Table_20_Contents_20__28_user_29_" style:list-style-name="WW8Num17">
      <style:paragraph-properties fo:margin-top="0cm" fo:margin-bottom="0cm" style:contextual-spacing="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ca" fo:country="ES" style:font-name-complex="Arial"/>
    </style:style>
    <style:style style:name="P105" style:family="paragraph" style:parent-style-name="Table_20_Contents_20__28_user_29_" style:list-style-name="WW8Num17">
      <style:paragraph-properties fo:margin-top="0cm" fo:margin-bottom="0cm" style:contextual-spacing="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ca" fo:country="ES" officeooo:paragraph-rsid="000f16af" style:font-name-complex="Arial"/>
    </style:style>
    <style:style style:name="P106" style:family="paragraph" style:parent-style-name="Table_20_Contents_20__28_user_29_" style:list-style-name="WW8Num17">
      <style:paragraph-properties fo:margin-top="0cm" fo:margin-bottom="0cm" style:contextual-spacing="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style>
    <style:style style:name="P107" style:family="paragraph" style:parent-style-name="Table_20_Contents_20__28_user_29_" style:list-style-name="WW8Num17">
      <style:paragraph-properties fo:margin-top="0cm" fo:margin-bottom="0cm" style:contextual-spacing="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officeooo:paragraph-rsid="000f16af"/>
    </style:style>
    <style:style style:name="T1" style:family="text">
      <style:text-properties style:font-name-complex="Arial"/>
    </style:style>
    <style:style style:name="T2" style:family="text">
      <style:text-properties style:font-name-asian="Arial"/>
    </style:style>
    <style:style style:name="T3" style:family="text">
      <style:text-properties style:font-name-asian="Arial" style:font-name-complex="Arial"/>
    </style:style>
    <style:style style:name="T4" style:family="text">
      <style:text-properties officeooo:rsid="001fa2e1" style:font-name-asian="Arial"/>
    </style:style>
    <style:style style:name="T5" style:family="text">
      <style:text-properties officeooo:rsid="00076f57" style:font-name-asian="Arial"/>
    </style:style>
    <style:style style:name="T6" style:family="text">
      <style:text-properties style:font-name-asian="Arial" style:font-size-complex="9pt"/>
    </style:style>
    <style:style style:name="T7" style:family="text">
      <style:text-properties officeooo:rsid="00084a81" style:font-name-asian="Arial"/>
    </style:style>
    <style:style style:name="T8" style:family="text">
      <style:text-properties officeooo:rsid="000db0e4" style:font-name-asian="Arial"/>
    </style:style>
    <style:style style:name="T9" style:family="text">
      <style:text-properties officeooo:rsid="000f16af" style:font-name-asian="Arial"/>
    </style:style>
    <style:style style:name="T10" style:family="text">
      <style:text-properties officeooo:rsid="00128524" style:font-name-asian="Arial"/>
    </style:style>
    <style:style style:name="T11" style:family="text">
      <style:text-properties officeooo:rsid="00138cfb" style:font-name-asian="Arial"/>
    </style:style>
    <style:style style:name="T12" style:family="text">
      <style:text-properties officeooo:rsid="0014cb5f" style:font-name-asian="Arial"/>
    </style:style>
    <style:style style:name="T13" style:family="text">
      <style:text-properties officeooo:rsid="001608ac" style:font-name-asian="Arial"/>
    </style:style>
    <style:style style:name="T14" style:family="text">
      <style:text-properties officeooo:rsid="0016a30e" style:font-name-asian="Arial"/>
    </style:style>
    <style:style style:name="T15" style:family="text">
      <style:text-properties officeooo:rsid="00193528" style:font-name-asian="Arial"/>
    </style:style>
    <style:style style:name="T16" style:family="text">
      <style:text-properties officeooo:rsid="0019696e" style:font-name-asian="Arial"/>
    </style:style>
    <style:style style:name="T17" style:family="text">
      <style:text-properties officeooo:rsid="001e9d3d" style:font-name-asian="Arial"/>
    </style:style>
    <style:style style:name="T18" style:family="text">
      <style:text-properties officeooo:rsid="00257073" style:font-name-asian="Arial"/>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fo:font-weight="bold" officeooo:rsid="000f16af" style:font-weight-asian="bold"/>
    </style:style>
    <style:style style:name="T22" style:family="text">
      <style:text-properties fo:font-weight="bold" officeooo:rsid="00188ba1" style:font-weight-asian="bold"/>
    </style:style>
    <style:style style:name="T23" style:family="text">
      <style:text-properties fo:font-weight="bold" officeooo:rsid="0019696e" style:font-weight-asian="bold"/>
    </style:style>
    <style:style style:name="T24" style:family="text">
      <style:text-properties fo:font-weight="bold" style:font-name-asian="Arial" style:font-weight-asian="bold"/>
    </style:style>
    <style:style style:name="T25" style:family="text">
      <style:text-properties fo:font-weight="bold" style:font-name-asian="Arial" style:font-weight-asian="bold" style:font-weight-complex="bold"/>
    </style:style>
    <style:style style:name="T26" style:family="text">
      <style:text-properties fo:font-weight="bold" officeooo:rsid="0019696e" style:font-name-asian="Arial" style:font-weight-asian="bold" style:font-weight-complex="bold"/>
    </style:style>
    <style:style style:name="T27" style:family="text">
      <style:text-properties fo:font-weight="bold" officeooo:rsid="00257073" style:font-name-asian="Arial" style:font-weight-asian="bold" style:font-weight-complex="bold"/>
    </style:style>
    <style:style style:name="T28" style:family="text">
      <style:text-properties fo:font-weight="bold" officeooo:rsid="001a9a6f" style:font-name-asian="Arial" style:font-weight-asian="bold" style:font-weight-complex="bold"/>
    </style:style>
    <style:style style:name="T29" style:family="text">
      <style:text-properties style:font-size-complex="9pt"/>
    </style:style>
    <style:style style:name="T30" style:family="text">
      <style:text-properties fo:color="#000080" fo:font-size="12pt" fo:font-weight="bold" style:font-size-asian="12pt" style:font-weight-asian="bold" style:font-size-complex="12pt" style:font-weight-complex="bold"/>
    </style:style>
    <style:style style:name="T31" style:family="text">
      <style:text-properties fo:color="#000080" fo:font-size="12pt" fo:font-weight="bold" style:font-name-asian="Arial" style:font-size-asian="12pt" style:font-weight-asian="bold" style:font-size-complex="12pt" style:font-weight-complex="bold"/>
    </style:style>
    <style:style style:name="T32" style:family="text">
      <style:text-properties fo:language="ca" fo:country="ES"/>
    </style:style>
    <style:style style:name="T33" style:family="text">
      <style:text-properties fo:language="ca" fo:country="ES" style:font-name-asian="Arial"/>
    </style:style>
    <style:style style:name="T34" style:family="text">
      <style:text-properties fo:language="ca" fo:country="ES" officeooo:rsid="001d2613"/>
    </style:style>
    <style:style style:name="T35" style:family="text">
      <style:text-properties fo:font-style="italic" style:font-name-asian="Arial" style:font-style-asian="italic" style:font-style-complex="italic"/>
    </style:style>
    <style:style style:name="T36" style:family="text">
      <style:text-properties fo:font-style="italic" officeooo:rsid="00110135" style:font-name-asian="Arial" style:font-style-asian="italic" style:font-style-complex="italic"/>
    </style:style>
    <style:style style:name="T37" style:family="text">
      <style:text-properties fo:font-style="italic" style:font-style-asian="italic" style:font-style-complex="italic"/>
    </style:style>
    <style:style style:name="T38" style:family="text">
      <style:text-properties style:font-name="TTE1A83338t00" style:font-name-complex="TTE1A83338t00"/>
    </style:style>
    <style:style style:name="T39" style:family="text">
      <style:text-properties style:font-name="TTE1A83338t00" style:font-name-asian="TTE1A83338t00" style:font-name-complex="TTE1A83338t00"/>
    </style:style>
    <style:style style:name="T40" style:family="text">
      <style:text-properties style:font-name="Arial" fo:language="ca" fo:country="ES" style:font-name-complex="Arial"/>
    </style:style>
    <style:style style:name="T41" style:family="text">
      <style:text-properties style:font-name="Arial" fo:language="ca" fo:country="ES" officeooo:rsid="000d2d62" style:font-name-complex="Arial"/>
    </style:style>
    <style:style style:name="T42" style:family="text">
      <style:text-properties style:font-name="Arial" fo:language="ca" fo:country="ES" officeooo:rsid="00138cfb" style:font-name-complex="Arial"/>
    </style:style>
    <style:style style:name="T43" style:family="text">
      <style:text-properties style:font-name="Arial" fo:language="ca" fo:country="ES" style:font-name-asian="Arial" style:font-name-complex="Arial"/>
    </style:style>
    <style:style style:name="T44" style:family="text">
      <style:text-properties style:font-name="Arial" fo:language="ca" fo:country="ES" officeooo:rsid="00128524" style:font-name-asian="Arial" style:font-name-complex="Arial"/>
    </style:style>
    <style:style style:name="T45" style:family="text">
      <style:text-properties style:font-name="Arial" fo:language="ca" fo:country="ES" officeooo:rsid="00138cfb" style:font-name-asian="Arial" style:font-name-complex="Arial"/>
    </style:style>
    <style:style style:name="T46" style:family="text">
      <style:text-properties style:font-name="Arial" fo:language="ca" fo:country="ES" style:font-name-asian="Arial" style:language-asian="es" style:country-asian="ES" style:font-name-complex="Arial" style:font-size-complex="10pt"/>
    </style:style>
    <style:style style:name="T47" style:family="text">
      <style:text-properties fo:color="#000000"/>
    </style:style>
    <style:style style:name="T48" style:family="text">
      <style:text-properties fo:color="#000000" style:font-name-asian="Arial"/>
    </style:style>
    <style:style style:name="T49" style:family="text">
      <style:text-properties style:font-name-asian="Garamond"/>
    </style:style>
    <style:style style:name="T50" style:family="text">
      <style:text-properties fo:font-weight="normal" style:font-weight-asian="normal" style:font-weight-complex="normal"/>
    </style:style>
    <style:style style:name="T51" style:family="text">
      <style:text-properties officeooo:rsid="00076f57"/>
    </style:style>
    <style:style style:name="T52" style:family="text">
      <style:text-properties officeooo:rsid="00084a81"/>
    </style:style>
    <style:style style:name="T53" style:family="text">
      <style:text-properties officeooo:rsid="000b0de8"/>
    </style:style>
    <style:style style:name="T54" style:family="text">
      <style:text-properties officeooo:rsid="000db0e4"/>
    </style:style>
    <style:style style:name="T55" style:family="text">
      <style:text-properties officeooo:rsid="000f16af"/>
    </style:style>
    <style:style style:name="T56" style:family="text">
      <style:text-properties officeooo:rsid="00128524"/>
    </style:style>
    <style:style style:name="T57" style:family="text">
      <style:text-properties officeooo:rsid="00138cfb"/>
    </style:style>
    <style:style style:name="T58" style:family="text">
      <style:text-properties officeooo:rsid="0016a30e"/>
    </style:style>
    <style:style style:name="T59" style:family="text">
      <style:text-properties officeooo:rsid="0019696e"/>
    </style:style>
    <style:style style:name="T60" style:family="text">
      <style:text-properties officeooo:rsid="001d4b81"/>
    </style:style>
    <style:style style:name="fr1" style:family="graphic" style:parent-style-name="Frame">
      <style:graphic-properties fo:margin-left="0cm" fo:margin-right="0.249cm" style:wrap="dynamic" style:number-wrapped-paragraphs="no-limit" style:vertical-pos="from-top" style:vertical-rel="paragraph" style:horizontal-pos="from-left" style:horizontal-rel="page-content" fo:background-color="#ffffff" style:background-transparency="100%" fo:padding="0.026cm" fo:border="none">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able:table table:name="Taula1" table:style-name="Taula1">
        <table:table-column table:style-name="Taula1.A"/>
        <table:table-column table:style-name="Taula1.B"/>
        <table:table-column table:style-name="Taula1.C"/>
        <table:table-column table:style-name="Taula1.D"/>
        <table:table-column table:style-name="Taula1.E"/>
        <table:table-column table:style-name="Taula1.F"/>
        <table:table-row table:style-name="Taula1.1">
          <table:table-cell table:style-name="Taula1.A1" office:value-type="string">
            <text:p text:style-name="P58">Versió</text:p>
          </table:table-cell>
          <table:table-cell table:style-name="Taula1.A1" office:value-type="string">
            <text:p text:style-name="P58">Redactat<text:span text:style-name="T2"> </text:span>per</text:p>
          </table:table-cell>
          <table:table-cell table:style-name="Taula1.A1" office:value-type="string">
            <text:p text:style-name="P58">Revisat<text:span text:style-name="T2"> </text:span>per</text:p>
          </table:table-cell>
          <table:table-cell table:style-name="Taula1.A1" office:value-type="string">
            <text:p text:style-name="P58">Aprovat<text:span text:style-name="T2"> </text:span>per</text:p>
          </table:table-cell>
          <table:table-cell table:style-name="Taula1.A1" office:value-type="string">
            <text:p text:style-name="P58">Data<text:span text:style-name="T2"> </text:span>aprovació</text:p>
          </table:table-cell>
          <table:table-cell table:style-name="Taula1.F1" office:value-type="string">
            <text:p text:style-name="P58">Data<text:span text:style-name="T2"> </text:span>publicació</text:p>
          </table:table-cell>
        </table:table-row>
        <table:table-row table:style-name="Taula1.2">
          <table:table-cell table:style-name="Taula1.A2" office:value-type="string">
            <text:p text:style-name="P41"/>
          </table:table-cell>
          <table:table-cell table:style-name="Taula1.B2" office:value-type="string">
            <text:p text:style-name="P42"/>
          </table:table-cell>
          <table:table-cell table:style-name="Taula1.C2" office:value-type="string">
            <text:p text:style-name="P42"/>
          </table:table-cell>
          <table:table-cell table:style-name="Taula1.D2" office:value-type="string">
            <text:p text:style-name="P42"/>
          </table:table-cell>
          <table:table-cell table:style-name="Taula1.E2" office:value-type="string">
            <text:p text:style-name="P42"/>
          </table:table-cell>
          <table:table-cell table:style-name="Taula1.F2" office:value-type="string">
            <text:p text:style-name="P42"/>
          </table:table-cell>
        </table:table-row>
        <table:table-row table:style-name="Taula1.3">
          <table:table-cell table:style-name="Taula1.A3" office:value-type="string">
            <text:p text:style-name="P11">1.2.1</text:p>
          </table:table-cell>
          <table:table-cell table:style-name="Taula1.B3" office:value-type="string">
            <text:p text:style-name="P43"><text:span text:style-name="T29">Ligia</text:span><text:span text:style-name="T6"> </text:span><text:span text:style-name="T29">Vega</text:span></text:p>
          </table:table-cell>
          <table:table-cell table:style-name="Taula1.C3" office:value-type="string">
            <text:p text:style-name="P42"/>
          </table:table-cell>
          <table:table-cell table:style-name="Taula1.D3" office:value-type="string">
            <text:p text:style-name="P42"/>
          </table:table-cell>
          <table:table-cell table:style-name="Taula1.E3" office:value-type="string">
            <text:p text:style-name="P42"/>
          </table:table-cell>
          <table:table-cell table:style-name="Taula1.F3" office:value-type="string">
            <text:p text:style-name="P42"/>
          </table:table-cell>
        </table:table-row>
        <table:table-row table:style-name="Taula1.3">
          <table:table-cell table:style-name="Taula1.A4" office:value-type="string">
            <text:p text:style-name="P11">1.3</text:p>
          </table:table-cell>
          <table:table-cell table:style-name="Taula1.B4" office:value-type="string">
            <text:p text:style-name="P43"><text:span text:style-name="T29">Ligia</text:span><text:span text:style-name="T6"> </text:span><text:span text:style-name="T29">Vega</text:span></text:p>
          </table:table-cell>
          <table:table-cell table:style-name="Taula1.C4" office:value-type="string">
            <text:p text:style-name="P42"/>
          </table:table-cell>
          <table:table-cell table:style-name="Taula1.D4" office:value-type="string">
            <text:p text:style-name="P42"/>
          </table:table-cell>
          <table:table-cell table:style-name="Taula1.E4" office:value-type="string">
            <text:p text:style-name="P42"/>
          </table:table-cell>
          <table:table-cell table:style-name="Taula1.F4" office:value-type="string">
            <text:p text:style-name="P42"/>
          </table:table-cell>
        </table:table-row>
        <table:table-row table:style-name="Taula1.3">
          <table:table-cell table:style-name="Taula1.A5" office:value-type="string">
            <text:p text:style-name="P11">1.6</text:p>
          </table:table-cell>
          <table:table-cell table:style-name="Taula1.B5" office:value-type="string">
            <text:p text:style-name="P43"><text:span text:style-name="T29">Ligia</text:span><text:span text:style-name="T6"> </text:span><text:span text:style-name="T29">Vega</text:span></text:p>
          </table:table-cell>
          <table:table-cell table:style-name="Taula1.C5" office:value-type="string">
            <text:p text:style-name="P42"/>
          </table:table-cell>
          <table:table-cell table:style-name="Taula1.D5" office:value-type="string">
            <text:p text:style-name="P42"/>
          </table:table-cell>
          <table:table-cell table:style-name="Taula1.E5" office:value-type="string">
            <text:p text:style-name="P42"/>
          </table:table-cell>
          <table:table-cell table:style-name="Taula1.F5" office:value-type="string">
            <text:p text:style-name="P42"/>
          </table:table-cell>
        </table:table-row>
        <table:table-row table:style-name="Taula1.3">
          <table:table-cell table:style-name="Taula1.A6" office:value-type="string">
            <text:p text:style-name="P5">1.7</text:p>
          </table:table-cell>
          <table:table-cell table:style-name="Taula1.B6" office:value-type="string">
            <text:p text:style-name="P44">Sara<text:span text:style-name="T2"> </text:span>Arjona</text:p>
          </table:table-cell>
          <table:table-cell table:style-name="Taula1.C6" office:value-type="string">
            <text:p text:style-name="P42"/>
          </table:table-cell>
          <table:table-cell table:style-name="Taula1.D6" office:value-type="string">
            <text:p text:style-name="P42"/>
          </table:table-cell>
          <table:table-cell table:style-name="Taula1.E6" office:value-type="string">
            <text:p text:style-name="P42"/>
          </table:table-cell>
          <table:table-cell table:style-name="Taula1.F6" office:value-type="string">
            <text:p text:style-name="P42"/>
          </table:table-cell>
        </table:table-row>
        <table:table-row table:style-name="Taula1.3">
          <table:table-cell table:style-name="Taula1.A7" office:value-type="string">
            <text:p text:style-name="P16">1.8</text:p>
          </table:table-cell>
          <table:table-cell table:style-name="Taula1.B7" office:value-type="string">
            <text:p text:style-name="P45">Francesc Busquets</text:p>
          </table:table-cell>
          <table:table-cell table:style-name="Taula1.C7" office:value-type="string">
            <text:p text:style-name="P42"/>
          </table:table-cell>
          <table:table-cell table:style-name="Taula1.D7" office:value-type="string">
            <text:p text:style-name="P42"/>
          </table:table-cell>
          <table:table-cell table:style-name="Taula1.E7" office:value-type="string">
            <text:p text:style-name="P42"/>
          </table:table-cell>
          <table:table-cell table:style-name="Taula1.F7" office:value-type="string">
            <text:p text:style-name="P42"/>
          </table:table-cell>
        </table:table-row>
      </table:table>
      <text:p text:style-name="Standard"/>
      <text:p text:style-name="Standard"/>
      <text:p text:style-name="Standard"><draw:frame draw:style-name="fr1" draw:name="Marc1" text:anchor-type="char" svg:x="-0.132cm" svg:y="0.018cm" svg:width="16.392cm" svg:height="0.489cm" draw:z-index="0"><draw:text-box><table:table table:name="Taula2" table:style-name="Taula2"><table:table-column table:style-name="Taula2.A"/><table:table-row table:style-name="Taula2.1"><table:table-cell table:style-name="Taula2.A1" office:value-type="string"><text:p text:style-name="P4">Registre<text:span text:style-name="T2"> </text:span>de<text:span text:style-name="T2"> </text:span>Canvis</text:p></table:table-cell></table:table-row></table:table><text:p text:style-name="P6"><text:s/></text:p></draw:text-box></draw:frame></text:p>
      <table:table table:name="Taula3" table:style-name="Taula3">
        <table:table-column table:style-name="Taula3.A"/>
        <table:table-column table:style-name="Taula3.B"/>
        <table:table-column table:style-name="Taula3.C"/>
        <table:table-column table:style-name="Taula3.D"/>
        <table:table-row table:style-name="Taula3.1">
          <table:table-cell table:style-name="Taula3.A1" office:value-type="string">
            <text:p text:style-name="P46">Versió</text:p>
          </table:table-cell>
          <table:table-cell table:style-name="Taula3.A1" office:value-type="string">
            <text:p text:style-name="P46">Pàgines</text:p>
          </table:table-cell>
          <table:table-cell table:style-name="Taula3.A1" office:value-type="string">
            <text:p text:style-name="P46">Data<text:span text:style-name="T2"> </text:span>Modificació</text:p>
          </table:table-cell>
          <table:table-cell table:style-name="Taula3.D1" office:value-type="string">
            <text:p text:style-name="P46">Motiu<text:span text:style-name="T2"> </text:span>del<text:span text:style-name="T2"> </text:span>canvi</text:p>
          </table:table-cell>
        </table:table-row>
        <table:table-row table:style-name="Taula3.2">
          <table:table-cell table:style-name="Taula3.A1" office:value-type="string">
            <text:p text:style-name="P46">1.2.1</text:p>
          </table:table-cell>
          <table:table-cell table:style-name="Taula3.A1" office:value-type="string">
            <text:p text:style-name="P46">1-38</text:p>
          </table:table-cell>
          <table:table-cell table:style-name="Taula3.A1" office:value-type="string">
            <text:p text:style-name="P46">20/04/2011</text:p>
          </table:table-cell>
          <table:table-cell table:style-name="Taula3.D1" office:value-type="string">
            <text:p text:style-name="P46">Reestructuració<text:span text:style-name="T2"> </text:span>i<text:span text:style-name="T2"> </text:span>actualització<text:span text:style-name="T2"> </text:span>de<text:span text:style-name="T2"> </text:span>la<text:span text:style-name="T2"> </text:span>informació<text:span text:style-name="T2"> </text:span>(canvi<text:span text:style-name="T2"> </text:span>de<text:span text:style-name="T2"> </text:span>nomenclatura)</text:p>
          </table:table-cell>
        </table:table-row>
        <table:table-row table:style-name="Taula3.3">
          <table:table-cell table:style-name="Taula3.A1" office:value-type="string">
            <text:p text:style-name="P46">1.3</text:p>
          </table:table-cell>
          <table:table-cell table:style-name="Taula3.A1" office:value-type="string">
            <text:p text:style-name="P46">22-24,26</text:p>
          </table:table-cell>
          <table:table-cell table:style-name="Taula3.A1" office:value-type="string">
            <text:p text:style-name="P46">17/05/2011</text:p>
          </table:table-cell>
          <table:table-cell table:style-name="Taula3.D1" office:value-type="string">
            <text:p text:style-name="P46">Afegir<text:span text:style-name="T2"> </text:span>camp<text:span text:style-name="T2"> </text:span>Rol<text:span text:style-name="T2"> </text:span>al<text:span text:style-name="T2"> </text:span>servei<text:span text:style-name="T2"> </text:span>web<text:span text:style-name="T2"> </text:span>d<text:span text:style-name="T2">’</text:span>autenticació</text:p>
          </table:table-cell>
        </table:table-row>
        <table:table-row table:style-name="Taula3.1">
          <table:table-cell table:style-name="Taula3.A1" office:value-type="string">
            <text:p text:style-name="P46">1.3</text:p>
          </table:table-cell>
          <table:table-cell table:style-name="Taula3.A1" office:value-type="string">
            <text:p text:style-name="P46">31,33</text:p>
          </table:table-cell>
          <table:table-cell table:style-name="Taula3.A1" office:value-type="string">
            <text:p text:style-name="P46">17/05/2011</text:p>
          </table:table-cell>
          <table:table-cell table:style-name="Taula3.D1" office:value-type="string">
            <text:p text:style-name="P46">Afegir<text:span text:style-name="T2"> </text:span>dos<text:span text:style-name="T2"> </text:span>estats<text:span text:style-name="T2"> </text:span>nous<text:span text:style-name="T2"> </text:span>al<text:span text:style-name="T2"> </text:span>servei<text:span text:style-name="T2"> </text:span>web<text:span text:style-name="T2"> </text:span>de<text:span text:style-name="T2"> </text:span>seguiment:<text:span text:style-name="T2"> </text:span>POR_CORREGIR<text:span text:style-name="T2"> </text:span>i<text:span text:style-name="T2"> </text:span>CORREGIDO</text:p>
          </table:table-cell>
        </table:table-row>
        <table:table-row table:style-name="Taula3.1">
          <table:table-cell table:style-name="Taula3.A1" office:value-type="string">
            <text:p text:style-name="P46">1.6</text:p>
          </table:table-cell>
          <table:table-cell table:style-name="Taula3.A1" office:value-type="string">
            <text:p text:style-name="P46">44</text:p>
          </table:table-cell>
          <table:table-cell table:style-name="Taula3.A1" office:value-type="string">
            <text:p text:style-name="P46">17/08/2012</text:p>
          </table:table-cell>
          <table:table-cell table:style-name="Taula3.D1" office:value-type="string">
            <text:p text:style-name="P46">Treure<text:span text:style-name="T2"> </text:span>les<text:span text:style-name="T2"> </text:span>referències<text:span text:style-name="T2"> </text:span>a<text:span text:style-name="T2"> </text:span>ATRIA.<text:span text:style-name="T2"> </text:span>Afegir<text:span text:style-name="T2"> </text:span>l<text:span text:style-name="T2">’</text:span>apartat<text:span text:style-name="T2"> </text:span>de<text:span text:style-name="T2"> </text:span>preguntes<text:span text:style-name="T2"> </text:span>freqüents.</text:p>
          </table:table-cell>
        </table:table-row>
        <table:table-row table:style-name="Taula3.1">
          <table:table-cell table:style-name="Taula3.A6" office:value-type="string">
            <text:p text:style-name="P46">1.7</text:p>
          </table:table-cell>
          <table:table-cell table:style-name="Taula3.A6" office:value-type="string">
            <text:p text:style-name="P46">30-42</text:p>
          </table:table-cell>
          <table:table-cell table:style-name="Taula3.A6" office:value-type="string">
            <text:p text:style-name="P46">03/07/2013</text:p>
          </table:table-cell>
          <table:table-cell table:style-name="Taula3.D6" office:value-type="string">
            <text:p text:style-name="P46">Afegir paràmetre opcional ForzarGuardar</text:p>
          </table:table-cell>
        </table:table-row>
        <table:table-row table:style-name="Taula3.1">
          <table:table-cell table:style-name="Taula3.A6" office:value-type="string">
            <text:p text:style-name="P50">1.8</text:p>
          </table:table-cell>
          <table:table-cell table:style-name="Taula3.A6" office:value-type="string">
            <text:p text:style-name="P49">1 - 35</text:p>
          </table:table-cell>
          <table:table-cell table:style-name="Taula3.A6" office:value-type="string">
            <text:p text:style-name="P47">16/07/2014</text:p>
          </table:table-cell>
          <table:table-cell table:style-name="Taula3.D6" office:value-type="string">
            <text:p text:style-name="P48"><text:span text:style-name="T52">Derogació</text:span> del protocol «Remote SCORM»</text:p>
          </table:table-cell>
        </table:table-row>
      </table:table>
      <text:p text:style-name="Standard"/>
      <text:p text:style-name="Standard"/>
      <text:p text:style-name="P51">RESPONSABLE<text:span text:style-name="T2"> </text:span>DEL<text:span text:style-name="T2"> </text:span>DOCUMENT:</text:p>
      <text:p text:style-name="Standard"/>
      <text:p text:style-name="P51"><text:span text:style-name="T30">Í</text:span><text:span text:style-name="T31"> </text:span><text:span text:style-name="T30">N</text:span><text:span text:style-name="T31"> </text:span><text:span text:style-name="T30">D</text:span><text:span text:style-name="T31"> </text:span><text:span text:style-name="T30">E</text:span><text:span text:style-name="T31"> </text:span><text:span text:style-name="T30">X</text:span></text:p>
      <text:p text:style-name="Standard"/>
      <text:table-of-content text:style-name="Sect1" text:protected="true" text:name="Índex de continguts2">
        <text:table-of-content-source text:outline-level="2">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9">1.INTRODUCCIÓ<text:tab/>3</text:p>
          <text:p text:style-name="P99">2.GLOSSARI<text:tab/>3</text:p>
          <text:p text:style-name="P99">3.ENLLAÇOS D'INTERÈS<text:tab/>3</text:p>
          <text:p text:style-name="P99">4.OBJECTIU DE MARSUPIAL<text:tab/>3</text:p>
          <text:p text:style-name="P99">5.IDENTIFICACIÓ DE SUBSISTEMES<text:tab/>4</text:p>
          <text:p text:style-name="P94">5.1Subsistema &lt;&lt;Editorial&gt;&gt;<text:tab/>4</text:p>
          <text:p text:style-name="P94">5.2Subsistema &lt;&lt;EVA&gt;&gt;<text:tab/>4</text:p>
          <text:p text:style-name="P99">6.PROTOCOL DE COMUNICACIÓ ENTRE L’EVA I L’EDITORIAL<text:tab/>4</text:p>
          <text:p text:style-name="P99">7.ESPECIFICACIÓ EN SERVEIS WEB SOAP<text:tab/>5</text:p>
          <text:p text:style-name="P99">8.TIPUS DE CONTINGUTS DIGITALS<text:tab/>6</text:p>
          <text:p text:style-name="P94">8.1Web Content<text:tab/>6</text:p>
          <text:p text:style-name="P94">8.2SCORM Remot (fins a juliol de 2014)<text:tab/>6</text:p>
          <text:p text:style-name="P99">9.ESPECIFICACIÓ DEL PROTOCOL DE COMUNICACIÓ ENTRE L’EVA I L’EDITORIAL EN SERVEIS WEB SOAP<text:tab/>6</text:p>
          <text:p text:style-name="P94"><text:soft-page-break/>9.1Servei web d’Estructura del llibre<text:tab/>6</text:p>
          <text:p text:style-name="P94">9.2Servei web d’autenticació i autorització<text:tab/>17</text:p>
          <text:p text:style-name="P94">9.3Servei web de seguiment<text:tab/>23</text:p>
          <text:p text:style-name="P99">10.IMPLEMENTACIÓ DE LA PLATAFORMA MARSUPIAL<text:tab/>33</text:p>
          <text:p text:style-name="P94">10.1Preguntes freqüents<text:tab/>33</text:p>
        </text:index-body>
      </text:table-of-content>
      <text:p text:style-name="P59"/>
      <text:section text:style-name="Sect2" text:name="Secció2">
        <text:p text:style-name="P52"/>
        <text:h text:style-name="P97" text:outline-level="1">INTRODUCCIÓ</text:h>
        <text:p text:style-name="Standard">L<text:span text:style-name="T2">’</text:span>objectiu<text:span text:style-name="T2"> </text:span>d<text:span text:style-name="T2">’</text:span>aquest<text:span text:style-name="T2"> </text:span>document<text:span text:style-name="T2"> é</text:span>s<text:span text:style-name="T2"> </text:span>recollir<text:span text:style-name="T2"> </text:span>la<text:span text:style-name="T2"> </text:span>definició<text:span text:style-name="T2"> </text:span>de<text:span text:style-name="T2"> </text:span>la<text:span text:style-name="T2"> </text:span>plataforma<text:span text:style-name="T2"> </text:span>Marsupial.</text:p>
        <text:p text:style-name="Standard">Marsupial<text:span text:style-name="T2"> </text:span>conté:</text:p>
        <text:list xml:id="list5168236081795128505" text:style-name="WW8Num20">
          <text:list-item>
            <text:p text:style-name="P69">La<text:span text:style-name="T2"> </text:span>definició<text:span text:style-name="T2"> </text:span>d<text:span text:style-name="T2">’</text:span>un<text:span text:style-name="T2"> </text:span>protocol<text:span text:style-name="T2"> </text:span>de<text:span text:style-name="T2"> </text:span>comunicació<text:span text:style-name="T2"> </text:span>entre<text:span text:style-name="T2"> </text:span>els<text:span text:style-name="T2"> </text:span>Entorns<text:span text:style-name="T2"> </text:span>Virtuals<text:span text:style-name="T2"> </text:span>d<text:span text:style-name="T2">’</text:span>Aprenentatge<text:span text:style-name="T2"> </text:span>(en<text:span text:style-name="T2"> </text:span>endavant<text:span text:style-name="T2"> </text:span>EVA)<text:span text:style-name="T2"> </text:span>i<text:span text:style-name="T2"> </text:span>els<text:span text:style-name="T2"> </text:span>diferents<text:span text:style-name="T2"> </text:span>proveïdors<text:span text:style-name="T2"> </text:span>de<text:span text:style-name="T2"> </text:span>continguts<text:span text:style-name="T2"> </text:span>(en<text:span text:style-name="T2"> </text:span>endavant<text:span text:style-name="T2"> </text:span>Editorials).</text:p>
          </text:list-item>
          <text:list-item>
            <text:p text:style-name="P69">L<text:span text:style-name="T2">’</text:span>especificació<text:span text:style-name="T2"> </text:span>del<text:span text:style-name="T2"> </text:span>format<text:span text:style-name="T2"> </text:span>de<text:span text:style-name="T2"> </text:span>contingut<text:span text:style-name="T2"> </text:span>que<text:span text:style-name="T2"> </text:span>es<text:span text:style-name="T2"> </text:span>po<text:span text:style-name="T51">t</text:span><text:span text:style-name="T2"> </text:span>fer<text:span text:style-name="T2"> </text:span>servir<text:span text:style-name="T2"> </text:span>en<text:span text:style-name="T2"> </text:span>aquesta<text:span text:style-name="T2"> </text:span>plataforma:<text:span text:style-name="T2"> contingut web</text:span><text:span text:style-name="T5"> remot</text:span>.</text:p>
          </text:list-item>
        </text:list>
        <text:h text:style-name="Heading_20_1" text:outline-level="1">GLOSSARI</text:h>
        <table:table table:name="Taula4" table:style-name="Taula4">
          <table:table-column table:style-name="Taula4.A"/>
          <table:table-column table:style-name="Taula4.B"/>
          <table:table-row table:style-name="Taula4.1">
            <table:table-cell table:style-name="Taula4.A1" office:value-type="string">
              <text:p text:style-name="P8">Terme</text:p>
            </table:table-cell>
            <table:table-cell table:style-name="Taula4.B1" office:value-type="string">
              <text:p text:style-name="P8">Definició</text:p>
            </table:table-cell>
          </table:table-row>
          <table:table-row table:style-name="Taula4.1">
            <table:table-cell table:style-name="Taula4.A1" office:value-type="string">
              <text:p text:style-name="P4"><text:span text:style-name="T19">EVA</text:span><text:span text:style-name="T24"> </text:span><text:span text:style-name="T19">o</text:span><text:span text:style-name="T24"> </text:span><text:span text:style-name="T19">LMS</text:span></text:p>
            </table:table-cell>
            <table:table-cell table:style-name="Taula4.B1" office:value-type="string">
              <text:p text:style-name="P4">Entorn<text:span text:style-name="T2"> </text:span>Virtual<text:span text:style-name="T2"> </text:span>d<text:span text:style-name="T2">’</text:span>Aprenentatge.<text:span text:style-name="T2"> </text:span>Learning<text:span text:style-name="T2"> </text:span>Management<text:span text:style-name="T2"> </text:span>System.<text:span text:style-name="T60"><text:line-break/></text:span>Exemples:<text:span text:style-name="T2"> </text:span>Àgora-moodle,<text:span text:style-name="T2"> M</text:span>oodle.</text:p>
            </table:table-cell>
          </table:table-row>
          <table:table-row table:style-name="Taula4.1">
            <table:table-cell table:style-name="Taula4.A1" office:value-type="string">
              <text:p text:style-name="P8">Moodle</text:p>
            </table:table-cell>
            <table:table-cell table:style-name="Taula4.B1" office:value-type="string">
              <text:p text:style-name="P4">Moodle<text:span text:style-name="T2"> </text:span>és<text:span text:style-name="T2"> </text:span>un<text:span text:style-name="T2"> </text:span>Sistema<text:span text:style-name="T2"> </text:span>de<text:span text:style-name="T2"> </text:span>Gestió<text:span text:style-name="T2"> </text:span>de<text:span text:style-name="T2"> </text:span>Cursos<text:span text:style-name="T2"> </text:span>(Course<text:span text:style-name="T2"> </text:span>Management System,<text:span text:style-name="T2"> </text:span>CMS)<text:span text:style-name="T2"> </text:span>encara<text:span text:style-name="T2"> </text:span>que<text:span text:style-name="T2"> </text:span>també<text:span text:style-name="T2"> </text:span>és<text:span text:style-name="T2"> </text:span>conegut<text:span text:style-name="T2"> </text:span>per<text:span text:style-name="T2"> </text:span>altres<text:span text:style-name="T2"> </text:span>noms,<text:span text:style-name="T2"> </text:span>com LMS<text:span text:style-name="T2"> </text:span>o<text:span text:style-name="T2"> </text:span>Entorn<text:span text:style-name="T2"> </text:span>d<text:span text:style-name="T2">’</text:span>Aprenentatge<text:span text:style-name="T2"> </text:span>Virtual<text:span text:style-name="T2"> </text:span>(Virtual<text:span text:style-name="T2"> </text:span>Learning Environment,<text:span text:style-name="T2"> </text:span>VLE).</text:p>
            </table:table-cell>
          </table:table-row>
          <table:table-row table:style-name="Taula4.1">
            <table:table-cell table:style-name="Taula4.A1" office:value-type="string">
              <text:p text:style-name="P8">Àgora-Moodle</text:p>
            </table:table-cell>
            <table:table-cell table:style-name="Taula4.B1" office:value-type="string">
              <text:p text:style-name="P4">Sistema<text:span text:style-name="T2"> </text:span>de<text:span text:style-name="T2"> </text:span>gestió<text:span text:style-name="T2"> </text:span>d<text:span text:style-name="T2">’</text:span>aprenentatge<text:span text:style-name="T2"> </text:span>del<text:span text:style-name="T2"> </text:span>Departament<text:span text:style-name="T2"> </text:span>d<text:span text:style-name="T2">’</text:span>Ensenyament<text:span text:style-name="T2"> </text:span>de la<text:span text:style-name="T2"> </text:span>Generalitat<text:span text:style-name="T2"> </text:span>de<text:span text:style-name="T2"> </text:span>Catalunya<text:span text:style-name="T2"> </text:span>basat<text:span text:style-name="T2"> </text:span>en<text:span text:style-name="T2"> </text:span>Moodle.</text:p>
            </table:table-cell>
          </table:table-row>
          <table:table-row table:style-name="Taula4.1">
            <table:table-cell table:style-name="Taula4.A1" office:value-type="string">
              <text:p text:style-name="P4"><text:span text:style-name="T19">Proveïdors</text:span><text:span text:style-name="T24"> </text:span><text:span text:style-name="T19">de</text:span><text:span text:style-name="T22"> </text:span><text:span text:style-name="T19">Continguts</text:span></text:p>
            </table:table-cell>
            <table:table-cell table:style-name="Taula4.B1" office:value-type="string">
              <text:p text:style-name="P4">Organitzacions<text:span text:style-name="T2"> </text:span>que<text:span text:style-name="T2"> </text:span>proporcionen<text:span text:style-name="T2"> </text:span>continguts<text:span text:style-name="T2"> </text:span>digitals<text:span text:style-name="T2"> que es poden visualitzar </text:span>en<text:span text:style-name="T2"> </text:span>un<text:span text:style-name="T2"> </text:span>navegador<text:span text:style-name="T2"> </text:span>web.<text:span text:style-name="T2"> </text:span>Poden<text:span text:style-name="T2"> </text:span>ser<text:span text:style-name="T2"> </text:span>editorials,<text:span text:style-name="T2"> </text:span>grups<text:span text:style-name="T2"> </text:span>editorials<text:span text:style-name="T2"> </text:span>o qualsevol<text:span text:style-name="T2"> </text:span>altre<text:span text:style-name="T2"> </text:span>tipus<text:span text:style-name="T2"> </text:span>d<text:span text:style-name="T2">’</text:span>organització.</text:p>
            </table:table-cell>
          </table:table-row>
        </table:table>
        <text:h text:style-name="Heading_20_1" text:outline-level="1"><text:bookmark text:name="links"/>ENLLAÇOS D'INTERÈS</text:h>
        <text:list xml:id="list104026810148314" text:continue-numbering="true" text:style-name="WW8Num20">
          <text:list-item>
            <text:p text:style-name="P71">Informació del projecte Marsupial: <text:a xlink:type="simple" xlink:href="https://github.com/projectestac/marsupial">https://github.com/projectestac/marsupial</text:a></text:p>
          </text:list-item>
          <text:list-item>
            <text:p text:style-name="P71">Documentació (manuals, protocol, WSDL...): <text:s/><text:a xlink:type="simple" xlink:href="https://github.com/projectestac/marsupial/tree/master/docs">https://github.com/projectestac/marsupial/tree/master/docs</text:a></text:p>
          </text:list-item>
          <text:list-item>
            <text:p text:style-name="P89">Protocol: <text:a xlink:type="simple" xlink:href="https://github.com/projectestac/marsupial/tree/master/docs/protocol">https://github.com/projectestac/marsupial/tree/master/docs/protocol</text:a></text:p>
          </text:list-item>
          <text:list-item>
            <text:p text:style-name="P89">WSDL: <text:a xlink:type="simple" xlink:href="https://github.com/projectestac/marsupial/tree/master/docs/wsdl">https://github.com/projectestac/marsupial/tree/master/docs/wsdl</text:a></text:p>
          </text:list-item>
          <text:list-item>
            <text:p text:style-name="P90">Codi font:</text:p>
          </text:list-item>
          <text:list-item>
            <text:p text:style-name="P89">Simulador d'editorial: <text:a xlink:type="simple" xlink:href="https://github.com/projectestac/marsupial/tree/master/mps">https://github.com/projectestac/marsupial/tree/master/mps</text:a></text:p>
          </text:list-item>
          <text:list-item>
            <text:p text:style-name="P89">Exemple d'implementació d'EVA (Moodle): <text:a xlink:type="simple" xlink:href="https://github.com/projectestac/marsupial/tree/master/moodle">https://github.com/projectestac/marsupial/tree/master/moodle</text:a> </text:p>
          </text:list-item>
        </text:list>
        <text:h text:style-name="P95" text:outline-level="1">OBJECTIU DE MARSUPIAL</text:h>
        <text:p text:style-name="P22">L'objectiu<text:span text:style-name="T2"> </text:span>principal<text:span text:style-name="T2"> </text:span>de<text:span text:style-name="T2"> </text:span>Marsupial<text:span text:style-name="T2"> </text:span>és<text:span text:style-name="T2"> </text:span><text:span text:style-name="T19">definir</text:span><text:span text:style-name="T24"> </text:span><text:span text:style-name="T19">i</text:span><text:span text:style-name="T24"> </text:span><text:span text:style-name="T19">implementar</text:span><text:span text:style-name="T2"> </text:span>un<text:span text:style-name="T2"> </text:span>sistema<text:span text:style-name="T2"> </text:span>que<text:span text:style-name="T2"> </text:span>permeti<text:span text:style-name="T2"> </text:span>accedir<text:span text:style-name="T2"> </text:span>de<text:span text:style-name="T2"> </text:span>manera<text:span text:style-name="T2"> </text:span>segura<text:span text:style-name="T2"> </text:span>al<text:span text:style-name="T2"> </text:span>contingut<text:span text:style-name="T2"> </text:span>educatiu<text:span text:style-name="T2"> </text:span>digital<text:span text:style-name="T2"> </text:span>i<text:span text:style-name="T2"> </text:span>desar<text:span text:style-name="T2"> </text:span>els<text:span text:style-name="T2"> </text:span>resultats<text:span text:style-name="T2"> </text:span>de<text:span text:style-name="T2"> </text:span>la<text:span text:style-name="T2"> </text:span>interacció<text:span text:style-name="T2"> </text:span>de<text:span text:style-name="T2"> </text:span>l<text:span text:style-name="T2">’</text:span>alumnat<text:span text:style-name="T2"> </text:span>amb<text:span text:style-name="T2"> </text:span>el<text:span text:style-name="T2"> </text:span>contingut<text:span text:style-name="T2"> </text:span>a<text:span text:style-name="T2"> </text:span>l<text:span text:style-name="T2">’</text:span>EVA,<text:span text:style-name="T2"> </text:span>independentment<text:span text:style-name="T2"> </text:span>de<text:span text:style-name="T2"> quin EVA hagi </text:span>triat<text:span text:style-name="T2"> </text:span>el<text:span text:style-name="T2"> </text:span>centre<text:span text:style-name="T2"> </text:span>educatiu<text:span text:style-name="T2"> </text:span>i<text:span text:style-name="T2"> </text:span>del<text:span text:style-name="T2"> </text:span>format<text:span text:style-name="T2"> </text:span>del<text:span text:style-name="T2"> </text:span>contingut<text:span text:style-name="T2"> </text:span>digital<text:span text:style-name="T2"> </text:span><text:soft-page-break/>(pdf,<text:span text:style-name="T2"> </text:span>html,<text:span text:style-name="T2"> </text:span>flash,<text:span text:style-name="T2"> </text:span>etc)<text:span text:style-name="T2"> </text:span>de<text:span text:style-name="T2"> </text:span>l<text:span text:style-name="T2">’</text:span>Editorial.<text:span text:style-name="T2"> </text:span>D<text:span text:style-name="T2">’</text:span>aquesta<text:span text:style-name="T2"> </text:span>manera<text:span text:style-name="T2"> </text:span>es<text:span text:style-name="T2"> garanteix </text:span>la<text:span text:style-name="T2"> </text:span>possibilitat<text:span text:style-name="T2"> </text:span>d<text:span text:style-name="T2">'</text:span>establir<text:span text:style-name="T2"> </text:span>una<text:span text:style-name="T2"> </text:span>plataforma<text:span text:style-name="T2"> </text:span>educativa<text:span text:style-name="T2"> </text:span>global,<text:span text:style-name="T2"> </text:span>oberta<text:span text:style-name="T2"> </text:span>a<text:span text:style-name="T2"> </text:span>tot<text:span text:style-name="T2"> </text:span>tipus<text:span text:style-name="T2"> </text:span>de<text:span text:style-name="T2"> </text:span>proveïdors<text:span text:style-name="T2"> </text:span>de<text:span text:style-name="T2"> </text:span>continguts<text:span text:style-name="T2"> </text:span>i<text:span text:style-name="T2"> </text:span>d<text:span text:style-name="T2">’</text:span>EVA.</text:p>
        <text:h text:style-name="Heading_20_1" text:outline-level="1">IDENTIFICACIÓ<text:span text:style-name="T2"> </text:span>DE<text:span text:style-name="T2"> </text:span>SUBSISTEMES</text:h>
        <text:p text:style-name="Standard"><text:span text:style-name="T15">A</text:span><text:span text:style-name="T2"> </text:span>la<text:span text:style-name="T2"> </text:span>plataforma<text:span text:style-name="T2"> </text:span>Marsupial<text:span text:style-name="T2"> </text:span>hi<text:span text:style-name="T2"> </text:span>ha<text:span text:style-name="T2"> </text:span>dos<text:span text:style-name="T2"> </text:span>subsistemes<text:span text:style-name="T2"> </text:span>implicats:</text:p>
        <text:list xml:id="list7584208153861605988" text:style-name="WW8Num9">
          <text:list-item>
            <text:p text:style-name="P74">Editorial</text:p>
          </text:list-item>
          <text:list-item>
            <text:p text:style-name="P74">EVA</text:p>
          </text:list-item>
        </text:list>
        <text:h text:style-name="Heading_20_2" text:outline-level="2">Subsistema<text:span text:style-name="T2"> </text:span>&lt;&lt;Editorial&gt;&gt;</text:h>
        <text:h text:style-name="Heading_20_4" text:outline-level="4">Funcionalitats<text:span text:style-name="T2"> </text:span>que<text:span text:style-name="T2"> </text:span>ofereix<text:span text:style-name="T2"> </text:span>el<text:span text:style-name="T2"> </text:span>subsistema</text:h>
        <text:p text:style-name="Standard">Des<text:span text:style-name="T2"> </text:span>del<text:span text:style-name="T2"> </text:span>punt<text:span text:style-name="T2"> </text:span>de<text:span text:style-name="T2"> </text:span>vista<text:span text:style-name="T2"> </text:span>de<text:span text:style-name="T2"> </text:span>Marsupial,<text:span text:style-name="T2"> </text:span>el<text:span text:style-name="T2"> </text:span>subsistema<text:span text:style-name="T2"> </text:span>Editorial<text:span text:style-name="T2"> </text:span>s<text:span text:style-name="T2">’</text:span>encarrega<text:span text:style-name="T2"> </text:span>de:</text:p>
        <text:list xml:id="list8396875319427889588" text:style-name="WW8Num22">
          <text:list-item>
            <text:p text:style-name="P75">Proporcionar<text:span text:style-name="T2"> </text:span>informació<text:span text:style-name="T2"> </text:span>a<text:span text:style-name="T2"> </text:span>l<text:span text:style-name="T2">’</text:span>EVA<text:span text:style-name="T2"> </text:span>perquè<text:span text:style-name="T2"> </text:span>pugui<text:span text:style-name="T2"> </text:span>comunicar-se<text:span text:style-name="T2"> </text:span>amb<text:span text:style-name="T2"> </text:span>l<text:span text:style-name="T2">’</text:span>Editorial.</text:p>
          </text:list-item>
          <text:list-item>
            <text:p text:style-name="P75">Proporcionar<text:span text:style-name="T2"> </text:span>les<text:span text:style-name="T2"> </text:span>credencials<text:span text:style-name="T2"> </text:span>dels<text:span text:style-name="T2"> </text:span>usuaris<text:span text:style-name="T2"> </text:span>perquè<text:span text:style-name="T2"> </text:span>puguin<text:span text:style-name="T2"> </text:span>accedir<text:span text:style-name="T2"> </text:span>als<text:span text:style-name="T2"> </text:span>continguts<text:span text:style-name="T2"> </text:span>digitals</text:p>
          </text:list-item>
          <text:list-item>
            <text:p text:style-name="P75">Proporcionar<text:span text:style-name="T2"> </text:span>els<text:span text:style-name="T2"> </text:span>contingut<text:span text:style-name="T53">s</text:span><text:span text:style-name="T2"> </text:span>digitals<text:span text:style-name="T2"> </text:span>als<text:span text:style-name="T2"> </text:span>qu<text:span text:style-name="T53">als</text:span><text:span text:style-name="T2"> </text:span>es<text:span text:style-name="T2"> </text:span>podrà<text:span text:style-name="T2"> </text:span>accedir<text:span text:style-name="T2"> </text:span>des<text:span text:style-name="T2"> </text:span>de<text:span text:style-name="T2"> </text:span>l<text:span text:style-name="T2">’</text:span>EVA.</text:p>
          </text:list-item>
          <text:list-item>
            <text:p text:style-name="P75">Proporcionar<text:span text:style-name="T2"> </text:span>informació<text:span text:style-name="T2"> </text:span>sobre<text:span text:style-name="T2"> </text:span>l<text:span text:style-name="T2">’</text:span>estructura<text:span text:style-name="T2"> </text:span>dels<text:span text:style-name="T2"> </text:span>continguts<text:span text:style-name="T2"> </text:span>digitals<text:span text:style-name="T2"> </text:span>als<text:span text:style-name="T2"> </text:span>qu<text:span text:style-name="T53">als</text:span><text:span text:style-name="T2"> </text:span>es<text:span text:style-name="T2"> </text:span>podrà<text:span text:style-name="T2"> </text:span>accedir<text:span text:style-name="T2"> </text:span>des<text:span text:style-name="T2"> </text:span>de<text:span text:style-name="T2"> </text:span>l<text:span text:style-name="T2">’</text:span>EVA.</text:p>
          </text:list-item>
          <text:list-item>
            <text:p text:style-name="P75">Proporcionar<text:span text:style-name="T2"> </text:span>els<text:span text:style-name="T2"> </text:span>mecanismes<text:span text:style-name="T2"> </text:span>d<text:span text:style-name="T2">’</text:span>autenticació<text:span text:style-name="T2"> </text:span>i<text:span text:style-name="T2"> </text:span>autorització<text:span text:style-name="T2"> </text:span>perquè<text:span text:style-name="T2"> </text:span>els<text:span text:style-name="T2"> </text:span>usuaris<text:span text:style-name="T2"> </text:span>puguin<text:span text:style-name="T2"> </text:span>accedir<text:span text:style-name="T2"> </text:span>als<text:span text:style-name="T2"> </text:span>continguts.</text:p>
          </text:list-item>
          <text:list-item>
            <text:p text:style-name="P75">Proporcionar<text:span text:style-name="T2"> </text:span>informació<text:span text:style-name="T2"> </text:span>a<text:span text:style-name="T2"> </text:span>l<text:span text:style-name="T2">’</text:span>EVA<text:span text:style-name="T2"> </text:span>sobre<text:span text:style-name="T2"> </text:span>la<text:span text:style-name="T2"> </text:span>interacció<text:span text:style-name="T2"> </text:span>de<text:span text:style-name="T2"> </text:span>l<text:span text:style-name="T2">’</text:span>usuari/ària<text:span text:style-name="T2"> </text:span>amb<text:span text:style-name="T2"> </text:span>el<text:span text:style-name="T2"> </text:span>contingut.</text:p>
          </text:list-item>
        </text:list>
        <text:h text:style-name="Heading_20_2" text:outline-level="2">Subsistema<text:span text:style-name="T2"> </text:span>&lt;&lt;EVA&gt;&gt;</text:h>
        <text:h text:style-name="Heading_20_4" text:outline-level="4">Funcionalitats<text:span text:style-name="T2"> </text:span>que<text:span text:style-name="T2"> </text:span>ofereix<text:span text:style-name="T2"> </text:span>el<text:span text:style-name="T2"> </text:span>subsistema</text:h>
        <text:p text:style-name="Standard">Des<text:span text:style-name="T2"> </text:span>del<text:span text:style-name="T2"> </text:span>punt<text:span text:style-name="T2"> </text:span>de<text:span text:style-name="T2"> </text:span>vista<text:span text:style-name="T2"> </text:span>de<text:span text:style-name="T2"> </text:span>Marsupial,<text:span text:style-name="T2"> </text:span>el<text:span text:style-name="T2"> </text:span>subsistema<text:span text:style-name="T2"> </text:span>EVA<text:span text:style-name="T2"> </text:span>s<text:span text:style-name="T2">’</text:span>encarrega<text:span text:style-name="T2"> </text:span>de:</text:p>
        <text:list xml:id="list122638748984965733" text:style-name="WW8Num12">
          <text:list-item>
            <text:p text:style-name="P76">Desar<text:span text:style-name="T2"> </text:span>a<text:span text:style-name="T2"> </text:span>l<text:span text:style-name="T2">’</text:span>EVA<text:span text:style-name="T2"> </text:span>la<text:span text:style-name="T2"> </text:span>informació<text:span text:style-name="T2"> </text:span>de<text:span text:style-name="T2"> </text:span>connexió<text:span text:style-name="T2"> </text:span>amb<text:span text:style-name="T2"> </text:span>l<text:span text:style-name="T2">’</text:span>Editorial<text:span text:style-name="T2"> </text:span>perquè<text:span text:style-name="T2"> </text:span>es<text:span text:style-name="T2"> </text:span>puguin<text:span text:style-name="T2"> </text:span>comunicar.</text:p>
          </text:list-item>
          <text:list-item>
            <text:p text:style-name="P76">Guardar<text:span text:style-name="T2"> </text:span>a<text:span text:style-name="T2"> </text:span>l<text:span text:style-name="T2">’</text:span>EVA<text:span text:style-name="T2"> </text:span>les<text:span text:style-name="T2"> </text:span>credencials<text:span text:style-name="T2"> </text:span>d<text:span text:style-name="T2">’</text:span>accés<text:span text:style-name="T2"> </text:span>dels<text:span text:style-name="T2"> </text:span>usuaris<text:span text:style-name="T2"> </text:span>als<text:span text:style-name="T2"> </text:span>continguts<text:span text:style-name="T2"> </text:span>digitals<text:span text:style-name="T2"> </text:span>de<text:span text:style-name="T2"> </text:span>les<text:span text:style-name="T2"> </text:span>Editorials.</text:p>
          </text:list-item>
          <text:list-item>
            <text:p text:style-name="P76">Obtenir<text:span text:style-name="T2"> </text:span>de<text:span text:style-name="T2"> </text:span>l<text:span text:style-name="T2">’</text:span>Editorial<text:span text:style-name="T2"> </text:span>informació<text:span text:style-name="T2"> </text:span>sobre<text:span text:style-name="T2"> </text:span>l<text:span text:style-name="T2">’</text:span>estructura<text:span text:style-name="T2"> </text:span>dels<text:span text:style-name="T2"> </text:span>continguts<text:span text:style-name="T2"> </text:span>digitals<text:span text:style-name="T2"> </text:span>als<text:span text:style-name="T2"> </text:span>que<text:span text:style-name="T2"> </text:span>es<text:span text:style-name="T2"> </text:span>podran<text:span text:style-name="T2"> </text:span>accedir<text:span text:style-name="T2"> </text:span>des<text:span text:style-name="T2"> </text:span>de<text:span text:style-name="T2"> </text:span>l<text:span text:style-name="T2">’</text:span>EVA.</text:p>
          </text:list-item>
          <text:list-item>
            <text:p text:style-name="P76">Proporcionar<text:span text:style-name="T2"> </text:span>als<text:span text:style-name="T2"> </text:span>creadors/editors<text:span text:style-name="T2"> </text:span>de<text:span text:style-name="T2"> </text:span>cursos<text:span text:style-name="T2"> </text:span>de<text:span text:style-name="T2"> </text:span>l<text:span text:style-name="T2">’</text:span>EVA<text:span text:style-name="T2"> </text:span>informació<text:span text:style-name="T2"> </text:span>sobre<text:span text:style-name="T2"> </text:span>l<text:span text:style-name="T2">’</text:span>estructura<text:span text:style-name="T2"> </text:span>dels<text:span text:style-name="T2"> </text:span>continguts<text:span text:style-name="T2"> </text:span>perquè<text:span text:style-name="T2"> </text:span>a<text:span text:style-name="T2"> </text:span>l<text:span text:style-name="T2">’</text:span>EVA<text:span text:style-name="T2"> </text:span>es<text:span text:style-name="T2"> </text:span>puguin<text:span text:style-name="T2"> </text:span>posar<text:span text:style-name="T2"> </text:span>enllaços<text:span text:style-name="T2"> </text:span>als<text:span text:style-name="T2"> </text:span>continguts<text:span text:style-name="T2"> </text:span>de<text:span text:style-name="T2"> </text:span>les<text:span text:style-name="T2"> </text:span>Editorials.</text:p>
          </text:list-item>
          <text:list-item>
            <text:p text:style-name="P76">Enviar<text:span text:style-name="T2"> </text:span>a<text:span text:style-name="T2"> </text:span>l<text:span text:style-name="T2">’</text:span>Editorial<text:span text:style-name="T2"> </text:span>la<text:span text:style-name="T2"> </text:span>informació<text:span text:style-name="T2"> </text:span>necessària<text:span text:style-name="T2"> </text:span>perquè<text:span text:style-name="T2"> </text:span>l<text:span text:style-name="T2">’</text:span>Editorial<text:span text:style-name="T2"> </text:span>pugui<text:span text:style-name="T2"> </text:span>comprovar<text:span text:style-name="T2"> </text:span>si<text:span text:style-name="T2"> </text:span>l<text:span text:style-name="T2">’</text:span>usuari<text:span text:style-name="T2"> </text:span>podrà<text:span text:style-name="T2"> </text:span>accedir<text:span text:style-name="T2"> </text:span>al<text:span text:style-name="T2"> </text:span>contingut<text:span text:style-name="T2"> </text:span>quan<text:span text:style-name="T2"> </text:span>intenti<text:span text:style-name="T2"> </text:span>accedir-hi.</text:p>
          </text:list-item>
          <text:list-item>
            <text:p text:style-name="P76">Guardar<text:span text:style-name="T2"> </text:span>la<text:span text:style-name="T2"> </text:span>informació<text:span text:style-name="T2"> </text:span>que<text:span text:style-name="T2"> </text:span>enviï<text:span text:style-name="T2"> </text:span>l<text:span text:style-name="T2">’</text:span>Editorial<text:span text:style-name="T2"> </text:span>sobre<text:span text:style-name="T2"> </text:span>el<text:span text:style-name="T2"> </text:span>seguiment<text:span text:style-name="T2"> </text:span>de<text:span text:style-name="T2"> </text:span>la<text:span text:style-name="T2"> </text:span>interacció<text:span text:style-name="T2"> </text:span>de<text:span text:style-name="T2"> </text:span>l<text:span text:style-name="T2">’</text:span>usuari/ària<text:span text:style-name="T2"> </text:span>amb<text:span text:style-name="T2"> </text:span>el<text:span text:style-name="T2"> </text:span>contingut<text:span text:style-name="T2"> </text:span>digital.</text:p>
          </text:list-item>
          <text:list-item>
            <text:p text:style-name="P76">Visualitzar<text:span text:style-name="T2"> </text:span>la<text:span text:style-name="T2"> </text:span>informació<text:span text:style-name="T2"> </text:span>guardada<text:span text:style-name="T2"> </text:span>sobre<text:span text:style-name="T2"> </text:span>el<text:span text:style-name="T2"> </text:span>seguiment.</text:p>
          </text:list-item>
        </text:list>
        <text:h text:style-name="Heading_20_1" text:outline-level="1">PROTOCOL<text:span text:style-name="T2"> </text:span>DE<text:span text:style-name="T2"> </text:span>COMUNICACIÓ<text:span text:style-name="T2"> </text:span>ENTRE<text:span text:style-name="T2"> </text:span>L<text:span text:style-name="T2">’</text:span>EVA<text:span text:style-name="T2"> </text:span>I<text:span text:style-name="T2"> </text:span>L<text:span text:style-name="T2">’</text:span>EDITORIAL</text:h>
        <text:p text:style-name="Standard">La<text:span text:style-name="T2"> </text:span>seqüència<text:span text:style-name="T2"> </text:span>de<text:span text:style-name="T2"> </text:span>comunicació<text:span text:style-name="T2"> </text:span>habitual<text:span text:style-name="T2"> </text:span>entre<text:span text:style-name="T2"> </text:span>els<text:span text:style-name="T2"> </text:span>dos<text:span text:style-name="T2"> </text:span>subsistemes<text:span text:style-name="T2"> </text:span>serà<text:span text:style-name="T2"> </text:span>la<text:span text:style-name="T2"> </text:span>següent:</text:p>
        <text:p text:style-name="Standard"/>
        <text:p text:style-name="P9"><text:soft-page-break/>En<text:span text:style-name="T2"> </text:span>un<text:span text:style-name="T2"> </text:span>moment<text:span text:style-name="T2"> </text:span>inicial<text:span text:style-name="T2"> </text:span>(no<text:span text:style-name="T2"> </text:span>sovint)<text:span text:style-name="T59">:</text:span></text:p>
        <text:list xml:id="list4652605175639561592" text:style-name="WW8Num8">
          <text:list-item>
            <text:p text:style-name="P77">Es<text:span text:style-name="T2"> </text:span>desa<text:span text:style-name="T2"> </text:span>a<text:span text:style-name="T2"> </text:span>l<text:span text:style-name="T2">’</text:span>EVA<text:span text:style-name="T2"> </text:span>la<text:span text:style-name="T2"> </text:span>informació<text:span text:style-name="T2"> </text:span>necessària<text:span text:style-name="T2"> </text:span>per<text:span text:style-name="T2"> </text:span>poder<text:span text:style-name="T2"> </text:span>comunicar-se<text:span text:style-name="T2"> </text:span>amb<text:span text:style-name="T2"> </text:span>l<text:span text:style-name="T2">’</text:span>Editorial.</text:p>
          </text:list-item>
          <text:list-item>
            <text:p text:style-name="P77">L<text:span text:style-name="T2">’</text:span>EVA<text:span text:style-name="T2"> </text:span>demana<text:span text:style-name="T2"> </text:span>a<text:span text:style-name="T2"> </text:span>l<text:span text:style-name="T2">’</text:span>Editorial<text:span text:style-name="T2"> </text:span>el<text:span text:style-name="T2"> </text:span>catàleg<text:span text:style-name="T2"> </text:span>de<text:span text:style-name="T2"> </text:span>llibres<text:span text:style-name="T2"> </text:span>digitals<text:span text:style-name="T2"> </text:span>i<text:span text:style-name="T2"> </text:span>la<text:span text:style-name="T2"> </text:span>seva<text:span text:style-name="T2"> </text:span>estructura.</text:p>
          </text:list-item>
          <text:list-item>
            <text:p text:style-name="P77">L<text:span text:style-name="T2">’</text:span>Editorial<text:span text:style-name="T2"> </text:span>envia<text:span text:style-name="T2"> </text:span>el<text:span text:style-name="T2"> </text:span>catàleg<text:span text:style-name="T2"> </text:span>de<text:span text:style-name="T2"> </text:span>llibres<text:span text:style-name="T2"> </text:span>i<text:span text:style-name="T2"> </text:span>la<text:span text:style-name="T2"> </text:span>seva<text:span text:style-name="T2"> </text:span>estructura<text:span text:style-name="T2"> </text:span>a<text:span text:style-name="T2"> </text:span>l<text:span text:style-name="T2">’</text:span>EVA.</text:p>
          </text:list-item>
          <text:list-item>
            <text:p text:style-name="P77">L<text:span text:style-name="T2">’</text:span>Editorial<text:span text:style-name="T2"> </text:span>envia<text:span text:style-name="T2"> </text:span>a<text:span text:style-name="T2"> </text:span>l<text:span text:style-name="T2">’</text:span>EVA<text:span text:style-name="T2"> </text:span>les<text:span text:style-name="T2"> </text:span>credencials<text:span text:style-name="T2"> </text:span>dels<text:span text:style-name="T2"> </text:span>seus<text:span text:style-name="T2"> </text:span>usuaris<text:span text:style-name="T2"> </text:span>per<text:span text:style-name="T2"> </text:span>accedir<text:span text:style-name="T2"> </text:span>als<text:span text:style-name="T2"> </text:span>llibres<text:span text:style-name="T2"> </text:span>digitals.</text:p>
          </text:list-item>
          <text:list-item>
            <text:p text:style-name="P77">Les<text:span text:style-name="T2"> </text:span>credencials<text:span text:style-name="T2"> </text:span>es<text:span text:style-name="T2"> </text:span>guarden<text:span text:style-name="T2"> </text:span>a<text:span text:style-name="T2"> </text:span>l<text:span text:style-name="T2">’</text:span>EVA.</text:p>
          </text:list-item>
          <text:list-item>
            <text:p text:style-name="P77">A<text:span text:style-name="T2"> </text:span>l<text:span text:style-name="T2">’</text:span>EVA,<text:span text:style-name="T2"> </text:span>el professorat<text:span text:style-name="T2"> </text:span>dissenya<text:span text:style-name="T2"> </text:span>els<text:span text:style-name="T2"> </text:span>cursos<text:span text:style-name="T2"> </text:span>virtuals.<text:span text:style-name="T2"> </text:span>En<text:span text:style-name="T2"> </text:span>aquests<text:span text:style-name="T2"> </text:span>cursos,<text:span text:style-name="T2"> </text:span>es<text:span text:style-name="T2"> </text:span>posen<text:span text:style-name="T2"> </text:span>enllaços<text:span text:style-name="T2"> </text:span>als<text:span text:style-name="T2"> </text:span>llibres<text:span text:style-name="T2"> </text:span>digitals<text:span text:style-name="T2"> </text:span>de<text:span text:style-name="T2"> </text:span>les<text:span text:style-name="T2"> </text:span>Editorials.</text:p>
          </text:list-item>
          <text:list-item>
            <text:p text:style-name="P77">A<text:span text:style-name="T2"> </text:span>l<text:span text:style-name="T2">’</text:span>EVA,<text:span text:style-name="T2"> </text:span>s<text:span text:style-name="T2">’</text:span>afegeix l'alumnat<text:span text:style-name="T2"> </text:span>als<text:span text:style-name="T2"> </text:span>cursos.</text:p>
          </text:list-item>
        </text:list>
        <text:p text:style-name="Standard"/>
        <text:p text:style-name="P9">Durant<text:span text:style-name="T2"> </text:span>el<text:span text:style-name="T2"> </text:span>curs<text:span text:style-name="T2"> </text:span>acadèmic<text:span text:style-name="T2"> </text:span>(sovint)<text:span text:style-name="T59">:</text:span></text:p>
        <text:list xml:id="list104027252910025" text:continue-numbering="true" text:style-name="WW8Num8">
          <text:list-item>
            <text:p text:style-name="P77">Un<text:span text:style-name="T2"> </text:span>alumne/a<text:span text:style-name="T2"> </text:span>entra<text:span text:style-name="T2"> </text:span>en<text:span text:style-name="T2"> </text:span>un<text:span text:style-name="T2"> </text:span>curs<text:span text:style-name="T2"> </text:span>de<text:span text:style-name="T2"> </text:span>l<text:span text:style-name="T2">’</text:span>EVA<text:span text:style-name="T2"> </text:span>i<text:span text:style-name="T2"> </text:span>fa<text:span text:style-name="T2"> </text:span>clic<text:span text:style-name="T2"> </text:span>en<text:span text:style-name="T2"> </text:span>un<text:span text:style-name="T2"> </text:span>enllaç<text:span text:style-name="T2"> </text:span>a<text:span text:style-name="T2"> </text:span>un<text:span text:style-name="T2"> </text:span>llibre<text:span text:style-name="T2"> </text:span>digital<text:span text:style-name="T2"> </text:span>d<text:span text:style-name="T2">’</text:span>una<text:span text:style-name="T2"> </text:span>Editorial,<text:span text:style-name="T2"> </text:span>en<text:span text:style-name="T2"> </text:span>aquest<text:span text:style-name="T2"> </text:span>moment,<text:span text:style-name="T2"> </text:span>es<text:span text:style-name="T2"> </text:span>desencadena<text:span text:style-name="T2"> </text:span>una<text:span text:style-name="T2"> </text:span>sèrie<text:span text:style-name="T2"> </text:span>d<text:span text:style-name="T2">’</text:span>accions:</text:p>
            <text:list>
              <text:list-item>
                <text:p text:style-name="P77">l<text:span text:style-name="T2">’</text:span>EVA<text:span text:style-name="T2"> </text:span>envia<text:span text:style-name="T2"> </text:span>una<text:span text:style-name="T2"> </text:span>sol·licitud<text:span text:style-name="T2"> </text:span>a<text:span text:style-name="T2"> </text:span>l<text:span text:style-name="T2">’</text:span>Editorial<text:span text:style-name="T2"> </text:span>perquè<text:span text:style-name="T2"> </text:span>l<text:span text:style-name="T2">’</text:span>alumne/a<text:span text:style-name="T2"> </text:span>pugui<text:span text:style-name="T2"> </text:span>accedir<text:span text:style-name="T2"> </text:span>al<text:span text:style-name="T2"> </text:span>contingut.</text:p>
              </text:list-item>
              <text:list-item>
                <text:p text:style-name="P77">L<text:span text:style-name="T2">’</text:span>Editorial<text:span text:style-name="T2"> confirma si </text:span>l<text:span text:style-name="T2">’</text:span>alumne/a<text:span text:style-name="T2"> </text:span>està<text:span text:style-name="T2"> </text:span>autoritzat<text:span text:style-name="T2"> </text:span>a<text:span text:style-name="T2"> </text:span>accedir<text:span text:style-name="T2"> </text:span>al<text:span text:style-name="T2"> </text:span>llibre<text:span text:style-name="T2"> </text:span>i<text:span text:style-name="T2"> </text:span>envia<text:span text:style-name="T2"> </text:span>l<text:span text:style-name="T2">’</text:span>URL<text:span text:style-name="T2"> </text:span>d<text:span text:style-name="T2">’</text:span>accés.</text:p>
              </text:list-item>
              <text:list-item>
                <text:p text:style-name="P77">Al<text:span text:style-name="T2"> </text:span>navegador<text:span text:style-name="T2"> </text:span>web<text:span text:style-name="T2"> </text:span>de<text:span text:style-name="T2"> </text:span>l<text:span text:style-name="T2">’</text:span>alumne/a<text:span text:style-name="T2"> </text:span>es<text:span text:style-name="T2"> </text:span>visualitza<text:span text:style-name="T2"> </text:span>el<text:span text:style-name="T2"> </text:span>contingut.</text:p>
              </text:list-item>
            </text:list>
          </text:list-item>
          <text:list-item>
            <text:p text:style-name="P77">L<text:span text:style-name="T2">’</text:span>alumne/a<text:span text:style-name="T2"> </text:span>interactua<text:span text:style-name="T2"> </text:span>amb<text:span text:style-name="T2"> </text:span>el<text:span text:style-name="T2"> </text:span>contingut,<text:span text:style-name="T2"> i </text:span>per<text:span text:style-name="T2"> </text:span>exemple,<text:span text:style-name="T2"> respon </text:span>un<text:span text:style-name="T2"> </text:span>exercici<text:span text:style-name="T2"> </text:span>de<text:span text:style-name="T2"> </text:span>diverses<text:span text:style-name="T2"> </text:span>preguntes.</text:p>
          </text:list-item>
          <text:list-item>
            <text:p text:style-name="P77">Quan<text:span text:style-name="T2"> </text:span>l<text:span text:style-name="T2">’</text:span>alumne/a<text:span text:style-name="T2"> </text:span>acaba<text:span text:style-name="T2"> la interacció </text:span>(o<text:span text:style-name="T2"> </text:span>mentre<text:span text:style-name="T2"> l'</text:span>està<text:span text:style-name="T2"> </text:span>fent),<text:span text:style-name="T2"> </text:span>des<text:span text:style-name="T2"> </text:span>de<text:span text:style-name="T2"> </text:span>l<text:span text:style-name="T2">’</text:span>Editorial<text:span text:style-name="T2"> </text:span>s<text:span text:style-name="T2">’</text:span>envia<text:span text:style-name="T2"> </text:span>informació<text:span text:style-name="T2"> </text:span>sobre<text:span text:style-name="T2"> </text:span>els<text:span text:style-name="T2"> </text:span>resultats<text:span text:style-name="T2"> </text:span>a<text:span text:style-name="T2"> </text:span>l<text:span text:style-name="T2">’</text:span>EVA,<text:span text:style-name="T2"> </text:span>com<text:span text:style-name="T2"> </text:span>ara<text:span text:style-name="T2"> </text:span>data<text:span text:style-name="T2"> </text:span>de<text:span text:style-name="T2"> </text:span>realització,<text:span text:style-name="T2"> </text:span>número<text:span text:style-name="T2"> </text:span>d<text:span text:style-name="T2">’</text:span>intent,<text:span text:style-name="T2"> </text:span>durada<text:span text:style-name="T2"> </text:span>i<text:span text:style-name="T2"> </text:span>qualificació.</text:p>
          </text:list-item>
          <text:list-item>
            <text:p text:style-name="P77"><text:span text:style-name="T2">L’</text:span>EVA<text:span text:style-name="T2"> </text:span>guarda<text:span text:style-name="T2"> </text:span>la<text:span text:style-name="T2"> </text:span>informació<text:span text:style-name="T2"> </text:span>de<text:span text:style-name="T2"> </text:span>seguiment<text:span text:style-name="T2"> </text:span>enviada<text:span text:style-name="T2"> </text:span>per<text:span text:style-name="T2"> </text:span>l<text:span text:style-name="T2">’</text:span>Editorial.</text:p>
          </text:list-item>
          <text:list-item>
            <text:p text:style-name="P77">L<text:span text:style-name="T2">’</text:span>alumnat o<text:span text:style-name="T2"> </text:span>el<text:span text:style-name="T2"> </text:span>professorat<text:span text:style-name="T2"> </text:span>accedeix<text:span text:style-name="T2"> </text:span>a<text:span text:style-name="T2"> </text:span>la<text:span text:style-name="T2"> </text:span>zona<text:span text:style-name="T2"> </text:span>de<text:span text:style-name="T2"> </text:span>qualificacions<text:span text:style-name="T2"> </text:span>de<text:span text:style-name="T2"> </text:span>l<text:span text:style-name="T2">’</text:span>EVA<text:span text:style-name="T2"> </text:span>on<text:span text:style-name="T2"> </text:span>pot<text:span text:style-name="T2"> </text:span>consultar<text:span text:style-name="T2"> </text:span>la<text:span text:style-name="T2"> </text:span>qualificació<text:span text:style-name="T2"> </text:span>obtinguda.</text:p>
          </text:list-item>
        </text:list>
        <text:h text:style-name="Heading_20_1" text:outline-level="1">ESPECIFICACIÓ<text:span text:style-name="T2"> </text:span>EN<text:span text:style-name="T2"> </text:span>SERVEIS<text:span text:style-name="T2"> </text:span>WEB<text:span text:style-name="T2"> </text:span>SOAP</text:h>
        <text:p text:style-name="Standard">Per<text:span text:style-name="T2"> </text:span>establir<text:span text:style-name="T2"> </text:span>la<text:span text:style-name="T2"> </text:span>comunicació<text:span text:style-name="T2"> </text:span>entre<text:span text:style-name="T2"> </text:span>els<text:span text:style-name="T2"> </text:span>dos<text:span text:style-name="T2"> </text:span>subsistemes,<text:span text:style-name="T2"> </text:span>es<text:span text:style-name="T2"> </text:span>considera<text:span text:style-name="T2"> </text:span>la<text:span text:style-name="T2"> </text:span>millor<text:span text:style-name="T2"> </text:span>solució<text:span text:style-name="T2"> </text:span>la<text:span text:style-name="T2"> </text:span>utilització<text:span text:style-name="T2"> </text:span>d<text:span text:style-name="T2">’</text:span>un<text:span text:style-name="T2"> </text:span>sistema<text:span text:style-name="T2"> </text:span>homogeni<text:span text:style-name="T2"> </text:span>per<text:span text:style-name="T2"> </text:span>unificar<text:span text:style-name="T2"> </text:span>els<text:span text:style-name="T2"> </text:span>diversos<text:span text:style-name="T2"> </text:span>canals<text:span text:style-name="T2"> </text:span>que<text:span text:style-name="T2"> </text:span>es<text:span text:style-name="T2"> </text:span>puguin<text:span text:style-name="T2"> </text:span>utilitzar<text:span text:style-name="T2"> </text:span>per<text:span text:style-name="T2"> </text:span>a<text:span text:style-name="T2"> </text:span>la<text:span text:style-name="T2"> </text:span>transmissió<text:span text:style-name="T2"> </text:span>de<text:span text:style-name="T2"> </text:span>dades<text:span text:style-name="T2"> </text:span>entre<text:span text:style-name="T2"> </text:span>les<text:span text:style-name="T2"> </text:span>diverses<text:span text:style-name="T2"> </text:span>plataformes<text:span text:style-name="T2"> </text:span>que<text:span text:style-name="T2"> </text:span>poden<text:span text:style-name="T2"> </text:span>participar.<text:span text:style-name="T2"> </text:span>Per<text:span text:style-name="T2"> </text:span>aquest<text:span text:style-name="T2"> </text:span>motiu,<text:span text:style-name="T2"> </text:span>es<text:span text:style-name="T2"> </text:span>planteja<text:span text:style-name="T2"> </text:span>l'ús de<text:span text:style-name="T2"> </text:span><text:span text:style-name="T38">serveis</text:span><text:span text:style-name="T39"> </text:span><text:span text:style-name="T38">web</text:span><text:span text:style-name="T39"> </text:span><text:span text:style-name="T38">SOAP</text:span><text:span text:style-name="T39"> </text:span>com<text:span text:style-name="T2"> </text:span>a<text:span text:style-name="T2"> </text:span>proposta<text:span text:style-name="T2"> </text:span>més<text:span text:style-name="T2"> </text:span>adequada<text:span text:style-name="T2"> </text:span>en<text:span text:style-name="T2"> </text:span>quant<text:span text:style-name="T2"> </text:span>a<text:span text:style-name="T2"> </text:span>l<text:span text:style-name="T2">’</text:span>elecció<text:span text:style-name="T2"> </text:span>del<text:span text:style-name="T2"> </text:span>canal<text:span text:style-name="T2"> </text:span>i<text:span text:style-name="T2"> </text:span>mecanisme<text:span text:style-name="T2"> </text:span>de<text:span text:style-name="T2"> </text:span>transferència<text:span text:style-name="T2"> </text:span>de<text:span text:style-name="T2"> </text:span>dades<text:span text:style-name="T2"> </text:span>entre<text:span text:style-name="T2"> </text:span>els<text:span text:style-name="T2"> </text:span>diversos<text:span text:style-name="T2"> </text:span>sistemes<text:span text:style-name="T2"> </text:span>amb<text:span text:style-name="T2"> </text:span>qu<text:span text:style-name="T60">è</text:span><text:span text:style-name="T2"> </text:span>s<text:span text:style-name="T2">’</text:span>establiran<text:span text:style-name="T2"> </text:span>comunicacions<text:span text:style-name="T2"> </text:span>d<text:span text:style-name="T2">’</text:span>enviament<text:span text:style-name="T2"> </text:span>i/o<text:span text:style-name="T2"> </text:span>recepció<text:span text:style-name="T2"> </text:span>de<text:span text:style-name="T2"> </text:span>dades.</text:p>
        <text:p text:style-name="Standard">Per<text:span text:style-name="T2"> </text:span>aquest<text:span text:style-name="T2"> </text:span>motiu,<text:span text:style-name="T2"> </text:span>a<text:span text:style-name="T2"> </text:span>continuació<text:span text:style-name="T2"> </text:span>s<text:span text:style-name="T2">’</text:span>inclouen<text:span text:style-name="T2"> </text:span>les<text:span text:style-name="T2"> </text:span>definicions<text:span text:style-name="T2"> </text:span>de<text:span text:style-name="T2"> </text:span>les<text:span text:style-name="T2"> </text:span>estructures<text:span text:style-name="T2"> </text:span>de<text:span text:style-name="T2"> </text:span>dades<text:span text:style-name="T2"> </text:span>i<text:span text:style-name="T2"> </text:span>funcions<text:span text:style-name="T2"> </text:span>que<text:span text:style-name="T2"> </text:span>s<text:span text:style-name="T2">’</text:span>hauran<text:span text:style-name="T2"> </text:span>d<text:span text:style-name="T2">’</text:span>oferir<text:span text:style-name="T2"> </text:span>des<text:span text:style-name="T2"> </text:span>de<text:span text:style-name="T2"> </text:span>cada<text:span text:style-name="T2">sc</text:span>un<text:span text:style-name="T2"> </text:span>dels<text:span text:style-name="T2"> </text:span>punts<text:span text:style-name="T2"> </text:span>d<text:span text:style-name="T2">’</text:span>entrada<text:span text:style-name="T2"> </text:span>i/o<text:span text:style-name="T2"> </text:span>sortida<text:span text:style-name="T2"> </text:span>d<text:span text:style-name="T2">’</text:span>informació<text:span text:style-name="T2"> d</text:span>els<text:span text:style-name="T2"> </text:span>sistemes<text:span text:style-name="T2"> </text:span>afectats.</text:p>
        <text:h text:style-name="P96" text:outline-level="1"/>
        <text:h text:style-name="P97" text:outline-level="1">TIPUS<text:span text:style-name="T2"> </text:span>DE<text:span text:style-name="T2"> </text:span>CONTINGUTS<text:span text:style-name="T2"> </text:span>DIGITALS</text:h>
        <text:p text:style-name="P12">Per<text:span text:style-name="T2"> </text:span>aconseguir<text:span text:style-name="T2"> </text:span>que<text:span text:style-name="T2"> </text:span>el<text:span text:style-name="T2"> </text:span>sistema<text:span text:style-name="T2"> </text:span>funcioni<text:span text:style-name="T2"> </text:span>independentment<text:span text:style-name="T2"> </text:span>de<text:span text:style-name="T2"> </text:span>la<text:span text:style-name="T2"> </text:span>tecnologia<text:span text:style-name="T2"> </text:span>utilitzada<text:span text:style-name="T2"> </text:span>per<text:span text:style-name="T2"> </text:span>l<text:span text:style-name="T2">’</text:span>Editorial<text:span text:style-name="T2"> </text:span>per<text:span text:style-name="T2"> </text:span>construir<text:span text:style-name="T2"> </text:span>els<text:span text:style-name="T2"> </text:span>continguts<text:span text:style-name="T2"> </text:span>digitals,<text:span text:style-name="T2"> </text:span>es<text:span text:style-name="T2"> </text:span><text:span text:style-name="T7">proposa utilitzar el format «Contingut web remot».</text:span></text:p>
        <text:h text:style-name="Heading_20_2" text:outline-level="2">Web<text:span text:style-name="T2"> </text:span><text:span text:style-name="T17">C</text:span>ontent</text:h>
        <text:p text:style-name="P14">Web<text:span text:style-name="T2"> </text:span>content<text:span text:style-name="T2"> </text:span>(o<text:span text:style-name="T2"> </text:span><text:span text:style-name="T17">C</text:span>ontingut<text:span text:style-name="T2"> </text:span><text:span text:style-name="T17">W</text:span>eb)<text:span text:style-name="T2"> </text:span>és<text:span text:style-name="T2"> </text:span>el<text:span text:style-name="T2"> </text:span>contingut<text:span text:style-name="T2"> </text:span>textual,<text:span text:style-name="T2"> </text:span>visual<text:span text:style-name="T2"> </text:span>o<text:span text:style-name="T2"> </text:span>auditiu<text:span text:style-name="T2"> </text:span>que<text:span text:style-name="T2"> </text:span>es<text:span text:style-name="T2"> </text:span>troba<text:span text:style-name="T2"> </text:span>com<text:span text:style-name="T2"> </text:span>a<text:span text:style-name="T2"> </text:span>part<text:span text:style-name="T2"> </text:span>de<text:span text:style-name="T2"> </text:span>l'experiència<text:span text:style-name="T2"> </text:span>dels<text:span text:style-name="T2"> </text:span>usuaris<text:span text:style-name="T2"> </text:span>en<text:span text:style-name="T2"> </text:span>els<text:span text:style-name="T2"> </text:span>llocs<text:span text:style-name="T2"> </text:span>web.<text:span text:style-name="T2"> </text:span>Pot<text:span text:style-name="T2"> </text:span>incloure,<text:span text:style-name="T2"> </text:span>entre<text:span text:style-name="T2"> </text:span>altres<text:span text:style-name="T2"> </text:span>coses:<text:span text:style-name="T2"> </text:span>text,<text:span text:style-name="T2"> </text:span>imatges,<text:span text:style-name="T2"> </text:span>sons,<text:span text:style-name="T2"> </text:span>vídeos<text:span text:style-name="T2"> </text:span>i<text:span text:style-name="T2"> </text:span>animacions.</text:p>
        <text:p text:style-name="P14">En aquest cas, per al seguiment de l'activitat de l'alumnat, l’EVA ha de proveir un servei web al qual cridaran els continguts de les editorials per informar sobre el seguiment de l'alumnat.</text:p>
        <text:h text:style-name="P98" text:outline-level="2">SCORM Remot (fins a juliol de 2014)</text:h>
        <text:p text:style-name="P7">Versions anteriors de Marsupial contemplaven també el format «SCORM 2.1 Remot», que va ser derogat per acord de representats del sector editorial, plataformes educatives i administracions educatives, en reunió celebrada a l'INTEF (Ministeri d'Educació) el 3 de juliol de 2014.</text:p>
        <text:h text:style-name="Heading_20_1" text:outline-level="1">ESPECIFICACIÓ<text:span text:style-name="T2"> </text:span>DEL<text:span text:style-name="T2"> </text:span>PROTOCOL<text:span text:style-name="T2"> </text:span>DE<text:span text:style-name="T2"> </text:span>COMUNICACIÓ<text:span text:style-name="T2"> </text:span>ENTRE<text:span text:style-name="T2"> </text:span>L<text:span text:style-name="T2">’</text:span>EVA<text:span text:style-name="T2"> </text:span>I<text:span text:style-name="T2"> </text:span>L<text:span text:style-name="T2">’</text:span>EDITORIAL<text:span text:style-name="T2"> </text:span>EN<text:span text:style-name="T2"> </text:span>SERVEIS<text:span text:style-name="T2"> </text:span>WEB<text:span text:style-name="T2"> </text:span>SOAP</text:h>
        <text:p text:style-name="Standard">Per<text:span text:style-name="T2"> </text:span>aconseguir<text:span text:style-name="T2"> </text:span>que<text:span text:style-name="T2"> </text:span>tota<text:span text:style-name="T2"> </text:span>la<text:span text:style-name="T2"> </text:span>comunicació<text:span text:style-name="T2"> </text:span>entre<text:span text:style-name="T2"> </text:span>l<text:span text:style-name="T2">’</text:span>EVA<text:span text:style-name="T2"> </text:span>i<text:span text:style-name="T2"> </text:span>l<text:span text:style-name="T2">’</text:span>Editorial<text:span text:style-name="T2"> </text:span>sigui<text:span text:style-name="T2"> </text:span>independent<text:span text:style-name="T2"> </text:span>de<text:span text:style-name="T2"> </text:span>la<text:span text:style-name="T2"> </text:span>tecnologia<text:span text:style-name="T2"> </text:span>tant<text:span text:style-name="T2"> </text:span>de<text:span text:style-name="T2"> </text:span>l<text:span text:style-name="T2">’</text:span>EVA<text:span text:style-name="T2"> </text:span>com<text:span text:style-name="T2"> </text:span>del<text:span text:style-name="T2"> </text:span>programari<text:span text:style-name="T2"> </text:span>de<text:span text:style-name="T2"> </text:span>gestió<text:span text:style-name="T2"> </text:span>dels<text:span text:style-name="T2"> </text:span>continguts<text:span text:style-name="T2"> </text:span>digitals<text:span text:style-name="T2"> </text:span>de<text:span text:style-name="T2"> </text:span>l<text:span text:style-name="T2">’</text:span>Editorial,<text:span text:style-name="T2"> </text:span>es<text:span text:style-name="T2"> </text:span>defineix<text:span text:style-name="T2"> </text:span>aquest<text:span text:style-name="T2"> </text:span>protocol<text:span text:style-name="T2"> </text:span>en<text:span text:style-name="T2"> </text:span>serveis<text:span text:style-name="T2"> </text:span>web<text:span text:style-name="T2"> </text:span>SOAP.</text:p>
        <text:p text:style-name="Standard">Aquesta<text:span text:style-name="T2"> </text:span>especificació<text:span text:style-name="T2"> </text:span>es<text:span text:style-name="T2"> </text:span>pot<text:span text:style-name="T2"> </text:span>consultar<text:span text:style-name="T2"> al portal del projecte, dins de l'apartat de documentació (consultar la secció </text:span><text:a xlink:type="simple" xlink:href="#links"><text:span text:style-name="T35">Enllaços d'interès</text:span></text:a><text:span text:style-name="T2"> d'aquest document per conèixer l'URL)</text:span>.</text:p>
        <text:p text:style-name="Standard">El<text:span text:style-name="T2"> </text:span>protocol<text:span text:style-name="T2"> </text:span>defineix<text:span text:style-name="T2"> </text:span>tres<text:span text:style-name="T2"> </text:span>serveis<text:span text:style-name="T2"> </text:span>web:</text:p>
        <text:list xml:id="list1577167428485083480" text:style-name="WW8Num13">
          <text:list-item>
            <text:p text:style-name="P78">Estructura<text:span text:style-name="T2"> </text:span>del<text:span text:style-name="T2"> </text:span>llibre</text:p>
          </text:list-item>
          <text:list-item>
            <text:p text:style-name="P78">Autenticació/autorització</text:p>
          </text:list-item>
          <text:list-item>
            <text:p text:style-name="P78">Seguiment</text:p>
          </text:list-item>
        </text:list>
        <text:p text:style-name="Standard">La<text:span text:style-name="T2"> </text:span>codificació<text:span text:style-name="T2"> </text:span>dels<text:span text:style-name="T2"> </text:span>serveis<text:span text:style-name="T2"> </text:span>web<text:span text:style-name="T2"> </text:span>ha<text:span text:style-name="T2"> </text:span>de<text:span text:style-name="T2"> </text:span>ser<text:span text:style-name="T2"> </text:span>UTF-8.</text:p>
        <text:h text:style-name="Heading_20_2" text:outline-level="2">Servei<text:span text:style-name="T2"> </text:span>web<text:span text:style-name="T2"> </text:span>d<text:span text:style-name="T2">’</text:span>Estructura<text:span text:style-name="T2"> </text:span>del<text:span text:style-name="T2"> </text:span>llibre</text:h>
        <text:p text:style-name="Standard">L<text:span text:style-name="T2">’</text:span>objectiu<text:span text:style-name="T2"> </text:span>principal<text:span text:style-name="T2"> </text:span>d<text:span text:style-name="T2">’</text:span>aquest<text:span text:style-name="T2"> </text:span>servei<text:span text:style-name="T2"> </text:span>web<text:span text:style-name="T2"> </text:span>és<text:span text:style-name="T2"> </text:span>comunicar<text:span text:style-name="T2"> </text:span>a<text:span text:style-name="T2"> </text:span>l<text:span text:style-name="T2">’</text:span>EVA<text:span text:style-name="T2"> </text:span>el<text:span text:style-name="T2"> </text:span>catàleg<text:span text:style-name="T2"> </text:span>de<text:span text:style-name="T2"> </text:span>llibres<text:span text:style-name="T2"> </text:span>de<text:span text:style-name="T2"> </text:span>l<text:span text:style-name="T2">’</text:span>Editorial<text:span text:style-name="T2"> </text:span>i<text:span text:style-name="T2"> </text:span>la<text:span text:style-name="T2"> </text:span>seva<text:span text:style-name="T2"> </text:span>estructura<text:span text:style-name="T2"> </text:span>per<text:span text:style-name="T2"> </text:span>poder<text:span text:style-name="T2"> </text:span>accedir<text:span text:style-name="T2"> </text:span>al<text:span text:style-name="T2"> </text:span>seus<text:span text:style-name="T2"> </text:span>continguts<text:span text:style-name="T2"> </text:span>des<text:span text:style-name="T2"> </text:span>dels<text:span text:style-name="T2"> </text:span>cursos<text:span text:style-name="T2"> </text:span>de<text:span text:style-name="T2"> </text:span>l<text:span text:style-name="T2">’</text:span>EVA.</text:p>
        <text:p text:style-name="Standard">La<text:span text:style-name="T2"> </text:span>part<text:span text:style-name="T2"> </text:span>servidora<text:span text:style-name="T2"> </text:span>del<text:span text:style-name="T2"> </text:span>servei<text:span text:style-name="T2"> </text:span>web<text:span text:style-name="T2"> </text:span>l'haurà d'implementar<text:span text:style-name="T2"> </text:span>l<text:span text:style-name="T2">’</text:span>Editorial<text:span text:style-name="T2"> <text:s/></text:span>i<text:span text:style-name="T2"> </text:span>l<text:span text:style-name="T2">’</text:span>EVA<text:span text:style-name="T2"> </text:span>consumirà<text:span text:style-name="T2"> </text:span>el<text:span text:style-name="T2"> </text:span>servei.</text:p>
        <text:p text:style-name="Standard">Aquest<text:span text:style-name="T2"> </text:span>servei<text:span text:style-name="T2"> </text:span>web<text:span text:style-name="T2"> </text:span>permetrà<text:span text:style-name="T2"> </text:span>definir<text:span text:style-name="T2"> </text:span>la<text:span text:style-name="T2"> </text:span>granularitat<text:span text:style-name="T2"> </text:span>d<text:span text:style-name="T2">’</text:span>accés<text:span text:style-name="T2"> </text:span>i<text:span text:style-name="T2"> </text:span>de<text:span text:style-name="T2"> </text:span>seguiment<text:span text:style-name="T2"> </text:span>dels<text:span text:style-name="T2"> </text:span>continguts.</text:p>
        <text:p text:style-name="Standard">Encara<text:span text:style-name="T2"> </text:span>que<text:span text:style-name="T2"> </text:span>la<text:span text:style-name="T2"> </text:span>unitat<text:span text:style-name="T2"> </text:span>de<text:span text:style-name="T2"> </text:span>venda<text:span text:style-name="T2"> </text:span>sigui<text:span text:style-name="T2"> </text:span>el<text:span text:style-name="T2"> </text:span>llibre<text:span text:style-name="T2"> </text:span>digital<text:span text:style-name="T2"> </text:span>(ISBN)<text:span text:style-name="T2"> </text:span>des<text:span text:style-name="T2"> </text:span>de<text:span text:style-name="T2"> </text:span>l<text:span text:style-name="T2">’</text:span>EVA<text:span text:style-name="T2"> </text:span>és<text:span text:style-name="T2"> </text:span>més<text:span text:style-name="T2"> </text:span>interessant<text:span text:style-name="T2"> </text:span>tenir<text:span text:style-name="T2"> </text:span>una<text:span text:style-name="T2"> </text:span>granularitat<text:span text:style-name="T2"> </text:span>més<text:span text:style-name="T2"> </text:span>fina<text:span text:style-name="T2"> </text:span>d<text:span text:style-name="T2">’</text:span>accés<text:span text:style-name="T2"> </text:span>al<text:span text:style-name="T2"> </text:span>contingut. Per<text:span text:style-name="T2"> </text:span>això<text:span text:style-name="T2"> </text:span>s<text:span text:style-name="T2">’</text:span>han<text:span text:style-name="T2"> </text:span>afegit<text:span text:style-name="T2"> </text:span>els<text:span text:style-name="T2"> </text:span>conceptes<text:span text:style-name="T2"> </text:span>d<text:span text:style-name="T2">’</text:span>unitat<text:span text:style-name="T2"> </text:span>i<text:span text:style-name="T2"> </text:span>activitat.</text:p>
        <text:p text:style-name="Standard">D<text:span text:style-name="T2">’</text:span>aquesta<text:span text:style-name="T2"> </text:span>manera,<text:span text:style-name="T2"> </text:span><text:span text:style-name="T17">des del</text:span><text:span text:style-name="T2"> </text:span>curs<text:span text:style-name="T2"> </text:span><text:span text:style-name="T17">o aula virtual </text:span>de<text:span text:style-name="T2"> </text:span>l<text:span text:style-name="T2">’</text:span>EVA<text:span text:style-name="T2"> </text:span>es<text:span text:style-name="T2"> </text:span>podrien<text:span text:style-name="T2"> </text:span>tenir<text:span text:style-name="T2"> </text:span>accessos<text:span text:style-name="T2"> </text:span>directes<text:span text:style-name="T2"> </text:span>a<text:span text:style-name="T2"> </text:span>unitats<text:span text:style-name="T2"> </text:span>i<text:span text:style-name="T2"> </text:span>activitats<text:span text:style-name="T2"> </text:span>del<text:span text:style-name="T2"> </text:span>llibre<text:span text:style-name="T2"> </text:span>digital.</text:p>
        <text:p text:style-name="Standard">Perquè<text:span text:style-name="T2"> </text:span>l<text:span text:style-name="T2">’</text:span>EVA<text:span text:style-name="T2"> </text:span>pugui<text:span text:style-name="T2"> </text:span>disposar<text:span text:style-name="T2"> </text:span>de<text:span text:style-name="T2"> </text:span>l<text:span text:style-name="T2">’</text:span>estructura<text:span text:style-name="T2"> </text:span>del<text:span text:style-name="T2"> </text:span>llibre<text:span text:style-name="T2"> </text:span>en<text:span text:style-name="T2"> </text:span>unitats<text:span text:style-name="T2"> </text:span>i<text:span text:style-name="T2"> </text:span>activitats,<text:span text:style-name="T2"> </text:span>el<text:span text:style-name="T2"> </text:span>proveïdor<text:span text:style-name="T2"> </text:span>de<text:span text:style-name="T2"> </text:span>continguts<text:span text:style-name="T2"> </text:span>ha<text:span text:style-name="T2"> </text:span>d<text:span text:style-name="T2">’</text:span>exposar<text:span text:style-name="T2"> </text:span>el<text:span text:style-name="T2"> </text:span>servei<text:span text:style-name="T2"> </text:span>web<text:span text:style-name="T2"> </text:span>d<text:span text:style-name="T2">’</text:span>estructura<text:span text:style-name="T2"> </text:span>del<text:span text:style-name="T2"> </text:span>llibre.</text:p>
        <text:p text:style-name="Standard"><text:soft-page-break/>Quan<text:span text:style-name="T2"> </text:span>l<text:span text:style-name="T2">’</text:span>EVA<text:span text:style-name="T2"> </text:span>disposa<text:span text:style-name="T2"> </text:span>de<text:span text:style-name="T2"> </text:span>l<text:span text:style-name="T2">’</text:span>estructura<text:span text:style-name="T2"> </text:span>del<text:span text:style-name="T2"> </text:span>llibre<text:span text:style-name="T2"> </text:span>en<text:span text:style-name="T2"> </text:span>unitats<text:span text:style-name="T2"> </text:span>i<text:span text:style-name="T2"> </text:span>activitats,<text:span text:style-name="T2"> </text:span>es<text:span text:style-name="T2"> </text:span>facilita<text:span text:style-name="T2"> </text:span>al<text:span text:style-name="T2"> </text:span>professorat<text:span text:style-name="T2"> </text:span>configurar<text:span text:style-name="T2"> </text:span>els<text:span text:style-name="T2"> </text:span>accessos<text:span text:style-name="T2"> </text:span>directes<text:span text:style-name="T2"> </text:span>a<text:span text:style-name="T2"> </text:span>les<text:span text:style-name="T2"> </text:span>unitats<text:span text:style-name="T2"> </text:span>i/o<text:span text:style-name="T2"> </text:span>activitats.</text:p>
        <text:p text:style-name="Standard">Nom<text:span text:style-name="T2"> </text:span>del<text:span text:style-name="T2"> </text:span>servei<text:span text:style-name="T2"> </text:span>web:<text:span text:style-name="T2"> </text:span><text:span text:style-name="T19">wsEstructuraLibro</text:span></text:p>
        <text:p text:style-name="Standard"><text:span text:style-name="T2">L'</text:span>arxiu<text:span text:style-name="T2"> </text:span>WSDL<text:span text:style-name="T2"> </text:span>del<text:span text:style-name="T2"> </text:span>servei<text:span text:style-name="T2"> </text:span>web<text:span text:style-name="T2"> </text:span>serà<text:span text:style-name="T2"> </text:span>accessible<text:span text:style-name="T2"> </text:span>en<text:span text:style-name="T2"> </text:span>la<text:span text:style-name="T2"> </text:span>mateixa<text:span text:style-name="T2"> </text:span>adreça<text:span text:style-name="T2"> </text:span>que<text:span text:style-name="T2"> </text:span>el<text:span text:style-name="T2"> </text:span>servei<text:span text:style-name="T2"> </text:span>web<text:span text:style-name="T2"> </text:span>però<text:span text:style-name="T2"> </text:span>acabada<text:span text:style-name="T2"> </text:span>amb<text:span text:style-name="T2"> </text:span><text:span text:style-name="T19">?wsdl</text:span><text:span text:style-name="T2"> </text:span>i<text:span text:style-name="T2"> </text:span>també<text:span text:style-name="T2"> </text:span>acabada<text:span text:style-name="T2"> </text:span>amb<text:span text:style-name="T2"> </text:span><text:span text:style-name="T19">?WSDL</text:span></text:p>
        <text:p text:style-name="Standard">Aquest<text:span text:style-name="T2"> </text:span>servei<text:span text:style-name="T2"> </text:span>té<text:span text:style-name="T2"> </text:span>dos<text:span text:style-name="T2"> </text:span>mètodes:</text:p>
        <text:list xml:id="list3420312846901752254" text:style-name="WW8Num10">
          <text:list-item>
            <text:p text:style-name="P79">ObtenerTodos</text:p>
          </text:list-item>
          <text:list-item>
            <text:p text:style-name="P79">ObtenerEstructura</text:p>
          </text:list-item>
        </text:list>
        <text:h text:style-name="Heading_20_3" text:outline-level="3">Mètode<text:span text:style-name="T2"> </text:span>ObtenerTodos</text:h>
        <text:p text:style-name="Standard">Aquest<text:span text:style-name="T2"> </text:span>mètode<text:span text:style-name="T2"> </text:span>actualment<text:span text:style-name="T2"> </text:span>va<text:span text:style-name="T2"> </text:span>sense<text:span text:style-name="T2"> </text:span>encriptar.</text:p>
        <text:p text:style-name="Standard">Retorna<text:span text:style-name="T2"> </text:span>la<text:span text:style-name="T2"> </text:span>llista<text:span text:style-name="T2"> </text:span>de<text:span text:style-name="T2"> </text:span>tots<text:span text:style-name="T2"> </text:span>els<text:span text:style-name="T2"> </text:span>llibres<text:span text:style-name="T2"> </text:span>que<text:span text:style-name="T2"> </text:span>estan<text:span text:style-name="T2"> </text:span>donats<text:span text:style-name="T2"> </text:span>d<text:span text:style-name="T2">’</text:span>alta<text:span text:style-name="T2"> </text:span>com<text:span text:style-name="T2"> </text:span>a<text:span text:style-name="T2"> </text:span>llibres<text:span text:style-name="T2"> </text:span>accessibles<text:span text:style-name="T2"> </text:span>per<text:span text:style-name="T2"> </text:span>a<text:span text:style-name="T2"> </text:span>l<text:span text:style-name="T2">’</text:span>usuari/ària<text:span text:style-name="T2"> </text:span>EVA<text:span text:style-name="T2"> </text:span>autenticat<text:span text:style-name="T2"> </text:span>(el<text:span text:style-name="T2"> </text:span>que<text:span text:style-name="T2"> </text:span>s<text:span text:style-name="T2">’</text:span>envia<text:span text:style-name="T2"> </text:span>en<text:span text:style-name="T2"> </text:span>la<text:span text:style-name="T2"> </text:span>capçalera<text:span text:style-name="T2"> </text:span>del<text:span text:style-name="T2"> </text:span>missatge)<text:span text:style-name="T2"> </text:span>i<text:span text:style-name="T2"> </text:span>si<text:span text:style-name="T2"> </text:span>s<text:span text:style-name="T2">’</text:span>especifica<text:span text:style-name="T2"> </text:span>el<text:span text:style-name="T2"> </text:span>centre,<text:span text:style-name="T2"> </text:span>per<text:span text:style-name="T2"> </text:span>aquell<text:span text:style-name="T2"> </text:span>centre.</text:p>
        <text:p text:style-name="Standard">Paràmetres<text:span text:style-name="T2"> </text:span>d<text:span text:style-name="T2">’</text:span>entrada<text:span text:style-name="T2"> </text:span>del<text:span text:style-name="T2"> </text:span>mètode<text:span text:style-name="T2"> </text:span><text:span text:style-name="T19">ObtenerTodos</text:span><text:span text:style-name="T23">:</text:span></text:p>
        <table:table table:name="Taula5" table:style-name="Taula5">
          <table:table-column table:style-name="Taula5.A"/>
          <table:table-column table:style-name="Taula5.B"/>
          <table:table-column table:style-name="Taula5.C"/>
          <table:table-column table:style-name="Taula5.D"/>
          <table:table-header-rows>
            <table:table-row table:style-name="Taula5.1">
              <table:table-cell table:style-name="Taula5.A1" office:value-type="string">
                <text:p text:style-name="P40">Lloc</text:p>
              </table:table-cell>
              <table:table-cell table:style-name="Taula5.A1" office:value-type="string">
                <text:p text:style-name="P40">Nom</text:p>
              </table:table-cell>
              <table:table-cell table:style-name="Taula5.A1" office:value-type="string">
                <text:p text:style-name="P40">Tipus</text:p>
              </table:table-cell>
              <table:table-cell table:style-name="Taula5.D1" office:value-type="string">
                <text:p text:style-name="P40">Descripció</text:p>
              </table:table-cell>
            </table:table-row>
          </table:table-header-rows>
          <table:table-row table:style-name="Taula5.2">
            <table:table-cell table:style-name="Taula5.A2" office:value-type="string">
              <text:p text:style-name="P26"><text:span text:style-name="T40">Capçalera</text:span><text:span text:style-name="T43"> </text:span></text:p>
            </table:table-cell>
            <table:table-cell table:style-name="Taula5.B2" office:value-type="string">
              <text:p text:style-name="P29">User</text:p>
            </table:table-cell>
            <table:table-cell table:style-name="Taula5.C2" office:value-type="string">
              <text:p text:style-name="P31">Obligatori</text:p>
            </table:table-cell>
            <table:table-cell table:style-name="Taula5.D2" office:value-type="string">
              <text:p text:style-name="P27"><text:span text:style-name="T40">Usuari/ària</text:span><text:span text:style-name="T43"> </text:span><text:span text:style-name="T40">d</text:span><text:span text:style-name="T43">’</text:span><text:span text:style-name="T40">accés</text:span><text:span text:style-name="T43"> </text:span><text:span text:style-name="T40">de</text:span><text:span text:style-name="T43"> </text:span><text:span text:style-name="T40">l</text:span><text:span text:style-name="T43">’</text:span><text:span text:style-name="T40">EVA</text:span><text:span text:style-name="T43"> </text:span><text:span text:style-name="T40">per</text:span><text:span text:style-name="T43"> </text:span><text:span text:style-name="T40">poder</text:span><text:span text:style-name="T43"> </text:span><text:span text:style-name="T40">fer</text:span><text:span text:style-name="T43"> </text:span><text:span text:style-name="T40">servir</text:span><text:span text:style-name="T43"> </text:span><text:span text:style-name="T40">el</text:span><text:span text:style-name="T43"> </text:span><text:span text:style-name="T40">servei</text:span><text:span text:style-name="T43"> </text:span><text:span text:style-name="T40">web</text:span><text:span text:style-name="T43"> </text:span><text:span text:style-name="T40">de</text:span><text:span text:style-name="T43"> </text:span><text:span text:style-name="T40">l</text:span><text:span text:style-name="T43">'</text:span><text:span text:style-name="T40">Editorial.</text:span></text:p>
            </table:table-cell>
          </table:table-row>
          <table:table-row table:style-name="Taula5.1">
            <table:table-cell table:style-name="Taula5.A3" office:value-type="string">
              <text:p text:style-name="P32">Capçalera</text:p>
            </table:table-cell>
            <table:table-cell table:style-name="Taula5.B3" office:value-type="string">
              <text:p text:style-name="P29">Password</text:p>
            </table:table-cell>
            <table:table-cell table:style-name="Taula5.C3" office:value-type="string">
              <text:p text:style-name="P31">Obligatori</text:p>
            </table:table-cell>
            <table:table-cell table:style-name="Taula5.D3" office:value-type="string">
              <text:p text:style-name="P27"><text:span text:style-name="T40">Contrasenya</text:span><text:span text:style-name="T43"> </text:span><text:span text:style-name="T40">de</text:span><text:span text:style-name="T43"> </text:span><text:span text:style-name="T40">l</text:span><text:span text:style-name="T43">’</text:span><text:span text:style-name="T40">EVA</text:span><text:span text:style-name="T43"> </text:span><text:span text:style-name="T40">per</text:span><text:span text:style-name="T43"> </text:span><text:span text:style-name="T40">poder</text:span><text:span text:style-name="T43"> </text:span><text:span text:style-name="T40">fer</text:span><text:span text:style-name="T43"> </text:span><text:span text:style-name="T40">servir</text:span><text:span text:style-name="T43"> </text:span><text:span text:style-name="T40">el</text:span><text:span text:style-name="T43"> </text:span><text:span text:style-name="T40">servei</text:span><text:span text:style-name="T43"> </text:span><text:span text:style-name="T40">web</text:span><text:span text:style-name="T43"> </text:span><text:span text:style-name="T40">de</text:span><text:span text:style-name="T43"> </text:span><text:span text:style-name="T40">l</text:span><text:span text:style-name="T43">’</text:span><text:span text:style-name="T40">Editorial.</text:span></text:p>
            </table:table-cell>
          </table:table-row>
          <table:table-row table:style-name="Taula5.1">
            <table:table-cell table:style-name="Taula5.A4" office:value-type="string">
              <text:p text:style-name="P32">Cos</text:p>
            </table:table-cell>
            <table:table-cell table:style-name="Taula5.B4" office:value-type="string">
              <text:p text:style-name="P29">IdCentro</text:p>
            </table:table-cell>
            <table:table-cell table:style-name="Taula5.C4" office:value-type="string">
              <text:p text:style-name="P31">Opcional</text:p>
            </table:table-cell>
            <table:table-cell table:style-name="Taula5.D4" office:value-type="string">
              <text:p text:style-name="P27"><text:span text:style-name="T40">Identificador</text:span><text:span text:style-name="T43"> </text:span><text:span text:style-name="T40">del</text:span><text:span text:style-name="T43"> </text:span><text:span text:style-name="T40">centre</text:span><text:span text:style-name="T43"> </text:span><text:span text:style-name="T40">educatiu</text:span><text:span text:style-name="T43"> </text:span><text:span text:style-name="T40">des</text:span><text:span text:style-name="T43"> </text:span><text:span text:style-name="T40">del</text:span><text:span text:style-name="T43"> </text:span><text:span text:style-name="T40">que</text:span><text:span text:style-name="T43"> </text:span><text:span text:style-name="T40">s</text:span><text:span text:style-name="T43">’</text:span><text:span text:style-name="T40">està</text:span><text:span text:style-name="T43"> </text:span><text:span text:style-name="T40">fent</text:span><text:span text:style-name="T43"> </text:span><text:span text:style-name="T40">la</text:span><text:span text:style-name="T43"> </text:span><text:span text:style-name="T40">crida</text:span><text:span text:style-name="T43"> </text:span><text:span text:style-name="T40">al</text:span><text:span text:style-name="T43"> </text:span><text:span text:style-name="T40">servei</text:span><text:span text:style-name="T43"> </text:span><text:span text:style-name="T40">web.</text:span></text:p>
            </table:table-cell>
          </table:table-row>
        </table:table>
        <text:p text:style-name="Standard"/>
        <text:p text:style-name="Standard">Paràmetres<text:span text:style-name="T2"> </text:span>de<text:span text:style-name="T2"> </text:span>sortida<text:span text:style-name="T2"> </text:span>del<text:span text:style-name="T2"> </text:span>mètode<text:span text:style-name="T2"> </text:span><text:span text:style-name="T19">ObtenerTodos</text:span></text:p>
        <table:table table:name="Taula6" table:style-name="Taula6">
          <table:table-column table:style-name="Taula6.A"/>
          <table:table-column table:style-name="Taula6.B"/>
          <table:table-column table:style-name="Taula6.C"/>
          <table:table-column table:style-name="Taula6.D"/>
          <table:table-header-rows>
            <table:table-row table:style-name="Taula6.1">
              <table:table-cell table:style-name="Taula6.A1" office:value-type="string">
                <text:p text:style-name="P40">Lloc</text:p>
              </table:table-cell>
              <table:table-cell table:style-name="Taula6.A1" office:value-type="string">
                <text:p text:style-name="P40">Nom</text:p>
              </table:table-cell>
              <table:table-cell table:style-name="Taula6.A1" office:value-type="string">
                <text:p text:style-name="P40">Tipus</text:p>
              </table:table-cell>
              <table:table-cell table:style-name="Taula6.D1" office:value-type="string">
                <text:p text:style-name="P40">Descripció</text:p>
              </table:table-cell>
            </table:table-row>
          </table:table-header-rows>
          <table:table-row table:style-name="Taula6.2">
            <table:table-cell table:style-name="Taula6.A2" office:value-type="string">
              <text:p text:style-name="P26"><text:span text:style-name="T40">Cos</text:span><text:span text:style-name="T43"> </text:span></text:p>
            </table:table-cell>
            <table:table-cell table:style-name="Taula6.B2" office:value-type="string">
              <text:p text:style-name="P30">Codigo</text:p>
            </table:table-cell>
            <table:table-cell table:style-name="Taula6.C2" office:value-type="string">
              <text:p text:style-name="P31">Obligatori</text:p>
            </table:table-cell>
            <table:table-cell table:style-name="Taula6.D2" office:value-type="string">
              <text:p text:style-name="P27"><text:span text:style-name="T40">Codi</text:span><text:span text:style-name="T43"> </text:span><text:span text:style-name="T40">identificador</text:span><text:span text:style-name="T43"> </text:span><text:span text:style-name="T40">de</text:span><text:span text:style-name="T43"> </text:span><text:span text:style-name="T40">la</text:span><text:span text:style-name="T43"> </text:span><text:span text:style-name="T40">resposta.</text:span></text:p>
              <text:p text:style-name="P27"><text:span text:style-name="T40">Valors</text:span><text:span text:style-name="T43"> </text:span><text:span text:style-name="T40">possibles:</text:span></text:p>
              <text:list xml:id="list6780657669585139131" text:style-name="WW8Num18">
                <text:list-item>
                  <text:p text:style-name="P80"><text:span text:style-name="T47">(1):</text:span><text:span text:style-name="T48"> </text:span><text:span text:style-name="T47">Procés</text:span><text:span text:style-name="T48"> </text:span><text:span text:style-name="T47">correcte</text:span></text:p>
                </text:list-item>
                <text:list-item>
                  <text:p text:style-name="P80"><text:span text:style-name="T48"><text:s/></text:span><text:span text:style-name="T47">(0):</text:span><text:span text:style-name="T48"> </text:span><text:span text:style-name="T47">Error</text:span><text:span text:style-name="T48"> </text:span><text:span text:style-name="T47">inesperat</text:span></text:p>
                </text:list-item>
                <text:list-item>
                  <text:p text:style-name="P80"><text:span text:style-name="T48"><text:s/></text:span><text:span text:style-name="T47">(-101):</text:span><text:span text:style-name="T48"> </text:span><text:span text:style-name="T47">Autenticació</text:span><text:span text:style-name="T48"> </text:span><text:span text:style-name="T47">incorrecta.</text:span><text:span text:style-name="T48"> </text:span><text:span text:style-name="T47">L</text:span><text:span text:style-name="T48">’</text:span><text:span text:style-name="T47">usuari/ària</text:span><text:span text:style-name="T48"> </text:span><text:span text:style-name="T47">que</text:span><text:span text:style-name="T48"> </text:span><text:span text:style-name="T47">sol·licita</text:span><text:span text:style-name="T48"> </text:span><text:span text:style-name="T47">accés</text:span><text:span text:style-name="T48"> </text:span><text:span text:style-name="T47">a</text:span><text:span text:style-name="T48"> </text:span><text:span text:style-name="T47">aquest</text:span><text:span text:style-name="T48"> </text:span><text:span text:style-name="T47">mètode</text:span><text:span text:style-name="T48"> </text:span><text:span text:style-name="T47">del</text:span><text:span text:style-name="T48"> </text:span><text:span text:style-name="T47">servei</text:span><text:span text:style-name="T48"> </text:span><text:span text:style-name="T47">web</text:span><text:span text:style-name="T48"> </text:span><text:span text:style-name="T47">no</text:span><text:span text:style-name="T48"> </text:span><text:span text:style-name="T47">és</text:span><text:span text:style-name="T48"> </text:span><text:span text:style-name="T47">correcte.</text:span><text:span text:style-name="T48"> </text:span></text:p>
                </text:list-item>
                <text:list-item>
                  <text:p text:style-name="P80"><text:span text:style-name="T48"><text:s/></text:span><text:span text:style-name="T47">(-102):</text:span><text:span text:style-name="T48"> </text:span><text:span text:style-name="T47">Autenticació</text:span><text:span text:style-name="T48"> </text:span><text:span text:style-name="T47">incorrecta.</text:span><text:span text:style-name="T48"> </text:span><text:span text:style-name="T47">L</text:span><text:span text:style-name="T48">’</text:span><text:span text:style-name="T47">usuari/ària</text:span><text:span text:style-name="T48"> </text:span><text:span text:style-name="T47">que</text:span><text:span text:style-name="T48"> </text:span><text:span text:style-name="T47">sol·licita</text:span><text:span text:style-name="T48"> </text:span><text:span text:style-name="T47">accés</text:span><text:span text:style-name="T48"> </text:span><text:span text:style-name="T47">a</text:span><text:span text:style-name="T48"> </text:span><text:span text:style-name="T47">aquest</text:span><text:span text:style-name="T48"> </text:span><text:span text:style-name="T47">mètode</text:span><text:span text:style-name="T48"> </text:span><text:span text:style-name="T47">del</text:span><text:span text:style-name="T48"> </text:span><text:span text:style-name="T47">servei</text:span><text:span text:style-name="T48"> </text:span><text:span text:style-name="T47">web</text:span><text:span text:style-name="T48"> </text:span><text:span text:style-name="T47">no</text:span><text:span text:style-name="T48"> </text:span><text:span text:style-name="T47">té</text:span><text:span text:style-name="T48"> </text:span><text:span text:style-name="T47">permisos</text:span><text:span text:style-name="T48"> </text:span><text:span text:style-name="T47">suficients.</text:span></text:p>
                </text:list-item>
              </text:list>
              <text:p text:style-name="P33"/>
            </table:table-cell>
          </table:table-row>
          <table:table-row table:style-name="Taula6.1">
            <table:table-cell table:style-name="Taula6.A3" office:value-type="string">
              <text:p text:style-name="P32">Cos</text:p>
            </table:table-cell>
            <table:table-cell table:style-name="Taula6.B3" office:value-type="string">
              <text:p text:style-name="P30">Descripcion</text:p>
            </table:table-cell>
            <table:table-cell table:style-name="Taula6.C3" office:value-type="string">
              <text:p text:style-name="P31">Obligatori</text:p>
            </table:table-cell>
            <table:table-cell table:style-name="Taula6.D3" office:value-type="string">
              <text:p text:style-name="P27"><text:span text:style-name="T40">Descripció</text:span><text:span text:style-name="T43"> </text:span><text:span text:style-name="T40">del</text:span><text:span text:style-name="T43"> </text:span><text:span text:style-name="T40">codi</text:span><text:span text:style-name="T43"> </text:span><text:span text:style-name="T40">generat.</text:span></text:p>
            </table:table-cell>
          </table:table-row>
          <table:table-row table:style-name="Taula6.1">
            <table:table-cell table:style-name="Taula6.A4" office:value-type="string">
              <text:p text:style-name="P32">Cos</text:p>
            </table:table-cell>
            <table:table-cell table:style-name="Taula6.B4" office:value-type="string">
              <text:p text:style-name="P30">Catalogo</text:p>
            </table:table-cell>
            <table:table-cell table:style-name="Taula6.C4" office:value-type="string">
              <text:p text:style-name="P31">Opcional</text:p>
            </table:table-cell>
            <table:table-cell table:style-name="Taula6.D4" office:value-type="string">
              <text:p text:style-name="P27"><text:span text:style-name="T40">Llista</text:span><text:span text:style-name="T43"> </text:span><text:span text:style-name="T40">de</text:span><text:span text:style-name="T43"> </text:span><text:span text:style-name="T40">llibres,</text:span><text:span text:style-name="T43"> </text:span><text:span text:style-name="T40">expressada</text:span><text:span text:style-name="T43"> </text:span><text:span text:style-name="T40">en</text:span><text:span text:style-name="T43"> </text:span><text:span text:style-name="T40">XML.</text:span></text:p>
              <text:p text:style-name="P33"/>
              <text:p text:style-name="P33"/>
            </table:table-cell>
          </table:table-row>
        </table:table>
        <text:p text:style-name="Standard"/>
        <text:p text:style-name="Standard"/>
        <text:p text:style-name="P65"><text:span text:style-name="T16">L'</text:span>XML<text:span text:style-name="T2"> </text:span>de<text:span text:style-name="T2"> </text:span>resposta<text:span text:style-name="T2"> </text:span>del<text:span text:style-name="T2"> </text:span>camp<text:span text:style-name="T2"> </text:span><text:span text:style-name="T20">Catalogo</text:span><text:span text:style-name="T2"> </text:span>té<text:span text:style-name="T2"> </text:span>el<text:span text:style-name="T2"> </text:span>format següent:</text:p>
        <text:p text:style-name="Codi">&lt;libros&gt;</text:p>
        <text:p text:style-name="Codi"><text:span text:style-name="T54"><text:tab/></text:span>&lt;libro&gt;</text:p>
        <text:p text:style-name="Codi"><text:span text:style-name="T54"><text:tab/><text:tab/></text:span>&lt;ISBN&gt;1111111111&lt;/ISBN&gt;</text:p>
        <text:p text:style-name="Codi"><text:span text:style-name="T54"><text:tab/><text:tab/></text:span>&lt;titulo&gt;Llibre scorm remot sense unitat&lt;/titulo&gt;</text:p>
        <text:p text:style-name="Codi"><text:span text:style-name="T54"><text:tab/><text:tab/></text:span>&lt;nivel&gt;1ESO&lt;/nivel&gt;</text:p>
        <text:p text:style-name="Codi"><text:span text:style-name="T54"><text:tab/><text:tab/></text:span>&lt;formato&gt;webcontent&lt;/formato&gt;</text:p>
        <text:p text:style-name="Codi"><text:span text:style-name="T54"><text:tab/></text:span>&lt;/libro&gt;</text:p>
        <text:p text:style-name="Codi"><text:span text:style-name="T54"><text:tab/></text:span>&lt;libro&gt;</text:p>
        <text:p text:style-name="Codi"><text:span text:style-name="T54"><text:tab/><text:tab/></text:span>&lt;ISBN&gt;2222222222&lt;/ISBN&gt;</text:p>
        <text:p text:style-name="Codi"><text:span text:style-name="T54"><text:tab/><text:tab/></text:span>&lt;titulo&gt;Llibre contingut remot sense unitat&lt;/titulo&gt;</text:p>
        <text:p text:style-name="Codi"><text:span text:style-name="T54"><text:tab/><text:tab/></text:span>&lt;nivel&gt;1ESO&lt;/nivel&gt;</text:p>
        <text:p text:style-name="Codi"><text:span text:style-name="T54"><text:tab/><text:tab/></text:span>&lt;formato&gt;webcontent&lt;/formato&gt;</text:p>
        <text:p text:style-name="Codi"><text:span text:style-name="T54"><text:tab/></text:span>&lt;/libro&gt;</text:p>
        <text:p text:style-name="Codi"><text:span text:style-name="T54"><text:tab/></text:span>&lt;libro&gt;</text:p>
        <text:p text:style-name="Codi"><text:span text:style-name="T54"><text:tab/><text:tab/></text:span>&lt;ISBN&gt;3333333333&lt;/ISBN&gt;</text:p>
        <text:p text:style-name="Codi"><text:span text:style-name="T54"><text:tab/><text:tab/></text:span>&lt;titulo&gt;Llibre scorm remot amb dues unitats&lt;/ns1:titulo&gt;</text:p>
        <text:p text:style-name="Codi"><text:span text:style-name="T54"><text:tab/><text:tab/></text:span>&lt;:nivel&gt;1ESO&lt;/nivel&gt;</text:p>
        <text:p text:style-name="Codi"><text:span text:style-name="T54"><text:tab/><text:tab/></text:span>&lt;formato&gt;webcontent&lt;/formato&gt;</text:p>
        <text:p text:style-name="Codi"><text:span text:style-name="T54"><text:tab/></text:span>&lt;/libro&gt;</text:p>
        <text:p text:style-name="Codi">&lt;/libros&gt;</text:p>
        <text:p text:style-name="Codi"/>
        <table:table table:name="Taula7" table:style-name="Taula7">
          <table:table-column table:style-name="Taula7.A"/>
          <table:table-column table:style-name="Taula7.B"/>
          <table:table-column table:style-name="Taula7.C"/>
          <table:table-header-rows>
            <table:table-row table:style-name="Taula7.1">
              <table:table-cell table:style-name="Taula7.A1" office:value-type="string">
                <text:p text:style-name="P40">Nom</text:p>
              </table:table-cell>
              <table:table-cell table:style-name="Taula7.A1" office:value-type="string">
                <text:p text:style-name="P40">Tipus</text:p>
              </table:table-cell>
              <table:table-cell table:style-name="Taula7.C1" office:value-type="string">
                <text:p text:style-name="P40">Descripció</text:p>
              </table:table-cell>
            </table:table-row>
          </table:table-header-rows>
          <table:table-row table:style-name="Taula7.2">
            <table:table-cell table:style-name="Taula7.A2" office:value-type="string">
              <text:p text:style-name="P29">ISBN</text:p>
            </table:table-cell>
            <table:table-cell table:style-name="Taula7.B2" office:value-type="string">
              <text:p text:style-name="P31">Obligatori</text:p>
            </table:table-cell>
            <table:table-cell table:style-name="Taula7.C2" office:value-type="string">
              <text:p text:style-name="P27"><text:span text:style-name="T40">ISBN</text:span><text:span text:style-name="T43"> </text:span><text:span text:style-name="T40">del</text:span><text:span text:style-name="T43"> </text:span><text:span text:style-name="T40">llibre</text:span><text:span text:style-name="T43"> </text:span><text:span text:style-name="T40">digital</text:span></text:p>
            </table:table-cell>
          </table:table-row>
          <table:table-row table:style-name="Taula7.1">
            <table:table-cell table:style-name="Taula7.A3" office:value-type="string">
              <text:p text:style-name="P29">titulo</text:p>
            </table:table-cell>
            <table:table-cell table:style-name="Taula7.B3" office:value-type="string">
              <text:p text:style-name="P31">Obligatori</text:p>
            </table:table-cell>
            <table:table-cell table:style-name="Taula7.C3" office:value-type="string">
              <text:p text:style-name="P27"><text:span text:style-name="T40">Títol</text:span><text:span text:style-name="T43"> </text:span><text:span text:style-name="T40">identificatiu</text:span><text:span text:style-name="T43"> </text:span><text:span text:style-name="T40">del</text:span><text:span text:style-name="T43"> </text:span><text:span text:style-name="T40">llibre.</text:span></text:p>
            </table:table-cell>
          </table:table-row>
          <table:table-row table:style-name="Taula7.1">
            <table:table-cell table:style-name="Taula7.A4" office:value-type="string">
              <text:p text:style-name="P29">nivel</text:p>
            </table:table-cell>
            <table:table-cell table:style-name="Taula7.B4" office:value-type="string">
              <text:p text:style-name="P31">Obligatori</text:p>
            </table:table-cell>
            <table:table-cell table:style-name="Taula7.C4" office:value-type="string">
              <text:p text:style-name="P27"><text:span text:style-name="T40">Nivell</text:span><text:span text:style-name="T43"> </text:span><text:span text:style-name="T40">educatiu.</text:span><text:span text:style-name="T43"> </text:span><text:span text:style-name="T40">Hi</text:span><text:span text:style-name="T43"> </text:span><text:span text:style-name="T40">ha</text:span><text:span text:style-name="T43"> </text:span><text:span text:style-name="T40">uns</text:span><text:span text:style-name="T43"> </text:span><text:span text:style-name="T40">valors</text:span><text:span text:style-name="T43"> </text:span><text:span text:style-name="T40">predefinits</text:span><text:span text:style-name="T43"> </text:span><text:span text:style-name="T40">però</text:span><text:span text:style-name="T43"> </text:span><text:span text:style-name="T40">si</text:span><text:span text:style-name="T43"> </text:span><text:span text:style-name="T40">cal</text:span><text:span text:style-name="T43"> </text:span><text:span text:style-name="T40">es</text:span><text:span text:style-name="T43"> </text:span><text:span text:style-name="T40">poden</text:span><text:span text:style-name="T43"> </text:span><text:span text:style-name="T40">fer</text:span><text:span text:style-name="T43"> </text:span><text:span text:style-name="T40">servir</text:span><text:span text:style-name="T43"> </text:span><text:span text:style-name="T40">d</text:span><text:span text:style-name="T43">’</text:span><text:span text:style-name="T40">altres.</text:span></text:p>
              <text:p text:style-name="P23"><text:span text:style-name="T40">Valors</text:span><text:span text:style-name="T43"> </text:span><text:span text:style-name="T40">predefinits:</text:span><text:span text:style-name="T49"> </text:span></text:p>
              <text:list xml:id="list8506572070110360224" text:style-name="WW8Num23">
                <text:list-item>
                  <text:p text:style-name="P102">1ESO</text:p>
                </text:list-item>
                <text:list-item>
                  <text:p text:style-name="P102">2ESO</text:p>
                </text:list-item>
                <text:list-item>
                  <text:p text:style-name="P102">3ESO</text:p>
                </text:list-item>
                <text:list-item>
                  <text:p text:style-name="P102">4ESO</text:p>
                </text:list-item>
                <text:list-item>
                  <text:p text:style-name="P102">1EP</text:p>
                </text:list-item>
                <text:list-item>
                  <text:p text:style-name="P102">2EP</text:p>
                </text:list-item>
                <text:list-item>
                  <text:p text:style-name="P102">3EP</text:p>
                </text:list-item>
                <text:list-item>
                  <text:p text:style-name="P102">4EP</text:p>
                </text:list-item>
                <text:list-item>
                  <text:p text:style-name="P102">5EP</text:p>
                </text:list-item>
                <text:list-item>
                  <text:p text:style-name="P103">6EP</text:p>
                </text:list-item>
              </text:list>
            </table:table-cell>
          </table:table-row>
          <table:table-row table:style-name="Taula7.1">
            <table:table-cell table:style-name="Taula7.A5" office:value-type="string">
              <text:p text:style-name="P29">formato</text:p>
            </table:table-cell>
            <table:table-cell table:style-name="Taula7.B5" office:value-type="string">
              <text:p text:style-name="P31">Obligatori</text:p>
            </table:table-cell>
            <table:table-cell table:style-name="Taula7.C5" office:value-type="string">
              <text:p text:style-name="P27"><text:span text:style-name="T40">Ú</text:span><text:span text:style-name="T41">nic v</text:span><text:span text:style-name="T40">alor</text:span><text:span text:style-name="T43"> </text:span><text:span text:style-name="T40">possible:</text:span><text:span text:style-name="T43"> </text:span></text:p>
              <text:list xml:id="list4397609673693250416" text:style-name="WW8Num17">
                <text:list-header>
                  <text:p text:style-name="P104"/>
                </text:list-header>
                <text:list-item>
                  <text:p text:style-name="P106"><text:span text:style-name="T40">webcontent:</text:span><text:span text:style-name="T43"> </text:span><text:span text:style-name="T40">continguts</text:span><text:span text:style-name="T43"> </text:span><text:span text:style-name="T40">web,</text:span><text:span text:style-name="T43"> </text:span><text:span text:style-name="T40">és</text:span><text:span text:style-name="T43"> </text:span><text:span text:style-name="T40">a</text:span><text:span text:style-name="T43"> </text:span><text:span text:style-name="T40">dir,</text:span><text:span text:style-name="T43"> </text:span><text:span text:style-name="T40">continguts</text:span><text:span text:style-name="T43"> </text:span><text:span text:style-name="T40">que</text:span><text:span text:style-name="T43"> </text:span><text:span text:style-name="T40">es</text:span><text:span text:style-name="T43"> </text:span><text:span text:style-name="T40">poden</text:span><text:span text:style-name="T43"> </text:span><text:span text:style-name="T40">visualitzar</text:span><text:span text:style-name="T43"> </text:span><text:span text:style-name="T40">en</text:span><text:span text:style-name="T43"> </text:span><text:span text:style-name="T40">un</text:span><text:span text:style-name="T43"> </text:span><text:span text:style-name="T40">navegador</text:span><text:span text:style-name="T43"> </text:span><text:span text:style-name="T40">web</text:span><text:span text:style-name="T43"> </text:span><text:span text:style-name="T40">estàndard.</text:span></text:p>
                </text:list-item>
              </text:list>
              <text:p text:style-name="P38"/>
              <text:p text:style-name="P34">En versions anteriors de Marsupial existia també el format «scorm», que ja no està suportat.</text:p>
            </table:table-cell>
          </table:table-row>
        </table:table>
        <text:p text:style-name="Standard"/>
        <text:h text:style-name="P100" text:outline-level="4"/>
        <text:h text:style-name="P101" text:outline-level="4">Exemples</text:h>
        <text:p text:style-name="Standard"><text:span text:style-name="T19">Exemple</text:span><text:span text:style-name="T24"> </text:span><text:span text:style-name="T19">de</text:span><text:span text:style-name="T24"> </text:span><text:span text:style-name="T19">missatge</text:span><text:span text:style-name="T24"> </text:span><text:span text:style-name="T19">SOAP</text:span><text:span text:style-name="T24"> </text:span><text:span text:style-name="T19">de</text:span><text:span text:style-name="T24"> </text:span><text:span text:style-name="T19">crida</text:span><text:span text:style-name="T24"> </text:span><text:span text:style-name="T19">al</text:span><text:span text:style-name="T24"> </text:span><text:span text:style-name="T19">servei</text:span><text:span text:style-name="T24"> </text:span><text:span text:style-name="T19">web</text:span><text:span text:style-name="T23">:</text:span></text:p>
        <text:p text:style-name="Codi">&lt;?xml<text:span text:style-name="T2"> </text:span>version="1.0"<text:span text:style-name="T2"> </text:span>encoding="utf-8"?&gt;</text:p>
        <text:p text:style-name="Codi">&lt;soapenv:Envelope<text:span text:style-name="T2"> </text:span>xmlns:soapenv="http://schemas.xmlsoap.org/soap/envelope/"<text:span text:style-name="T2"> </text:span>xmlns:est="http://educacio.gencat.cat/agora/estructuralibros/"&gt;</text:p>
        <text:p text:style-name="Codi"><text:span text:style-name="T8"><text:tab/></text:span>&lt;soapenv:Header&gt;</text:p>
        <text:p text:style-name="Codi"><text:span text:style-name="T8"><text:tab/><text:tab/></text:span>&lt;est:WSEAuthenticateHeader&gt;</text:p>
        <text:p text:style-name="Codi"><text:span text:style-name="T8"><text:tab/><text:tab/><text:tab/></text:span>&lt;!--Optional:--&gt;</text:p>
        <text:p text:style-name="Codi"><text:span text:style-name="T8"><text:tab/><text:tab/><text:tab/></text:span>&lt;est:User&gt;S1mul4d0r&lt;/est:User&gt;</text:p>
        <text:p text:style-name="Codi"><text:span text:style-name="T8"><text:tab/><text:tab/><text:tab/></text:span>&lt;!--Optional:--&gt;</text:p>
        <text:p text:style-name="Codi"><text:span text:style-name="T8"><text:tab/><text:tab/><text:tab/></text:span>&lt;est:Password&gt;ed1t0r14l&lt;/est:Password&gt;</text:p>
        <text:p text:style-name="Codi"><text:span text:style-name="T8"><text:tab/><text:tab/></text:span>&lt;/est:WSEAuthenticateHeader&gt;</text:p>
        <text:p text:style-name="Codi"><text:span text:style-name="T8"><text:tab/></text:span>&lt;/soapenv:Header&gt;</text:p>
        <text:p text:style-name="Codi"><text:span text:style-name="T8"><text:tab/></text:span>&lt;soapenv:Body&gt;</text:p>
        <text:p text:style-name="Codi"><text:span text:style-name="T8"><text:tab/><text:tab/></text:span>&lt;est:ObtenerTodos&gt;</text:p>
        <text:p text:style-name="Codi"><text:span text:style-name="T8"><text:tab/><text:tab/><text:tab/></text:span>&lt;!--Optional:--&gt;</text:p>
        <text:p text:style-name="Codi"><text:span text:style-name="T8"><text:tab/><text:tab/><text:tab/></text:span>&lt;est:IdCentro&gt;&lt;/est:IdCentro&gt;</text:p>
        <text:p text:style-name="Codi"><text:span text:style-name="T8"><text:tab/><text:tab/></text:span>&lt;/est:ObtenerTodos&gt;</text:p>
        <text:p text:style-name="P61"><text:span text:style-name="T8"><text:tab/></text:span>&lt;/soapenv:Body&gt;</text:p>
        <text:p text:style-name="P61">&lt;/soapenv:Envelope&gt;</text:p>
        <text:p text:style-name="Codi"/>
        <text:p text:style-name="Codi"/>
        <text:p text:style-name="Standard"><text:span text:style-name="T19">Exemple</text:span><text:span text:style-name="T24"> </text:span><text:span text:style-name="T19">de</text:span><text:span text:style-name="T24"> </text:span><text:span text:style-name="T19">missatge</text:span><text:span text:style-name="T24"> </text:span><text:span text:style-name="T19">SOAP</text:span><text:span text:style-name="T24"> </text:span><text:span text:style-name="T19">de</text:span><text:span text:style-name="T24"> </text:span><text:span text:style-name="T19">resposta</text:span><text:span text:style-name="T24"> </text:span><text:span text:style-name="T19">a</text:span><text:span text:style-name="T24"> </text:span><text:span text:style-name="T19">la</text:span><text:span text:style-name="T24"> </text:span><text:span text:style-name="T19">crida</text:span><text:span text:style-name="T24"> </text:span><text:span text:style-name="T19">al</text:span><text:span text:style-name="T24"> </text:span><text:span text:style-name="T19">servei</text:span><text:span text:style-name="T24"> </text:span><text:span text:style-name="T19">web</text:span><text:span text:style-name="T23">:</text:span></text:p>
        <text:p text:style-name="Codi">&lt;?xml<text:span text:style-name="T2"> </text:span>version="1.0"<text:span text:style-name="T2"> </text:span>encoding="utf-8"?&gt;</text:p>
        <text:p text:style-name="Codi">&lt;SOAP-ENV:Envelope<text:span text:style-name="T2"> </text:span>xmlns:SOAP-ENV="http://schemas.xmlsoap.org/soap/envelope/"<text:span text:style-name="T2"> </text:span>xmlns:ns1="http://educacio.gencat.cat/agora/estructuralibros/"&gt;</text:p>
        <text:p text:style-name="Codi"><text:span text:style-name="T8"><text:tab/></text:span>&lt;SOAP-ENV:Body&gt;</text:p>
        <text:p text:style-name="Codi"><text:span text:style-name="T8"><text:tab/><text:tab/></text:span>&lt;ns1:ObtenerTodosResponse&gt;</text:p>
        <text:p text:style-name="Codi"><text:span text:style-name="T8"><text:tab/><text:tab/><text:tab/></text:span>&lt;ns1:ObtenerTodosResult&gt;</text:p>
        <text:p text:style-name="Codi"><text:span text:style-name="T8"><text:tab/><text:tab/><text:tab/><text:tab/></text:span>&lt;ns1:Catalogo&gt;</text:p>
        <text:p text:style-name="Codi"><text:span text:style-name="T8"><text:tab/><text:tab/><text:tab/><text:tab/><text:tab/></text:span>&lt;ns1:libros&gt;</text:p>
        <text:p text:style-name="Codi"><text:span text:style-name="T8"><text:tab/><text:tab/><text:tab/><text:tab/><text:tab/><text:tab/></text:span>&lt;ns1:libro&gt;</text:p>
        <text:p text:style-name="Codi"><text:span text:style-name="T8"><text:tab/><text:tab/><text:tab/><text:tab/><text:tab/><text:tab/><text:tab/></text:span>&lt;ns1:ISBN&gt;2222222222&lt;/ns1:ISBN&gt;</text:p>
        <text:p text:style-name="Codi"><text:span text:style-name="T8"><text:tab/><text:tab/><text:tab/><text:tab/><text:tab/><text:tab/><text:tab/></text:span>&lt;ns1:titulo&gt;Llibre<text:span text:style-name="T2"> </text:span>sense<text:span text:style-name="T2"> </text:span>unitat&lt;/ns1:titulo&gt;</text:p>
        <text:p text:style-name="Codi"><text:span text:style-name="T8"><text:tab/><text:tab/><text:tab/><text:tab/><text:tab/><text:tab/><text:tab/></text:span>&lt;ns1:nivel&gt;1ESO&lt;/ns1:nivel&gt;</text:p>
        <text:p text:style-name="Codi"><text:span text:style-name="T8"><text:tab/><text:tab/><text:tab/><text:tab/><text:tab/><text:tab/><text:tab/></text:span>&lt;ns1:formato&gt;webcontent&lt;/ns1:formato&gt;</text:p>
        <text:p text:style-name="Codi"><text:span text:style-name="T8"><text:tab/><text:tab/><text:tab/><text:tab/><text:tab/><text:tab/></text:span>&lt;/ns1:libro&gt;</text:p>
        <text:p text:style-name="Codi"><text:span text:style-name="T8"><text:tab/><text:tab/><text:tab/><text:tab/><text:tab/><text:tab/></text:span>&lt;ns1:libro&gt;</text:p>
        <text:p text:style-name="Codi"><text:span text:style-name="T8"><text:tab/><text:tab/><text:tab/><text:tab/><text:tab/><text:tab/><text:tab/></text:span>&lt;ns1:ISBN&gt;4444444444&lt;/ns1:ISBN&gt;</text:p>
        <text:p text:style-name="Codi"><text:span text:style-name="T8"><text:tab/><text:tab/><text:tab/><text:tab/><text:tab/><text:tab/><text:tab/></text:span>&lt;ns1:titulo&gt;Llibre<text:span text:style-name="T2"> </text:span>amb<text:span text:style-name="T2"> </text:span>dues<text:span text:style-name="T2"> </text:span>unitats&lt;/ns1:titulo&gt;</text:p>
        <text:p text:style-name="Codi"><text:span text:style-name="T8"><text:tab/><text:tab/><text:tab/><text:tab/><text:tab/><text:tab/><text:tab/></text:span>&lt;ns1:nivel&gt;1ESO&lt;/ns1:nivel&gt;</text:p>
        <text:p text:style-name="Codi"><text:span text:style-name="T8"><text:tab/><text:tab/><text:tab/><text:tab/><text:tab/><text:tab/><text:tab/></text:span>&lt;ns1:formato&gt;webcontent&lt;/ns1:formato&gt;<text:span text:style-name="T2"> <text:s text:c="20"/></text:span></text:p>
        <text:p text:style-name="Codi"><text:span text:style-name="T8"><text:tab/><text:tab/><text:tab/><text:tab/><text:tab/><text:tab/></text:span>&lt;/ns1:libro&gt;</text:p>
        <text:p text:style-name="Codi"><text:span text:style-name="T8"><text:tab/><text:tab/><text:tab/><text:tab/><text:tab/><text:tab/></text:span>&lt;ns1:libro&gt;</text:p>
        <text:p text:style-name="Codi"><text:span text:style-name="T8"><text:tab/><text:tab/><text:tab/><text:tab/><text:tab/><text:tab/><text:tab/></text:span>&lt;ns1:ISBN&gt;6666666666&lt;/ns1:ISBN&gt;</text:p>
        <text:p text:style-name="Codi"><text:span text:style-name="T8"><text:tab/><text:tab/><text:tab/><text:tab/><text:tab/><text:tab/><text:tab/></text:span>&lt;ns1:titulo&gt;Llibre<text:span text:style-name="T2"> </text:span>amb<text:span text:style-name="T2"> </text:span>dues<text:span text:style-name="T2"> </text:span>activitats&lt;/ns1:titulo&gt;</text:p>
        <text:p text:style-name="Codi"><text:span text:style-name="T8"><text:tab/><text:tab/><text:tab/><text:tab/><text:tab/><text:tab/><text:tab/></text:span>&lt;ns1:nivel&gt;2ESO&lt;/ns1:nivel&gt;</text:p>
        <text:p text:style-name="Codi"><text:span text:style-name="T8"><text:tab/><text:tab/><text:tab/><text:tab/><text:tab/><text:tab/><text:tab/></text:span>&lt;ns1:formato&gt;webcontent&lt;/ns1:formato&gt;<text:span text:style-name="T2"> <text:s text:c="20"/></text:span></text:p>
        <text:p text:style-name="Codi"><text:span text:style-name="T8"><text:tab/><text:tab/><text:tab/><text:tab/><text:tab/><text:tab/></text:span>&lt;/ns1:libro&gt;</text:p>
        <text:p text:style-name="Codi"><text:span text:style-name="T8"><text:tab/><text:tab/><text:tab/><text:tab/><text:tab/></text:span>&lt;/ns1:libros&gt;</text:p>
        <text:p text:style-name="Codi"><text:span text:style-name="T8"><text:tab/><text:tab/><text:tab/><text:tab/></text:span>&lt;/ns1:Catalogo&gt;</text:p>
        <text:p text:style-name="Codi"><text:span text:style-name="T8"><text:tab/><text:tab/><text:tab/><text:tab/></text:span>&lt;ns1:Codigo&gt;1&lt;/ns1:Codigo&gt;</text:p>
        <text:p text:style-name="Codi"><text:span text:style-name="T8"><text:tab/><text:tab/><text:tab/><text:tab/></text:span>&lt;ns1:Descripcion&gt;procés<text:span text:style-name="T2"> </text:span>correcte&lt;/ns1:Descripcion&gt;</text:p>
        <text:p text:style-name="Codi"><text:span text:style-name="T8"><text:tab/><text:tab/><text:tab/></text:span>&lt;/ns1:ObtenerTodosResult&gt;</text:p>
        <text:p text:style-name="Codi"><text:span text:style-name="T8"><text:tab/><text:tab/></text:span>&lt;/ns1:ObtenerTodosResponse&gt;</text:p>
        <text:p text:style-name="Codi"><text:span text:style-name="T8"><text:tab/></text:span>&lt;/SOAP-ENV:Body&gt;</text:p>
        <text:p text:style-name="Codi">&lt;/SOAP-ENV:Envelope&gt;</text:p>
        <text:p text:style-name="P60"/>
        <text:h text:style-name="P92" text:outline-level="3"/>
        <text:h text:style-name="P93" text:outline-level="3">Mètode<text:span text:style-name="T2"> </text:span>ObtenerEstructura</text:h>
        <text:p text:style-name="Standard">Aquest<text:span text:style-name="T2"> </text:span>mètode<text:span text:style-name="T2"> </text:span>actualment<text:span text:style-name="T2"> </text:span>va<text:span text:style-name="T2"> </text:span>sense<text:span text:style-name="T2"> </text:span>encriptar.</text:p>
        <text:p text:style-name="Standard">L<text:span text:style-name="T2">’</text:span>objectiu<text:span text:style-name="T2"> </text:span>d<text:span text:style-name="T2">’</text:span>aquest<text:span text:style-name="T2"> </text:span>mètode<text:span text:style-name="T2"> </text:span>és<text:span text:style-name="T2"> </text:span>obtenir<text:span text:style-name="T2"> </text:span>l<text:span text:style-name="T2">’</text:span>estructura<text:span text:style-name="T2"> </text:span>d<text:span text:style-name="T2">’</text:span>un<text:span text:style-name="T2"> </text:span>llibre.</text:p>
        <text:p text:style-name="Standard">Paràmetres<text:span text:style-name="T2"> </text:span>d<text:span text:style-name="T2">’</text:span>entrada<text:span text:style-name="T2"> </text:span>del<text:span text:style-name="T2"> </text:span>mètode<text:span text:style-name="T2"> </text:span><text:span text:style-name="T19">ObtenerEstructura</text:span><text:span text:style-name="T23">:</text:span></text:p>
        <table:table table:name="Taula8" table:style-name="Taula8">
          <table:table-column table:style-name="Taula8.A"/>
          <table:table-column table:style-name="Taula8.B"/>
          <table:table-column table:style-name="Taula8.C"/>
          <table:table-column table:style-name="Taula8.D"/>
          <table:table-header-rows>
            <table:table-row table:style-name="Taula8.1">
              <table:table-cell table:style-name="Taula8.A1" office:value-type="string">
                <text:p text:style-name="P40">Lloc</text:p>
              </table:table-cell>
              <table:table-cell table:style-name="Taula8.A1" office:value-type="string">
                <text:p text:style-name="P40">Nom</text:p>
              </table:table-cell>
              <table:table-cell table:style-name="Taula8.A1" office:value-type="string">
                <text:p text:style-name="P40">Tipus</text:p>
              </table:table-cell>
              <table:table-cell table:style-name="Taula8.D1" office:value-type="string">
                <text:p text:style-name="P40">Descripció</text:p>
              </table:table-cell>
            </table:table-row>
          </table:table-header-rows>
          <table:table-row table:style-name="Taula8.2">
            <table:table-cell table:style-name="Taula8.A2" office:value-type="string">
              <text:p text:style-name="P26"><text:span text:style-name="T40">Capçalera</text:span><text:span text:style-name="T43"> </text:span></text:p>
            </table:table-cell>
            <table:table-cell table:style-name="Taula8.B2" office:value-type="string">
              <text:p text:style-name="P29">User</text:p>
            </table:table-cell>
            <table:table-cell table:style-name="Taula8.C2" office:value-type="string">
              <text:p text:style-name="P31">Obligatori</text:p>
            </table:table-cell>
            <table:table-cell table:style-name="Taula8.D2" office:value-type="string">
              <text:p text:style-name="P27"><text:span text:style-name="T40">Usuari/ària</text:span><text:span text:style-name="T43"> </text:span><text:span text:style-name="T40">d</text:span><text:span text:style-name="T43">’</text:span><text:span text:style-name="T40">accés</text:span><text:span text:style-name="T43"> </text:span><text:span text:style-name="T40">de</text:span><text:span text:style-name="T43"> </text:span><text:span text:style-name="T40">l</text:span><text:span text:style-name="T43">’</text:span><text:span text:style-name="T40">EVA</text:span><text:span text:style-name="T43"> </text:span><text:span text:style-name="T40">per</text:span><text:span text:style-name="T43"> </text:span><text:span text:style-name="T40">poder</text:span><text:span text:style-name="T43"> </text:span><text:span text:style-name="T40">fer</text:span><text:span text:style-name="T43"> </text:span><text:span text:style-name="T40">servir</text:span><text:span text:style-name="T43"> </text:span><text:span text:style-name="T40">el</text:span><text:span text:style-name="T43"> </text:span><text:span text:style-name="T40">servei</text:span><text:span text:style-name="T43"> </text:span><text:span text:style-name="T40">web</text:span><text:span text:style-name="T43"> </text:span><text:span text:style-name="T40">de</text:span><text:span text:style-name="T43"> </text:span><text:span text:style-name="T40">l</text:span><text:span text:style-name="T43">’</text:span><text:span text:style-name="T40">Editorial.</text:span></text:p>
            </table:table-cell>
          </table:table-row>
          <table:table-row table:style-name="Taula8.1">
            <table:table-cell table:style-name="Taula8.A3" office:value-type="string">
              <text:p text:style-name="P32">Capçalera</text:p>
            </table:table-cell>
            <table:table-cell table:style-name="Taula8.B3" office:value-type="string">
              <text:p text:style-name="P29">Password</text:p>
            </table:table-cell>
            <table:table-cell table:style-name="Taula8.C3" office:value-type="string">
              <text:p text:style-name="P31">Obligatori</text:p>
            </table:table-cell>
            <table:table-cell table:style-name="Taula8.D3" office:value-type="string">
              <text:p text:style-name="P27"><text:span text:style-name="T40">Contrasenya</text:span><text:span text:style-name="T43"> </text:span><text:span text:style-name="T40">de</text:span><text:span text:style-name="T43"> </text:span><text:span text:style-name="T40">l</text:span><text:span text:style-name="T43">’</text:span><text:span text:style-name="T40">EVA</text:span><text:span text:style-name="T43"> </text:span><text:span text:style-name="T40">per</text:span><text:span text:style-name="T43"> </text:span><text:span text:style-name="T40">poder</text:span><text:span text:style-name="T43"> </text:span><text:span text:style-name="T40">fer</text:span><text:span text:style-name="T43"> </text:span><text:span text:style-name="T40">servir</text:span><text:span text:style-name="T43"> </text:span><text:span text:style-name="T40">el</text:span><text:span text:style-name="T43"> </text:span><text:span text:style-name="T40">servei</text:span><text:span text:style-name="T43"> </text:span><text:span text:style-name="T40">web</text:span><text:span text:style-name="T43"> </text:span><text:span text:style-name="T40">de</text:span><text:span text:style-name="T43"> </text:span><text:span text:style-name="T40">l</text:span><text:span text:style-name="T43">’</text:span><text:span text:style-name="T40">Editorial.</text:span></text:p>
            </table:table-cell>
          </table:table-row>
          <table:table-row table:style-name="Taula8.1">
            <table:table-cell table:style-name="Taula8.A4" office:value-type="string">
              <text:p text:style-name="P32">Cos</text:p>
            </table:table-cell>
            <table:table-cell table:style-name="Taula8.B4" office:value-type="string">
              <text:p text:style-name="P29">ISBN</text:p>
            </table:table-cell>
            <table:table-cell table:style-name="Taula8.C4" office:value-type="string">
              <text:p text:style-name="P31">Obligatori</text:p>
            </table:table-cell>
            <table:table-cell table:style-name="Taula8.D4" office:value-type="string">
              <text:p text:style-name="P27"><text:span text:style-name="T40">ISBN</text:span><text:span text:style-name="T43"> </text:span><text:span text:style-name="T40">del</text:span><text:span text:style-name="T43"> </text:span><text:span text:style-name="T40">llibre</text:span><text:span text:style-name="T43"> </text:span><text:span text:style-name="T40">digital.</text:span></text:p>
            </table:table-cell>
          </table:table-row>
        </table:table>
        <text:p text:style-name="Standard"/>
        <text:p text:style-name="Standard">Paràmetres<text:span text:style-name="T2"> </text:span>de<text:span text:style-name="T2"> </text:span>sortida<text:span text:style-name="T2"> </text:span>del<text:span text:style-name="T2"> </text:span>mètode<text:span text:style-name="T2"> </text:span><text:span text:style-name="T19">ObtenerEstructura</text:span><text:span text:style-name="T23">:</text:span></text:p>
        <table:table table:name="Taula9" table:style-name="Taula9">
          <table:table-column table:style-name="Taula9.A"/>
          <table:table-column table:style-name="Taula9.B"/>
          <table:table-column table:style-name="Taula9.C"/>
          <table:table-column table:style-name="Taula9.D"/>
          <table:table-header-rows>
            <table:table-row table:style-name="Taula9.1">
              <table:table-cell table:style-name="Taula9.A1" office:value-type="string">
                <text:p text:style-name="P40">Lloc</text:p>
              </table:table-cell>
              <table:table-cell table:style-name="Taula9.A1" office:value-type="string">
                <text:p text:style-name="P40">Nom</text:p>
              </table:table-cell>
              <table:table-cell table:style-name="Taula9.A1" office:value-type="string">
                <text:p text:style-name="P40">Tipus</text:p>
              </table:table-cell>
              <table:table-cell table:style-name="Taula9.D1" office:value-type="string">
                <text:p text:style-name="P40">Descripció</text:p>
              </table:table-cell>
            </table:table-row>
          </table:table-header-rows>
          <table:table-row table:style-name="Taula9.2">
            <table:table-cell table:style-name="Taula9.A2" office:value-type="string">
              <text:p text:style-name="P26"><text:span text:style-name="T40">Cos</text:span><text:span text:style-name="T43"> </text:span></text:p>
            </table:table-cell>
            <table:table-cell table:style-name="Taula9.B2" office:value-type="string">
              <text:p text:style-name="P30">Codigo</text:p>
            </table:table-cell>
            <table:table-cell table:style-name="Taula9.C2" office:value-type="string">
              <text:p text:style-name="P31">Obligatori</text:p>
            </table:table-cell>
            <table:table-cell table:style-name="Taula9.D2" office:value-type="string">
              <text:p text:style-name="P27"><text:span text:style-name="T40">Codi</text:span><text:span text:style-name="T43"> </text:span><text:span text:style-name="T40">identificador</text:span><text:span text:style-name="T43"> </text:span><text:span text:style-name="T40">de</text:span><text:span text:style-name="T43"> </text:span><text:span text:style-name="T40">la</text:span><text:span text:style-name="T43"> </text:span><text:span text:style-name="T40">resposta.</text:span></text:p>
              <text:p text:style-name="P27"><text:span text:style-name="T40">Valors</text:span><text:span text:style-name="T43"> </text:span><text:span text:style-name="T40">possibles:</text:span></text:p>
              <text:list xml:id="list104028576599847" text:continue-list="list6780657669585139131" text:style-name="WW8Num18">
                <text:list-item>
                  <text:p text:style-name="P80"><text:span text:style-name="T47">(1):</text:span><text:span text:style-name="T48"> </text:span><text:span text:style-name="T47">Procés</text:span><text:span text:style-name="T48"> </text:span><text:span text:style-name="T47">correcte.</text:span></text:p>
                </text:list-item>
                <text:list-item>
                  <text:p text:style-name="P80"><text:span text:style-name="T48"><text:s/></text:span><text:span text:style-name="T47">(0):</text:span><text:span text:style-name="T48"> </text:span><text:span text:style-name="T47">Error</text:span><text:span text:style-name="T48"> </text:span><text:span text:style-name="T47">inesperat.</text:span></text:p>
                </text:list-item>
                <text:list-item>
                  <text:p text:style-name="P80"><text:span text:style-name="T48"><text:s/></text:span><text:span text:style-name="T47">(-101):</text:span><text:span text:style-name="T48"> </text:span><text:span text:style-name="T47">Autenticació</text:span><text:span text:style-name="T48"> </text:span><text:span text:style-name="T47">incorrecta.</text:span><text:span text:style-name="T48"> </text:span><text:span text:style-name="T47">L</text:span><text:span text:style-name="T48">’</text:span><text:span text:style-name="T47">usuari</text:span><text:span text:style-name="T48"> </text:span><text:span text:style-name="T47">que</text:span><text:span text:style-name="T48"> </text:span><text:span text:style-name="T47">sol·licita</text:span><text:span text:style-name="T48"> </text:span><text:span text:style-name="T47">accés</text:span><text:span text:style-name="T48"> </text:span><text:span text:style-name="T47">a</text:span><text:span text:style-name="T48"> </text:span><text:span text:style-name="T47">aquest</text:span><text:span text:style-name="T48"> </text:span><text:span text:style-name="T47">mètode</text:span><text:span text:style-name="T48"> </text:span><text:span text:style-name="T47">del</text:span><text:span text:style-name="T48"> </text:span><text:span text:style-name="T47">servei</text:span><text:span text:style-name="T48"> </text:span><text:span text:style-name="T47">web</text:span><text:span text:style-name="T48"> </text:span><text:span text:style-name="T47">no</text:span><text:span text:style-name="T48"> </text:span><text:span text:style-name="T47">és</text:span><text:span text:style-name="T48"> </text:span><text:span text:style-name="T47">correcte.</text:span><text:span text:style-name="T48"> </text:span></text:p>
                </text:list-item>
                <text:list-item>
                  <text:p text:style-name="P80"><text:span text:style-name="T48"><text:s/></text:span><text:span text:style-name="T47">(-102):</text:span><text:span text:style-name="T48"> </text:span><text:span text:style-name="T47">Autenticació</text:span><text:span text:style-name="T48"> </text:span><text:span text:style-name="T47">incorrecta.</text:span><text:span text:style-name="T48"> </text:span><text:span text:style-name="T47">L</text:span><text:span text:style-name="T48">’</text:span><text:span text:style-name="T47">usuari</text:span><text:span text:style-name="T48"> </text:span><text:span text:style-name="T47">que</text:span><text:span text:style-name="T48"> </text:span><text:span text:style-name="T47">sol·licita</text:span><text:span text:style-name="T48"> </text:span><text:span text:style-name="T47">accés</text:span><text:span text:style-name="T48"> </text:span><text:span text:style-name="T47">a</text:span><text:span text:style-name="T48"> </text:span><text:span text:style-name="T47">aquest</text:span><text:span text:style-name="T48"> </text:span><text:span text:style-name="T47">mètode</text:span><text:span text:style-name="T48"> </text:span><text:span text:style-name="T47">del</text:span><text:span text:style-name="T48"> </text:span><text:span text:style-name="T47">servei</text:span><text:span text:style-name="T48"> </text:span><text:span text:style-name="T47">web</text:span><text:span text:style-name="T48"> </text:span><text:span text:style-name="T47">no</text:span><text:span text:style-name="T48"> </text:span><text:span text:style-name="T47">te</text:span><text:span text:style-name="T48"> </text:span><text:span text:style-name="T47">permisos</text:span><text:span text:style-name="T48"> </text:span><text:span text:style-name="T47">suficients.</text:span></text:p>
                </text:list-item>
              </text:list>
              <text:p text:style-name="P33"/>
            </table:table-cell>
          </table:table-row>
          <table:table-row table:style-name="Taula9.1">
            <table:table-cell table:style-name="Taula9.A3" office:value-type="string">
              <text:p text:style-name="P32">Cos</text:p>
            </table:table-cell>
            <table:table-cell table:style-name="Taula9.B3" office:value-type="string">
              <text:p text:style-name="P30">Descripcion</text:p>
            </table:table-cell>
            <table:table-cell table:style-name="Taula9.C3" office:value-type="string">
              <text:p text:style-name="P31">Obligatori</text:p>
            </table:table-cell>
            <table:table-cell table:style-name="Taula9.D3" office:value-type="string">
              <text:p text:style-name="P27"><text:span text:style-name="T40">Descripció</text:span><text:span text:style-name="T43"> </text:span><text:span text:style-name="T40">del</text:span><text:span text:style-name="T43"> </text:span><text:span text:style-name="T40">codi</text:span><text:span text:style-name="T43"> </text:span><text:span text:style-name="T40">generat.</text:span></text:p>
            </table:table-cell>
          </table:table-row>
          <table:table-row table:style-name="Taula9.1">
            <table:table-cell table:style-name="Taula9.A4" office:value-type="string">
              <text:p text:style-name="P32">Cos</text:p>
            </table:table-cell>
            <table:table-cell table:style-name="Taula9.B4" office:value-type="string">
              <text:p text:style-name="P30">Libros</text:p>
            </table:table-cell>
            <table:table-cell table:style-name="Taula9.C4" office:value-type="string">
              <text:p text:style-name="P31">Opcional</text:p>
            </table:table-cell>
            <table:table-cell table:style-name="Taula9.D4" office:value-type="string">
              <text:p text:style-name="P27"><text:span text:style-name="T40">Estructura</text:span><text:span text:style-name="T43"> </text:span><text:span text:style-name="T40">del</text:span><text:span text:style-name="T43"> </text:span><text:span text:style-name="T40">llibre,</text:span><text:span text:style-name="T43"> </text:span><text:span text:style-name="T40">expressada</text:span><text:span text:style-name="T43"> </text:span><text:span text:style-name="T40">en</text:span><text:span text:style-name="T43"> </text:span><text:span text:style-name="T40">XML</text:span></text:p>
              <text:p text:style-name="P33"/>
              <text:p text:style-name="P33"/>
            </table:table-cell>
          </table:table-row>
        </table:table>
        <text:p text:style-name="Standard"/>
        <text:p text:style-name="Standard"/>
        <text:p text:style-name="P65"><text:span text:style-name="T8">L'</text:span>XML<text:span text:style-name="T2"> </text:span>de<text:span text:style-name="T2"> </text:span>resposta<text:span text:style-name="T2"> </text:span>del<text:span text:style-name="T2"> </text:span>camp<text:span text:style-name="T2"> </text:span><text:span text:style-name="T19">Libros</text:span><text:span text:style-name="T2"> </text:span>té<text:span text:style-name="T2"> </text:span>el<text:span text:style-name="T2"> </text:span>següent<text:span text:style-name="T2"> </text:span>format:</text:p>
        <text:p text:style-name="Codi">&lt;libros&gt;</text:p>
        <text:p text:style-name="Codi"><text:span text:style-name="T9"><text:tab/></text:span>&lt;libro&gt;</text:p>
        <text:p text:style-name="Codi"><text:span text:style-name="T9"><text:tab/><text:tab/></text:span>&lt;ISBN&gt;6666666666&lt;/ISBN&gt;</text:p>
        <text:p text:style-name="Codi"><text:span text:style-name="T9"><text:tab/><text:tab/></text:span>&lt;titulo&gt;Llibre<text:span text:style-name="T2"> </text:span>contingut<text:span text:style-name="T2"> </text:span>remot<text:span text:style-name="T2"> </text:span>amb<text:span text:style-name="T2"> </text:span>dues<text:span text:style-name="T2"> </text:span>activitats&lt;/titulo&gt;</text:p>
        <text:p text:style-name="Codi"><text:span text:style-name="T9"><text:tab/><text:tab/></text:span>&lt;nivel&gt;2ESO&lt;/nivel&gt;</text:p>
        <text:p text:style-name="Codi"><text:span text:style-name="T9"><text:tab/><text:tab/></text:span>&lt;formato&gt;webcontent&lt;/formato&gt;</text:p>
        <text:p text:style-name="Codi"><text:span text:style-name="T9"><text:tab/><text:tab/></text:span>&lt;unidades&gt;</text:p>
        <text:p text:style-name="Codi"><text:span text:style-name="T9"><text:tab/><text:tab/><text:tab/></text:span>&lt;unidad&gt;</text:p>
        <text:p text:style-name="Codi"><text:span text:style-name="T9"><text:tab/><text:tab/><text:tab/><text:tab/></text:span>&lt;id&gt;1&lt;/id&gt;</text:p>
        <text:p text:style-name="Codi"><text:span text:style-name="T9"><text:tab/><text:tab/><text:tab/><text:tab/></text:span>&lt;titulo&gt;Unitat<text:span text:style-name="T2"> </text:span>1&lt;/titulo&gt;</text:p>
        <text:p text:style-name="P62"><text:span text:style-name="T9"><text:tab/><text:tab/><text:tab/><text:tab/></text:span>&lt;orden&gt;1&lt;/orden&gt;</text:p>
        <text:p text:style-name="P62"><text:span text:style-name="T9"><text:tab/><text:tab/><text:tab/><text:tab/></text:span>&lt;actividades&gt;</text:p>
        <text:p text:style-name="Codi"><text:span text:style-name="T9"><text:tab/><text:tab/><text:tab/><text:tab/><text:tab/></text:span>&lt;actividad&gt;</text:p>
        <text:p text:style-name="Codi"><text:span text:style-name="T9"><text:tab/><text:tab/><text:tab/><text:tab/><text:tab/><text:tab/></text:span>&lt;id&gt;1&lt;/id&gt;</text:p>
        <text:p text:style-name="Codi"><text:span text:style-name="T9"><text:tab/><text:tab/><text:tab/><text:tab/><text:tab/><text:tab/></text:span>&lt;titulo&gt;Activitat<text:span text:style-name="T2"> </text:span>1&lt;/titulo&gt;</text:p>
        <text:p text:style-name="Codi"><text:span text:style-name="T9"><text:tab/><text:tab/><text:tab/><text:tab/><text:tab/><text:tab/></text:span>&lt;orden&gt;1&lt;/orden&gt;</text:p>
        <text:p text:style-name="Codi"><text:span text:style-name="T9"><text:tab/><text:tab/><text:tab/><text:tab/><text:tab/></text:span>&lt;/actividad&gt;</text:p>
        <text:p text:style-name="Codi"><text:span text:style-name="T9"><text:tab/><text:tab/><text:tab/><text:tab/><text:tab/></text:span>&lt;actividad&gt;</text:p>
        <text:p text:style-name="Codi"><text:span text:style-name="T9"><text:tab/><text:tab/><text:tab/><text:tab/><text:tab/><text:tab/></text:span>&lt;id&gt;2&lt;/id&gt;</text:p>
        <text:p text:style-name="Codi"><text:span text:style-name="T9"><text:tab/><text:tab/><text:tab/><text:tab/><text:tab/><text:tab/></text:span>&lt;titulo&gt;Activitat<text:span text:style-name="T2"> </text:span>2&lt;/titulo&gt;</text:p>
        <text:p text:style-name="Codi"><text:span text:style-name="T9"><text:tab/><text:tab/><text:tab/><text:tab/><text:tab/><text:tab/></text:span>&lt;orden&gt;2&lt;/orden&gt;</text:p>
        <text:p text:style-name="Codi"><text:span text:style-name="T9"><text:tab/><text:tab/><text:tab/><text:tab/><text:tab/></text:span>&lt;/actividad&gt;</text:p>
        <text:p text:style-name="Codi"><text:span text:style-name="T9"><text:tab/><text:tab/><text:tab/><text:tab/></text:span>&lt;/actividades&gt;</text:p>
        <text:p text:style-name="Codi"><text:span text:style-name="T9"><text:tab/><text:tab/><text:tab/></text:span>&lt;/unidad&gt;</text:p>
        <text:p text:style-name="Codi"><text:span text:style-name="T9"><text:tab/><text:tab/><text:tab/></text:span>&lt;unidad&gt;</text:p>
        <text:p text:style-name="Codi"><text:span text:style-name="T9"><text:tab/><text:tab/><text:tab/><text:tab/></text:span>&lt;id&gt;2&lt;/id&gt;</text:p>
        <text:p text:style-name="Codi"><text:span text:style-name="T9"><text:tab/><text:tab/><text:tab/><text:tab/></text:span>&lt;titulo&gt;Unitat<text:span text:style-name="T2"> </text:span>2&lt;/titulo&gt;</text:p>
        <text:p text:style-name="Codi"><text:span text:style-name="T9"><text:tab/><text:tab/><text:tab/><text:tab/></text:span>&lt;orden&gt;2&lt;/orden&gt;</text:p>
        <text:p text:style-name="Codi"><text:span text:style-name="T9"><text:tab/><text:tab/><text:tab/><text:tab/></text:span>&lt;actividades&gt;</text:p>
        <text:p text:style-name="Codi"><text:span text:style-name="T9"><text:tab/><text:tab/><text:tab/><text:tab/><text:tab/></text:span>&lt;actividad&gt;</text:p>
        <text:p text:style-name="Codi"><text:span text:style-name="T9"><text:tab/><text:tab/><text:tab/><text:tab/><text:tab/><text:tab/></text:span>&lt;id&gt;1&lt;/id&gt;</text:p>
        <text:p text:style-name="Codi"><text:span text:style-name="T9"><text:tab/><text:tab/><text:tab/><text:tab/><text:tab/><text:tab/></text:span>&lt;titulo&gt;Activitat<text:span text:style-name="T2"> </text:span>1&lt;/titulo&gt;</text:p>
        <text:p text:style-name="Codi"><text:span text:style-name="T9"><text:tab/><text:tab/><text:tab/><text:tab/><text:tab/><text:tab/></text:span>&lt;orden&gt;1&lt;/orden&gt;</text:p>
        <text:p text:style-name="Codi"><text:span text:style-name="T9"><text:tab/><text:tab/><text:tab/><text:tab/><text:tab/></text:span>&lt;/actividad&gt;</text:p>
        <text:p text:style-name="Codi"><text:span text:style-name="T9"><text:tab/><text:tab/><text:tab/><text:tab/><text:tab/></text:span>&lt;actividad&gt;</text:p>
        <text:p text:style-name="Codi"><text:span text:style-name="T9"><text:tab/><text:tab/><text:tab/><text:tab/><text:tab/><text:tab/></text:span>&lt;id&gt;2&lt;/id&gt;</text:p>
        <text:p text:style-name="Codi"><text:span text:style-name="T9"><text:tab/><text:tab/><text:tab/><text:tab/><text:tab/><text:tab/></text:span>&lt;titulo&gt;Activitat<text:span text:style-name="T2"> </text:span>2&lt;/titulo&gt;</text:p>
        <text:p text:style-name="Codi"><text:span text:style-name="T9"><text:tab/><text:tab/><text:tab/><text:tab/><text:tab/><text:tab/></text:span>&lt;orden&gt;2&lt;/orden&gt;</text:p>
        <text:p text:style-name="Codi"><text:span text:style-name="T9"><text:tab/><text:tab/><text:tab/><text:tab/><text:tab/></text:span>&lt;/actividad&gt;</text:p>
        <text:p text:style-name="Codi"><text:span text:style-name="T9"><text:tab/><text:tab/><text:tab/><text:tab/></text:span>&lt;/actividades&gt;</text:p>
        <text:p text:style-name="Codi"><text:span text:style-name="T9"><text:tab/><text:tab/><text:tab/></text:span>&lt;/unidad&gt;</text:p>
        <text:p text:style-name="Codi"><text:span text:style-name="T9"><text:tab/><text:tab/></text:span>&lt;/unidades&gt;</text:p>
        <text:p text:style-name="Codi"><text:span text:style-name="T9"><text:tab/></text:span>&lt;/libro&gt;</text:p>
        <text:p text:style-name="Codi">&lt;/libros&gt;</text:p>
        <text:p text:style-name="Codi"/>
        <table:table table:name="Taula10" table:style-name="Taula10">
          <table:table-column table:style-name="Taula10.A"/>
          <table:table-column table:style-name="Taula10.B"/>
          <table:table-column table:style-name="Taula10.C"/>
          <table:table-header-rows>
            <table:table-row table:style-name="Taula10.1">
              <table:table-cell table:style-name="Taula10.A1" office:value-type="string">
                <text:p text:style-name="P40">Nom</text:p>
              </table:table-cell>
              <table:table-cell table:style-name="Taula10.A1" office:value-type="string">
                <text:p text:style-name="P40">Tipus</text:p>
              </table:table-cell>
              <table:table-cell table:style-name="Taula10.C1" office:value-type="string">
                <text:p text:style-name="P40">Descripció</text:p>
              </table:table-cell>
            </table:table-row>
          </table:table-header-rows>
          <table:table-row table:style-name="Taula10.2">
            <table:table-cell table:style-name="Taula10.A2" office:value-type="string">
              <text:p text:style-name="P29">ISBN</text:p>
            </table:table-cell>
            <table:table-cell table:style-name="Taula10.B2" office:value-type="string">
              <text:p text:style-name="P31">Obligatori</text:p>
            </table:table-cell>
            <table:table-cell table:style-name="Taula10.C2" office:value-type="string">
              <text:p text:style-name="P27"><text:span text:style-name="T40">ISBN</text:span><text:span text:style-name="T43"> </text:span><text:span text:style-name="T40">del</text:span><text:span text:style-name="T43"> </text:span><text:span text:style-name="T40">llibre</text:span><text:span text:style-name="T43"> </text:span><text:span text:style-name="T40">digital</text:span></text:p>
            </table:table-cell>
          </table:table-row>
          <table:table-row table:style-name="Taula10.1">
            <table:table-cell table:style-name="Taula10.A3" office:value-type="string">
              <text:p text:style-name="P29">titulo</text:p>
            </table:table-cell>
            <table:table-cell table:style-name="Taula10.B3" office:value-type="string">
              <text:p text:style-name="P31">Obligatori</text:p>
            </table:table-cell>
            <table:table-cell table:style-name="Taula10.C3" office:value-type="string">
              <text:p text:style-name="P27"><text:span text:style-name="T40">Títol</text:span><text:span text:style-name="T43"> </text:span><text:span text:style-name="T40">identificatiu</text:span><text:span text:style-name="T43"> </text:span><text:span text:style-name="T40">del</text:span><text:span text:style-name="T43"> </text:span><text:span text:style-name="T40">llibre.</text:span></text:p>
            </table:table-cell>
          </table:table-row>
          <table:table-row table:style-name="Taula10.1">
            <table:table-cell table:style-name="Taula10.A4" office:value-type="string">
              <text:p text:style-name="P29">nivel</text:p>
            </table:table-cell>
            <table:table-cell table:style-name="Taula10.B4" office:value-type="string">
              <text:p text:style-name="P31">Obligatori</text:p>
            </table:table-cell>
            <table:table-cell table:style-name="Taula10.C4" office:value-type="string">
              <text:p text:style-name="P27"><text:span text:style-name="T40">Nivell</text:span><text:span text:style-name="T43"> </text:span><text:span text:style-name="T40">educatiu.</text:span><text:span text:style-name="T43"> </text:span><text:span text:style-name="T40">Hi</text:span><text:span text:style-name="T43"> </text:span><text:span text:style-name="T40">ha</text:span><text:span text:style-name="T43"> </text:span><text:span text:style-name="T40">uns</text:span><text:span text:style-name="T43"> </text:span><text:span text:style-name="T40">valors</text:span><text:span text:style-name="T43"> </text:span><text:span text:style-name="T40">predefinits</text:span><text:span text:style-name="T43"> </text:span><text:span text:style-name="T40">però</text:span><text:span text:style-name="T43"> </text:span><text:span text:style-name="T40">si</text:span><text:span text:style-name="T43"> </text:span><text:span text:style-name="T40">cal</text:span><text:span text:style-name="T43"> </text:span><text:span text:style-name="T40">es</text:span><text:span text:style-name="T43"> </text:span><text:span text:style-name="T40">poden</text:span><text:span text:style-name="T43"> </text:span><text:span text:style-name="T40">fer</text:span><text:span text:style-name="T43"> </text:span><text:span text:style-name="T40">servir</text:span><text:span text:style-name="T43"> </text:span><text:span text:style-name="T40">d</text:span><text:span text:style-name="T43">’</text:span><text:span text:style-name="T40">altres.</text:span></text:p>
              <text:p text:style-name="P23"><text:span text:style-name="T40">Valors</text:span><text:span text:style-name="T43"> </text:span><text:span text:style-name="T40">predefinits:</text:span><text:span text:style-name="T49"> </text:span></text:p>
              <text:list xml:id="list104027784677828" text:continue-list="list8506572070110360224" text:style-name="WW8Num23">
                <text:list-item>
                  <text:p text:style-name="P102">1ESO</text:p>
                </text:list-item>
                <text:list-item>
                  <text:p text:style-name="P102">2ESO</text:p>
                </text:list-item>
                <text:list-item>
                  <text:p text:style-name="P102">3ESO</text:p>
                </text:list-item>
                <text:list-item>
                  <text:p text:style-name="P102">4ESO</text:p>
                </text:list-item>
                <text:list-item>
                  <text:p text:style-name="P102">1EP</text:p>
                </text:list-item>
                <text:list-item>
                  <text:p text:style-name="P102">2EP</text:p>
                </text:list-item>
                <text:list-item>
                  <text:p text:style-name="P102">3EP</text:p>
                </text:list-item>
                <text:list-item>
                  <text:p text:style-name="P102"><text:soft-page-break/>4EP</text:p>
                </text:list-item>
                <text:list-item>
                  <text:p text:style-name="P102">5EP</text:p>
                </text:list-item>
                <text:list-item>
                  <text:p text:style-name="P103">6EP</text:p>
                </text:list-item>
              </text:list>
            </table:table-cell>
          </table:table-row>
          <table:table-row table:style-name="Taula10.1">
            <table:table-cell table:style-name="Taula10.A5" office:value-type="string">
              <text:p text:style-name="P29">formato</text:p>
            </table:table-cell>
            <table:table-cell table:style-name="Taula10.B5" office:value-type="string">
              <text:p text:style-name="P31">Obligatori</text:p>
            </table:table-cell>
            <table:table-cell table:style-name="Taula10.C5" office:value-type="string">
              <text:p text:style-name="P28"><text:span text:style-name="T40">Ú</text:span><text:span text:style-name="T41">nic v</text:span><text:span text:style-name="T40">alor</text:span><text:span text:style-name="T43"> </text:span><text:span text:style-name="T40">possible:</text:span><text:span text:style-name="T43"> </text:span></text:p>
              <text:list xml:id="list104028478974305" text:continue-list="list4397609673693250416" text:style-name="WW8Num17">
                <text:list-header>
                  <text:p text:style-name="P105"/>
                </text:list-header>
                <text:list-item>
                  <text:p text:style-name="P107"><text:span text:style-name="T40">webcontent:</text:span><text:span text:style-name="T43"> </text:span><text:span text:style-name="T40">continguts</text:span><text:span text:style-name="T43"> </text:span><text:span text:style-name="T40">web,</text:span><text:span text:style-name="T43"> </text:span><text:span text:style-name="T40">és</text:span><text:span text:style-name="T43"> </text:span><text:span text:style-name="T40">a</text:span><text:span text:style-name="T43"> </text:span><text:span text:style-name="T40">dir,</text:span><text:span text:style-name="T43"> </text:span><text:span text:style-name="T40">continguts</text:span><text:span text:style-name="T43"> </text:span><text:span text:style-name="T40">que</text:span><text:span text:style-name="T43"> </text:span><text:span text:style-name="T40">es</text:span><text:span text:style-name="T43"> </text:span><text:span text:style-name="T40">poden</text:span><text:span text:style-name="T43"> </text:span><text:span text:style-name="T40">visualitzar</text:span><text:span text:style-name="T43"> </text:span><text:span text:style-name="T40">en</text:span><text:span text:style-name="T43"> </text:span><text:span text:style-name="T40">un</text:span><text:span text:style-name="T43"> </text:span><text:span text:style-name="T40">navegador</text:span><text:span text:style-name="T43"> </text:span><text:span text:style-name="T40">web</text:span><text:span text:style-name="T43"> </text:span><text:span text:style-name="T40">estàndard.</text:span></text:p>
                </text:list-item>
              </text:list>
              <text:p text:style-name="P39"/>
              <text:p text:style-name="P35">En versions anteriors de Marsupial existia també el format «scorm», que ja no està suportat.</text:p>
            </table:table-cell>
          </table:table-row>
          <table:table-row table:style-name="Taula10.1">
            <table:table-cell table:style-name="Taula10.A6" office:value-type="string">
              <text:p text:style-name="P29">Unidades</text:p>
            </table:table-cell>
            <table:table-cell table:style-name="Taula10.B6" office:value-type="string">
              <text:p text:style-name="P31">Opcional</text:p>
            </table:table-cell>
            <table:table-cell table:style-name="Taula10.C6" office:value-type="string">
              <text:p text:style-name="P27"><text:span text:style-name="T40">Unitats</text:span><text:span text:style-name="T43"> </text:span><text:span text:style-name="T40">del</text:span><text:span text:style-name="T43"> </text:span><text:span text:style-name="T40">llibre</text:span><text:span text:style-name="T43"> </text:span><text:span text:style-name="T40">digital.</text:span></text:p>
            </table:table-cell>
          </table:table-row>
        </table:table>
        <text:p text:style-name="Standard"/>
        <text:p text:style-name="Standard"><text:span text:style-name="T19">Unidades</text:span><text:span text:style-name="T2"> <text:s/></text:span>està<text:span text:style-name="T2"> </text:span><text:span text:style-name="T16">compost</text:span><text:span text:style-name="T2"> </text:span>per<text:span text:style-name="T2"> </text:span>un<text:span text:style-name="T2"> </text:span>conjunt<text:span text:style-name="T2"> </text:span>de<text:span text:style-name="T2"> </text:span><text:span text:style-name="T19">uni</text:span><text:span text:style-name="T21">d</text:span><text:span text:style-name="T19">ad</text:span><text:span text:style-name="T23">:</text:span></text:p>
        <text:p text:style-name="Codi">&lt;unidades&gt;</text:p>
        <text:p text:style-name="Codi"><text:span text:style-name="T9"><text:tab/></text:span>&lt;unidad&gt;</text:p>
        <text:p text:style-name="Codi"><text:span text:style-name="T9"><text:tab/><text:tab/></text:span>&lt;id&gt;1&lt;/id&gt;</text:p>
        <text:p text:style-name="Codi"><text:span text:style-name="T9"><text:tab/><text:tab/></text:span>&lt;titulo&gt;Unitat<text:span text:style-name="T2"> </text:span>1&lt;/titulo&gt;</text:p>
        <text:p text:style-name="Codi"><text:span text:style-name="T9"><text:tab/><text:tab/></text:span>&lt;orden&gt;1&lt;/orden&gt;</text:p>
        <text:p text:style-name="Codi"><text:span text:style-name="T9"><text:tab/></text:span>&lt;/unidad&gt;</text:p>
        <text:p text:style-name="Codi"><text:span text:style-name="T9"><text:tab/></text:span>&lt;unidad&gt;</text:p>
        <text:p text:style-name="Codi"><text:span text:style-name="T9"><text:tab/><text:tab/></text:span>&lt;id&gt;2&lt;/id&gt;</text:p>
        <text:p text:style-name="Codi"><text:span text:style-name="T9"><text:tab/><text:tab/></text:span>&lt;titulo&gt;Unitat<text:span text:style-name="T2"> </text:span>2&lt;/titulo&gt;</text:p>
        <text:p text:style-name="Codi"><text:span text:style-name="T9"><text:tab/><text:tab/></text:span>&lt;orden&gt;2&lt;/orden&gt;</text:p>
        <text:p text:style-name="Codi"><text:span text:style-name="T9"><text:tab/></text:span>&lt;/unidad&gt;</text:p>
        <text:p text:style-name="Codi">&lt;/unidades&gt;</text:p>
        <text:p text:style-name="Codi"/>
        <text:p text:style-name="Standard"><text:span text:style-name="T19">unidad</text:span><text:span text:style-name="T2"> </text:span>té<text:span text:style-name="T2"> </text:span>els<text:span text:style-name="T2"> </text:span>següents<text:span text:style-name="T2"> </text:span>camps:</text:p>
        <table:table table:name="Taula11" table:style-name="Taula11">
          <table:table-column table:style-name="Taula11.A"/>
          <table:table-column table:style-name="Taula11.B"/>
          <table:table-column table:style-name="Taula11.C"/>
          <table:table-header-rows>
            <table:table-row table:style-name="Taula11.1">
              <table:table-cell table:style-name="Taula11.A1" office:value-type="string">
                <text:p text:style-name="P40">Nom</text:p>
              </table:table-cell>
              <table:table-cell table:style-name="Taula11.A1" office:value-type="string">
                <text:p text:style-name="P40">Tipus</text:p>
              </table:table-cell>
              <table:table-cell table:style-name="Taula11.C1" office:value-type="string">
                <text:p text:style-name="P40">Descripció</text:p>
              </table:table-cell>
            </table:table-row>
          </table:table-header-rows>
          <table:table-row table:style-name="Taula11.1">
            <table:table-cell table:style-name="Taula11.A2" office:value-type="string">
              <text:p text:style-name="P30">id</text:p>
            </table:table-cell>
            <table:table-cell table:style-name="Taula11.B2" office:value-type="string">
              <text:p text:style-name="P31">Obligatori</text:p>
            </table:table-cell>
            <table:table-cell table:style-name="Taula11.C2" office:value-type="string">
              <text:p text:style-name="P27"><text:span text:style-name="T40">Identificador</text:span><text:span text:style-name="T43"> </text:span><text:span text:style-name="T40">de</text:span><text:span text:style-name="T43"> </text:span><text:span text:style-name="T40">la</text:span><text:span text:style-name="T43"> </text:span><text:span text:style-name="T40">unitat.</text:span></text:p>
            </table:table-cell>
          </table:table-row>
          <table:table-row table:style-name="Taula11.1">
            <table:table-cell table:style-name="Taula11.A3" office:value-type="string">
              <text:p text:style-name="P29">titulo</text:p>
            </table:table-cell>
            <table:table-cell table:style-name="Taula11.B3" office:value-type="string">
              <text:p text:style-name="P31">Obligatori</text:p>
            </table:table-cell>
            <table:table-cell table:style-name="Taula11.C3" office:value-type="string">
              <text:p text:style-name="P25"><text:span text:style-name="T40">Títol</text:span><text:span text:style-name="T43"> </text:span><text:span text:style-name="T40">de</text:span><text:span text:style-name="T43"> </text:span><text:span text:style-name="T40">la</text:span><text:span text:style-name="T43"> </text:span><text:span text:style-name="T40">unitat.</text:span></text:p>
            </table:table-cell>
          </table:table-row>
          <table:table-row table:style-name="Taula11.1">
            <table:table-cell table:style-name="Taula11.A4" office:value-type="string">
              <text:p text:style-name="P29">orden</text:p>
            </table:table-cell>
            <table:table-cell table:style-name="Taula11.B4" office:value-type="string">
              <text:p text:style-name="P31">Obligatori</text:p>
            </table:table-cell>
            <table:table-cell table:style-name="Taula11.C4" office:value-type="string">
              <text:p text:style-name="P38"><text:span text:style-name="T40">Número</text:span><text:span text:style-name="T43"> </text:span><text:span text:style-name="T40">d</text:span><text:span text:style-name="T43">’</text:span><text:span text:style-name="T40">ordre</text:span><text:span text:style-name="T43"> </text:span><text:span text:style-name="T40">de</text:span><text:span text:style-name="T43"> </text:span><text:span text:style-name="T40">la</text:span><text:span text:style-name="T43"> </text:span><text:span text:style-name="T40">unitat.</text:span></text:p>
            </table:table-cell>
          </table:table-row>
          <table:table-row table:style-name="Taula11.1">
            <table:table-cell table:style-name="Taula11.A5" office:value-type="string">
              <text:p text:style-name="P29">Actividades</text:p>
            </table:table-cell>
            <table:table-cell table:style-name="Taula11.B5" office:value-type="string">
              <text:p text:style-name="P31">Opcional</text:p>
            </table:table-cell>
            <table:table-cell table:style-name="Taula11.C5" office:value-type="string">
              <text:p text:style-name="P27"><text:span text:style-name="T40">Activitats</text:span><text:span text:style-name="T43"> </text:span><text:span text:style-name="T40">de</text:span><text:span text:style-name="T43"> </text:span><text:span text:style-name="T40">la</text:span><text:span text:style-name="T43"> </text:span><text:span text:style-name="T40">unitat.</text:span></text:p>
            </table:table-cell>
          </table:table-row>
        </table:table>
        <text:p text:style-name="Standard"/>
        <text:p text:style-name="Standard"><text:span text:style-name="T19">Actividades</text:span><text:span text:style-name="T2"> </text:span>està<text:span text:style-name="T2"> </text:span><text:span text:style-name="T16">compost</text:span><text:span text:style-name="T2"> </text:span>per<text:span text:style-name="T2"> </text:span>un<text:span text:style-name="T2"> </text:span>conjunt<text:span text:style-name="T2"> </text:span>d<text:span text:style-name="T2">’</text:span><text:span text:style-name="T19">actividad</text:span><text:span text:style-name="T23">:</text:span></text:p>
        <text:p text:style-name="Codi">&lt;actividades&gt;</text:p>
        <text:p text:style-name="Codi"><text:span text:style-name="T9"><text:tab/></text:span>&lt;actividad&gt;</text:p>
        <text:p text:style-name="Codi"><text:span text:style-name="T9"><text:tab/><text:tab/></text:span>&lt;id&gt;1&lt;/id&gt;</text:p>
        <text:p text:style-name="Codi"><text:span text:style-name="T9"><text:tab/><text:tab/></text:span>&lt;titulo&gt;Activitat<text:span text:style-name="T2"> </text:span>1&lt;/titulo&gt;</text:p>
        <text:p text:style-name="Codi"><text:span text:style-name="T9"><text:tab/><text:tab/></text:span>&lt;orden&gt;1&lt;/orden&gt;</text:p>
        <text:p text:style-name="Codi"><text:span text:style-name="T9"><text:tab/></text:span>&lt;/actividad&gt;</text:p>
        <text:p text:style-name="Codi"><text:span text:style-name="T9"><text:tab/></text:span>&lt;actividad&gt;</text:p>
        <text:p text:style-name="Codi"><text:span text:style-name="T9"><text:tab/><text:tab/></text:span>&lt;id&gt;2&lt;/id&gt;</text:p>
        <text:p text:style-name="Codi"><text:span text:style-name="T9"><text:tab/><text:tab/></text:span>&lt;titulo&gt;Activitat<text:span text:style-name="T2"> </text:span>2&lt;/titulo&gt;</text:p>
        <text:p text:style-name="Codi"><text:span text:style-name="T9"><text:tab/><text:tab/></text:span>&lt;orden&gt;2&lt;/orden&gt;</text:p>
        <text:p text:style-name="Codi"><text:span text:style-name="T9"><text:tab/></text:span>&lt;/actividad&gt;</text:p>
        <text:p text:style-name="Codi">&lt;/actividades&gt;</text:p>
        <text:p text:style-name="Codi"/>
        <text:p text:style-name="Standard"/>
        <text:p text:style-name="P65"><text:span text:style-name="T19">Actividad</text:span><text:span text:style-name="T24"> </text:span>té<text:span text:style-name="T2"> </text:span>els<text:span text:style-name="T2"> </text:span>camps<text:span text:style-name="T2"> </text:span>següents:</text:p>
        <table:table table:name="Taula12" table:style-name="Taula12">
          <table:table-column table:style-name="Taula12.A"/>
          <table:table-column table:style-name="Taula12.B"/>
          <table:table-column table:style-name="Taula12.C"/>
          <table:table-header-rows>
            <table:table-row table:style-name="Taula12.1">
              <table:table-cell table:style-name="Taula12.A1" office:value-type="string">
                <text:p text:style-name="P40">Nom</text:p>
              </table:table-cell>
              <table:table-cell table:style-name="Taula12.A1" office:value-type="string">
                <text:p text:style-name="P40">Tipus</text:p>
              </table:table-cell>
              <table:table-cell table:style-name="Taula12.C1" office:value-type="string">
                <text:p text:style-name="P40">Descripció</text:p>
              </table:table-cell>
            </table:table-row>
          </table:table-header-rows>
          <table:table-row table:style-name="Taula12.1">
            <table:table-cell table:style-name="Taula12.A2" office:value-type="string">
              <text:p text:style-name="P30">id</text:p>
            </table:table-cell>
            <table:table-cell table:style-name="Taula12.B2" office:value-type="string">
              <text:p text:style-name="P31">Obligatori</text:p>
            </table:table-cell>
            <table:table-cell table:style-name="Taula12.C2" office:value-type="string">
              <text:p text:style-name="P27"><text:span text:style-name="T40">Identificador</text:span><text:span text:style-name="T43"> </text:span><text:span text:style-name="T40">de</text:span><text:span text:style-name="T43"> </text:span><text:span text:style-name="T40">l</text:span><text:span text:style-name="T43">’</text:span><text:span text:style-name="T40">activitat.</text:span></text:p>
            </table:table-cell>
          </table:table-row>
          <table:table-row table:style-name="Taula12.1">
            <table:table-cell table:style-name="Taula12.A3" office:value-type="string">
              <text:p text:style-name="P29">titulo</text:p>
            </table:table-cell>
            <table:table-cell table:style-name="Taula12.B3" office:value-type="string">
              <text:p text:style-name="P31">Obligatori</text:p>
            </table:table-cell>
            <table:table-cell table:style-name="Taula12.C3" office:value-type="string">
              <text:p text:style-name="P25"><text:span text:style-name="T40">Títol</text:span><text:span text:style-name="T43"> </text:span><text:span text:style-name="T40">de</text:span><text:span text:style-name="T43"> </text:span><text:span text:style-name="T40">l</text:span><text:span text:style-name="T43">’</text:span><text:span text:style-name="T40">activitat.</text:span></text:p>
            </table:table-cell>
          </table:table-row>
          <table:table-row table:style-name="Taula12.1">
            <table:table-cell table:style-name="Taula12.A4" office:value-type="string">
              <text:p text:style-name="P29">orden</text:p>
            </table:table-cell>
            <table:table-cell table:style-name="Taula12.B4" office:value-type="string">
              <text:p text:style-name="P31">Obligatori</text:p>
            </table:table-cell>
            <table:table-cell table:style-name="Taula12.C4" office:value-type="string">
              <text:p text:style-name="P38"><text:span text:style-name="T40">Número</text:span><text:span text:style-name="T43"> </text:span><text:span text:style-name="T40">d</text:span><text:span text:style-name="T43">’</text:span><text:span text:style-name="T40">ordre</text:span><text:span text:style-name="T43"> </text:span><text:span text:style-name="T40">de</text:span><text:span text:style-name="T43"> </text:span><text:span text:style-name="T40">l</text:span><text:span text:style-name="T43">’</text:span><text:span text:style-name="T40">activitat.</text:span></text:p>
            </table:table-cell>
          </table:table-row>
        </table:table>
        <text:p text:style-name="Standard"/>
        <text:h text:style-name="Heading_20_4" text:outline-level="4">Exemples</text:h>
        <text:p text:style-name="Standard"><text:span text:style-name="T19">Exemple</text:span><text:span text:style-name="T24"> </text:span><text:span text:style-name="T19">de</text:span><text:span text:style-name="T24"> </text:span><text:span text:style-name="T19">missatge</text:span><text:span text:style-name="T24"> </text:span><text:span text:style-name="T19">SOAP</text:span><text:span text:style-name="T24"> </text:span><text:span text:style-name="T19">de</text:span><text:span text:style-name="T24"> </text:span><text:span text:style-name="T19">crida</text:span><text:span text:style-name="T24"> </text:span><text:span text:style-name="T19">al</text:span><text:span text:style-name="T24"> </text:span><text:span text:style-name="T19">servei</text:span><text:span text:style-name="T24"> </text:span><text:span text:style-name="T19">web</text:span><text:span text:style-name="T23">:</text:span></text:p>
        <text:p text:style-name="Codi">&lt;?xml<text:span text:style-name="T2"> </text:span>version="1.0"<text:span text:style-name="T2"> </text:span>encoding="utf-8"?&gt;</text:p>
        <text:p text:style-name="Codi">&lt;soapenv:Envelope<text:span text:style-name="T2"> </text:span>xmlns:soapenv="http://schemas.xmlsoap.org/soap/envelope/"<text:span text:style-name="T2"> </text:span>xmlns:est="http://educacio.gencat.cat/agora/estructuralibros/"&gt;</text:p>
        <text:p text:style-name="Codi"><text:span text:style-name="T9"><text:tab/></text:span>&lt;soapenv:Header&gt;</text:p>
        <text:p text:style-name="Codi"><text:span text:style-name="T9"><text:tab/><text:tab/></text:span>&lt;est:WSEAuthenticateHeader&gt;</text:p>
        <text:p text:style-name="Codi"><text:span text:style-name="T9"><text:tab/><text:tab/><text:tab/></text:span>&lt;!--Optional:--&gt;</text:p>
        <text:p text:style-name="Codi"><text:span text:style-name="T9"><text:tab/><text:tab/><text:tab/></text:span>&lt;est:User&gt;S1mul4d0r&lt;/est:User&gt;</text:p>
        <text:p text:style-name="Codi"><text:span text:style-name="T9"><text:tab/><text:tab/><text:tab/></text:span>&lt;!--Optional:--&gt;</text:p>
        <text:p text:style-name="Codi"><text:span text:style-name="T9"><text:tab/><text:tab/><text:tab/></text:span>&lt;est:Password&gt;ed1t0r14l&lt;/est:Password&gt;</text:p>
        <text:p text:style-name="Codi"><text:span text:style-name="T9"><text:tab/><text:tab/></text:span>&lt;/est:WSEAuthenticateHeader&gt;</text:p>
        <text:p text:style-name="Codi"><text:span text:style-name="T9"><text:tab/></text:span>&lt;/soapenv:Header&gt;</text:p>
        <text:p text:style-name="Codi"><text:span text:style-name="T9"><text:tab/></text:span>&lt;soapenv:Body&gt;</text:p>
        <text:p text:style-name="Codi"><text:span text:style-name="T9"><text:tab/><text:tab/></text:span>&lt;est:ObtenerEstructura&gt;</text:p>
        <text:p text:style-name="Codi"><text:span text:style-name="T9"><text:tab/><text:tab/><text:tab/></text:span>&lt;est:ISBN&gt;6666666666&lt;/est:ISBN&gt;</text:p>
        <text:p text:style-name="Codi"><text:span text:style-name="T9"><text:tab/><text:tab/></text:span>&lt;/est:ObtenerEstructura&gt;</text:p>
        <text:p text:style-name="Codi"><text:span text:style-name="T9"><text:tab/></text:span>&lt;/soapenv:Body&gt;</text:p>
        <text:p text:style-name="Codi">&lt;/soapenv:Envelope&gt;</text:p>
        <text:p text:style-name="Codi"/>
        <text:p text:style-name="Standard"><text:span text:style-name="T19">Exemple</text:span><text:span text:style-name="T24"> </text:span><text:span text:style-name="T19">de</text:span><text:span text:style-name="T24"> </text:span><text:span text:style-name="T19">missatge</text:span><text:span text:style-name="T24"> </text:span><text:span text:style-name="T19">SOAP</text:span><text:span text:style-name="T24"> </text:span><text:span text:style-name="T19">de</text:span><text:span text:style-name="T24"> </text:span><text:span text:style-name="T19">resposta</text:span><text:span text:style-name="T24"> </text:span><text:span text:style-name="T19">a</text:span><text:span text:style-name="T24"> </text:span><text:span text:style-name="T19">la</text:span><text:span text:style-name="T24"> </text:span><text:span text:style-name="T19">crida</text:span><text:span text:style-name="T24"> </text:span><text:span text:style-name="T19">al</text:span><text:span text:style-name="T24"> </text:span><text:span text:style-name="T19">servei</text:span><text:span text:style-name="T24"> </text:span><text:span text:style-name="T19">web</text:span><text:span text:style-name="T23">:</text:span></text:p>
        <text:p text:style-name="Codi">&lt;SOAP-ENV:Envelope<text:span text:style-name="T2"> </text:span>xmlns:SOAP-ENV="http://schemas.xmlsoap.org/soap/envelope/"<text:span text:style-name="T2"> </text:span>xmlns:ns1="http://educacio.gencat.cat/agora/estructuralibros/"&gt;</text:p>
        <text:p text:style-name="Codi"><text:span text:style-name="T9"><text:tab/></text:span>&lt;SOAP-ENV:Body&gt;</text:p>
        <text:p text:style-name="Codi"><text:span text:style-name="T9"><text:tab/><text:tab/></text:span>&lt;ObtenerEstructuraResponse&gt;</text:p>
        <text:p text:style-name="Codi"><text:span text:style-name="T9"><text:tab/><text:tab/><text:tab/></text:span>&lt;ObtenerEstructuraResult&gt;</text:p>
        <text:p text:style-name="Codi"><text:span text:style-name="T9"><text:tab/><text:tab/><text:tab/><text:tab/></text:span>&lt;Libros&gt;</text:p>
        <text:p text:style-name="Codi"><text:span text:style-name="T9"><text:tab/><text:tab/><text:tab/><text:tab/><text:tab/></text:span>&lt;libro&gt;</text:p>
        <text:p text:style-name="Codi"><text:span text:style-name="T9"><text:tab/><text:tab/><text:tab/><text:tab/><text:tab/><text:tab/></text:span>&lt;ISBN&gt;6666666666&lt;/ISBN&gt;</text:p>
        <text:p text:style-name="Codi"><text:span text:style-name="T9"><text:tab/><text:tab/><text:tab/><text:tab/><text:tab/><text:tab/></text:span>&lt;titulo&gt;Llibre<text:span text:style-name="T2"> </text:span>continguts<text:span text:style-name="T2"> </text:span>remot<text:span text:style-name="T2"> </text:span>amb<text:span text:style-name="T2"> </text:span>dues<text:span text:style-name="T2"> </text:span>activitats&lt;/titulo&gt;</text:p>
        <text:p text:style-name="Codi"><text:span text:style-name="T9"><text:tab/><text:tab/><text:tab/><text:tab/><text:tab/><text:tab/></text:span>&lt;nivel&gt;2ESO&lt;/nivel&gt;</text:p>
        <text:p text:style-name="Codi"><text:span text:style-name="T9"><text:tab/><text:tab/><text:tab/><text:tab/><text:tab/><text:tab/></text:span>&lt;formato&gt;webcontent&lt;/formato&gt;</text:p>
        <text:p text:style-name="Codi"><text:span text:style-name="T9"><text:tab/><text:tab/><text:tab/><text:tab/><text:tab/><text:tab/></text:span>&lt;unidades&gt;</text:p>
        <text:p text:style-name="Codi"><text:span text:style-name="T9"><text:tab/><text:tab/><text:tab/><text:tab/><text:tab/><text:tab/><text:tab/></text:span>&lt;unidad&gt;</text:p>
        <text:p text:style-name="Codi"><text:span text:style-name="T9"><text:tab/><text:tab/><text:tab/><text:tab/><text:tab/><text:tab/><text:tab/><text:tab/></text:span>&lt;id&gt;1&lt;/id&gt;</text:p>
        <text:p text:style-name="Codi"><text:span text:style-name="T9"><text:tab/><text:tab/><text:tab/><text:tab/><text:tab/><text:tab/><text:tab/><text:tab/></text:span>&lt;titulo&gt;Unitat<text:span text:style-name="T2"> </text:span>1&lt;/titulo&gt;</text:p>
        <text:p text:style-name="Codi"><text:span text:style-name="T9"><text:tab/><text:tab/><text:tab/><text:tab/><text:tab/><text:tab/><text:tab/><text:tab/></text:span>&lt;orden&gt;1&lt;/orden&gt;</text:p>
        <text:p text:style-name="Codi"><text:span text:style-name="T9"><text:tab/><text:tab/><text:tab/><text:tab/><text:tab/><text:tab/><text:tab/><text:tab/></text:span>&lt;actividades&gt;</text:p>
        <text:p text:style-name="Codi"><text:span text:style-name="T9"><text:tab/><text:tab/><text:tab/><text:tab/><text:tab/><text:tab/><text:tab/><text:tab/><text:tab/></text:span>&lt;actividad&gt;</text:p>
        <text:p text:style-name="Codi"><text:span text:style-name="T9"><text:tab/><text:tab/><text:tab/><text:tab/><text:tab/><text:tab/><text:tab/><text:tab/><text:tab/><text:tab/></text:span>&lt;id&gt;1&lt;/id&gt;</text:p>
        <text:p text:style-name="Codi"><text:span text:style-name="T9"><text:tab/><text:tab/><text:tab/><text:tab/><text:tab/><text:tab/><text:tab/><text:tab/><text:tab/><text:tab/></text:span>&lt;titulo&gt;Activitat<text:span text:style-name="T2"> </text:span>1&lt;/titulo&gt;</text:p>
        <text:p text:style-name="Codi"><text:span text:style-name="T9"><text:tab/><text:tab/><text:tab/><text:tab/><text:tab/><text:tab/><text:tab/><text:tab/><text:tab/><text:tab/></text:span>&lt;orden&gt;1&lt;/orden&gt;</text:p>
        <text:p text:style-name="Codi"><text:span text:style-name="T9"><text:tab/><text:tab/><text:tab/><text:tab/><text:tab/><text:tab/><text:tab/><text:tab/><text:tab/></text:span>&lt;/actividad&gt;</text:p>
        <text:p text:style-name="Codi"><text:span text:style-name="T9"><text:tab/><text:tab/><text:tab/><text:tab/><text:tab/><text:tab/><text:tab/><text:tab/><text:tab/></text:span>&lt;actividad&gt;</text:p>
        <text:p text:style-name="Codi"><text:span text:style-name="T9"><text:tab/><text:tab/><text:tab/><text:tab/><text:tab/><text:tab/><text:tab/><text:tab/><text:tab/><text:tab/></text:span>&lt;id&gt;2&lt;/id&gt;</text:p>
        <text:p text:style-name="Codi"><text:span text:style-name="T9"><text:tab/><text:tab/><text:tab/><text:tab/><text:tab/><text:tab/><text:tab/><text:tab/><text:tab/><text:tab/></text:span>&lt;titulo&gt;Activitat<text:span text:style-name="T2"> </text:span>2&lt;/titulo&gt;</text:p>
        <text:p text:style-name="Codi"><text:span text:style-name="T9"><text:tab/><text:tab/><text:tab/><text:tab/><text:tab/><text:tab/><text:tab/><text:tab/><text:tab/><text:tab/></text:span>&lt;orden&gt;2&lt;/orden&gt;</text:p>
        <text:p text:style-name="Codi"><text:span text:style-name="T9"><text:tab/><text:tab/><text:tab/><text:tab/><text:tab/><text:tab/><text:tab/><text:tab/><text:tab/></text:span>&lt;/actividad&gt;</text:p>
        <text:p text:style-name="Codi"><text:span text:style-name="T9"><text:tab/><text:tab/><text:tab/><text:tab/><text:tab/><text:tab/><text:tab/><text:tab/></text:span>&lt;/actividades&gt;</text:p>
        <text:p text:style-name="Codi"><text:span text:style-name="T9"><text:tab/><text:tab/><text:tab/><text:tab/><text:tab/><text:tab/><text:tab/></text:span>&lt;/unidad&gt;</text:p>
        <text:p text:style-name="P62"><text:span text:style-name="T9"><text:tab/><text:tab/><text:tab/><text:tab/><text:tab/><text:tab/><text:tab/></text:span>&lt;unidad&gt;</text:p>
        <text:p text:style-name="P62"><text:span text:style-name="T9"><text:tab/><text:tab/><text:tab/><text:tab/><text:tab/><text:tab/><text:tab/><text:tab/></text:span>&lt;id&gt;<text:span text:style-name="T55">2</text:span>&lt;/id&gt;</text:p>
        <text:p text:style-name="P62"><text:soft-page-break/><text:span text:style-name="T9"><text:tab/><text:tab/><text:tab/><text:tab/><text:tab/><text:tab/><text:tab/><text:tab/></text:span>&lt;titulo&gt;Unitat<text:span text:style-name="T2"> </text:span><text:span text:style-name="T9">2</text:span>&lt;/titulo&gt;</text:p>
        <text:p text:style-name="P62"><text:span text:style-name="T9"><text:tab/><text:tab/><text:tab/><text:tab/><text:tab/><text:tab/><text:tab/><text:tab/></text:span>&lt;orden&gt;1&lt;/orden&gt;</text:p>
        <text:p text:style-name="P62"><text:span text:style-name="T9"><text:tab/><text:tab/><text:tab/><text:tab/><text:tab/><text:tab/><text:tab/><text:tab/></text:span>&lt;actividades&gt;</text:p>
        <text:p text:style-name="P62"><text:span text:style-name="T9"><text:tab/><text:tab/><text:tab/><text:tab/><text:tab/><text:tab/><text:tab/><text:tab/><text:tab/></text:span>&lt;actividad&gt;</text:p>
        <text:p text:style-name="P62"><text:span text:style-name="T9"><text:tab/><text:tab/><text:tab/><text:tab/><text:tab/><text:tab/><text:tab/><text:tab/><text:tab/><text:tab/></text:span>&lt;id&gt;1&lt;/id&gt;</text:p>
        <text:p text:style-name="P62"><text:span text:style-name="T9"><text:tab/><text:tab/><text:tab/><text:tab/><text:tab/><text:tab/><text:tab/><text:tab/><text:tab/><text:tab/></text:span>&lt;titulo&gt;Activitat<text:span text:style-name="T2"> </text:span>1&lt;/titulo&gt;</text:p>
        <text:p text:style-name="P62"><text:span text:style-name="T9"><text:tab/><text:tab/><text:tab/><text:tab/><text:tab/><text:tab/><text:tab/><text:tab/><text:tab/><text:tab/></text:span>&lt;orden&gt;1&lt;/orden&gt;</text:p>
        <text:p text:style-name="P62"><text:span text:style-name="T9"><text:tab/><text:tab/><text:tab/><text:tab/><text:tab/><text:tab/><text:tab/><text:tab/><text:tab/></text:span>&lt;/actividad&gt;</text:p>
        <text:p text:style-name="P62"><text:span text:style-name="T9"><text:tab/><text:tab/><text:tab/><text:tab/><text:tab/><text:tab/><text:tab/><text:tab/><text:tab/></text:span>&lt;actividad&gt;</text:p>
        <text:p text:style-name="P62"><text:span text:style-name="T9"><text:tab/><text:tab/><text:tab/><text:tab/><text:tab/><text:tab/><text:tab/><text:tab/><text:tab/><text:tab/></text:span>&lt;id&gt;2&lt;/id&gt;</text:p>
        <text:p text:style-name="P62"><text:span text:style-name="T9"><text:tab/><text:tab/><text:tab/><text:tab/><text:tab/><text:tab/><text:tab/><text:tab/><text:tab/><text:tab/></text:span>&lt;titulo&gt;Activitat<text:span text:style-name="T2"> </text:span>2&lt;/titulo&gt;</text:p>
        <text:p text:style-name="P62"><text:span text:style-name="T9"><text:tab/><text:tab/><text:tab/><text:tab/><text:tab/><text:tab/><text:tab/><text:tab/><text:tab/><text:tab/></text:span>&lt;orden&gt;2&lt;/orden&gt;</text:p>
        <text:p text:style-name="P62"><text:span text:style-name="T9"><text:tab/><text:tab/><text:tab/><text:tab/><text:tab/><text:tab/><text:tab/><text:tab/><text:tab/></text:span>&lt;/actividad&gt;</text:p>
        <text:p text:style-name="P62"><text:span text:style-name="T9"><text:tab/><text:tab/><text:tab/><text:tab/><text:tab/><text:tab/><text:tab/><text:tab/></text:span>&lt;/actividades&gt;</text:p>
        <text:p text:style-name="P62"><text:span text:style-name="T9"><text:tab/><text:tab/><text:tab/><text:tab/><text:tab/><text:tab/><text:tab/></text:span>&lt;/unidad&gt;</text:p>
        <text:p text:style-name="P62"><text:span text:style-name="T9"><text:tab/><text:tab/><text:tab/><text:tab/><text:tab/><text:tab/></text:span>&lt;/unidades&gt;</text:p>
        <text:p text:style-name="Codi"><text:span text:style-name="T9"><text:tab/><text:tab/><text:tab/><text:tab/><text:tab/></text:span>&lt;/libro&gt;</text:p>
        <text:p text:style-name="Codi"><text:span text:style-name="T9"><text:tab/><text:tab/><text:tab/><text:tab/></text:span>&lt;/Libros&gt;</text:p>
        <text:p text:style-name="Codi"><text:span text:style-name="T9"><text:tab/><text:tab/><text:tab/><text:tab/></text:span>&lt;Codigo&gt;1&lt;/Codigo&gt;</text:p>
        <text:p text:style-name="Codi"><text:span text:style-name="T9"><text:tab/><text:tab/><text:tab/><text:tab/></text:span>&lt;Descripcion&gt;procés<text:span text:style-name="T2"> </text:span>correcte&lt;/Descripcion&gt;</text:p>
        <text:p text:style-name="Codi"><text:span text:style-name="T9"><text:tab/><text:tab/><text:tab/></text:span>&lt;/ObtenerEstructuraResult&gt;</text:p>
        <text:p text:style-name="Codi"><text:span text:style-name="T9"><text:tab/><text:tab/></text:span>&lt;/ObtenerEstructuraResponse&gt;</text:p>
        <text:p text:style-name="Codi"><text:span text:style-name="T9"><text:tab/></text:span>&lt;/SOAP-ENV:Body&gt;</text:p>
        <text:p text:style-name="Codi">&lt;/SOAP-ENV:Envelope&gt;</text:p>
        <text:p text:style-name="Codi"/>
        <text:p text:style-name="Codi"/>
        <text:h text:style-name="Heading_20_3" text:outline-level="3">Definició<text:span text:style-name="T2"> </text:span>WSDL</text:h>
        <text:p text:style-name="P13">La<text:span text:style-name="T2"> </text:span>versió<text:span text:style-name="T2"> </text:span><text:span text:style-name="T18">actualitzada </text:span><text:span text:style-name="T2">d'aquest WSDL </text:span><text:span text:style-name="T18">correspon al fitxer </text:span><text:span text:style-name="T25">wsBooksStructure.wsdl</text:span><text:span text:style-name="T18">, ubicat a la carpeta </text:span><text:span text:style-name="T27">docs/wsdl</text:span><text:span text:style-name="T18"> del repositori GitHub que s'indica a l'apartat </text:span><text:a xlink:type="simple" xlink:href="#links"><text:span text:style-name="T35">Enllaços d'</text:span></text:a><text:a xlink:type="simple" xlink:href="#links"><text:span text:style-name="T36">i</text:span></text:a><text:a xlink:type="simple" xlink:href="#links"><text:span text:style-name="T35">nterès</text:span></text:a><text:span text:style-name="T2">.</text:span></text:p>
        <text:p text:style-name="P13"><text:span text:style-name="T2"/></text:p>
        <text:p text:style-name="P67">&lt;?xml version="1.0" encoding="UTF-8"?&gt;&lt;!-- Published by JAX-WS RI at http://jax-ws.dev.java.net. RI"s version is JAX-WS RI 2.1.7-b01-. --&gt; </text:p>
        <text:p text:style-name="P67">&lt;wsdl:definitions xmlns:wsdl="http://schemas.xmlsoap.org/wsdl/" xmlns:xs="http://www.w3.org/2001/XMLSchema" xmlns:soap="http://schemas.xmlsoap.org/wsdl/soap/" xmlns:tns="http://educacio.gencat.cat/agora/estructuralibros/" targetNamespace="http://educacio.gencat.cat/agora/estructuralibros/"&gt; </text:p>
        <text:p text:style-name="P67"><text:s text:c="2"/>&lt;wsdl:types&gt; </text:p>
        <text:p text:style-name="P67"><text:s text:c="4"/>&lt;xs:schema elementFormDefault="qualified" targetNamespace="http://educacio.gencat.cat/agora/estructuralibros/"&gt; </text:p>
        <text:p text:style-name="P67"><text:s text:c="6"/>&lt;xs:complexType name="Actividad"&gt; </text:p>
        <text:p text:style-name="P67"><text:s text:c="8"/>&lt;xs:sequence&gt; </text:p>
        <text:p text:style-name="P67"><text:s text:c="10"/>&lt;xs:element minOccurs="1" maxOccurs="1" name="id" type="xs:string" /&gt; </text:p>
        <text:p text:style-name="P67"><text:s text:c="10"/>&lt;xs:element minOccurs="1" maxOccurs="1" name="titulo" type="xs:string" /&gt; </text:p>
        <text:p text:style-name="P67"><text:s text:c="10"/>&lt;xs:element minOccurs="1" maxOccurs="1" name="orden" type="xs:int" /&gt; </text:p>
        <text:p text:style-name="P67"><text:s text:c="8"/>&lt;/xs:sequence&gt; </text:p>
        <text:p text:style-name="P67"><text:s text:c="6"/>&lt;/xs:complexType&gt; </text:p>
        <text:p text:style-name="P67"><text:s text:c="6"/>&lt;xs:complexType name="Actividades"&gt; </text:p>
        <text:p text:style-name="P67"><text:s text:c="8"/>&lt;xs:sequence&gt; </text:p>
        <text:p text:style-name="P67"><text:s text:c="10"/>&lt;xs:element minOccurs="1" maxOccurs="unbounded" name="actividad" type="tns:Actividad" /&gt; </text:p>
        <text:p text:style-name="P67"><text:s text:c="8"/>&lt;/xs:sequence&gt; </text:p>
        <text:p text:style-name="P67"><text:s text:c="6"/>&lt;/xs:complexType&gt; </text:p>
        <text:p text:style-name="P67"><text:s text:c="6"/>&lt;xs:complexType name="Unidad"&gt; </text:p>
        <text:p text:style-name="P67"><text:s text:c="8"/>&lt;xs:sequence&gt; </text:p>
        <text:p text:style-name="P67"><text:s text:c="10"/>&lt;xs:element minOccurs="1" maxOccurs="1" name="id" type="xs:string" /&gt; </text:p>
        <text:p text:style-name="P67"><text:s text:c="10"/>&lt;xs:element minOccurs="1" maxOccurs="1" name="titulo" type="xs:string" /&gt; </text:p>
        <text:p text:style-name="P67"><text:s text:c="10"/>&lt;xs:element minOccurs="1" maxOccurs="1" name="orden" type="xs:int" /&gt; </text:p>
        <text:p text:style-name="P67"><text:s text:c="10"/>&lt;xs:element minOccurs="0" maxOccurs="1" name="actividades" type="tns:Actividades" /&gt; </text:p>
        <text:p text:style-name="P67"><text:s text:c="8"/>&lt;/xs:sequence&gt; </text:p>
        <text:p text:style-name="P67"><text:s text:c="6"/>&lt;/xs:complexType&gt; </text:p>
        <text:p text:style-name="P67"><text:s text:c="6"/>&lt;xs:complexType name="Unidades"&gt; </text:p>
        <text:p text:style-name="P67"><text:s text:c="8"/>&lt;xs:sequence&gt; </text:p>
        <text:p text:style-name="P67"><text:s text:c="10"/>&lt;xs:element minOccurs="1" maxOccurs="unbounded" name="unidad" type="tns:Unidad" /&gt; </text:p>
        <text:p text:style-name="P67"><text:s text:c="8"/>&lt;/xs:sequence&gt; </text:p>
        <text:p text:style-name="P67"><text:soft-page-break/><text:s text:c="6"/>&lt;/xs:complexType&gt; </text:p>
        <text:p text:style-name="P67"><text:s text:c="6"/>&lt;xs:complexType name="libro"&gt; </text:p>
        <text:p text:style-name="P67"><text:s text:c="8"/>&lt;xs:sequence&gt; </text:p>
        <text:p text:style-name="P67"><text:s text:c="10"/>&lt;xs:element minOccurs="1" maxOccurs="1" name="ISBN" type="xs:string" /&gt; </text:p>
        <text:p text:style-name="P67"><text:s text:c="10"/>&lt;xs:element minOccurs="1" maxOccurs="1" name="titulo" type="xs:string" /&gt; </text:p>
        <text:p text:style-name="P67"><text:s text:c="10"/>&lt;xs:element minOccurs="1" maxOccurs="1" name="nivel" type="xs:string" /&gt; </text:p>
        <text:p text:style-name="P67"><text:s text:c="10"/>&lt;xs:element minOccurs="1" maxOccurs="1" name="formato" type="xs:string" /&gt; </text:p>
        <text:p text:style-name="P67"><text:s text:c="10"/>&lt;xs:element minOccurs="0" maxOccurs="1" name="unidades" type="tns:Unidades" /&gt; </text:p>
        <text:p text:style-name="P67"><text:s text:c="8"/>&lt;/xs:sequence&gt; </text:p>
        <text:p text:style-name="P67"><text:s text:c="6"/>&lt;/xs:complexType&gt; </text:p>
        <text:p text:style-name="P67"><text:s text:c="6"/>&lt;xs:complexType name="libros"&gt; </text:p>
        <text:p text:style-name="P67"><text:s text:c="8"/>&lt;xs:sequence&gt; </text:p>
        <text:p text:style-name="P67"><text:s text:c="10"/>&lt;xs:element minOccurs="1" maxOccurs="unbounded" name="libro" type="tns:libro" /&gt; </text:p>
        <text:p text:style-name="P67"><text:s text:c="8"/>&lt;/xs:sequence&gt; </text:p>
        <text:p text:style-name="P67"><text:s text:c="6"/>&lt;/xs:complexType&gt; </text:p>
        <text:p text:style-name="P67"><text:s text:c="6"/>&lt;xs:element name="WSEAuthenticateHeader" type="tns:WSEAuthenticateHeader" /&gt; </text:p>
        <text:p text:style-name="P67"><text:s text:c="6"/>&lt;xs:complexType name="WSEAuthenticateHeader"&gt; </text:p>
        <text:p text:style-name="P67"><text:s text:c="8"/>&lt;xs:sequence&gt; </text:p>
        <text:p text:style-name="P67"><text:s text:c="10"/>&lt;xs:element minOccurs="0" maxOccurs="1" name="User" type="xs:string" /&gt; </text:p>
        <text:p text:style-name="P67"><text:s text:c="10"/>&lt;xs:element minOccurs="0" maxOccurs="1" name="Password" type="xs:string" /&gt; </text:p>
        <text:p text:style-name="P67"><text:s text:c="8"/>&lt;/xs:sequence&gt; </text:p>
        <text:p text:style-name="P67"><text:s text:c="8"/>&lt;xs:anyAttribute /&gt; </text:p>
        <text:p text:style-name="P67"><text:s text:c="6"/>&lt;/xs:complexType&gt; </text:p>
        <text:p text:style-name="P67"><text:s text:c="6"/>&lt;xs:element name="ObtenerEstructura"&gt; </text:p>
        <text:p text:style-name="P67"><text:s text:c="8"/>&lt;xs:complexType&gt; </text:p>
        <text:p text:style-name="P67"><text:s text:c="10"/>&lt;xs:sequence&gt; </text:p>
        <text:p text:style-name="P67"><text:s text:c="12"/>&lt;xs:element minOccurs="1" maxOccurs="1" name="ISBN" type="xs:string" /&gt; </text:p>
        <text:p text:style-name="P67"><text:s text:c="10"/>&lt;/xs:sequence&gt; </text:p>
        <text:p text:style-name="P67"><text:s text:c="8"/>&lt;/xs:complexType&gt; </text:p>
        <text:p text:style-name="P67"><text:s text:c="6"/>&lt;/xs:element&gt; </text:p>
        <text:p text:style-name="P67"><text:s text:c="6"/>&lt;xs:element name="ObtenerEstructuraResponse"&gt; </text:p>
        <text:p text:style-name="P67"><text:s text:c="8"/>&lt;xs:complexType&gt; </text:p>
        <text:p text:style-name="P67"><text:s text:c="10"/>&lt;xs:sequence&gt; </text:p>
        <text:p text:style-name="P67"><text:s text:c="12"/>&lt;xs:element minOccurs="0" maxOccurs="1" name="ObtenerEstructuraResult" type="tns:EstructuraLibro" /&gt; </text:p>
        <text:p text:style-name="P67"><text:s text:c="10"/>&lt;/xs:sequence&gt; </text:p>
        <text:p text:style-name="P67"><text:s text:c="8"/>&lt;/xs:complexType&gt; </text:p>
        <text:p text:style-name="P67"><text:s text:c="6"/>&lt;/xs:element&gt; </text:p>
        <text:p text:style-name="P67"><text:s text:c="6"/>&lt;xs:complexType name="EstructuraLibro"&gt; </text:p>
        <text:p text:style-name="P67"><text:s text:c="8"/>&lt;xs:sequence&gt; </text:p>
        <text:p text:style-name="P67"><text:s text:c="10"/>&lt;xs:element minOccurs="0" maxOccurs="1" name="Libros" type="tns:libros" /&gt; </text:p>
        <text:p text:style-name="P67"><text:s text:c="10"/>&lt;xs:element minOccurs="1" maxOccurs="1" name="Codigo" type="xs:string" /&gt; </text:p>
        <text:p text:style-name="P67"><text:s text:c="10"/>&lt;xs:element minOccurs="1" maxOccurs="1" name="Descripcion" type="xs:string" /&gt; </text:p>
        <text:p text:style-name="P67"><text:s text:c="8"/>&lt;/xs:sequence&gt; </text:p>
        <text:p text:style-name="P67"><text:s text:c="6"/>&lt;/xs:complexType&gt; </text:p>
        <text:p text:style-name="P67"><text:s text:c="6"/>&lt;xs:element name="ObtenerTodos"&gt; </text:p>
        <text:p text:style-name="P67"><text:s text:c="8"/>&lt;xs:complexType&gt; </text:p>
        <text:p text:style-name="P67"><text:s text:c="10"/>&lt;xs:sequence&gt; </text:p>
        <text:p text:style-name="P67"><text:s text:c="12"/>&lt;xs:element minOccurs="0" maxOccurs="1" name="IdCentro" type="xs:string" /&gt; </text:p>
        <text:p text:style-name="P67"><text:s text:c="10"/>&lt;/xs:sequence&gt; </text:p>
        <text:p text:style-name="P67"><text:s text:c="8"/>&lt;/xs:complexType&gt; </text:p>
        <text:p text:style-name="P67"><text:s text:c="6"/>&lt;/xs:element&gt; </text:p>
        <text:p text:style-name="P67"><text:s text:c="6"/>&lt;xs:element name="ObtenerTodosResponse"&gt; </text:p>
        <text:p text:style-name="P67"><text:s text:c="8"/>&lt;xs:complexType&gt; </text:p>
        <text:p text:style-name="P67"><text:s text:c="10"/>&lt;xs:sequence&gt; </text:p>
        <text:p text:style-name="P67"><text:s text:c="12"/>&lt;xs:element minOccurs="0" maxOccurs="1" name="ObtenerTodosResult" type="tns:EstructuraCatalogo" /&gt; </text:p>
        <text:p text:style-name="P67"><text:s text:c="10"/>&lt;/xs:sequence&gt; </text:p>
        <text:p text:style-name="P67"><text:s text:c="8"/>&lt;/xs:complexType&gt; </text:p>
        <text:p text:style-name="P67"><text:s text:c="6"/>&lt;/xs:element&gt; </text:p>
        <text:p text:style-name="P67"><text:s text:c="6"/>&lt;xs:complexType name="EstructuraCatalogo"&gt; </text:p>
        <text:p text:style-name="P67"><text:s text:c="8"/>&lt;xs:sequence&gt; </text:p>
        <text:p text:style-name="P67"><text:s text:c="10"/>&lt;xs:element minOccurs="0" maxOccurs="1" name="Catalogo"&gt; </text:p>
        <text:p text:style-name="P67"><text:s text:c="12"/>&lt;xs:complexType&gt; </text:p>
        <text:p text:style-name="P67"><text:s text:c="14"/>&lt;xs:sequence&gt; </text:p>
        <text:p text:style-name="P67"><text:s text:c="16"/>&lt;xs:element minOccurs="1" maxOccurs="1" name="libros" type="tns:libros" /&gt; </text:p>
        <text:p text:style-name="P67"><text:s text:c="14"/>&lt;/xs:sequence&gt; </text:p>
        <text:p text:style-name="P67"><text:s text:c="12"/>&lt;/xs:complexType&gt; </text:p>
        <text:p text:style-name="P67"><text:s text:c="10"/>&lt;/xs:element&gt; </text:p>
        <text:p text:style-name="P67"><text:s text:c="10"/>&lt;xs:element minOccurs="1" maxOccurs="1" name="Codigo" type="xs:string" /&gt; </text:p>
        <text:p text:style-name="P67"><text:s text:c="10"/>&lt;xs:element minOccurs="1" maxOccurs="1" name="Descripcion" type="xs:string" /&gt; </text:p>
        <text:p text:style-name="P67"><text:s text:c="8"/>&lt;/xs:sequence&gt; </text:p>
        <text:p text:style-name="P67"><text:soft-page-break/><text:s text:c="6"/>&lt;/xs:complexType&gt; </text:p>
        <text:p text:style-name="P67"><text:s text:c="6"/>&lt;xs:complexType name="DetallesError"&gt; </text:p>
        <text:p text:style-name="P67"><text:s text:c="8"/>&lt;xs:annotation&gt; </text:p>
        <text:p text:style-name="P67"><text:s text:c="10"/>&lt;xs:documentation&gt;Detalles del motivo del error producido en el tratamiento del servicio web realizado&lt;/xs:documentation&gt; </text:p>
        <text:p text:style-name="P67"><text:s text:c="8"/>&lt;/xs:annotation&gt; </text:p>
        <text:p text:style-name="P67"><text:s text:c="8"/>&lt;xs:sequence&gt; </text:p>
        <text:p text:style-name="P67"><text:s text:c="10"/>&lt;xs:element name="Codigo" type="xs:int"&gt; </text:p>
        <text:p text:style-name="P67"><text:s text:c="12"/>&lt;xs:annotation&gt; </text:p>
        <text:p text:style-name="P67"><text:s text:c="14"/>&lt;xs:documentation&gt;Código del error&lt;/xs:documentation&gt; </text:p>
        <text:p text:style-name="P67"><text:s text:c="12"/>&lt;/xs:annotation&gt; </text:p>
        <text:p text:style-name="P67"><text:s text:c="10"/>&lt;/xs:element&gt; </text:p>
        <text:p text:style-name="P67"><text:s text:c="10"/>&lt;xs:element name="Descripcion" type="xs:string"&gt; </text:p>
        <text:p text:style-name="P67"><text:s text:c="12"/>&lt;xs:annotation&gt; </text:p>
        <text:p text:style-name="P67"><text:s text:c="14"/>&lt;xs:documentation&gt;Descripción detallada del error&lt;/xs:documentation&gt; </text:p>
        <text:p text:style-name="P67"><text:s text:c="12"/>&lt;/xs:annotation&gt; </text:p>
        <text:p text:style-name="P67"><text:s text:c="10"/>&lt;/xs:element&gt; </text:p>
        <text:p text:style-name="P67"><text:s text:c="10"/>&lt;xs:element name="Observaciones" minOccurs="0"&gt; </text:p>
        <text:p text:style-name="P67"><text:s text:c="12"/>&lt;xs:annotation&gt; </text:p>
        <text:p text:style-name="P67"><text:s text:c="14"/>&lt;xs:documentation&gt;Observaciones/descripción ampliada del error&lt;/xs:documentation&gt; </text:p>
        <text:p text:style-name="P67"><text:s text:c="12"/>&lt;/xs:annotation&gt; </text:p>
        <text:p text:style-name="P67"><text:s text:c="10"/>&lt;/xs:element&gt; </text:p>
        <text:p text:style-name="P67"><text:s text:c="8"/>&lt;/xs:sequence&gt; </text:p>
        <text:p text:style-name="P67"><text:s text:c="6"/>&lt;/xs:complexType&gt; </text:p>
        <text:p text:style-name="P67"><text:s text:c="4"/>&lt;/xs:schema&gt; </text:p>
        <text:p text:style-name="P67"><text:s text:c="2"/>&lt;/wsdl:types&gt; </text:p>
        <text:p text:style-name="P67"><text:s text:c="2"/>&lt;wsdl:message name="ObtenerEstructuraRequest"&gt; </text:p>
        <text:p text:style-name="P67"><text:s text:c="4"/>&lt;wsdl:part name="parameters" element="tns:ObtenerEstructura" /&gt; </text:p>
        <text:p text:style-name="P67"><text:s text:c="2"/>&lt;/wsdl:message&gt; </text:p>
        <text:p text:style-name="P67"><text:s text:c="2"/>&lt;wsdl:message name="ObtenerEstructuraResponse"&gt; </text:p>
        <text:p text:style-name="P67"><text:s text:c="4"/>&lt;wsdl:part name="parameters" element="tns:ObtenerEstructuraResponse" /&gt; </text:p>
        <text:p text:style-name="P67"><text:s text:c="2"/>&lt;/wsdl:message&gt; </text:p>
        <text:p text:style-name="P67"><text:s text:c="2"/>&lt;wsdl:message name="ObtenerEstructuraWSEAuthenticateHeader"&gt; </text:p>
        <text:p text:style-name="P67"><text:s text:c="4"/>&lt;wsdl:part name="WSEAuthenticateHeader" element="tns:WSEAuthenticateHeader" /&gt; </text:p>
        <text:p text:style-name="P67"><text:s text:c="2"/>&lt;/wsdl:message&gt; </text:p>
        <text:p text:style-name="P67"><text:s text:c="2"/>&lt;wsdl:message name="ObtenerTodosRequest"&gt; </text:p>
        <text:p text:style-name="P67"><text:s text:c="4"/>&lt;wsdl:part name="parameters" element="tns:ObtenerTodos" /&gt; </text:p>
        <text:p text:style-name="P67"><text:s text:c="2"/>&lt;/wsdl:message&gt; </text:p>
        <text:p text:style-name="P67"><text:s text:c="2"/>&lt;wsdl:message name="ObtenerTodosResponse"&gt; </text:p>
        <text:p text:style-name="P67"><text:s text:c="4"/>&lt;wsdl:part name="parameters" element="tns:ObtenerTodosResponse" /&gt; </text:p>
        <text:p text:style-name="P67"><text:s text:c="2"/>&lt;/wsdl:message&gt; </text:p>
        <text:p text:style-name="P67"><text:s text:c="2"/>&lt;wsdl:message name="ObtenerTodosWSEAuthenticateHeader"&gt; </text:p>
        <text:p text:style-name="P67"><text:s text:c="4"/>&lt;wsdl:part name="WSEAuthenticateHeader" element="tns:WSEAuthenticateHeader" /&gt; </text:p>
        <text:p text:style-name="P67"><text:s text:c="2"/>&lt;/wsdl:message&gt; </text:p>
        <text:p text:style-name="P67"><text:s text:c="2"/>&lt;wsdl:portType name="EstructuraLibrosPort"&gt; </text:p>
        <text:p text:style-name="P67"><text:s text:c="4"/>&lt;wsdl:operation name="ObtenerEstructura"&gt; </text:p>
        <text:p text:style-name="P67"><text:s text:c="6"/>&lt;wsdl:documentation xmlns:wsdl="http://schemas.xmlsoap.org/wsdl/"&gt; </text:p>
        <text:p text:style-name="P67"><text:s text:c="8"/>Retorna el indice de contenidos de un libro de nuestro catálogo.&amp;lt;br/&amp;gt;&amp;lt;br/&amp;gt; </text:p>
        <text:p text:style-name="P67"><text:s text:c="8"/>Parámetros: &amp;lt;br/&amp;gt; </text:p>
        <text:p text:style-name="P67"><text:s text:c="9"/>- ISBN = Código ISBN del producto digital&amp;lt;br/&amp;gt;&amp;lt;br/&amp;gt; </text:p>
        <text:p text:style-name="P67"><text:s text:c="8"/>Retorna: &amp;lt;br/&amp;gt; </text:p>
        <text:p text:style-name="P67"><text:s text:c="9"/>* Código (string) / Descripción (string) / Libros (XML) &amp;lt;br/&amp;gt; </text:p>
        <text:p text:style-name="P67"><text:s text:c="9"/>- (1): Proceso correcto. &amp;lt;br/&amp;gt; </text:p>
        <text:p text:style-name="P67"><text:s text:c="9"/>- (0): Error inesperado. &amp;lt;br/&amp;gt; </text:p>
        <text:p text:style-name="P67"><text:s text:c="9"/>- (-3): El ISBN del producto no es válido. &amp;lt;br/&amp;gt; </text:p>
        <text:p text:style-name="P67"><text:s text:c="9"/>- (-101): Autenticación incorrecta. El usuario que solicita acceso a este método del servicio Web no es correcto. &amp;lt;br/&amp;gt; </text:p>
        <text:p text:style-name="P67"><text:s text:c="9"/>- (-102): Autenticación incorrecta. El usuario que solicita acceso a este método del servicio Web no tiene permisos suficientes.&amp;lt;br/&amp;gt;&amp;lt;br/&amp;gt;&lt;/wsdl:documentation&gt; </text:p>
        <text:p text:style-name="P67"><text:s text:c="6"/>&lt;wsdl:input message="tns:ObtenerEstructuraRequest" /&gt; </text:p>
        <text:p text:style-name="P67"><text:s text:c="6"/>&lt;wsdl:output message="tns:ObtenerEstructuraResponse" /&gt; </text:p>
        <text:p text:style-name="P67"><text:s text:c="4"/>&lt;/wsdl:operation&gt; </text:p>
        <text:p text:style-name="P67"><text:s text:c="4"/>&lt;wsdl:operation name="ObtenerTodos"&gt; </text:p>
        <text:p text:style-name="P67"><text:s text:c="6"/>&lt;wsdl:documentation xmlns:wsdl="http://schemas.xmlsoap.org/wsdl/"&gt; </text:p>
        <text:p text:style-name="P67"><text:s text:c="8"/>Retorna todos los indices de los libros que se están dados de alta como libros &amp;lt;br/&amp;gt; </text:p>
        <text:p text:style-name="P67"><text:s text:c="8"/>accesibles para el usuario autenticado.&amp;lt;br/&amp;gt;&amp;lt;br/&amp;gt; </text:p>
        <text:p text:style-name="P67"><text:s text:c="8"/>Retorna: &amp;lt;br/&amp;gt; </text:p>
        <text:p text:style-name="P67"><text:s text:c="9"/>* Código (string) / Descripción (string) / Libros (XML) &amp;lt;br/&amp;gt; </text:p>
        <text:p text:style-name="P67"><text:s text:c="9"/>- (1): Proceso correcto&amp;lt;br/&amp;gt; </text:p>
        <text:p text:style-name="P67"><text:soft-page-break/><text:s text:c="9"/>- (0): Error inesperado&amp;lt;br/&amp;gt; </text:p>
        <text:p text:style-name="P67"><text:s text:c="9"/>- (-101): Autenticación incorrecta. El usuario que solicita acceso a este método del servicio Web no es correcto. &amp;lt;br/&amp;gt; </text:p>
        <text:p text:style-name="P67"><text:s text:c="9"/>- (-102): Autenticación incorrecta. El usuario que solicita acceso a este método del servicio Web no tiene permisos suficientes.&amp;lt;br/&amp;gt;&amp;lt;br/&amp;gt;&lt;/wsdl:documentation&gt; </text:p>
        <text:p text:style-name="P67"><text:s text:c="6"/>&lt;wsdl:input message="tns:ObtenerTodosRequest" /&gt; </text:p>
        <text:p text:style-name="P67"><text:s text:c="6"/>&lt;wsdl:output message="tns:ObtenerTodosResponse" /&gt; </text:p>
        <text:p text:style-name="P67"><text:s text:c="4"/>&lt;/wsdl:operation&gt; </text:p>
        <text:p text:style-name="P67"><text:s text:c="2"/>&lt;/wsdl:portType&gt; </text:p>
        <text:p text:style-name="P67"><text:s text:c="2"/>&lt;wsdl:binding name="EstructuraLibrosBinding" type="tns:EstructuraLibrosPort"&gt; </text:p>
        <text:p text:style-name="P67"><text:s text:c="4"/>&lt;soap:binding transport="http://schemas.xmlsoap.org/soap/http" /&gt; </text:p>
        <text:p text:style-name="P67"><text:s text:c="4"/>&lt;wsdl:operation name="ObtenerEstructura"&gt; </text:p>
        <text:p text:style-name="P67"><text:s text:c="6"/>&lt;soap:operation soapAction="ObtenerEstructura" style="document" /&gt; </text:p>
        <text:p text:style-name="P67"><text:s text:c="6"/>&lt;wsdl:input&gt; </text:p>
        <text:p text:style-name="P67"><text:s text:c="8"/>&lt;soap:body use="literal" /&gt; </text:p>
        <text:p text:style-name="P67"><text:s text:c="8"/>&lt;soap:header message="tns:ObtenerEstructuraWSEAuthenticateHeader" part="WSEAuthenticateHeader" use="literal" /&gt; </text:p>
        <text:p text:style-name="P67"><text:s text:c="6"/>&lt;/wsdl:input&gt; </text:p>
        <text:p text:style-name="P67"><text:s text:c="6"/>&lt;wsdl:output&gt; </text:p>
        <text:p text:style-name="P67"><text:s text:c="8"/>&lt;soap:body use="literal" /&gt; </text:p>
        <text:p text:style-name="P67"><text:s text:c="6"/>&lt;/wsdl:output&gt; </text:p>
        <text:p text:style-name="P67"><text:s text:c="4"/>&lt;/wsdl:operation&gt; </text:p>
        <text:p text:style-name="P67"><text:s text:c="4"/>&lt;wsdl:operation name="ObtenerTodos"&gt; </text:p>
        <text:p text:style-name="P67"><text:s text:c="6"/>&lt;soap:operation soapAction="ObtenerTodos" style="document" /&gt; </text:p>
        <text:p text:style-name="P67"><text:s text:c="6"/>&lt;wsdl:input&gt; </text:p>
        <text:p text:style-name="P67"><text:s text:c="8"/>&lt;soap:body use="literal" /&gt; </text:p>
        <text:p text:style-name="P67"><text:s text:c="8"/>&lt;soap:header message="tns:ObtenerTodosWSEAuthenticateHeader" part="WSEAuthenticateHeader" use="literal" /&gt; </text:p>
        <text:p text:style-name="P67"><text:s text:c="6"/>&lt;/wsdl:input&gt; </text:p>
        <text:p text:style-name="P67"><text:s text:c="6"/>&lt;wsdl:output&gt; </text:p>
        <text:p text:style-name="P67"><text:s text:c="8"/>&lt;soap:body use="literal" /&gt; </text:p>
        <text:p text:style-name="P67"><text:s text:c="6"/>&lt;/wsdl:output&gt; </text:p>
        <text:p text:style-name="P67"><text:s text:c="4"/>&lt;/wsdl:operation&gt; </text:p>
        <text:p text:style-name="P67"><text:s text:c="2"/>&lt;/wsdl:binding&gt; </text:p>
        <text:p text:style-name="P67"><text:s text:c="2"/>&lt;wsdl:service name="EstructuraLibrosService"&gt; </text:p>
        <text:p text:style-name="P67"><text:s text:c="4"/>&lt;wsdl:port name="EstructuraLibrosPort" binding="tns:EstructuraLibrosBinding"&gt; </text:p>
        <text:p text:style-name="P67"><text:s text:c="6"/>&lt;soap:address location="http://educacio.gencat.cat/agora/estructuralibros" /&gt; </text:p>
        <text:p text:style-name="P67"><text:s text:c="4"/>&lt;/wsdl:port&gt; </text:p>
        <text:p text:style-name="P67"><text:s text:c="2"/>&lt;/wsdl:service&gt; </text:p>
        <text:p text:style-name="P67">&lt;/wsdl:definitions&gt;</text:p>
        <text:p text:style-name="P64"/>
        <text:h text:style-name="Heading_20_2" text:outline-level="2">Servei<text:span text:style-name="T2"> </text:span>web<text:span text:style-name="T2"> </text:span>d<text:span text:style-name="T2">’</text:span>autenticació<text:span text:style-name="T2"> </text:span>i<text:span text:style-name="T2"> </text:span>autorització</text:h>
        <text:p text:style-name="Standard">L<text:span text:style-name="T2">’</text:span>objectiu<text:span text:style-name="T2"> </text:span>principal<text:span text:style-name="T2"> </text:span>d<text:span text:style-name="T2">’</text:span>aquest<text:span text:style-name="T2"> </text:span>servei<text:span text:style-name="T2"> </text:span>web<text:span text:style-name="T2"> </text:span>és<text:span text:style-name="T2"> </text:span>que<text:span text:style-name="T2"> </text:span>l<text:span text:style-name="T2">’</text:span>Editorial<text:span text:style-name="T2"> </text:span>pugui<text:span text:style-name="T2"> </text:span>comprovar<text:span text:style-name="T2"> </text:span>si<text:span text:style-name="T2"> un </text:span>usuari/ària<text:span text:style-name="T2"> </text:span>pot<text:span text:style-name="T2"> </text:span>accedir<text:span text:style-name="T2"> </text:span>al<text:span text:style-name="T2"> </text:span>contingut<text:span text:style-name="T2"> </text:span>demanat.</text:p>
        <text:p text:style-name="Standard">Alguns<text:span text:style-name="T2"> </text:span>sistemes<text:span text:style-name="T2"> </text:span>dels<text:span text:style-name="T2"> </text:span>proveïdors<text:span text:style-name="T2"> </text:span>de<text:span text:style-name="T2"> </text:span>continguts<text:span text:style-name="T2"> </text:span>necessiten<text:span text:style-name="T2"> </text:span>establir<text:span text:style-name="T2"> </text:span>relacions<text:span text:style-name="T2"> </text:span>en<text:span text:style-name="T2"> </text:span>forma<text:span text:style-name="T2"> </text:span>de<text:span text:style-name="T2"> </text:span>grups<text:span text:style-name="T2"> </text:span>d<text:span text:style-name="T2">’</text:span>alumnat i professorat.</text:p>
        <text:p text:style-name="Standard">Per<text:span text:style-name="T2"> </text:span>poder<text:span text:style-name="T2"> </text:span>crear<text:span text:style-name="T2"> </text:span>en<text:span text:style-name="T2"> </text:span>el<text:span text:style-name="T2"> </text:span>sistema<text:span text:style-name="T2"> </text:span>del<text:span text:style-name="T2"> </text:span>proveïdor<text:span text:style-name="T2"> </text:span>de<text:span text:style-name="T2"> </text:span>continguts<text:span text:style-name="T2"> </text:span>aquestes<text:span text:style-name="T2"> </text:span>relacions<text:span text:style-name="T2"> </text:span>es<text:span text:style-name="T2"> </text:span>poden<text:span text:style-name="T2"> </text:span>fer<text:span text:style-name="T2"> </text:span>servir<text:span text:style-name="T2"> </text:span>els<text:span text:style-name="T2"> </text:span>següents<text:span text:style-name="T2"> </text:span>camps<text:span text:style-name="T2"> </text:span>del<text:span text:style-name="T2"> </text:span>servei<text:span text:style-name="T2"> </text:span>web:<text:span text:style-name="T24"> </text:span>IdCentro,<text:span text:style-name="T2"> </text:span>IdCurso,<text:span text:style-name="T2"> </text:span>IdGrupo<text:span text:style-name="T2"> </text:span>i<text:span text:style-name="T2"> </text:span>Rol<text:span text:style-name="T2"> </text:span>de<text:span text:style-name="T2"> </text:span>la<text:span text:style-name="T2"> </text:span>petició<text:span text:style-name="T2"> </text:span>d<text:span text:style-name="T2">’</text:span>autorització.</text:p>
        <text:p text:style-name="Standard"><text:span text:style-name="T2">A </text:span>l<text:span text:style-name="T2">’</text:span>EVA,<text:span text:style-name="T2"> </text:span>el<text:span text:style-name="T2"> </text:span>camp<text:span text:style-name="T2"> </text:span>IdGrupo<text:span text:style-name="T2"> </text:span>no<text:span text:style-name="T2"> </text:span>és<text:span text:style-name="T2"> </text:span>obligatori,<text:span text:style-name="T2"> </text:span>i,<text:span text:style-name="T2"> </text:span>per<text:span text:style-name="T2"> </text:span>tant,<text:span text:style-name="T2"> </text:span>els<text:span text:style-name="T2"> </text:span>proveïdors<text:span text:style-name="T2"> </text:span>de<text:span text:style-name="T2"> </text:span>continguts<text:span text:style-name="T2"> </text:span>han<text:span text:style-name="T2"> </text:span>de<text:span text:style-name="T2"> </text:span>preveure que pot estar buit.</text:p>
        <text:p text:style-name="Standard">Per<text:span text:style-name="T2"> </text:span>saber<text:span text:style-name="T2"> </text:span>si<text:span text:style-name="T2"> </text:span>el<text:span text:style-name="T2"> </text:span>membre<text:span text:style-name="T2"> </text:span>del<text:span text:style-name="T2"> </text:span>grup<text:span text:style-name="T2"> </text:span>és<text:span text:style-name="T2"> </text:span>professorat<text:span text:style-name="T2"> </text:span>o<text:span text:style-name="T2"> </text:span>alumnat,<text:span text:style-name="T2"> </text:span>el<text:span text:style-name="T2"> </text:span>sistema<text:span text:style-name="T2"> </text:span>del<text:span text:style-name="T2"> </text:span>proveïdor<text:span text:style-name="T2"> </text:span>de<text:span text:style-name="T2"> </text:span>continguts<text:span text:style-name="T2"> </text:span>ho<text:span text:style-name="T2"> </text:span>podrà<text:span text:style-name="T2"> </text:span>deduir<text:span text:style-name="T2"> </text:span>del<text:span text:style-name="T2"> </text:span>camp<text:span text:style-name="T2"> </text:span>Rol.<text:span text:style-name="T2"> </text:span>Els<text:span text:style-name="T2"> </text:span>valors<text:span text:style-name="T2"> </text:span>possibles<text:span text:style-name="T2"> </text:span>per<text:span text:style-name="T2"> </text:span>a<text:span text:style-name="T2"> </text:span>aquest<text:span text:style-name="T2"> </text:span>camp<text:span text:style-name="T2"> </text:span>són:<text:span text:style-name="T2"> </text:span>ESTUDIANTE<text:span text:style-name="T2"> </text:span>i<text:span text:style-name="T2"> </text:span>PROFESOR.</text:p>
        <text:p text:style-name="Standard">La<text:span text:style-name="T2"> </text:span>part<text:span text:style-name="T2"> </text:span>servidora<text:span text:style-name="T2"> </text:span>del<text:span text:style-name="T2"> </text:span>servei<text:span text:style-name="T2"> </text:span>web<text:span text:style-name="T2"> </text:span>la<text:span text:style-name="T2"> </text:span>implementarà<text:span text:style-name="T2"> </text:span>l<text:span text:style-name="T2">’</text:span>Editorial<text:span text:style-name="T2"> </text:span>i<text:span text:style-name="T2"> </text:span>l<text:span text:style-name="T2">’</text:span>EVA<text:span text:style-name="T2"> </text:span>consumirà<text:span text:style-name="T2"> </text:span>el<text:span text:style-name="T2"> </text:span>servei.</text:p>
        <text:p text:style-name="Standard">Nom<text:span text:style-name="T2"> </text:span>del<text:span text:style-name="T2"> </text:span>servei<text:span text:style-name="T2"> </text:span>web:<text:span text:style-name="T2"> </text:span><text:span text:style-name="T19">wsAutenticacionAutorizacion</text:span></text:p>
        <text:p text:style-name="Standard">L'arxiu<text:span text:style-name="T2"> </text:span>WSDL<text:span text:style-name="T2"> </text:span>del<text:span text:style-name="T2"> </text:span>servei<text:span text:style-name="T2"> </text:span>serà<text:span text:style-name="T2"> </text:span>accessible<text:span text:style-name="T2"> </text:span>en<text:span text:style-name="T2"> </text:span>la<text:span text:style-name="T2"> </text:span>mateixa<text:span text:style-name="T2"> </text:span>adreça<text:span text:style-name="T2"> </text:span>del<text:span text:style-name="T2"> </text:span>servei<text:span text:style-name="T2"> </text:span>web<text:span text:style-name="T2"> </text:span>però<text:span text:style-name="T2"> </text:span>acabada<text:span text:style-name="T2"> </text:span>amb<text:span text:style-name="T59"><text:line-break/></text:span><text:span text:style-name="T25">«</text:span><text:span text:style-name="T26">?</text:span><text:span text:style-name="T20">wsdl»</text:span><text:span text:style-name="T2"> </text:span>i<text:span text:style-name="T2"> </text:span>també<text:span text:style-name="T2"> </text:span>acabada<text:span text:style-name="T2"> </text:span>amb<text:span text:style-name="T2"> «</text:span><text:span text:style-name="T19">?WSDL»</text:span></text:p>
        <text:p text:style-name="Standard">Aquest<text:span text:style-name="T2"> </text:span>servei<text:span text:style-name="T2"> </text:span>web<text:span text:style-name="T2"> </text:span>només<text:span text:style-name="T2"> </text:span>té<text:span text:style-name="T2"> </text:span>el<text:span text:style-name="T2"> </text:span>mètode<text:span text:style-name="T2"> </text:span>AutenticarUsuarioContenido.</text:p>
        <text:h text:style-name="Heading_20_3" text:outline-level="3"><text:soft-page-break/>Mètode<text:span text:style-name="T2"> </text:span>AutenticarUsuarioContenido</text:h>
        <text:p text:style-name="Standard">El<text:span text:style-name="T2"> </text:span>mètode<text:span text:style-name="T2"> </text:span>torna<text:span text:style-name="T2"> </text:span>un<text:span text:style-name="T2"> </text:span>URL<text:span text:style-name="T2"> </text:span>d<text:span text:style-name="T2">’</text:span>accés<text:span text:style-name="T2"> </text:span>al<text:span text:style-name="T2"> </text:span>llibre<text:span text:style-name="T2"> </text:span>digital<text:span text:style-name="T2"> </text:span>a<text:span text:style-name="T2"> </text:span>partir<text:span text:style-name="T2"> </text:span>d<text:span text:style-name="T2">’</text:span>una<text:span text:style-name="T2"> </text:span>credencial<text:span text:style-name="T2"> </text:span>vàlida<text:span text:style-name="T2"> </text:span>per<text:span text:style-name="T2"> </text:span>a<text:span text:style-name="T2"> </text:span>aquest<text:span text:style-name="T2"> </text:span>llibre.</text:p>
        <text:p text:style-name="Standard">Aquest<text:span text:style-name="T2"> </text:span>mètode<text:span text:style-name="T2"> </text:span>actualment<text:span text:style-name="T2"> </text:span>va<text:span text:style-name="T2"> </text:span>sense<text:span text:style-name="T2"> </text:span>encriptar.</text:p>
        <text:p text:style-name="Standard">Paràmetres<text:span text:style-name="T2"> </text:span>d<text:span text:style-name="T2">’</text:span>entrada<text:span text:style-name="T2"> </text:span>del<text:span text:style-name="T2"> </text:span>mètode<text:span text:style-name="T2"> </text:span><text:span text:style-name="T19">AutenticarUsuarioContenido</text:span><text:span text:style-name="T23">:</text:span></text:p>
        <table:table table:name="Taula13" table:style-name="Taula13">
          <table:table-column table:style-name="Taula13.A"/>
          <table:table-column table:style-name="Taula13.B"/>
          <table:table-column table:style-name="Taula13.C"/>
          <table:table-column table:style-name="Taula13.D"/>
          <table:table-header-rows>
            <table:table-row table:style-name="Taula13.1">
              <table:table-cell table:style-name="Taula13.A1" office:value-type="string">
                <text:p text:style-name="P40">Lloc</text:p>
              </table:table-cell>
              <table:table-cell table:style-name="Taula13.A1" office:value-type="string">
                <text:p text:style-name="P40">Nom</text:p>
              </table:table-cell>
              <table:table-cell table:style-name="Taula13.A1" office:value-type="string">
                <text:p text:style-name="P40">Tipus</text:p>
              </table:table-cell>
              <table:table-cell table:style-name="Taula13.D1" office:value-type="string">
                <text:p text:style-name="P40">Descripció</text:p>
              </table:table-cell>
            </table:table-row>
          </table:table-header-rows>
          <table:table-row table:style-name="Taula13.2">
            <table:table-cell table:style-name="Taula13.A2" office:value-type="string">
              <text:p text:style-name="P26"><text:span text:style-name="T40">Capçalera</text:span><text:span text:style-name="T43"> </text:span></text:p>
            </table:table-cell>
            <table:table-cell table:style-name="Taula13.B2" office:value-type="string">
              <text:p text:style-name="P29">User</text:p>
            </table:table-cell>
            <table:table-cell table:style-name="Taula13.C2" office:value-type="string">
              <text:p text:style-name="P31">Obligatori</text:p>
            </table:table-cell>
            <table:table-cell table:style-name="Taula13.D2" office:value-type="string">
              <text:p text:style-name="P27"><text:span text:style-name="T40">Usuari/ària</text:span><text:span text:style-name="T43"> </text:span><text:span text:style-name="T40">d</text:span><text:span text:style-name="T43">’</text:span><text:span text:style-name="T40">accés</text:span><text:span text:style-name="T43"> </text:span><text:span text:style-name="T40">de</text:span><text:span text:style-name="T43"> </text:span><text:span text:style-name="T40">l</text:span><text:span text:style-name="T43">’</text:span><text:span text:style-name="T40">EVA</text:span><text:span text:style-name="T43"> </text:span><text:span text:style-name="T40">per</text:span><text:span text:style-name="T43"> </text:span><text:span text:style-name="T40">poder</text:span><text:span text:style-name="T43"> </text:span><text:span text:style-name="T40">fer</text:span><text:span text:style-name="T43"> </text:span><text:span text:style-name="T40">servir</text:span><text:span text:style-name="T43"> </text:span><text:span text:style-name="T40">el</text:span><text:span text:style-name="T43"> </text:span><text:span text:style-name="T40">servei</text:span><text:span text:style-name="T43"> </text:span><text:span text:style-name="T40">web</text:span><text:span text:style-name="T43"> </text:span><text:span text:style-name="T40">de</text:span><text:span text:style-name="T43"> </text:span><text:span text:style-name="T40">l</text:span><text:span text:style-name="T43">’</text:span><text:span text:style-name="T40">Editorial.</text:span></text:p>
            </table:table-cell>
          </table:table-row>
          <table:table-row table:style-name="Taula13.1">
            <table:table-cell table:style-name="Taula13.A3" office:value-type="string">
              <text:p text:style-name="P32">Capçalera</text:p>
            </table:table-cell>
            <table:table-cell table:style-name="Taula13.B3" office:value-type="string">
              <text:p text:style-name="P29">Password</text:p>
            </table:table-cell>
            <table:table-cell table:style-name="Taula13.C3" office:value-type="string">
              <text:p text:style-name="P31">Obligatori</text:p>
            </table:table-cell>
            <table:table-cell table:style-name="Taula13.D3" office:value-type="string">
              <text:p text:style-name="P27"><text:span text:style-name="T40">Contrasenya</text:span><text:span text:style-name="T43"> </text:span><text:span text:style-name="T40">de</text:span><text:span text:style-name="T43"> </text:span><text:span text:style-name="T40">l</text:span><text:span text:style-name="T43">’</text:span><text:span text:style-name="T40">EVA</text:span><text:span text:style-name="T43"> </text:span><text:span text:style-name="T40">per</text:span><text:span text:style-name="T43"> </text:span><text:span text:style-name="T40">poder</text:span><text:span text:style-name="T43"> </text:span><text:span text:style-name="T40">fer</text:span><text:span text:style-name="T43"> </text:span><text:span text:style-name="T40">servir</text:span><text:span text:style-name="T43"> </text:span><text:span text:style-name="T40">el</text:span><text:span text:style-name="T43"> </text:span><text:span text:style-name="T40">servei</text:span><text:span text:style-name="T43"> </text:span><text:span text:style-name="T40">web</text:span><text:span text:style-name="T43"> </text:span><text:span text:style-name="T40">de</text:span><text:span text:style-name="T43"> </text:span><text:span text:style-name="T40">l</text:span><text:span text:style-name="T43">’</text:span><text:span text:style-name="T40">Editorial.</text:span></text:p>
            </table:table-cell>
          </table:table-row>
          <table:table-row table:style-name="Taula13.1">
            <table:table-cell table:style-name="Taula13.A4" office:value-type="string">
              <text:p text:style-name="P32">Cos</text:p>
            </table:table-cell>
            <table:table-cell table:style-name="Taula13.B4" office:value-type="string">
              <text:p text:style-name="P30">Credencial</text:p>
            </table:table-cell>
            <table:table-cell table:style-name="Taula13.C4" office:value-type="string">
              <text:p text:style-name="P31">Obligatori</text:p>
            </table:table-cell>
            <table:table-cell table:style-name="Taula13.D4" office:value-type="string">
              <text:p text:style-name="P27"><text:span text:style-name="T40">Credencial</text:span><text:span text:style-name="T43"> </text:span><text:span text:style-name="T40">de</text:span><text:span text:style-name="T43"> </text:span><text:span text:style-name="T40">l</text:span><text:span text:style-name="T43">’</text:span><text:span text:style-name="T40">usuari/ària</text:span><text:span text:style-name="T43"> </text:span><text:span text:style-name="T40">per</text:span><text:span text:style-name="T43"> </text:span><text:span text:style-name="T40">a</text:span><text:span text:style-name="T43"> </text:span><text:span text:style-name="T40">aquest</text:span><text:span text:style-name="T43"> </text:span><text:span text:style-name="T40">ISBN.</text:span></text:p>
            </table:table-cell>
          </table:table-row>
          <table:table-row table:style-name="Taula13.1">
            <table:table-cell table:style-name="Taula13.A5" office:value-type="string">
              <text:p text:style-name="P32">Cos</text:p>
            </table:table-cell>
            <table:table-cell table:style-name="Taula13.B5" office:value-type="string">
              <text:p text:style-name="P30">ISBN</text:p>
            </table:table-cell>
            <table:table-cell table:style-name="Taula13.C5" office:value-type="string">
              <text:p text:style-name="P31">Obligatori</text:p>
            </table:table-cell>
            <table:table-cell table:style-name="Taula13.D5" office:value-type="string">
              <text:p text:style-name="P27"><text:span text:style-name="T40">Codi</text:span><text:span text:style-name="T43"> </text:span><text:span text:style-name="T40">ISBN</text:span><text:span text:style-name="T43"> </text:span><text:span text:style-name="T40">del</text:span><text:span text:style-name="T43"> </text:span><text:span text:style-name="T40">llibre</text:span><text:span text:style-name="T43"> </text:span><text:span text:style-name="T40">digital.</text:span></text:p>
            </table:table-cell>
          </table:table-row>
          <table:table-row table:style-name="Taula13.1">
            <table:table-cell table:style-name="Taula13.A6" office:value-type="string">
              <text:p text:style-name="P32">Cos</text:p>
            </table:table-cell>
            <table:table-cell table:style-name="Taula13.B6" office:value-type="string">
              <text:p text:style-name="P30">IdUsuario</text:p>
            </table:table-cell>
            <table:table-cell table:style-name="Taula13.C6" office:value-type="string">
              <text:p text:style-name="P31">Obligatori</text:p>
            </table:table-cell>
            <table:table-cell table:style-name="Taula13.D6" office:value-type="string">
              <text:p text:style-name="P27"><text:span text:style-name="T40">Identificador</text:span><text:span text:style-name="T43"> </text:span><text:span text:style-name="T40">de</text:span><text:span text:style-name="T43"> </text:span><text:span text:style-name="T40">l</text:span><text:span text:style-name="T43">’</text:span><text:span text:style-name="T40">usuari</text:span><text:span text:style-name="T43"> </text:span><text:span text:style-name="T40">a</text:span><text:span text:style-name="T43"> </text:span><text:span text:style-name="T40">l</text:span><text:span text:style-name="T43">’</text:span><text:span text:style-name="T40">EVA.</text:span></text:p>
            </table:table-cell>
          </table:table-row>
          <table:table-row table:style-name="Taula13.1">
            <table:table-cell table:style-name="Taula13.A7" office:value-type="string">
              <text:p text:style-name="P32">Cos</text:p>
            </table:table-cell>
            <table:table-cell table:style-name="Taula13.B7" office:value-type="string">
              <text:p text:style-name="P30">NombreApe</text:p>
            </table:table-cell>
            <table:table-cell table:style-name="Taula13.C7" office:value-type="string">
              <text:p text:style-name="P31">Opcional</text:p>
            </table:table-cell>
            <table:table-cell table:style-name="Taula13.D7" office:value-type="string">
              <text:p text:style-name="P27"><text:span text:style-name="T40">Nom</text:span><text:span text:style-name="T43"> </text:span><text:span text:style-name="T40">i</text:span><text:span text:style-name="T43"> </text:span><text:span text:style-name="T40">cognom</text:span><text:span text:style-name="T43"> </text:span><text:span text:style-name="T40">de</text:span><text:span text:style-name="T43"> </text:span><text:span text:style-name="T40">l</text:span><text:span text:style-name="T43">’</text:span><text:span text:style-name="T40">usuari.</text:span></text:p>
            </table:table-cell>
          </table:table-row>
          <table:table-row table:style-name="Taula13.1">
            <table:table-cell table:style-name="Taula13.A8" office:value-type="string">
              <text:p text:style-name="P32">Cos</text:p>
            </table:table-cell>
            <table:table-cell table:style-name="Taula13.B8" office:value-type="string">
              <text:p text:style-name="P30">IdGrupo</text:p>
            </table:table-cell>
            <table:table-cell table:style-name="Taula13.C8" office:value-type="string">
              <text:p text:style-name="P31">Opcional</text:p>
            </table:table-cell>
            <table:table-cell table:style-name="Taula13.D8" office:value-type="string">
              <text:p text:style-name="P27"><text:span text:style-name="T40">Identificador</text:span><text:span text:style-name="T43"> </text:span><text:span text:style-name="T40">del</text:span><text:span text:style-name="T43"> </text:span><text:span text:style-name="T40">grup</text:span><text:span text:style-name="T43"> </text:span><text:span text:style-name="T40">de</text:span><text:span text:style-name="T43"> </text:span><text:span text:style-name="T40">l</text:span><text:span text:style-name="T43">’</text:span><text:span text:style-name="T40">EVA</text:span><text:span text:style-name="T43"> </text:span><text:span text:style-name="T40">des</text:span><text:span text:style-name="T43"> </text:span><text:span text:style-name="T40">d</text:span><text:span text:style-name="T43">’</text:span><text:span text:style-name="T40">on</text:span><text:span text:style-name="T43"> </text:span><text:span text:style-name="T40">s</text:span><text:span text:style-name="T43">’</text:span><text:span text:style-name="T40">està</text:span><text:span text:style-name="T43"> </text:span><text:span text:style-name="T40">accedint</text:span><text:span text:style-name="T43"> </text:span><text:span text:style-name="T40">al</text:span><text:span text:style-name="T43"> </text:span><text:span text:style-name="T40">contingut.</text:span></text:p>
            </table:table-cell>
          </table:table-row>
          <table:table-row table:style-name="Taula13.1">
            <table:table-cell table:style-name="Taula13.A9" office:value-type="string">
              <text:p text:style-name="P32">Cos</text:p>
            </table:table-cell>
            <table:table-cell table:style-name="Taula13.B9" office:value-type="string">
              <text:p text:style-name="P30">Rol</text:p>
            </table:table-cell>
            <table:table-cell table:style-name="Taula13.C9" office:value-type="string">
              <text:p text:style-name="P31">Opcional</text:p>
            </table:table-cell>
            <table:table-cell table:style-name="Taula13.D9" office:value-type="string">
              <text:p text:style-name="P27"><text:span text:style-name="T40">Valors</text:span><text:span text:style-name="T43"> </text:span><text:span text:style-name="T40">possibles:</text:span><text:span text:style-name="T43"> </text:span><text:span text:style-name="T40">ESTUDIANTE,</text:span><text:span text:style-name="T43"> </text:span><text:span text:style-name="T40">PROFESOR.</text:span></text:p>
              <text:p text:style-name="P27"><text:span text:style-name="T40">Valor</text:span><text:span text:style-name="T43"> </text:span><text:span text:style-name="T40">per</text:span><text:span text:style-name="T43"> </text:span><text:span text:style-name="T40">defecte:</text:span><text:span text:style-name="T43"> </text:span><text:span text:style-name="T40">ESTUDIANTE.</text:span></text:p>
            </table:table-cell>
          </table:table-row>
          <table:table-row table:style-name="Taula13.1">
            <table:table-cell table:style-name="Taula13.A10" office:value-type="string">
              <text:p text:style-name="P32">Cos</text:p>
            </table:table-cell>
            <table:table-cell table:style-name="Taula13.B10" office:value-type="string">
              <text:p text:style-name="P30">IdCurso</text:p>
            </table:table-cell>
            <table:table-cell table:style-name="Taula13.C10" office:value-type="string">
              <text:p text:style-name="P31">Obligatori</text:p>
            </table:table-cell>
            <table:table-cell table:style-name="Taula13.D10" office:value-type="string">
              <text:p text:style-name="P27"><text:span text:style-name="T40">Identificador</text:span><text:span text:style-name="T43"> </text:span><text:span text:style-name="T40">del</text:span><text:span text:style-name="T43"> </text:span><text:span text:style-name="T40">curs</text:span><text:span text:style-name="T43"> </text:span><text:span text:style-name="T40">de</text:span><text:span text:style-name="T43"> </text:span><text:span text:style-name="T40">l</text:span><text:span text:style-name="T43">’</text:span><text:span text:style-name="T40">EVA</text:span><text:span text:style-name="T43"> </text:span><text:span text:style-name="T40">des</text:span><text:span text:style-name="T43"> </text:span><text:span text:style-name="T40">d</text:span><text:span text:style-name="T43">’</text:span><text:span text:style-name="T40">on</text:span><text:span text:style-name="T43"> </text:span><text:span text:style-name="T40">s</text:span><text:span text:style-name="T43">’</text:span><text:span text:style-name="T40">està</text:span><text:span text:style-name="T43"> </text:span><text:span text:style-name="T40">accedint</text:span><text:span text:style-name="T43"> </text:span><text:span text:style-name="T40">al</text:span><text:span text:style-name="T43"> </text:span><text:span text:style-name="T40">contingut.</text:span></text:p>
            </table:table-cell>
          </table:table-row>
          <table:table-row table:style-name="Taula13.1">
            <table:table-cell table:style-name="Taula13.A11" office:value-type="string">
              <text:p text:style-name="P32">Cos</text:p>
            </table:table-cell>
            <table:table-cell table:style-name="Taula13.B11" office:value-type="string">
              <text:p text:style-name="P30">IdCentro</text:p>
            </table:table-cell>
            <table:table-cell table:style-name="Taula13.C11" office:value-type="string">
              <text:p text:style-name="P31">Obligatori</text:p>
            </table:table-cell>
            <table:table-cell table:style-name="Taula13.D11" office:value-type="string">
              <text:p text:style-name="P27"><text:span text:style-name="T40">Identificador</text:span><text:span text:style-name="T43"> </text:span><text:span text:style-name="T40">del</text:span><text:span text:style-name="T43"> </text:span><text:span text:style-name="T40">centre</text:span><text:span text:style-name="T43"> </text:span><text:span text:style-name="T40">educatiu</text:span><text:span text:style-name="T43"> </text:span><text:span text:style-name="T40">des</text:span><text:span text:style-name="T43"> </text:span><text:span text:style-name="T40">del</text:span><text:span text:style-name="T43"> </text:span><text:span text:style-name="T40">que</text:span><text:span text:style-name="T43"> </text:span><text:span text:style-name="T40">s</text:span><text:span text:style-name="T43">’</text:span><text:span text:style-name="T40">està</text:span><text:span text:style-name="T43"> </text:span><text:span text:style-name="T40">fent</text:span><text:span text:style-name="T43"> </text:span><text:span text:style-name="T40">la</text:span><text:span text:style-name="T43"> </text:span><text:span text:style-name="T40">crida</text:span><text:span text:style-name="T43"> </text:span><text:span text:style-name="T40">al</text:span><text:span text:style-name="T43"> </text:span><text:span text:style-name="T40">servei</text:span><text:span text:style-name="T43"> </text:span><text:span text:style-name="T40">web.</text:span></text:p>
            </table:table-cell>
          </table:table-row>
          <table:table-row table:style-name="Taula13.1">
            <table:table-cell table:style-name="Taula13.A12" office:value-type="string">
              <text:p text:style-name="P32">Cos</text:p>
            </table:table-cell>
            <table:table-cell table:style-name="Taula13.B12" office:value-type="string">
              <text:p text:style-name="P30">URLResultado</text:p>
            </table:table-cell>
            <table:table-cell table:style-name="Taula13.C12" office:value-type="string">
              <text:p text:style-name="P31">Opcional</text:p>
            </table:table-cell>
            <table:table-cell table:style-name="Taula13.D12" office:value-type="string">
              <text:p text:style-name="P27"><text:span text:style-name="T40">URL</text:span><text:span text:style-name="T43"> </text:span><text:span text:style-name="T40">del</text:span><text:span text:style-name="T43"> </text:span><text:span text:style-name="T40">servei</text:span><text:span text:style-name="T43"> </text:span><text:span text:style-name="T40">web</text:span><text:span text:style-name="T43"> </text:span><text:span text:style-name="T40">de</text:span><text:span text:style-name="T43"> </text:span><text:span text:style-name="T40">seguiment</text:span><text:span text:style-name="T43"> </text:span><text:span text:style-name="T40">de</text:span><text:span text:style-name="T43"> </text:span><text:span text:style-name="T40">l</text:span><text:span text:style-name="T43">’</text:span><text:span text:style-name="T40">EVA.</text:span><text:span text:style-name="T43"> </text:span><text:span text:style-name="T40">Aquest</text:span><text:span text:style-name="T43"> </text:span><text:span text:style-name="T40">camp</text:span><text:span text:style-name="T43"> </text:span><text:span text:style-name="T40">és</text:span><text:span text:style-name="T43"> </text:span><text:span text:style-name="T40">obligatori</text:span><text:span text:style-name="T43"> </text:span><text:span text:style-name="T40">si</text:span><text:span text:style-name="T43"> </text:span><text:span text:style-name="T40">el</text:span><text:span text:style-name="T43"> </text:span><text:span text:style-name="T40">contingut</text:span><text:span text:style-name="T43"> </text:span><text:span text:style-name="T40">és</text:span><text:span text:style-name="T43"> </text:span><text:span text:style-name="T40">webcontent</text:span><text:span text:style-name="T43"> </text:span><text:span text:style-name="T40">i</text:span><text:span text:style-name="T43"> </text:span><text:span text:style-name="T40">es</text:span><text:span text:style-name="T43"> </text:span><text:span text:style-name="T40">vol</text:span><text:span text:style-name="T43"> </text:span><text:span text:style-name="T40">rebre,</text:span><text:span text:style-name="T43"> </text:span><text:span text:style-name="T40">mitjançant</text:span><text:span text:style-name="T43"> </text:span><text:span text:style-name="T40">el</text:span><text:span text:style-name="T43"> </text:span><text:span text:style-name="T40">servei</text:span><text:span text:style-name="T43"> </text:span><text:span text:style-name="T40">web</text:span><text:span text:style-name="T43"> </text:span><text:span text:style-name="T40">de</text:span><text:span text:style-name="T43"> </text:span><text:span text:style-name="T40">seguiment,</text:span><text:span text:style-name="T43"> </text:span><text:span text:style-name="T40">informació</text:span><text:span text:style-name="T43"> </text:span><text:span text:style-name="T40">sobre</text:span><text:span text:style-name="T43"> </text:span><text:span text:style-name="T40">els</text:span><text:span text:style-name="T43"> </text:span><text:span text:style-name="T40">resultats</text:span><text:span text:style-name="T43"> </text:span><text:span text:style-name="T40">de</text:span><text:span text:style-name="T43"> </text:span><text:span text:style-name="T40">la</text:span><text:span text:style-name="T43"> </text:span><text:span text:style-name="T40">interacció</text:span><text:span text:style-name="T43"> </text:span><text:span text:style-name="T40">de</text:span><text:span text:style-name="T43"> </text:span><text:span text:style-name="T40">l</text:span><text:span text:style-name="T43">’</text:span><text:span text:style-name="T40">alumne</text:span><text:span text:style-name="T43"> </text:span><text:span text:style-name="T40">amb</text:span><text:span text:style-name="T43"> </text:span><text:span text:style-name="T40">el</text:span><text:span text:style-name="T43"> </text:span><text:span text:style-name="T40">contingut.</text:span></text:p>
            </table:table-cell>
          </table:table-row>
          <table:table-row table:style-name="Taula13.1">
            <table:table-cell table:style-name="Taula13.A13" office:value-type="string">
              <text:p text:style-name="P32">Cos</text:p>
            </table:table-cell>
            <table:table-cell table:style-name="Taula13.B13" office:value-type="string">
              <text:p text:style-name="P30">IdContenidoLMS</text:p>
            </table:table-cell>
            <table:table-cell table:style-name="Taula13.C13" office:value-type="string">
              <text:p text:style-name="P31">Opcional</text:p>
            </table:table-cell>
            <table:table-cell table:style-name="Taula13.D13" office:value-type="string">
              <text:p text:style-name="P27"><text:span text:style-name="T40">Identificador</text:span><text:span text:style-name="T43"> </text:span><text:span text:style-name="T40">del</text:span><text:span text:style-name="T43"> </text:span><text:span text:style-name="T40">contingut</text:span><text:span text:style-name="T43"> </text:span><text:span text:style-name="T40">en</text:span><text:span text:style-name="T43"> </text:span><text:span text:style-name="T40">l</text:span><text:span text:style-name="T43">’</text:span><text:span text:style-name="T40">EVA.</text:span><text:span text:style-name="T43"> </text:span><text:span text:style-name="T40">Aquest</text:span><text:span text:style-name="T43"> </text:span><text:span text:style-name="T40">camp</text:span><text:span text:style-name="T43"> </text:span><text:span text:style-name="T40">és</text:span><text:span text:style-name="T43"> </text:span><text:span text:style-name="T40">obligatori</text:span><text:span text:style-name="T43"> </text:span><text:span text:style-name="T40">si</text:span><text:span text:style-name="T43"> </text:span><text:span text:style-name="T40">el</text:span><text:span text:style-name="T43"> </text:span><text:span text:style-name="T40">contingut</text:span><text:span text:style-name="T43"> </text:span><text:span text:style-name="T40">és</text:span><text:span text:style-name="T43"> </text:span><text:span text:style-name="T40">webcontent</text:span><text:span text:style-name="T43"> </text:span><text:span text:style-name="T40">i</text:span><text:span text:style-name="T43"> </text:span><text:span text:style-name="T40">es</text:span><text:span text:style-name="T43"> </text:span><text:span text:style-name="T40">vol</text:span><text:span text:style-name="T43"> </text:span><text:span text:style-name="T40">rebre,</text:span><text:span text:style-name="T43"> </text:span><text:span text:style-name="T40">mitjançant</text:span><text:span text:style-name="T43"> </text:span><text:span text:style-name="T40">el</text:span><text:span text:style-name="T43"> </text:span><text:span text:style-name="T40">servei</text:span><text:span text:style-name="T43"> </text:span><text:span text:style-name="T40">web</text:span><text:span text:style-name="T43"> </text:span><text:span text:style-name="T40">de</text:span><text:span text:style-name="T43"> </text:span><text:span text:style-name="T40">seguiment,</text:span><text:span text:style-name="T43"> </text:span><text:span text:style-name="T40">informació</text:span><text:span text:style-name="T43"> </text:span><text:span text:style-name="T40">sobre</text:span><text:span text:style-name="T43"> </text:span><text:span text:style-name="T40">els</text:span><text:span text:style-name="T43"> </text:span><text:span text:style-name="T40">resultats</text:span><text:span text:style-name="T43"> </text:span><text:span text:style-name="T40">de</text:span><text:span text:style-name="T43"> </text:span><text:span text:style-name="T40">la</text:span><text:span text:style-name="T43"> </text:span><text:span text:style-name="T40">interacció</text:span><text:span text:style-name="T43"> </text:span><text:span text:style-name="T40">de</text:span><text:span text:style-name="T43"> </text:span><text:span text:style-name="T40">l</text:span><text:span text:style-name="T43">’</text:span><text:span text:style-name="T40">alumne</text:span><text:span text:style-name="T43"> </text:span><text:span text:style-name="T40">amb</text:span><text:span text:style-name="T43"> </text:span><text:span text:style-name="T40">el</text:span><text:span text:style-name="T43"> </text:span><text:span text:style-name="T40">contingut.</text:span></text:p>
            </table:table-cell>
          </table:table-row>
          <table:table-row table:style-name="Taula13.1">
            <table:table-cell table:style-name="Taula13.A14" office:value-type="string">
              <text:p text:style-name="P32">Cos</text:p>
            </table:table-cell>
            <table:table-cell table:style-name="Taula13.B14" office:value-type="string">
              <text:p text:style-name="P30">IdUnidad</text:p>
            </table:table-cell>
            <table:table-cell table:style-name="Taula13.C14" office:value-type="string">
              <text:p text:style-name="P31">Opcional</text:p>
            </table:table-cell>
            <table:table-cell table:style-name="Taula13.D14" office:value-type="string">
              <text:p text:style-name="P27"><text:span text:style-name="T40">Identificador</text:span><text:span text:style-name="T43"> </text:span><text:span text:style-name="T40">de</text:span><text:span text:style-name="T43"> </text:span><text:span text:style-name="T40">l</text:span><text:span text:style-name="T43">’ </text:span><text:span text:style-name="T40">unitat</text:span><text:span text:style-name="T43"> </text:span><text:span text:style-name="T40">del</text:span><text:span text:style-name="T43"> </text:span><text:span text:style-name="T40">llibre</text:span><text:span text:style-name="T43"> </text:span><text:span text:style-name="T40">a</text:span><text:span text:style-name="T43"> </text:span><text:span text:style-name="T40">la</text:span><text:span text:style-name="T43"> </text:span><text:span text:style-name="T40">que</text:span><text:span text:style-name="T43"> </text:span><text:span text:style-name="T40">es</text:span><text:span text:style-name="T43"> </text:span><text:span text:style-name="T40">vol</text:span><text:span text:style-name="T43"> </text:span><text:span text:style-name="T40">accedir.</text:span></text:p>
            </table:table-cell>
          </table:table-row>
          <table:table-row table:style-name="Taula13.1">
            <table:table-cell table:style-name="Taula13.A15" office:value-type="string">
              <text:p text:style-name="P32">Cos</text:p>
            </table:table-cell>
            <table:table-cell table:style-name="Taula13.B15" office:value-type="string">
              <text:p text:style-name="P30">IdActivitad</text:p>
            </table:table-cell>
            <table:table-cell table:style-name="Taula13.C15" office:value-type="string">
              <text:p text:style-name="P31">Opcional</text:p>
            </table:table-cell>
            <table:table-cell table:style-name="Taula13.D15" office:value-type="string">
              <text:p text:style-name="P27"><text:span text:style-name="T40">Identificador</text:span><text:span text:style-name="T43"> </text:span><text:span text:style-name="T40">de</text:span><text:span text:style-name="T43"> </text:span><text:span text:style-name="T40">l</text:span><text:span text:style-name="T43">’</text:span><text:span text:style-name="T40">activitat</text:span><text:span text:style-name="T43"> </text:span><text:span text:style-name="T40">del</text:span><text:span text:style-name="T43"> </text:span><text:span text:style-name="T40">llibre</text:span><text:span text:style-name="T43"> </text:span><text:span text:style-name="T40">a</text:span><text:span text:style-name="T43"> </text:span><text:span text:style-name="T40">la</text:span><text:span text:style-name="T43"> </text:span><text:span text:style-name="T40">que</text:span><text:span text:style-name="T43"> </text:span><text:span text:style-name="T40">es</text:span><text:span text:style-name="T43"> </text:span><text:span text:style-name="T40">vol</text:span><text:span text:style-name="T43"> </text:span><text:span text:style-name="T40">accedir.</text:span><text:span text:style-name="T43"> </text:span><text:span text:style-name="T40">Si</text:span><text:span text:style-name="T43"> </text:span><text:span text:style-name="T40">s</text:span><text:span text:style-name="T43">’</text:span><text:span text:style-name="T40">envia</text:span><text:span text:style-name="T43"> </text:span><text:span text:style-name="T40">aquest</text:span><text:span text:style-name="T43"> </text:span><text:span text:style-name="T40">camp</text:span><text:span text:style-name="T43"> </text:span><text:span text:style-name="T40">també</text:span><text:span text:style-name="T43"> </text:span><text:span text:style-name="T40">s</text:span><text:span text:style-name="T43">’</text:span><text:span text:style-name="T40">ha</text:span><text:span text:style-name="T43"> </text:span><text:span text:style-name="T40">d</text:span><text:span text:style-name="T43">’</text:span><text:span text:style-name="T40">enviar</text:span><text:span text:style-name="T43"> </text:span><text:span text:style-name="T40">el</text:span><text:span text:style-name="T43"> </text:span><text:span text:style-name="T40">camp</text:span><text:span text:style-name="T43"> </text:span><text:span text:style-name="T40">IdUnidad.</text:span></text:p>
            </table:table-cell>
          </table:table-row>
        </table:table>
        <text:p text:style-name="Standard"/>
        <text:p text:style-name="Standard"/>
        <text:p text:style-name="P65">Paràmetres<text:span text:style-name="T2"> </text:span>de<text:span text:style-name="T2"> </text:span>sortida<text:span text:style-name="T2"> </text:span>del<text:span text:style-name="T2"> </text:span>mètode<text:span text:style-name="T59">:</text:span></text:p>
        <table:table table:name="Taula14" table:style-name="Taula14">
          <table:table-column table:style-name="Taula14.A"/>
          <table:table-column table:style-name="Taula14.B"/>
          <table:table-column table:style-name="Taula14.C"/>
          <table:table-column table:style-name="Taula14.D"/>
          <table:table-header-rows>
            <table:table-row table:style-name="Taula14.1">
              <table:table-cell table:style-name="Taula14.A1" office:value-type="string">
                <text:p text:style-name="P40">Lloc</text:p>
              </table:table-cell>
              <table:table-cell table:style-name="Taula14.A1" office:value-type="string">
                <text:p text:style-name="P40">Nom</text:p>
              </table:table-cell>
              <table:table-cell table:style-name="Taula14.A1" office:value-type="string">
                <text:p text:style-name="P40">Tipus</text:p>
              </table:table-cell>
              <table:table-cell table:style-name="Taula14.D1" office:value-type="string">
                <text:p text:style-name="P40">Descripció</text:p>
              </table:table-cell>
            </table:table-row>
          </table:table-header-rows>
          <table:table-row table:style-name="Taula14.2">
            <table:table-cell table:style-name="Taula14.A2" office:value-type="string">
              <text:p text:style-name="P26"><text:span text:style-name="T40">Cos</text:span><text:span text:style-name="T43"> </text:span></text:p>
            </table:table-cell>
            <table:table-cell table:style-name="Taula14.B2" office:value-type="string">
              <text:p text:style-name="P30">Codigo</text:p>
            </table:table-cell>
            <table:table-cell table:style-name="Taula14.C2" office:value-type="string">
              <text:p text:style-name="P31">Obligatori</text:p>
            </table:table-cell>
            <table:table-cell table:style-name="Taula14.D2" office:value-type="string">
              <text:p text:style-name="P27"><text:span text:style-name="T40">Codi</text:span><text:span text:style-name="T43"> </text:span><text:span text:style-name="T40">identificador</text:span><text:span text:style-name="T43"> </text:span><text:span text:style-name="T40">de</text:span><text:span text:style-name="T43"> </text:span><text:span text:style-name="T40">la</text:span><text:span text:style-name="T43"> </text:span><text:span text:style-name="T40">resposta:</text:span></text:p>
              <text:p text:style-name="P27"><text:span text:style-name="T40">Valors</text:span><text:span text:style-name="T43"> </text:span><text:span text:style-name="T40">possibles:</text:span></text:p>
              <text:list xml:id="list3315591252932830940" text:style-name="WW8Num4">
                <text:list-item>
                  <text:p text:style-name="P81">(1):<text:span text:style-name="T2"> </text:span>URL<text:span text:style-name="T2"> </text:span>generada<text:span text:style-name="T2"> </text:span>correctament<text:span text:style-name="T2"> </text:span>/<text:span text:style-name="T2"> </text:span>URL<text:span text:style-name="T2"> </text:span>del<text:span text:style-name="T2"> </text:span>llibre<text:span text:style-name="T2"> </text:span>tornat<text:span text:style-name="T2"> </text:span>correctament.</text:p>
                </text:list-item>
                <text:list-item>
                  <text:p text:style-name="P81">(0):<text:span text:style-name="T2"> </text:span>Error<text:span text:style-name="T2"> </text:span>inesperat<text:span text:style-name="T2"> </text:span>/<text:span text:style-name="T2"> </text:span>URL<text:span text:style-name="T2"> </text:span>d<text:span text:style-name="T2">’</text:span>excepcions.</text:p>
                </text:list-item>
                <text:list-item>
                  <text:p text:style-name="P81">(-1):<text:span text:style-name="T2"> </text:span>Error<text:span text:style-name="T2"> </text:span>al<text:span text:style-name="T2"> </text:span>realitzar<text:span text:style-name="T2"> </text:span>l<text:span text:style-name="T2">’</text:span>URL<text:span text:style-name="T2"> </text:span>dinàmica<text:span text:style-name="T2"> </text:span>/<text:span text:style-name="T2"> </text:span>URL<text:span text:style-name="T2"> </text:span>d<text:span text:style-name="T2">’</text:span>excepcions.</text:p>
                </text:list-item>
                <text:list-item>
                  <text:p text:style-name="P81">(-2):<text:span text:style-name="T2"> </text:span>La<text:span text:style-name="T2"> </text:span>credencial<text:span text:style-name="T2"> </text:span>no<text:span text:style-name="T2"> </text:span>és<text:span text:style-name="T2"> </text:span>vàlida/<text:span text:style-name="T2"> </text:span>URL<text:span text:style-name="T2"> </text:span>d<text:span text:style-name="T2">’</text:span>excepcions.</text:p>
                </text:list-item>
                <text:list-item>
                  <text:p text:style-name="P81">(-3):<text:span text:style-name="T2"> L'</text:span>ISBN<text:span text:style-name="T2"> </text:span>del<text:span text:style-name="T2"> </text:span>llibre<text:span text:style-name="T2"> </text:span>digital<text:span text:style-name="T2"> </text:span>no<text:span text:style-name="T2"> </text:span>és<text:span text:style-name="T2"> </text:span>vàlid/<text:span text:style-name="T2"> </text:span>URL<text:span text:style-name="T2"> </text:span>d<text:span text:style-name="T2">’</text:span>excepcions.</text:p>
                </text:list-item>
                <text:list-item>
                  <text:p text:style-name="P81">(-4):<text:span text:style-name="T2"> </text:span>La<text:span text:style-name="T2"> </text:span>llicencia<text:span text:style-name="T2"> </text:span>ha<text:span text:style-name="T2"> </text:span>expirat<text:span text:style-name="T2"> </text:span>/<text:span text:style-name="T2"> </text:span>URL<text:span text:style-name="T2"> </text:span>d<text:span text:style-name="T2">’</text:span>excepcions.</text:p>
                </text:list-item>
                <text:list-item>
                  <text:p text:style-name="P81">(-5):<text:span text:style-name="T2"> </text:span>L<text:span text:style-name="T2">’</text:span>identificador<text:span text:style-name="T2"> </text:span>de<text:span text:style-name="T2"> </text:span>la<text:span text:style-name="T2"> </text:span>unitat<text:span text:style-name="T2"> </text:span>no<text:span text:style-name="T2"> </text:span>és<text:span text:style-name="T2"> </text:span>vàlid<text:span text:style-name="T2"> </text:span>/<text:span text:style-name="T2"> </text:span>URL<text:span text:style-name="T2"> </text:span>d<text:span text:style-name="T2">’</text:span>excepcions.</text:p>
                </text:list-item>
                <text:list-item>
                  <text:p text:style-name="P81">(-6):<text:span text:style-name="T2"> </text:span>L<text:span text:style-name="T2">’</text:span>identificador<text:span text:style-name="T2"> </text:span>de<text:span text:style-name="T2"> </text:span>l<text:span text:style-name="T2">'</text:span>activitat<text:span text:style-name="T2"> </text:span>no<text:span text:style-name="T2"> </text:span>és<text:span text:style-name="T2"> </text:span>vàlid<text:span text:style-name="T2"> </text:span>/<text:span text:style-name="T2"> </text:span>URL<text:span text:style-name="T2"> </text:span>d<text:span text:style-name="T2">’</text:span>excepcions.</text:p>
                </text:list-item>
                <text:list-item>
                  <text:p text:style-name="P81">(-7):<text:span text:style-name="T2"> </text:span>Rol<text:span text:style-name="T2"> </text:span>incorrecte.<text:span text:style-name="T2"> </text:span>El<text:span text:style-name="T2"> </text:span>valor<text:span text:style-name="T2"> </text:span>del<text:span text:style-name="T2"> </text:span>rol<text:span text:style-name="T2"> </text:span>és<text:span text:style-name="T2"> </text:span>incorrecte</text:p>
                </text:list-item>
                <text:list-item>
                  <text:p text:style-name="P81">(-101):<text:span text:style-name="T2"> </text:span>Autenticació<text:span text:style-name="T2"> </text:span>incorrecta.<text:span text:style-name="T2"> </text:span>L<text:span text:style-name="T2">’</text:span>usuari<text:span text:style-name="T2"> </text:span>que<text:span text:style-name="T2"> </text:span>sol·licita<text:span text:style-name="T2"> </text:span>accés<text:span text:style-name="T2"> </text:span>a<text:span text:style-name="T2"> </text:span>aquest<text:span text:style-name="T2"> </text:span>mètode<text:span text:style-name="T2"> </text:span>del<text:span text:style-name="T2"> </text:span>servei<text:span text:style-name="T2"> </text:span>web<text:span text:style-name="T2"> </text:span>no<text:span text:style-name="T2"> </text:span>és<text:span text:style-name="T2"> </text:span>correcte.</text:p>
                </text:list-item>
                <text:list-item>
                  <text:p text:style-name="P81">(-102):<text:span text:style-name="T2"> </text:span>Autenticació<text:span text:style-name="T2"> </text:span>incorrecta.<text:span text:style-name="T2"> </text:span>L<text:span text:style-name="T2">’</text:span>usuari<text:span text:style-name="T2"> </text:span>que<text:span text:style-name="T2"> </text:span>sol·licita<text:span text:style-name="T2"> </text:span>accés<text:span text:style-name="T2"> </text:span>a<text:span text:style-name="T2"> </text:span>aquest<text:span text:style-name="T2"> </text:span>mètode<text:span text:style-name="T2"> </text:span>del<text:span text:style-name="T2"> </text:span>servei<text:span text:style-name="T2"> </text:span>web<text:span text:style-name="T2"> </text:span>no<text:span text:style-name="T2"> </text:span>té<text:span text:style-name="T2"> </text:span>permisos<text:span text:style-name="T2"> </text:span>suficients.</text:p>
                </text:list-item>
              </text:list>
              <text:p text:style-name="P54"/>
            </table:table-cell>
          </table:table-row>
          <table:table-row table:style-name="Taula14.1">
            <table:table-cell table:style-name="Taula14.A3" office:value-type="string">
              <text:p text:style-name="P32">Cos</text:p>
            </table:table-cell>
            <table:table-cell table:style-name="Taula14.B3" office:value-type="string">
              <text:p text:style-name="P30">Descripcion</text:p>
            </table:table-cell>
            <table:table-cell table:style-name="Taula14.C3" office:value-type="string">
              <text:p text:style-name="P31">Obligatori</text:p>
            </table:table-cell>
            <table:table-cell table:style-name="Taula14.D3" office:value-type="string">
              <text:p text:style-name="P27"><text:span text:style-name="T40">Descripció</text:span><text:span text:style-name="T43"> </text:span><text:span text:style-name="T40">del</text:span><text:span text:style-name="T43"> </text:span><text:span text:style-name="T40">codi</text:span><text:span text:style-name="T43"> </text:span><text:span text:style-name="T40">generat.</text:span></text:p>
            </table:table-cell>
          </table:table-row>
          <table:table-row table:style-name="Taula14.1">
            <table:table-cell table:style-name="Taula14.A4" office:value-type="string">
              <text:p text:style-name="P32">Cos</text:p>
            </table:table-cell>
            <table:table-cell table:style-name="Taula14.B4" office:value-type="string">
              <text:p text:style-name="P30">URL</text:p>
            </table:table-cell>
            <table:table-cell table:style-name="Taula14.C4" office:value-type="string">
              <text:p text:style-name="P31">Opcional</text:p>
            </table:table-cell>
            <table:table-cell table:style-name="Taula14.D4" office:value-type="string">
              <text:p text:style-name="P27"><text:span text:style-name="T40">URL</text:span><text:span text:style-name="T43"> </text:span><text:span text:style-name="T40">absoluta</text:span><text:span text:style-name="T43"> </text:span><text:span text:style-name="T40">per</text:span><text:span text:style-name="T43"> </text:span><text:span text:style-name="T40">accedir</text:span><text:span text:style-name="T43"> </text:span><text:span text:style-name="T40">al</text:span><text:span text:style-name="T43"> </text:span><text:span text:style-name="T40">contingut.</text:span></text:p>
              <text:p text:style-name="P27"><text:span text:style-name="T40">És</text:span><text:span text:style-name="T43"> </text:span><text:span text:style-name="T40">obligatòria</text:span><text:span text:style-name="T43"> </text:span><text:span text:style-name="T40">en</text:span><text:span text:style-name="T43"> </text:span><text:span text:style-name="T40">cas</text:span><text:span text:style-name="T43"> </text:span><text:span text:style-name="T40">que</text:span><text:span text:style-name="T43"> </text:span><text:span text:style-name="T40">el</text:span><text:span text:style-name="T43"> </text:span><text:span text:style-name="T40">camp</text:span><text:span text:style-name="T43"> </text:span><text:span text:style-name="T40">codi</text:span><text:span text:style-name="T43"> </text:span><text:span text:style-name="T40">tingui</text:span><text:span text:style-name="T43"> </text:span><text:span text:style-name="T40">el</text:span><text:span text:style-name="T43"> </text:span><text:span text:style-name="T40">valor</text:span><text:span text:style-name="T43"> </text:span><text:span text:style-name="T40">1.</text:span></text:p>
              <text:p text:style-name="P27"><text:span text:style-name="T40">No</text:span><text:span text:style-name="T43"> </text:span><text:span text:style-name="T40">és</text:span><text:span text:style-name="T43"> </text:span><text:span text:style-name="T40">obligatòria</text:span><text:span text:style-name="T43"> </text:span><text:span text:style-name="T40">en</text:span><text:span text:style-name="T43"> </text:span><text:span text:style-name="T40">cas</text:span><text:span text:style-name="T43"> </text:span><text:span text:style-name="T40">d</text:span><text:span text:style-name="T43">’</text:span><text:span text:style-name="T40">error,</text:span><text:span text:style-name="T43"> </text:span><text:span text:style-name="T40">però</text:span><text:span text:style-name="T43"> </text:span><text:span text:style-name="T40">si</text:span><text:span text:style-name="T43"> </text:span><text:span text:style-name="T40">és</text:span><text:span text:style-name="T43"> </text:span><text:span text:style-name="T40">aconsellable.</text:span></text:p>
              <text:p text:style-name="P53"><text:span text:style-name="T1">Exemples:</text:span><text:span text:style-name="T2"> </text:span></text:p>
              <text:list xml:id="list1331684233544285996" text:style-name="WW8Num19">
                <text:list-item>
                  <text:p text:style-name="P72">URL<text:span text:style-name="T2"> </text:span>d<text:span text:style-name="T2">’</text:span>accés<text:span text:style-name="T2"> </text:span>generada<text:span text:style-name="T2"> </text:span>de<text:span text:style-name="T2"> </text:span>forma<text:span text:style-name="T2"> </text:span>dinàmica<text:span text:style-name="T2"> </text:span>per<text:span text:style-name="T2"> </text:span>a<text:span text:style-name="T2"> </text:span>aquesta<text:span text:style-name="T2"> </text:span>credencial<text:span text:style-name="T2"> </text:span>d<text:span text:style-name="T2">’</text:span>usuari:<text:span text:style-name="T2"> </text:span>http://www.proveedorcontenidos.com/5A70956C-66F6-4ADF-B31AD1B3A19549BB.html<text:span text:style-name="T2"> </text:span></text:p>
                </text:list-item>
              </text:list>
              <text:p text:style-name="P55"/>
              <text:list xml:id="list104028240369155" text:continue-numbering="true" text:style-name="WW8Num19">
                <text:list-item>
                  <text:p text:style-name="P72"><text:span text:style-name="T2"><text:s/></text:span>URL<text:span text:style-name="T2"> </text:span>de<text:span text:style-name="T2"> </text:span>presentació<text:span text:style-name="T2"> </text:span>d<text:span text:style-name="T2">’</text:span>error:<text:span text:style-name="T2"> </text:span>http://www.proveedorcontenidos.com//contacta.aspx?ReturnUrl=-101</text:p>
                </text:list-item>
              </text:list>
              <text:p text:style-name="P56"/>
            </table:table-cell>
          </table:table-row>
        </table:table>
        <text:p text:style-name="Standard"/>
        <text:h text:style-name="P100" text:outline-level="4"/>
        <text:h text:style-name="P101" text:outline-level="4">Exemples</text:h>
        <text:p text:style-name="Standard"><text:span text:style-name="T19">Exemple</text:span><text:span text:style-name="T24"> </text:span><text:span text:style-name="T19">de</text:span><text:span text:style-name="T24"> </text:span><text:span text:style-name="T19">missatge</text:span><text:span text:style-name="T24"> </text:span><text:span text:style-name="T19">SOAP</text:span><text:span text:style-name="T24"> </text:span><text:span text:style-name="T19">de</text:span><text:span text:style-name="T24"> </text:span><text:span text:style-name="T19">crida</text:span><text:span text:style-name="T24"> </text:span><text:span text:style-name="T19">al</text:span><text:span text:style-name="T24"> </text:span><text:span text:style-name="T19">servei</text:span><text:span text:style-name="T24"> </text:span><text:span text:style-name="T19">web</text:span><text:span text:style-name="T23">:</text:span></text:p>
        <text:p text:style-name="Codi">&lt;?xml<text:span text:style-name="T2"> </text:span>version="1.0"<text:span text:style-name="T2"> </text:span>encoding="utf-8"?&gt;</text:p>
        <text:p text:style-name="Codi">&lt;soapenv:Envelope<text:span text:style-name="T2"> </text:span>xmlns:soapenv="http://schemas.xmlsoap.org/soap/envelope/"<text:span text:style-name="T2"> </text:span>xmlns:aut="http://educacio.gencat.cat/proveedores/autenticacion/"&gt;</text:p>
        <text:p text:style-name="Codi"><text:span text:style-name="T10"><text:tab/></text:span>&lt;soapenv:Header&gt;</text:p>
        <text:p text:style-name="Codi"><text:span text:style-name="T10"><text:tab/><text:tab/></text:span>&lt;aut:WSEAuthenticateHeader&gt;</text:p>
        <text:p text:style-name="Codi"><text:span text:style-name="T10"><text:tab/><text:tab/><text:tab/></text:span>&lt;!--Optional:--&gt;</text:p>
        <text:p text:style-name="Codi"><text:span text:style-name="T10"><text:tab/><text:tab/><text:tab/></text:span>&lt;User&gt;S1mul4d0r&lt;/User&gt;</text:p>
        <text:p text:style-name="Codi"><text:span text:style-name="T10"><text:tab/><text:tab/><text:tab/></text:span>&lt;!--Optional:--&gt;</text:p>
        <text:p text:style-name="Codi"><text:span text:style-name="T10"><text:tab/><text:tab/><text:tab/></text:span>&lt;Password&gt;ed1t0r14l&lt;/Password&gt;</text:p>
        <text:p text:style-name="Codi"><text:span text:style-name="T10"><text:tab/><text:tab/></text:span>&lt;/aut:WSEAuthenticateHeader&gt;</text:p>
        <text:p text:style-name="Codi"><text:span text:style-name="T10"><text:tab/></text:span>&lt;/soapenv:Header&gt;</text:p>
        <text:p text:style-name="Codi"><text:span text:style-name="T10"><text:tab/></text:span>&lt;soapenv:Body&gt;</text:p>
        <text:p text:style-name="Codi"><text:span text:style-name="T10"><text:tab/><text:tab/></text:span>&lt;aut:AutenticarUsuarioContenido&gt;</text:p>
        <text:p text:style-name="Codi"><text:span text:style-name="T10"><text:tab/><text:tab/><text:tab/></text:span>&lt;AutenticarUsuarioContenido&gt;</text:p>
        <text:p text:style-name="Codi"><text:span text:style-name="T10"><text:tab/><text:tab/><text:tab/><text:tab/></text:span>&lt;!--You<text:span text:style-name="T2"> </text:span>may<text:span text:style-name="T2"> </text:span>enter<text:span text:style-name="T2"> </text:span>the<text:span text:style-name="T2"> </text:span>following<text:span text:style-name="T2"> </text:span>11<text:span text:style-name="T2"> </text:span>items<text:span text:style-name="T2"> </text:span>in<text:span text:style-name="T2"> </text:span>any<text:span text:style-name="T2"> </text:span>order--&gt;</text:p>
        <text:p text:style-name="Codi"><text:span text:style-name="T10"><text:tab/><text:tab/><text:tab/><text:tab/></text:span>&lt;Credencial&gt;1&lt;/Credencial&gt;</text:p>
        <text:p text:style-name="Codi"><text:span text:style-name="T10"><text:tab/><text:tab/><text:tab/><text:tab/></text:span>&lt;ISBN&gt;6666666666&lt;/ISBN&gt;</text:p>
        <text:p text:style-name="Codi"><text:span text:style-name="T10"><text:tab/><text:tab/><text:tab/><text:tab/></text:span>&lt;IdUsuario&gt;rtwerter&lt;/IdUsuario&gt;</text:p>
        <text:p text:style-name="Codi"><text:span text:style-name="T10"><text:tab/><text:tab/><text:tab/><text:tab/></text:span>&lt;!--Optional:--&gt;</text:p>
        <text:p text:style-name="Codi"><text:span text:style-name="T10"><text:tab/><text:tab/><text:tab/><text:tab/></text:span>&lt;NombreApe&gt;nombre_alum,<text:span text:style-name="T2"> </text:span>apellidos_alum&lt;/NombreApe&gt;</text:p>
        <text:p text:style-name="Codi"><text:span text:style-name="T10"><text:tab/><text:tab/><text:tab/><text:tab/></text:span>&lt;!--Optional:--&gt;</text:p>
        <text:p text:style-name="Codi"><text:span text:style-name="T10"><text:tab/><text:tab/><text:tab/><text:tab/></text:span>&lt;IdGrupo&gt;345&lt;/IdGrupo&gt;</text:p>
        <text:p text:style-name="Codi"><text:span text:style-name="T10"><text:tab/><text:tab/><text:tab/><text:tab/></text:span>&lt;!--Optional:--&gt;</text:p>
        <text:p text:style-name="Codi"><text:span text:style-name="T56"><text:tab/><text:tab/><text:tab/><text:tab/></text:span>&lt;Rol&gt;ESTUDIANTE&lt;/Rol&gt;</text:p>
        <text:p text:style-name="Codi"><text:span text:style-name="T10"><text:tab/><text:tab/><text:tab/><text:tab/></text:span>&lt;IdCurso&gt;345&lt;/IdCurso&gt;</text:p>
        <text:p text:style-name="Codi"><text:span text:style-name="T10"><text:tab/><text:tab/><text:tab/><text:tab/></text:span>&lt;IdCentro&gt;001&lt;/IdCentro&gt;</text:p>
        <text:p text:style-name="Codi"><text:span text:style-name="T10"><text:tab/><text:tab/><text:tab/><text:tab/></text:span>&lt;!--Optional:--&gt;</text:p>
        <text:p text:style-name="Codi"><text:span text:style-name="T10"><text:tab/><text:tab/><text:tab/><text:tab/></text:span>&lt;URLResultado&gt;http://services.agoraxtec.com/swSeguimiento.asmx<text:span text:style-name="T2"> </text:span>&lt;/URLResultado&gt;</text:p>
        <text:p text:style-name="Codi"><text:span text:style-name="T10"><text:tab/><text:tab/><text:tab/><text:tab/></text:span>&lt;!--Optional:--&gt;</text:p>
        <text:p text:style-name="Codi"><text:span text:style-name="T10"><text:tab/><text:tab/><text:tab/><text:tab/></text:span>&lt;IdContenidoLMS&gt;1&lt;/IdContenidoLMS&gt;</text:p>
        <text:p text:style-name="Codi"><text:span text:style-name="T10"><text:tab/><text:tab/><text:tab/><text:tab/></text:span>&lt;!--Optional:--&gt;</text:p>
        <text:p text:style-name="Codi"><text:span text:style-name="T10"><text:tab/><text:tab/><text:tab/><text:tab/></text:span>&lt;IdUnidad&gt;1&lt;/IdUnidad&gt;</text:p>
        <text:p text:style-name="Codi"><text:span text:style-name="T10"><text:tab/><text:tab/><text:tab/><text:tab/></text:span>&lt;!--Optional:--&gt;</text:p>
        <text:p text:style-name="Codi"><text:span text:style-name="T10"><text:tab/><text:tab/><text:tab/><text:tab/></text:span>&lt;IdActividad&gt;1&lt;/IdActividad&gt;</text:p>
        <text:p text:style-name="Codi"><text:span text:style-name="T10"><text:tab/><text:tab/><text:tab/></text:span>&lt;/AutenticarUsuarioContenido&gt;</text:p>
        <text:p text:style-name="Codi"><text:span text:style-name="T10"><text:tab/><text:tab/></text:span>&lt;/aut:AutenticarUsuarioContenido&gt;</text:p>
        <text:p text:style-name="Codi"><text:span text:style-name="T10"><text:tab/></text:span>&lt;/soapenv:Body&gt;</text:p>
        <text:p text:style-name="Codi">&lt;/soapenv:Envelope&gt;</text:p>
        <text:p text:style-name="Codi"/>
        <text:p text:style-name="Standard"><text:span text:style-name="T19">Exemple</text:span><text:span text:style-name="T24"> </text:span><text:span text:style-name="T19">de</text:span><text:span text:style-name="T24"> </text:span><text:span text:style-name="T19">missatge</text:span><text:span text:style-name="T24"> </text:span><text:span text:style-name="T19">SOAP</text:span><text:span text:style-name="T24"> </text:span><text:span text:style-name="T19">de</text:span><text:span text:style-name="T24"> </text:span><text:span text:style-name="T19">resposta</text:span><text:span text:style-name="T24"> </text:span><text:span text:style-name="T19">al</text:span><text:span text:style-name="T24"> </text:span><text:span text:style-name="T19">client</text:span><text:span text:style-name="T24"> </text:span><text:span text:style-name="T19">amb</text:span><text:span text:style-name="T24"> </text:span><text:span text:style-name="T19">exit</text:span><text:span text:style-name="T24"> </text:span><text:span text:style-name="T19">(retorna</text:span><text:span text:style-name="T24"> </text:span><text:span text:style-name="T19">1):</text:span></text:p>
        <text:p text:style-name="Codi">&lt;?xml<text:span text:style-name="T2"> </text:span>version="1.0"<text:span text:style-name="T2"> </text:span>encoding="utf-8"?&gt;</text:p>
        <text:p text:style-name="Codi">&lt;SOAP-ENV:Envelope<text:span text:style-name="T2"> </text:span>xmlns:SOAP-ENV="http://schemas.xmlsoap.org/soap/envelope/"<text:span text:style-name="T2"> </text:span>xmlns:ns1="http://educacio.gencat.cat/proveedores/autenticacion/"&gt;</text:p>
        <text:p text:style-name="Codi"><text:span text:style-name="T10"><text:tab/></text:span>&lt;SOAP-ENV:Body&gt;</text:p>
        <text:p text:style-name="Codi"><text:span text:style-name="T10"><text:tab/><text:tab/></text:span>&lt;ns1:AutenticarUsuarioContenidoResponse&gt;</text:p>
        <text:p text:style-name="Codi"><text:span text:style-name="T10"><text:tab/><text:tab/><text:tab/></text:span>&lt;return&gt;</text:p>
        <text:p text:style-name="Codi"><text:span text:style-name="T10"><text:tab/><text:tab/><text:tab/><text:tab/></text:span>&lt;AutenticarUsuarioContenidoResult&gt;</text:p>
        <text:p text:style-name="Codi"><text:span text:style-name="T10"><text:tab/><text:tab/><text:tab/><text:tab/><text:tab/></text:span>&lt;Codigo&gt;1&lt;/Codigo&gt;</text:p>
        <text:p text:style-name="Codi"><text:span text:style-name="T10"><text:tab/><text:tab/><text:tab/><text:tab/><text:tab/></text:span>&lt;Descripcion&gt;URL<text:span text:style-name="T2"> </text:span>generada<text:span text:style-name="T2"> </text:span>correctament&lt;/Descripcion&gt;</text:p>
        <text:p text:style-name="Codi"><text:span text:style-name="T10"><text:tab/><text:tab/><text:tab/><text:tab/><text:tab/></text:span>&lt;URL&gt;http://mps-xtec.educat1x1.cat/data/books/6666666666/77777/555/index.php?token=4d77741968f06031073154&lt;/URL&gt;</text:p>
        <text:p text:style-name="Codi"><text:span text:style-name="T10"><text:tab/><text:tab/><text:tab/><text:tab/></text:span>&lt;/AutenticarUsuarioContenidoResult&gt;</text:p>
        <text:p text:style-name="Codi"><text:span text:style-name="T10"><text:tab/><text:tab/><text:tab/></text:span>&lt;/return&gt;</text:p>
        <text:p text:style-name="Codi"><text:span text:style-name="T10"><text:tab/><text:tab/></text:span>&lt;/ns1:AutenticarUsuarioContenidoResponse&gt;</text:p>
        <text:p text:style-name="Codi"><text:span text:style-name="T10"><text:tab/></text:span>&lt;/SOAP-ENV:Body&gt;</text:p>
        <text:p text:style-name="Codi">&lt;/SOAP-ENV:Envelope&gt;</text:p>
        <text:p text:style-name="Codi"/>
        <text:p text:style-name="Standard"/>
        <text:p text:style-name="P65"><text:span text:style-name="T19">Exemple</text:span><text:span text:style-name="T24"> </text:span><text:span text:style-name="T19">de</text:span><text:span text:style-name="T24"> </text:span><text:span text:style-name="T19">missatge</text:span><text:span text:style-name="T24"> </text:span><text:span text:style-name="T19">SOAP</text:span><text:span text:style-name="T24"> </text:span><text:span text:style-name="T19">de</text:span><text:span text:style-name="T24"> </text:span><text:span text:style-name="T19">resposta</text:span><text:span text:style-name="T24"> </text:span><text:span text:style-name="T19">al</text:span><text:span text:style-name="T24"> </text:span><text:span text:style-name="T19">client</text:span><text:span text:style-name="T24"> </text:span><text:span text:style-name="T19">amb</text:span><text:span text:style-name="T24"> </text:span><text:span text:style-name="T19">error</text:span><text:span text:style-name="T24"> </text:span><text:span text:style-name="T19">(retorna</text:span><text:span text:style-name="T24"> </text:span><text:span text:style-name="T19">0,-1,-2,</text:span><text:span text:style-name="T24"> </text:span><text:span text:style-name="T19">-3,</text:span><text:span text:style-name="T24"> </text:span><text:span text:style-name="T19">-4):</text:span></text:p>
        <text:p text:style-name="Codi">&lt;?xml<text:span text:style-name="T2"> </text:span>version="1.0"<text:span text:style-name="T2"> </text:span>encoding="utf-8"?&gt;</text:p>
        <text:p text:style-name="Codi">&lt;SOAP-ENV:Envelope<text:span text:style-name="T2"> </text:span>xmlns:SOAP-ENV="http://schemas.xmlsoap.org/soap/envelope/"<text:span text:style-name="T2"> </text:span>xmlns:ns1="http://educacio.gencat.cat/proveedores/autenticacion/"&gt;</text:p>
        <text:p text:style-name="Codi"><text:span text:style-name="T56"><text:tab/></text:span>&lt;SOAP-ENV:Body&gt;</text:p>
        <text:p text:style-name="Codi"><text:span text:style-name="T10"><text:tab/><text:tab/></text:span>&lt;ns1:AutenticarUsuarioContenidoResponse&gt;</text:p>
        <text:p text:style-name="Codi"><text:span text:style-name="T10"><text:tab/><text:tab/><text:tab/></text:span>&lt;return&gt;</text:p>
        <text:p text:style-name="Codi"><text:span text:style-name="T10"><text:tab/><text:tab/><text:tab/><text:tab/></text:span>&lt;AutenticarUsuarioContenidoResult&gt;</text:p>
        <text:p text:style-name="Codi"><text:span text:style-name="T10"><text:tab/><text:tab/><text:tab/><text:tab/><text:tab/></text:span>&lt;Codigo&gt;-2&lt;/Codigo&gt;</text:p>
        <text:p text:style-name="Codi"><text:span text:style-name="T10"><text:tab/><text:tab/><text:tab/><text:tab/><text:tab/></text:span>&lt;Descripcion&gt;El<text:span text:style-name="T2"> </text:span>codi<text:span text:style-name="T2"> </text:span>de<text:span text:style-name="T2"> </text:span>llicencia<text:span text:style-name="T2"> </text:span>no<text:span text:style-name="T2"> </text:span>es<text:span text:style-name="T2"> </text:span>vàlid.&lt;/Descripcion&gt;</text:p>
        <text:p text:style-name="Codi"><text:span text:style-name="T10"><text:tab/><text:tab/><text:tab/><text:tab/><text:tab/></text:span>&lt;URL&gt;http://www.xtec.cat/error.html&lt;/URL&gt;</text:p>
        <text:p text:style-name="Codi"><text:span text:style-name="T10"><text:tab/><text:tab/><text:tab/><text:tab/></text:span>&lt;/AutenticarUsuarioContenidoResult&gt;</text:p>
        <text:p text:style-name="Codi"><text:span text:style-name="T10"><text:tab/><text:tab/><text:tab/></text:span>&lt;/return&gt;</text:p>
        <text:p text:style-name="Codi"><text:span text:style-name="T10"><text:tab/><text:tab/></text:span>&lt;/ns1:AutenticarUsuarioContenidoResponse&gt;</text:p>
        <text:p text:style-name="Codi"><text:span text:style-name="T10"><text:tab/></text:span>&lt;/SOAP-ENV:Body&gt;</text:p>
        <text:p text:style-name="Codi">&lt;/SOAP-ENV:Envelope&gt;</text:p>
        <text:p text:style-name="Codi"/>
        <text:h text:style-name="Heading_20_3" text:outline-level="3">Definició<text:span text:style-name="T2"> </text:span>WSDL</text:h>
        <text:p text:style-name="P73">La<text:span text:style-name="T2"> </text:span>versió<text:span text:style-name="T2"> </text:span><text:span text:style-name="T18">actualitzada </text:span><text:span text:style-name="T2">d'aquest WSDL </text:span><text:span text:style-name="T18">correspon al fitxer </text:span><text:span text:style-name="T28">wsAuthentication.wsdl</text:span><text:span text:style-name="T18">, ubicat a la carpeta </text:span><text:span text:style-name="T27">docs/wsdl</text:span><text:span text:style-name="T18"> del repositori GitHub que s'indica a l'apartat </text:span><text:a xlink:type="simple" xlink:href="#links"><text:span text:style-name="T35">Enllaços d'</text:span></text:a><text:a xlink:type="simple" xlink:href="#links"><text:span text:style-name="T36">i</text:span></text:a><text:a xlink:type="simple" xlink:href="#links"><text:span text:style-name="T35">nterès</text:span></text:a><text:span text:style-name="T2">.</text:span></text:p>
        <text:p text:style-name="P73"><text:span text:style-name="T2"/></text:p>
        <text:p text:style-name="P66">&lt;?xml version="1.0" encoding="UTF-8"?&gt; </text:p>
        <text:p text:style-name="P66">&lt;definitions xmlns:SOAP-ENV="http://schemas.xmlsoap.org/soap/envelope/" xmlns:xsd="http://www.w3.org/2001/XMLSchema" xmlns:xsi="http://www.w3.org/2001/XMLSchema-instance" xmlns:SOAP-ENC="http://schemas.xmlsoap.org/soap/encoding/" xmlns:tns="http://educacio.gencat.cat/proveedores/autenticacion/" xmlns:soap="http://schemas.xmlsoap.org/wsdl/soap/" xmlns:wsdl="http://schemas.xmlsoap.org/wsdl/" xmlns="http://schemas.xmlsoap.org/wsdl/" targetNamespace="http://educacio.gencat.cat/proveedores/autenticacion/"&gt; </text:p>
        <text:p text:style-name="P66"><text:s text:c="2"/>&lt;types&gt; </text:p>
        <text:p text:style-name="P66"><text:s text:c="4"/>&lt;xsd:schema targetNamespace="http://educacio.gencat.cat/proveedores/autenticacion/"&gt; </text:p>
        <text:p text:style-name="P66"><text:s text:c="5"/>&lt;xsd:import namespace="http://schemas.xmlsoap.org/soap/encoding/" /&gt; </text:p>
        <text:p text:style-name="P66"><text:s text:c="5"/>&lt;xsd:import namespace="http://schemas.xmlsoap.org/wsdl/" /&gt; </text:p>
        <text:p text:style-name="P66"><text:s text:c="5"/>&lt;xsd:element name="WSEAuthenticateHeader" type="tns:WSEAuthenticateHeader" /&gt; </text:p>
        <text:p text:style-name="P66"><text:s text:c="5"/>&lt;xsd:complexType name="WSEAuthenticateHeader"&gt; </text:p>
        <text:p text:style-name="P66"><text:s text:c="7"/>&lt;xsd:sequence&gt; </text:p>
        <text:p text:style-name="P66"><text:s text:c="9"/>&lt;xsd:element minOccurs="0" maxOccurs="1" name="User" type="xsd:string" /&gt; </text:p>
        <text:p text:style-name="P66"><text:s text:c="9"/>&lt;xsd:element minOccurs="0" maxOccurs="1" name="Password" type="xsd:string" /&gt; </text:p>
        <text:p text:style-name="P66"><text:s text:c="7"/>&lt;/xsd:sequence&gt; </text:p>
        <text:p text:style-name="P66"><text:s text:c="7"/>&lt;xsd:anyAttribute /&gt; </text:p>
        <text:p text:style-name="P66"><text:s text:c="5"/>&lt;/xsd:complexType&gt; </text:p>
        <text:p text:style-name="P66"><text:s text:c="5"/>&lt;xsd:complexType name="AutenticarUsuarioContenido"&gt; </text:p>
        <text:p text:style-name="P66"><text:s text:c="6"/>&lt;xsd:all&gt; </text:p>
        <text:p text:style-name="P66"><text:s text:c="7"/>&lt;xsd:element name="Credencial" type="xsd:string" minOccurs="1" maxOccurs="1"/&gt; </text:p>
        <text:p text:style-name="P66"><text:s text:c="7"/>&lt;xsd:element name="ISBN" type="xsd:string" minOccurs="1" maxOccurs="1"/&gt; </text:p>
        <text:p text:style-name="P66"><text:s text:c="7"/>&lt;xsd:element name="IdUsuario" type="xsd:string" minOccurs="1" maxOccurs="1"/&gt; </text:p>
        <text:p text:style-name="P66"><text:s text:c="7"/>&lt;xsd:element name="NombreApe" type="xsd:string" minOccurs="0" maxOccurs="1"/&gt; </text:p>
        <text:p text:style-name="P66"><text:s text:c="7"/>&lt;xsd:element name="IdGrupo" type="xsd:string" minOccurs="0" maxOccurs="1"/&gt;&lt;xsd:element name="Rol" type="tns:TipoRol" default="ESTUDIANTE" minOccurs="0" maxOccurs="1"/&gt;&lt;xsd:element name="IdCurso" type="xsd:string" minOccurs="1" maxOccurs="1"/&gt; </text:p>
        <text:p text:style-name="P66"><text:s text:c="7"/>&lt;xsd:element name="IdCentro" type="xsd:string" minOccurs="1" maxOccurs="1"/&gt; </text:p>
        <text:p text:style-name="P66"><text:s text:c="7"/>&lt;xsd:element name="URLResultado" type="xsd:string" minOccurs="0" maxOccurs="1"/&gt; </text:p>
        <text:p text:style-name="P66"><text:s text:c="7"/>&lt;xsd:element name="IdContenidoLMS" type="xsd:string" minOccurs="0" maxOccurs="1"/&gt; </text:p>
        <text:p text:style-name="P66"><text:s text:c="7"/>&lt;xsd:element name="IdUnidad" type="xsd:string" minOccurs="0" maxOccurs="1"/&gt; </text:p>
        <text:p text:style-name="P66"><text:s text:c="7"/>&lt;xsd:element name="IdActividad" type="xsd:string" minOccurs="0" maxOccurs="1"/&gt; </text:p>
        <text:p text:style-name="P66"><text:s text:c="6"/>&lt;/xsd:all&gt; </text:p>
        <text:p text:style-name="P66"><text:s text:c="5"/>&lt;/xsd:complexType&gt; </text:p>
        <text:p text:style-name="P66"><text:s text:c="5"/>&lt;xsd:simpleType name="TipoRol"&gt; </text:p>
        <text:p text:style-name="P66"><text:s text:c="7"/>&lt;xsd:restriction base="xsd:string"&gt; </text:p>
        <text:p text:style-name="P66"><text:s text:c="9"/>&lt;xsd:enumeration value="ESTUDIANTE"/&gt; </text:p>
        <text:p text:style-name="P66"><text:s text:c="9"/>&lt;xsd:enumeration value="PROFESOR"/&gt; </text:p>
        <text:p text:style-name="P66"><text:s text:c="7"/>&lt;/xsd:restriction&gt; </text:p>
        <text:p text:style-name="P66"><text:soft-page-break/><text:s text:c="5"/>&lt;/xsd:simpleType&gt;&lt;xsd:complexType name="Licencia"&gt; </text:p>
        <text:p text:style-name="P66"><text:s text:c="5"/>&lt;xsd:all&gt; </text:p>
        <text:p text:style-name="P66"><text:s text:c="7"/>&lt;xsd:element name="Codigo" type="xsd:string" minOccurs="0" maxOccurs="1"/&gt; </text:p>
        <text:p text:style-name="P66"><text:s text:c="7"/>&lt;xsd:element name="Descripcion" type="xsd:string" minOccurs="0" maxOccurs="1"/&gt; </text:p>
        <text:p text:style-name="P66"><text:s text:c="7"/>&lt;xsd:element name="URL" type="xsd:string" minOccurs="0" maxOccurs="1"/&gt; </text:p>
        <text:p text:style-name="P66"><text:s text:c="5"/>&lt;/xsd:all&gt; </text:p>
        <text:p text:style-name="P66"><text:s text:c="5"/>&lt;/xsd:complexType&gt; </text:p>
        <text:p text:style-name="P66"><text:s text:c="5"/>&lt;xsd:complexType name="AutenticarUsuarioContenidoResponse"&gt; </text:p>
        <text:p text:style-name="P66"><text:s text:c="6"/>&lt;xsd:all&gt; </text:p>
        <text:p text:style-name="P66"><text:s text:c="8"/>&lt;xsd:element name="AutenticarUsuarioContenidoResult" type="tns:Licencia"/&gt; </text:p>
        <text:p text:style-name="P66"><text:s text:c="6"/>&lt;/xsd:all&gt; </text:p>
        <text:p text:style-name="P66"><text:s text:c="5"/>&lt;/xsd:complexType&gt; </text:p>
        <text:p text:style-name="P66"><text:s text:c="4"/>&lt;/xsd:schema&gt; </text:p>
        <text:p text:style-name="P66"><text:s text:c="2"/>&lt;/types&gt; </text:p>
        <text:p text:style-name="P66"><text:s text:c="2"/>&lt;message name="AutenticarUsuarioContenidoRequest"&gt; </text:p>
        <text:p text:style-name="P66"><text:s text:c="4"/>&lt;part name="AutenticarUsuarioContenido" type="tns:AutenticarUsuarioContenido" /&gt; </text:p>
        <text:p text:style-name="P66"><text:s text:c="2"/>&lt;/message&gt; </text:p>
        <text:p text:style-name="P66"><text:s text:c="2"/>&lt;message name="AutenticarUsuarioContenidoResponse"&gt; </text:p>
        <text:p text:style-name="P66"><text:s text:c="4"/>&lt;part name="return" type="tns:AutenticarUsuarioContenidoResponse" /&gt; </text:p>
        <text:p text:style-name="P66"><text:s text:c="2"/>&lt;/message&gt; </text:p>
        <text:p text:style-name="P66"><text:s text:c="2"/>&lt;wsdl:message name="AutenticarUsuarioContenidoWSEAuthenticateHeader"&gt; </text:p>
        <text:p text:style-name="P66"><text:s text:c="4"/>&lt;part name="WSEAuthenticateHeader" element="tns:WSEAuthenticateHeader" /&gt; </text:p>
        <text:p text:style-name="P66"><text:s text:c="2"/>&lt;/wsdl:message&gt; </text:p>
        <text:p text:style-name="P66"><text:s text:c="2"/>&lt;portType name="ws_authenticationPortType"&gt; </text:p>
        <text:p text:style-name="P66"><text:s text:c="4"/>&lt;operation name="AutenticarUsuarioContenido"&gt; </text:p>
        <text:p text:style-name="P66"><text:s text:c="6"/>&lt;documentation&gt;Retorna una URL de acceso al libro digital a partir de una credencial válida para ese libro.&amp;lt;br /&amp;gt;&amp;lt;br /&amp;gt; </text:p>
        <text:p text:style-name="P66"><text:s text:c="8"/>Parámetros: &amp;lt;br /&amp;gt;&amp;lt;br /&amp;gt; </text:p>
        <text:p text:style-name="P66"><text:s text:c="9"/>- Credencial = Código de credencial del usuario para ese libro. &amp;lt;br /&amp;gt; </text:p>
        <text:p text:style-name="P66"><text:s text:c="9"/>- ISBN = Código ISBN del libro digital al que se solicita acceso. &amp;lt;br /&amp;gt; </text:p>
        <text:p text:style-name="P66"><text:s text:c="9"/>- IdUsuario = Identificador único del usuario dentro del EVA. Longitud máxima de 20 caracteres. &amp;lt;br /&amp;gt; </text:p>
        <text:p text:style-name="P66"><text:s text:c="9"/>- NombreApe = Nombre y apellidos del usuario. Longitud máxima de 50 caracteres. &amp;lt;br /&amp;gt; </text:p>
        <text:p text:style-name="P66"><text:s text:c="9"/>- IdGrupo = Identificador del grupo del EVA del colegio desde donde se está solicitando el contenido. Longitud máxima de 30 caracteres. &amp;lt;br /&amp;gt; </text:p>
        <text:p text:style-name="P66"><text:s text:c="9"/>- IdCurso = Identificador del curso del EVA del colegio desde donde se está solicitando el contenido. Longitud máxima de 30 caracteres. &amp;lt;br /&amp;gt; </text:p>
        <text:p text:style-name="P66"><text:s text:c="9"/>- IdCentro = Identificador único que describe al colegio dentro del EVA. Longitud máxima de 100 caracteres. &amp;lt;br /&amp;gt; </text:p>
        <text:p text:style-name="P66"><text:s text:c="9"/>- URLResultado = Url del servicio al que se retorna el seguimiento de las actividades del libro.&amp;lt;br /&amp;gt; </text:p>
        <text:p text:style-name="P66"><text:s text:c="9"/>- IdContenidoLMS = Identificador del contenido en el EVA.&amp;lt;br /&amp;gt; </text:p>
        <text:p text:style-name="P66"><text:s text:c="9"/>- IdUnidad = Identificador de la unidad, acceso directo a una página del libro digital (donde solo se cargará la unidad seleccionada).&amp;lt;br /&amp;gt; </text:p>
        <text:p text:style-name="P66"><text:s text:c="9"/>- IdActividad = Identificador de una actividad del repositorio de contenido de la editorial. Esta llamada sirve como un acceso directo a esa actividad.&amp;lt;br /&amp;gt;&amp;lt;br /&amp;gt; </text:p>
        <text:p text:style-name="P66"><text:s text:c="8"/>Retorna: &amp;lt;br /&amp;gt;&amp;lt;br /&amp;gt; </text:p>
        <text:p text:style-name="P66"><text:s text:c="9"/>* Código (string) / Descripción (string) / URL (string) &amp;lt;br /&amp;gt; </text:p>
        <text:p text:style-name="P66"><text:s text:c="13"/>- (1): Proceso correcto / URL del libro devuelta correctamente. &amp;lt;br /&amp;gt; </text:p>
        <text:p text:style-name="P66"><text:s text:c="13"/>- (0): Error inesperado / URL de excepciones. &amp;lt;br /&amp;gt; </text:p>
        <text:p text:style-name="P66"><text:s text:c="13"/>- (-1): Error al realizar la URL dinámica / URL de excepciones. &amp;lt;br /&amp;gt; </text:p>
        <text:p text:style-name="P66"><text:s text:c="13"/>- (-2): El código de credencial no es válido / URL de excepciones. &amp;lt;br /&amp;gt; </text:p>
        <text:p text:style-name="P66"><text:s text:c="13"/>- (-3): El ISBN del producto no es válido / URL de excepciones. &amp;lt;br /&amp;gt; </text:p>
        <text:p text:style-name="P66"><text:s text:c="13"/>- (-4): La credencial ha expirado / URL de excepciones. &amp;lt;br /&amp;gt; </text:p>
        <text:p text:style-name="P66"><text:s text:c="13"/>- (-5): El identificador de la unidad no es válido / URL de excepciones. &amp;lt;br /&amp;gt; </text:p>
        <text:p text:style-name="P66"><text:s text:c="13"/>- (-6): El identificador de la actividad no es válido / URL de excepciones. &amp;lt;br /&amp;gt; </text:p>
        <text:p text:style-name="P66"><text:s text:c="13"/>- (-7): Rol incorrecto. El valor del rol es incorrecto / URL de excepciones. &amp;lt;br /&amp;gt; </text:p>
        <text:p text:style-name="P66"><text:s text:c="13"/>- (-101): Autenticación incorrecto. El usuario que solicita acceso a este método del servicio Web no es correcto. &amp;lt;br /&amp;gt; </text:p>
        <text:p text:style-name="P66"><text:s text:c="13"/>- (-102): Autenticación incorrecto. El usuario que solicita acceso a este método del servicio Web no tiene permisos.&amp;lt;br /&amp;gt;&amp;lt;br /&amp;gt; </text:p>
        <text:p text:style-name="P66"><text:s text:c="6"/>&lt;/documentation&gt; </text:p>
        <text:p text:style-name="P66"><text:s text:c="6"/>&lt;input message="tns:AutenticarUsuarioContenidoRequest"/&gt; </text:p>
        <text:p text:style-name="P66"><text:s text:c="6"/>&lt;output message="tns:AutenticarUsuarioContenidoResponse"/&gt; </text:p>
        <text:p text:style-name="P66"><text:s text:c="4"/>&lt;/operation&gt; </text:p>
        <text:p text:style-name="P66"><text:s text:c="2"/>&lt;/portType&gt; </text:p>
        <text:p text:style-name="P66"><text:s text:c="2"/>&lt;binding name="ws_authenticationBinding" type="tns:ws_authenticationPortType"&gt; </text:p>
        <text:p text:style-name="P66"><text:soft-page-break/><text:s text:c="4"/>&lt;soap:binding style="rpc" transport="http://schemas.xmlsoap.org/soap/http"/&gt; </text:p>
        <text:p text:style-name="P66"><text:s text:c="4"/>&lt;operation name="AutenticarUsuarioContenido"&gt; </text:p>
        <text:p text:style-name="P66"><text:s text:c="6"/>&lt;soap:operation soapAction="http://educacio.gencat.cat/proveedores/autenticacion/#AutenticarUsuarioContenido" style="rpc"/&gt; </text:p>
        <text:p text:style-name="P66"><text:s text:c="6"/>&lt;input&gt; </text:p>
        <text:p text:style-name="P66"><text:s text:c="8"/>&lt;soap:body use="literal" namespace="http://educacio.gencat.cat/proveedores/autenticacion/"/&gt; </text:p>
        <text:p text:style-name="P66"><text:s text:c="8"/>&lt;soap:header message="tns:AutenticarUsuarioContenidoWSEAuthenticateHeader" part="WSEAuthenticateHeader" use="literal" /&gt; </text:p>
        <text:p text:style-name="P66"><text:s text:c="6"/>&lt;/input&gt; </text:p>
        <text:p text:style-name="P66"><text:s text:c="6"/>&lt;output&gt; </text:p>
        <text:p text:style-name="P66"><text:s text:c="8"/>&lt;soap:body use="literal" namespace="http://educacio.gencat.cat/proveedores/autenticacion/"/&gt; </text:p>
        <text:p text:style-name="P66"><text:s text:c="6"/>&lt;/output&gt; </text:p>
        <text:p text:style-name="P66"><text:s text:c="4"/>&lt;/operation&gt; </text:p>
        <text:p text:style-name="P66"><text:s text:c="2"/>&lt;/binding&gt; </text:p>
        <text:p text:style-name="P66"><text:s text:c="2"/>&lt;service name="ws_authentication"&gt; </text:p>
        <text:p text:style-name="P66"><text:s text:c="4"/>&lt;port name="ws_authenticationPort" binding="tns:ws_authenticationBinding"&gt; </text:p>
        <text:p text:style-name="P66"><text:s text:c="6"/>&lt;soap:address location="http://educacio.gencat.cat/proveedores/autenticacion/AutenticarUsuarioContenido" style="document"/&gt; </text:p>
        <text:p text:style-name="P66"><text:s text:c="4"/>&lt;/port&gt; </text:p>
        <text:p text:style-name="P66"><text:s text:c="2"/>&lt;/service&gt; </text:p>
        <text:p text:style-name="P66">&lt;/definitions&gt;</text:p>
        <text:p text:style-name="Codi"/>
        <text:h text:style-name="Heading_20_2" text:outline-level="2">Servei<text:span text:style-name="T2"> </text:span>web<text:span text:style-name="T2"> </text:span>de<text:span text:style-name="T2"> </text:span>seguiment</text:h>
        <text:p text:style-name="Standard">L<text:span text:style-name="T2">’</text:span>objectiu<text:span text:style-name="T2"> </text:span>d<text:span text:style-name="T2">’</text:span>aquest<text:span text:style-name="T2"> </text:span>servei<text:span text:style-name="T2"> </text:span>web<text:span text:style-name="T2"> </text:span>és<text:span text:style-name="T2"> </text:span>informar<text:span text:style-name="T2"> </text:span>l<text:span text:style-name="T2">’</text:span>EVA<text:span text:style-name="T2"> </text:span>dels<text:span text:style-name="T2"> </text:span>resultats<text:span text:style-name="T2"> </text:span>obtinguts<text:span text:style-name="T2"> </text:span>per<text:span text:style-name="T2"> </text:span>l<text:span text:style-name="T2">’</text:span>alumnat.</text:p>
        <text:p text:style-name="Standard">Al<text:span text:style-name="T2"> </text:span>servei<text:span text:style-name="T2"> </text:span>web<text:span text:style-name="T2"> </text:span>de<text:span text:style-name="T2"> </text:span>Seguiment,<text:span text:style-name="T2"> </text:span>la<text:span text:style-name="T2"> </text:span>part<text:span text:style-name="T2"> </text:span>servidora<text:span text:style-name="T2"> </text:span>la<text:span text:style-name="T2"> </text:span>implementarà<text:span text:style-name="T2"> </text:span>l<text:span text:style-name="T2">’</text:span>EVA<text:span text:style-name="T2"> </text:span>i<text:span text:style-name="T2"> </text:span>l<text:span text:style-name="T2">’</text:span>Editorial<text:span text:style-name="T2"> </text:span>consumirà<text:span text:style-name="T2"> </text:span>el<text:span text:style-name="T2"> </text:span>servei.</text:p>
        <text:p text:style-name="Standard">Nom<text:span text:style-name="T2"> </text:span>del<text:span text:style-name="T2"> </text:span>servei:<text:span text:style-name="T2"> </text:span><text:span text:style-name="T19">wsSeguimiento</text:span></text:p>
        <text:p text:style-name="Standard"><text:span text:style-name="T2">L'</text:span>arxiu<text:span text:style-name="T2"> </text:span>WSDL<text:span text:style-name="T2"> </text:span>del<text:span text:style-name="T2"> </text:span>servei<text:span text:style-name="T2"> </text:span>serà<text:span text:style-name="T2"> </text:span>accessible<text:span text:style-name="T2"> </text:span>en<text:span text:style-name="T2"> </text:span>la<text:span text:style-name="T2"> </text:span>mateixa<text:span text:style-name="T2"> </text:span>adreça<text:span text:style-name="T2"> </text:span>que<text:span text:style-name="T2"> </text:span>el<text:span text:style-name="T2"> </text:span>servei<text:span text:style-name="T2"> </text:span>web<text:span text:style-name="T2"> </text:span>però<text:span text:style-name="T2"> </text:span>acabada<text:span text:style-name="T2"> </text:span>amb<text:span text:style-name="T16"><text:line-break/>«</text:span><text:span text:style-name="T19">?wsdl»</text:span><text:span text:style-name="T2"> </text:span>i<text:span text:style-name="T2"> </text:span>també<text:span text:style-name="T2"> </text:span>acabada<text:span text:style-name="T2"> </text:span>amb<text:span text:style-name="T2"> «</text:span><text:span text:style-name="T19">?WSDL»</text:span></text:p>
        <text:p text:style-name="Standard">Aquest<text:span text:style-name="T2"> </text:span>servei<text:span text:style-name="T2"> </text:span>només<text:span text:style-name="T2"> </text:span>té<text:span text:style-name="T2"> </text:span>el<text:span text:style-name="T2"> </text:span>mètode<text:span text:style-name="T2"> </text:span><text:span text:style-name="T19">ResultadoDetalleExtendido</text:span></text:p>
        <text:h text:style-name="Heading_20_3" text:outline-level="3">Mètode<text:span text:style-name="T2"> </text:span>ResultadoDetalleExtendido</text:h>
        <text:p text:style-name="Standard">Paràmetres<text:span text:style-name="T2"> </text:span>d<text:span text:style-name="T2">’</text:span>entrada<text:span text:style-name="T2"> </text:span>del<text:span text:style-name="T2"> </text:span>mètode<text:span text:style-name="T59">:</text:span></text:p>
        <table:table table:name="Taula15" table:style-name="Taula15">
          <table:table-column table:style-name="Taula15.A"/>
          <table:table-column table:style-name="Taula15.B"/>
          <table:table-column table:style-name="Taula15.C"/>
          <table:table-column table:style-name="Taula15.D"/>
          <table:table-header-rows>
            <table:table-row table:style-name="Taula15.1">
              <table:table-cell table:style-name="Taula15.A1" office:value-type="string">
                <text:p text:style-name="P40">Lloc</text:p>
              </table:table-cell>
              <table:table-cell table:style-name="Taula15.A1" office:value-type="string">
                <text:p text:style-name="P40">Nom</text:p>
              </table:table-cell>
              <table:table-cell table:style-name="Taula15.A1" office:value-type="string">
                <text:p text:style-name="P40">Tipus</text:p>
              </table:table-cell>
              <table:table-cell table:style-name="Taula15.D1" office:value-type="string">
                <text:p text:style-name="P40">Descripció</text:p>
              </table:table-cell>
            </table:table-row>
          </table:table-header-rows>
          <table:table-row table:style-name="Taula15.2">
            <table:table-cell table:style-name="Taula15.A2" office:value-type="string">
              <text:p text:style-name="P26"><text:span text:style-name="T40">Capçalera</text:span><text:span text:style-name="T43"> </text:span></text:p>
            </table:table-cell>
            <table:table-cell table:style-name="Taula15.B2" office:value-type="string">
              <text:p text:style-name="P29">User</text:p>
            </table:table-cell>
            <table:table-cell table:style-name="Taula15.C2" office:value-type="string">
              <text:p text:style-name="P31">Obligatori</text:p>
            </table:table-cell>
            <table:table-cell table:style-name="Taula15.D2" office:value-type="string">
              <text:p text:style-name="P27"><text:span text:style-name="T40">Usuari</text:span><text:span text:style-name="T43"> </text:span><text:span text:style-name="T40">d</text:span><text:span text:style-name="T43">’</text:span><text:span text:style-name="T40">accés</text:span><text:span text:style-name="T43"> </text:span><text:span text:style-name="T40">de</text:span><text:span text:style-name="T43"> </text:span><text:span text:style-name="T40">l</text:span><text:span text:style-name="T43">’</text:span><text:span text:style-name="T40">Editorial</text:span><text:span text:style-name="T43"> </text:span><text:span text:style-name="T40">per</text:span><text:span text:style-name="T43"> </text:span><text:span text:style-name="T40">poder</text:span><text:span text:style-name="T43"> </text:span><text:span text:style-name="T40">fer</text:span><text:span text:style-name="T43"> </text:span><text:span text:style-name="T40">servir</text:span><text:span text:style-name="T43"> </text:span><text:span text:style-name="T40">el</text:span><text:span text:style-name="T43"> </text:span><text:span text:style-name="T40">servei</text:span><text:span text:style-name="T43"> </text:span><text:span text:style-name="T40">web</text:span><text:span text:style-name="T43"> </text:span><text:span text:style-name="T40">de</text:span><text:span text:style-name="T43"> </text:span><text:span text:style-name="T40">l</text:span><text:span text:style-name="T43">’</text:span><text:span text:style-name="T40">EVA.</text:span></text:p>
            </table:table-cell>
          </table:table-row>
          <table:table-row table:style-name="Taula15.1">
            <table:table-cell table:style-name="Taula15.A3" office:value-type="string">
              <text:p text:style-name="P32">Capçalera</text:p>
            </table:table-cell>
            <table:table-cell table:style-name="Taula15.B3" office:value-type="string">
              <text:p text:style-name="P29">Password</text:p>
            </table:table-cell>
            <table:table-cell table:style-name="Taula15.C3" office:value-type="string">
              <text:p text:style-name="P31">Obligatori</text:p>
            </table:table-cell>
            <table:table-cell table:style-name="Taula15.D3" office:value-type="string">
              <text:p text:style-name="P27"><text:span text:style-name="T40">Contrasenya</text:span><text:span text:style-name="T43"> </text:span><text:span text:style-name="T40">de</text:span><text:span text:style-name="T43"> </text:span><text:span text:style-name="T40">l</text:span><text:span text:style-name="T43">’</text:span><text:span text:style-name="T40">Editorial</text:span><text:span text:style-name="T43"> </text:span><text:span text:style-name="T40">per</text:span><text:span text:style-name="T43"> </text:span><text:span text:style-name="T40">poder</text:span><text:span text:style-name="T43"> </text:span><text:span text:style-name="T40">fer</text:span><text:span text:style-name="T43"> </text:span><text:span text:style-name="T40">servir</text:span><text:span text:style-name="T43"> </text:span><text:span text:style-name="T40">el</text:span><text:span text:style-name="T43"> </text:span><text:span text:style-name="T40">servei</text:span><text:span text:style-name="T43"> </text:span><text:span text:style-name="T40">web</text:span><text:span text:style-name="T43"> </text:span><text:span text:style-name="T40">de</text:span><text:span text:style-name="T43"> </text:span><text:span text:style-name="T40">l</text:span><text:span text:style-name="T43">’</text:span><text:span text:style-name="T40">EVA.</text:span></text:p>
            </table:table-cell>
          </table:table-row>
          <table:table-row table:style-name="Taula15.1">
            <table:table-cell table:style-name="Taula15.A4" office:value-type="string">
              <text:p text:style-name="P32">Cos</text:p>
            </table:table-cell>
            <table:table-cell table:style-name="Taula15.B4" office:value-type="string">
              <text:p text:style-name="P30">IdUsuario</text:p>
            </table:table-cell>
            <table:table-cell table:style-name="Taula15.C4" office:value-type="string">
              <text:p text:style-name="P31">Obligatori</text:p>
            </table:table-cell>
            <table:table-cell table:style-name="Taula15.D4" office:value-type="string">
              <text:p text:style-name="P27"><text:span text:style-name="T40">Identificador</text:span><text:span text:style-name="T43"> </text:span><text:span text:style-name="T40">de</text:span><text:span text:style-name="T43"> </text:span><text:span text:style-name="T40">l</text:span><text:span text:style-name="T43">’</text:span><text:span text:style-name="T40">usuari</text:span><text:span text:style-name="T43"> </text:span><text:span text:style-name="T40">a</text:span><text:span text:style-name="T43"> </text:span><text:span text:style-name="T40">l</text:span><text:span text:style-name="T43">’</text:span><text:span text:style-name="T40">EVA.</text:span></text:p>
            </table:table-cell>
          </table:table-row>
          <table:table-row table:style-name="Taula15.1">
            <table:table-cell table:style-name="Taula15.A5" office:value-type="string">
              <text:p text:style-name="P32">Cos</text:p>
            </table:table-cell>
            <table:table-cell table:style-name="Taula15.B5" office:value-type="string">
              <text:p text:style-name="P30">IdContenidoLMS</text:p>
            </table:table-cell>
            <table:table-cell table:style-name="Taula15.C5" office:value-type="string">
              <text:p text:style-name="P31">Obligatori</text:p>
            </table:table-cell>
            <table:table-cell table:style-name="Taula15.D5" office:value-type="string">
              <text:p text:style-name="P27"><text:span text:style-name="T40">Identificador</text:span><text:span text:style-name="T43"> </text:span><text:span text:style-name="T40">del</text:span><text:span text:style-name="T43"> </text:span><text:span text:style-name="T40">contingut</text:span><text:span text:style-name="T43"> </text:span><text:span text:style-name="T40">en</text:span><text:span text:style-name="T43"> </text:span><text:span text:style-name="T40">l</text:span><text:span text:style-name="T43">’</text:span><text:span text:style-name="T40">EVA.</text:span></text:p>
            </table:table-cell>
          </table:table-row>
          <table:table-row table:style-name="Taula15.1">
            <table:table-cell table:style-name="Taula15.A6" office:value-type="string">
              <text:p text:style-name="P32">Cos</text:p>
            </table:table-cell>
            <table:table-cell table:style-name="Taula15.B6" office:value-type="string">
              <text:p text:style-name="P30">IdCentro</text:p>
            </table:table-cell>
            <table:table-cell table:style-name="Taula15.C6" office:value-type="string">
              <text:p text:style-name="P31">Obligatori</text:p>
            </table:table-cell>
            <table:table-cell table:style-name="Taula15.D6" office:value-type="string">
              <text:p text:style-name="P27"><text:span text:style-name="T40">Identificador</text:span><text:span text:style-name="T43"> </text:span><text:span text:style-name="T40">del</text:span><text:span text:style-name="T43"> </text:span><text:span text:style-name="T40">centre</text:span><text:span text:style-name="T43"> </text:span><text:span text:style-name="T40">educatiu</text:span><text:span text:style-name="T43"> </text:span><text:span text:style-name="T40">des</text:span><text:span text:style-name="T43"> </text:span><text:span text:style-name="T40">del</text:span><text:span text:style-name="T43"> </text:span><text:span text:style-name="T40">que</text:span><text:span text:style-name="T43"> </text:span><text:span text:style-name="T40">s</text:span><text:span text:style-name="T43">’</text:span><text:span text:style-name="T40">està</text:span><text:span text:style-name="T43"> </text:span><text:span text:style-name="T40">fent</text:span><text:span text:style-name="T43"> </text:span><text:span text:style-name="T40">la</text:span><text:span text:style-name="T43"> </text:span><text:span text:style-name="T40">crida</text:span><text:span text:style-name="T43"> </text:span><text:span text:style-name="T40">al</text:span><text:span text:style-name="T43"> </text:span><text:span text:style-name="T40">servei</text:span><text:span text:style-name="T43"> </text:span><text:span text:style-name="T40">web.</text:span></text:p>
            </table:table-cell>
          </table:table-row>
          <table:table-row table:style-name="Taula15.1">
            <table:table-cell table:style-name="Taula15.A7" office:value-type="string">
              <text:p text:style-name="P32">Cos</text:p>
            </table:table-cell>
            <table:table-cell table:style-name="Taula15.B7" office:value-type="string">
              <text:p text:style-name="P30">IdUnidad</text:p>
            </table:table-cell>
            <table:table-cell table:style-name="Taula15.C7" office:value-type="string">
              <text:p text:style-name="P31">Opcional</text:p>
            </table:table-cell>
            <table:table-cell table:style-name="Taula15.D7" office:value-type="string">
              <text:p text:style-name="P27"><text:span text:style-name="T40">Identificador</text:span><text:span text:style-name="T43"> </text:span><text:span text:style-name="T40">de</text:span><text:span text:style-name="T43"> </text:span><text:span text:style-name="T40">la</text:span><text:span text:style-name="T43"> </text:span><text:span text:style-name="T40">unitat</text:span><text:span text:style-name="T43"> </text:span><text:span text:style-name="T40">de</text:span><text:span text:style-name="T43"> </text:span><text:span text:style-name="T40">la</text:span><text:span text:style-name="T43"> </text:span><text:span text:style-name="T40">qual</text:span><text:span text:style-name="T43"> </text:span><text:span text:style-name="T40">s</text:span><text:span text:style-name="T43">’</text:span><text:span text:style-name="T40">informen</text:span><text:span text:style-name="T43"> </text:span><text:span text:style-name="T40">els</text:span><text:span text:style-name="T43"> </text:span><text:span text:style-name="T40">seus</text:span><text:span text:style-name="T43"> </text:span><text:span text:style-name="T40">resultats</text:span><text:span text:style-name="T43"> </text:span><text:span text:style-name="T40">i/o</text:span><text:span text:style-name="T43"> </text:span><text:span text:style-name="T40">detalls.</text:span><text:span text:style-name="T46"> </text:span><text:span text:style-name="T40">Si</text:span><text:span text:style-name="T43"> </text:span><text:span text:style-name="T40">l</text:span><text:span text:style-name="T43">’</text:span><text:span text:style-name="T40">EVA</text:span><text:span text:style-name="T43"> </text:span><text:span text:style-name="T40">rep</text:span><text:span text:style-name="T43"> </text:span><text:span text:style-name="T40">un</text:span><text:span text:style-name="T43"> </text:span><text:span text:style-name="T40">identificador</text:span><text:span text:style-name="T43"> </text:span><text:span text:style-name="T40">d</text:span><text:span text:style-name="T43">’</text:span><text:span text:style-name="T40">unitat</text:span><text:span text:style-name="T43"> </text:span><text:span text:style-name="T40">que</text:span><text:span text:style-name="T43"> </text:span><text:span text:style-name="T40">no</text:span><text:span text:style-name="T43"> </text:span><text:span text:style-name="T40">té,</text:span><text:span text:style-name="T43"> </text:span><text:span text:style-name="T40">poden</text:span><text:span text:style-name="T43"> </text:span><text:span text:style-name="T40">donar-se</text:span><text:span text:style-name="T43"> </text:span><text:span text:style-name="T40">dos</text:span><text:span text:style-name="T43"> </text:span><text:span text:style-name="T40">casos:</text:span><text:span text:style-name="T43"> </text:span><text:span text:style-name="T40">A)</text:span><text:span text:style-name="T43"> </text:span><text:span text:style-name="T40">que</text:span><text:span text:style-name="T43"> </text:span><text:span text:style-name="T40">el</text:span><text:span text:style-name="T43"> </text:span><text:span text:style-name="T40">proveïdor</text:span><text:span text:style-name="T43"> </text:span><text:span text:style-name="T40">del</text:span><text:span text:style-name="T43"> </text:span><text:span text:style-name="T40">contingut</text:span><text:span text:style-name="T43"> </text:span><text:span text:style-name="T40">proporcioni</text:span><text:span text:style-name="T43"> </text:span><text:span text:style-name="T40">el</text:span><text:span text:style-name="T43"> </text:span><text:span text:style-name="T40">servei</text:span><text:span text:style-name="T43"> </text:span><text:span text:style-name="T40">web</text:span><text:span text:style-name="T43"> </text:span><text:span text:style-name="T40">de</text:span><text:span text:style-name="T43"> </text:span><text:span text:style-name="T40">l</text:span><text:span text:style-name="T43">’</text:span><text:span text:style-name="T40">estructura</text:span><text:span text:style-name="T43"> </text:span><text:span text:style-name="T40">del</text:span><text:span text:style-name="T43"> </text:span><text:span text:style-name="T40">llibre,</text:span><text:span text:style-name="T43"> </text:span><text:span text:style-name="T40">en</text:span><text:span text:style-name="T43"> </text:span><text:span text:style-name="T40">aquest</text:span><text:span text:style-name="T43"> </text:span><text:span text:style-name="T40">cas,</text:span><text:span text:style-name="T43"> </text:span><text:span text:style-name="T40">l</text:span><text:span text:style-name="T43">’</text:span><text:span text:style-name="T40">EVA</text:span><text:span text:style-name="T43"> </text:span><text:span text:style-name="T40">tornarà</text:span><text:span text:style-name="T43"> </text:span><text:span text:style-name="T40">a</text:span><text:span text:style-name="T43"> </text:span><text:span text:style-name="T40">sol·licitar</text:span><text:span text:style-name="T43"> </text:span><text:span text:style-name="T40">l</text:span><text:span text:style-name="T43">’</text:span><text:span text:style-name="T40">estructura</text:span><text:span text:style-name="T43"> </text:span><text:span text:style-name="T40">del</text:span><text:span text:style-name="T43"> </text:span><text:span text:style-name="T40">llibre</text:span><text:span text:style-name="T43"> </text:span><text:span text:style-name="T40">per</text:span><text:span text:style-name="T43"> </text:span><text:span text:style-name="T40">actualitzar-la.</text:span><text:span text:style-name="T43"> </text:span><text:span text:style-name="T40">B)</text:span><text:span text:style-name="T43"> </text:span><text:span text:style-name="T40">Que</text:span><text:span text:style-name="T43"> </text:span><text:span text:style-name="T40">el</text:span><text:span text:style-name="T43"> </text:span><text:span text:style-name="T40">proveïdor</text:span><text:span text:style-name="T43"> </text:span><text:span text:style-name="T40">del</text:span><text:span text:style-name="T43"> </text:span><text:span text:style-name="T40">contingut</text:span><text:span text:style-name="T43"> </text:span><text:span text:style-name="T40">no</text:span><text:span text:style-name="T43"> </text:span><text:span text:style-name="T40">proporcioni</text:span><text:span text:style-name="T43"> </text:span><text:span text:style-name="T40">el</text:span><text:span text:style-name="T43"> </text:span><text:span text:style-name="T40">servei</text:span><text:span text:style-name="T43"> </text:span><text:span text:style-name="T40">web</text:span><text:span text:style-name="T43"> </text:span><text:soft-page-break/><text:span text:style-name="T40">d</text:span><text:span text:style-name="T43">’</text:span><text:span text:style-name="T40">estructura</text:span><text:span text:style-name="T43"> </text:span><text:span text:style-name="T40">del</text:span><text:span text:style-name="T43"> </text:span><text:span text:style-name="T40">llibre,</text:span><text:span text:style-name="T43"> </text:span><text:span text:style-name="T40">en</text:span><text:span text:style-name="T43"> </text:span><text:span text:style-name="T40">aquest</text:span><text:span text:style-name="T43"> </text:span><text:span text:style-name="T40">cas,</text:span><text:span text:style-name="T43"> </text:span><text:span text:style-name="T40">l</text:span><text:span text:style-name="T43">’</text:span><text:span text:style-name="T40">EVA</text:span><text:span text:style-name="T43"> </text:span><text:span text:style-name="T40">guardarà</text:span><text:span text:style-name="T43"> </text:span><text:span text:style-name="T40">el</text:span><text:span text:style-name="T43"> </text:span><text:span text:style-name="T40">valor</text:span><text:span text:style-name="T43"> </text:span><text:span text:style-name="T40">i</text:span><text:span text:style-name="T43"> </text:span><text:span text:style-name="T40">l</text:span><text:span text:style-name="T43">’</text:span><text:span text:style-name="T40">utilitzarà</text:span><text:span text:style-name="T43"> </text:span><text:span text:style-name="T40">en</text:span><text:span text:style-name="T43"> </text:span><text:span text:style-name="T40">l</text:span><text:span text:style-name="T43">’</text:span><text:span text:style-name="T40">informe</text:span><text:span text:style-name="T43"> </text:span><text:span text:style-name="T40">de</text:span><text:span text:style-name="T43"> </text:span><text:span text:style-name="T40">resultats,</text:span><text:span text:style-name="T43"> </text:span><text:span text:style-name="T40">no</text:span><text:span text:style-name="T43"> </text:span><text:span text:style-name="T40">per</text:span><text:span text:style-name="T43"> </text:span><text:span text:style-name="T40">l</text:span><text:span text:style-name="T43">’</text:span><text:span text:style-name="T40">accés.</text:span></text:p>
            </table:table-cell>
          </table:table-row>
          <table:table-row table:style-name="Taula15.1">
            <table:table-cell table:style-name="Taula15.A8" office:value-type="string">
              <text:p text:style-name="P32">Cos</text:p>
            </table:table-cell>
            <table:table-cell table:style-name="Taula15.B8" office:value-type="string">
              <text:p text:style-name="P30">UnidadTitulo</text:p>
            </table:table-cell>
            <table:table-cell table:style-name="Taula15.C8" office:value-type="string">
              <text:p text:style-name="P31">Opcional</text:p>
            </table:table-cell>
            <table:table-cell table:style-name="Taula15.D8" office:value-type="string">
              <text:p text:style-name="P27"><text:span text:style-name="T40">Títol</text:span><text:span text:style-name="T43"> </text:span><text:span text:style-name="T40">de</text:span><text:span text:style-name="T43"> </text:span><text:span text:style-name="T40">la</text:span><text:span text:style-name="T43"> </text:span><text:span text:style-name="T40">unitat.</text:span><text:span text:style-name="T46"> </text:span><text:span text:style-name="T40">Aquest</text:span><text:span text:style-name="T43"> </text:span><text:span text:style-name="T40">camp</text:span><text:span text:style-name="T43"> </text:span><text:span text:style-name="T40">sols</text:span><text:span text:style-name="T43"> </text:span><text:span text:style-name="T40">s</text:span><text:span text:style-name="T43">’</text:span><text:span text:style-name="T40">omple</text:span><text:span text:style-name="T43"> </text:span><text:span text:style-name="T40">si</text:span><text:span text:style-name="T43"> </text:span><text:span text:style-name="T40">el</text:span><text:span text:style-name="T43"> </text:span><text:span text:style-name="T40">proveïdor</text:span><text:span text:style-name="T43"> </text:span><text:span text:style-name="T40">de</text:span><text:span text:style-name="T43"> </text:span><text:span text:style-name="T40">continguts</text:span><text:span text:style-name="T43"> </text:span><text:span text:style-name="T40">no</text:span><text:span text:style-name="T43"> </text:span><text:span text:style-name="T40">proveeix</text:span><text:span text:style-name="T43"> </text:span><text:span text:style-name="T40">el</text:span><text:span text:style-name="T43"> </text:span><text:span text:style-name="T40">servei</text:span><text:span text:style-name="T43"> </text:span><text:span text:style-name="T40">web</text:span><text:span text:style-name="T43"> </text:span><text:span text:style-name="T40">d</text:span><text:span text:style-name="T43">’</text:span><text:span text:style-name="T40">estructura</text:span><text:span text:style-name="T43"> </text:span><text:span text:style-name="T40">del</text:span><text:span text:style-name="T43"> </text:span><text:span text:style-name="T40">llibre.</text:span><text:span text:style-name="T43"> </text:span><text:span text:style-name="T40">El</text:span><text:span text:style-name="T43"> </text:span><text:span text:style-name="T40">valor</text:span><text:span text:style-name="T43"> </text:span><text:span text:style-name="T40">del</text:span><text:span text:style-name="T43"> </text:span><text:span text:style-name="T40">camp</text:span><text:span text:style-name="T43"> </text:span><text:span text:style-name="T40">sols</text:span><text:span text:style-name="T43"> </text:span><text:span text:style-name="T40">s</text:span><text:span text:style-name="T43">’</text:span><text:span text:style-name="T40">utilitzarà</text:span><text:span text:style-name="T43"> </text:span><text:span text:style-name="T40">en</text:span><text:span text:style-name="T43"> </text:span><text:span text:style-name="T40">l</text:span><text:span text:style-name="T43">’</text:span><text:span text:style-name="T40">informe</text:span><text:span text:style-name="T43"> </text:span><text:span text:style-name="T40">de</text:span><text:span text:style-name="T43"> </text:span><text:span text:style-name="T40">resultats,</text:span><text:span text:style-name="T43"> </text:span><text:span text:style-name="T40">no</text:span><text:span text:style-name="T43"> </text:span><text:span text:style-name="T40">per</text:span><text:span text:style-name="T43"> l'</text:span><text:span text:style-name="T40">accés.</text:span></text:p>
            </table:table-cell>
          </table:table-row>
          <table:table-row table:style-name="Taula15.1">
            <table:table-cell table:style-name="Taula15.A9" office:value-type="string">
              <text:p text:style-name="P32">Cos</text:p>
            </table:table-cell>
            <table:table-cell table:style-name="Taula15.B9" office:value-type="string">
              <text:p text:style-name="P30">UnidadOrden</text:p>
            </table:table-cell>
            <table:table-cell table:style-name="Taula15.C9" office:value-type="string">
              <text:p text:style-name="P31">Opcional</text:p>
            </table:table-cell>
            <table:table-cell table:style-name="Taula15.D9" office:value-type="string">
              <text:p text:style-name="P27"><text:span text:style-name="T40">Ordre</text:span><text:span text:style-name="T43"> </text:span><text:span text:style-name="T40">de</text:span><text:span text:style-name="T43"> </text:span><text:span text:style-name="T40">la</text:span><text:span text:style-name="T43"> </text:span><text:span text:style-name="T40">unitat</text:span><text:span text:style-name="T43"> </text:span><text:span text:style-name="T40">dins</text:span><text:span text:style-name="T43"> </text:span><text:span text:style-name="T40">de</text:span><text:span text:style-name="T43"> </text:span><text:span text:style-name="T40">la</text:span><text:span text:style-name="T43"> </text:span><text:span text:style-name="T40">llista</text:span><text:span text:style-name="T43"> </text:span><text:span text:style-name="T40">d</text:span><text:span text:style-name="T43">’</text:span><text:span text:style-name="T40">unitats</text:span><text:span text:style-name="T43"> </text:span><text:span text:style-name="T40">del</text:span><text:span text:style-name="T43"> </text:span><text:span text:style-name="T40">llibre.</text:span><text:span text:style-name="T43"> </text:span><text:span text:style-name="T40">Aquest</text:span><text:span text:style-name="T43"> </text:span><text:span text:style-name="T40">camp</text:span><text:span text:style-name="T43"> </text:span><text:span text:style-name="T40">sols</text:span><text:span text:style-name="T43"> </text:span><text:span text:style-name="T40">es</text:span><text:span text:style-name="T43"> </text:span><text:span text:style-name="T40">completarà</text:span><text:span text:style-name="T43"> </text:span><text:span text:style-name="T40">si</text:span><text:span text:style-name="T43"> </text:span><text:span text:style-name="T40">el</text:span><text:span text:style-name="T43"> </text:span><text:span text:style-name="T40">proveïdor</text:span><text:span text:style-name="T43"> </text:span><text:span text:style-name="T40">de</text:span><text:span text:style-name="T43"> </text:span><text:span text:style-name="T40">continguts</text:span><text:span text:style-name="T43"> </text:span><text:span text:style-name="T40">no</text:span><text:span text:style-name="T43"> </text:span><text:span text:style-name="T40">proveeix</text:span><text:span text:style-name="T43"> </text:span><text:span text:style-name="T40">el</text:span><text:span text:style-name="T43"> </text:span><text:span text:style-name="T40">servei</text:span><text:span text:style-name="T43"> </text:span><text:span text:style-name="T40">web</text:span><text:span text:style-name="T43"> </text:span><text:span text:style-name="T40">d</text:span><text:span text:style-name="T43">’</text:span><text:span text:style-name="T40">estructura</text:span><text:span text:style-name="T43"> </text:span><text:span text:style-name="T40">del</text:span><text:span text:style-name="T43"> </text:span><text:span text:style-name="T40">llibre.</text:span><text:span text:style-name="T43"> </text:span><text:span text:style-name="T40">El</text:span><text:span text:style-name="T43"> </text:span><text:span text:style-name="T40">valor</text:span><text:span text:style-name="T43"> </text:span><text:span text:style-name="T40">del</text:span><text:span text:style-name="T43"> </text:span><text:span text:style-name="T40">camp</text:span><text:span text:style-name="T43"> </text:span><text:span text:style-name="T40">sols</text:span><text:span text:style-name="T43"> </text:span><text:span text:style-name="T40">s</text:span><text:span text:style-name="T43">’</text:span><text:span text:style-name="T40">utilitzarà</text:span><text:span text:style-name="T43"> </text:span><text:span text:style-name="T40">en</text:span><text:span text:style-name="T43"> </text:span><text:span text:style-name="T40">l</text:span><text:span text:style-name="T43">’</text:span><text:span text:style-name="T40">informe</text:span><text:span text:style-name="T43"> </text:span><text:span text:style-name="T40">de</text:span><text:span text:style-name="T43"> </text:span><text:span text:style-name="T40">resultats,</text:span><text:span text:style-name="T43"> </text:span><text:span text:style-name="T40">no</text:span><text:span text:style-name="T43"> </text:span><text:span text:style-name="T40">per</text:span><text:span text:style-name="T43"> l'</text:span><text:span text:style-name="T40">accés.</text:span></text:p>
            </table:table-cell>
          </table:table-row>
          <table:table-row table:style-name="Taula15.1">
            <table:table-cell table:style-name="Taula15.A10" office:value-type="string">
              <text:p text:style-name="P32">Cos</text:p>
            </table:table-cell>
            <table:table-cell table:style-name="Taula15.B10" office:value-type="string">
              <text:p text:style-name="P30">IdActividad</text:p>
            </table:table-cell>
            <table:table-cell table:style-name="Taula15.C10" office:value-type="string">
              <text:p text:style-name="P31">Opcional</text:p>
            </table:table-cell>
            <table:table-cell table:style-name="Taula15.D10" office:value-type="string">
              <text:p text:style-name="Table_20_Contents_20__28_user_29_"><text:span text:style-name="T40">Identificador</text:span><text:span text:style-name="T43"> </text:span><text:span text:style-name="T40">de</text:span><text:span text:style-name="T43"> </text:span><text:span text:style-name="T40">l</text:span><text:span text:style-name="T43">’</text:span><text:span text:style-name="T40">activitat</text:span><text:span text:style-name="T43"> </text:span><text:span text:style-name="T40">de</text:span><text:span text:style-name="T43"> </text:span><text:span text:style-name="T40">la</text:span><text:span text:style-name="T43"> </text:span><text:span text:style-name="T40">qual</text:span><text:span text:style-name="T43"> </text:span><text:span text:style-name="T44">s'</text:span><text:span text:style-name="T40">informen</text:span><text:span text:style-name="T43"> </text:span><text:span text:style-name="T40">els</text:span><text:span text:style-name="T43"> </text:span><text:span text:style-name="T40">seus</text:span><text:span text:style-name="T43"> </text:span><text:span text:style-name="T40">resultats</text:span><text:span text:style-name="T43"> </text:span><text:span text:style-name="T40">i/o</text:span><text:span text:style-name="T43"> </text:span><text:span text:style-name="T40">detalls.</text:span><text:span text:style-name="T43"> </text:span><text:span text:style-name="T40">Si</text:span><text:span text:style-name="T43"> </text:span><text:span text:style-name="T40">l</text:span><text:span text:style-name="T43">’</text:span><text:span text:style-name="T40">EVA</text:span><text:span text:style-name="T43"> </text:span><text:span text:style-name="T40">rep</text:span><text:span text:style-name="T43"> </text:span><text:span text:style-name="T40">un</text:span><text:span text:style-name="T43"> </text:span><text:span text:style-name="T40">identificador</text:span><text:span text:style-name="T43"> </text:span><text:span text:style-name="T40">d</text:span><text:span text:style-name="T43">’</text:span><text:span text:style-name="T40">activitat</text:span><text:span text:style-name="T43"> </text:span><text:span text:style-name="T40">que</text:span><text:span text:style-name="T43"> </text:span><text:span text:style-name="T40">no</text:span><text:span text:style-name="T43"> </text:span><text:span text:style-name="T40">disposa,</text:span><text:span text:style-name="T43"> </text:span><text:span text:style-name="T40">poden</text:span><text:span text:style-name="T43"> </text:span><text:span text:style-name="T40">donar-se</text:span><text:span text:style-name="T43"> </text:span><text:span text:style-name="T40">dos</text:span><text:span text:style-name="T43"> </text:span><text:span text:style-name="T40">casos:</text:span><text:span text:style-name="T43"> </text:span><text:span text:style-name="T40">A)</text:span><text:span text:style-name="T43"> </text:span><text:span text:style-name="T40">Que</text:span><text:span text:style-name="T43"> </text:span><text:span text:style-name="T40">el</text:span><text:span text:style-name="T43"> </text:span><text:span text:style-name="T40">proveïdor</text:span><text:span text:style-name="T43"> </text:span><text:span text:style-name="T40">de</text:span><text:span text:style-name="T43"> </text:span><text:span text:style-name="T40">continguts</text:span><text:span text:style-name="T43"> </text:span><text:span text:style-name="T40">proporcioni</text:span><text:span text:style-name="T43"> </text:span><text:span text:style-name="T40">el</text:span><text:span text:style-name="T43"> </text:span><text:span text:style-name="T40">servei</text:span><text:span text:style-name="T43"> </text:span><text:span text:style-name="T40">web</text:span><text:span text:style-name="T43"> </text:span><text:span text:style-name="T40">de</text:span><text:span text:style-name="T43"> </text:span><text:span text:style-name="T40">l</text:span><text:span text:style-name="T43">’</text:span><text:span text:style-name="T40">estructura</text:span><text:span text:style-name="T43"> </text:span><text:span text:style-name="T40">del</text:span><text:span text:style-name="T43"> </text:span><text:span text:style-name="T40">llibre,</text:span><text:span text:style-name="T43"> </text:span><text:span text:style-name="T40">en</text:span><text:span text:style-name="T43"> </text:span><text:span text:style-name="T40">aquest</text:span><text:span text:style-name="T43"> </text:span><text:span text:style-name="T40">cas,</text:span><text:span text:style-name="T43"> </text:span><text:span text:style-name="T40">l</text:span><text:span text:style-name="T43">’</text:span><text:span text:style-name="T40">EVA</text:span><text:span text:style-name="T43"> </text:span><text:span text:style-name="T40">tornarà</text:span><text:span text:style-name="T43"> </text:span><text:span text:style-name="T40">a</text:span><text:span text:style-name="T43"> </text:span><text:span text:style-name="T40">sol·licitar</text:span><text:span text:style-name="T43"> </text:span><text:span text:style-name="T40">l</text:span><text:span text:style-name="T43">’</text:span><text:span text:style-name="T40">estructura</text:span><text:span text:style-name="T43"> </text:span><text:span text:style-name="T40">del</text:span><text:span text:style-name="T43"> </text:span><text:span text:style-name="T40">llibre</text:span><text:span text:style-name="T43"> </text:span><text:span text:style-name="T40">per</text:span><text:span text:style-name="T43"> </text:span><text:span text:style-name="T40">actualitzar-la.</text:span><text:span text:style-name="T43"> </text:span><text:span text:style-name="T40">B)</text:span><text:span text:style-name="T43"> </text:span><text:span text:style-name="T40">Que</text:span><text:span text:style-name="T43"> </text:span><text:span text:style-name="T40">el</text:span><text:span text:style-name="T43"> </text:span><text:span text:style-name="T40">proveïdor</text:span><text:span text:style-name="T43"> </text:span><text:span text:style-name="T40">del</text:span><text:span text:style-name="T43"> </text:span><text:span text:style-name="T40">contingut</text:span><text:span text:style-name="T43"> </text:span><text:span text:style-name="T40">no</text:span><text:span text:style-name="T43"> </text:span><text:span text:style-name="T40">proporcioni</text:span><text:span text:style-name="T43"> </text:span><text:span text:style-name="T40">el</text:span><text:span text:style-name="T43"> </text:span><text:span text:style-name="T40">servei</text:span><text:span text:style-name="T43"> </text:span><text:span text:style-name="T40">web</text:span><text:span text:style-name="T43"> </text:span><text:span text:style-name="T40">d</text:span><text:span text:style-name="T43">’</text:span><text:span text:style-name="T40">estructura</text:span><text:span text:style-name="T43"> </text:span><text:span text:style-name="T40">del</text:span><text:span text:style-name="T43"> </text:span><text:span text:style-name="T40">llibre,</text:span><text:span text:style-name="T43"> </text:span><text:span text:style-name="T40">en</text:span><text:span text:style-name="T43"> </text:span><text:span text:style-name="T40">aquest</text:span><text:span text:style-name="T43"> </text:span><text:span text:style-name="T40">cas,</text:span><text:span text:style-name="T43"> </text:span><text:span text:style-name="T40">l</text:span><text:span text:style-name="T43">’</text:span><text:span text:style-name="T40">EVA</text:span><text:span text:style-name="T43"> </text:span><text:span text:style-name="T40">guardarà</text:span><text:span text:style-name="T43"> </text:span><text:span text:style-name="T40">el</text:span><text:span text:style-name="T43"> </text:span><text:span text:style-name="T40">valor</text:span><text:span text:style-name="T43"> </text:span><text:span text:style-name="T40">i</text:span><text:span text:style-name="T43"> </text:span><text:span text:style-name="T40">l</text:span><text:span text:style-name="T43">’</text:span><text:span text:style-name="T40">utilitzarà</text:span><text:span text:style-name="T43"> a l'</text:span><text:span text:style-name="T40">informe</text:span><text:span text:style-name="T43"> </text:span><text:span text:style-name="T40">de</text:span><text:span text:style-name="T43"> </text:span><text:span text:style-name="T40">resultats,</text:span><text:span text:style-name="T43"> </text:span><text:span text:style-name="T40">no</text:span><text:span text:style-name="T43"> </text:span><text:span text:style-name="T40">per</text:span><text:span text:style-name="T43"> </text:span><text:span text:style-name="T40">l</text:span><text:span text:style-name="T43">’</text:span><text:span text:style-name="T40">accés.</text:span><text:span text:style-name="T43"> <text:s/></text:span><text:span text:style-name="T44">Quan</text:span><text:span text:style-name="T43"> </text:span><text:span text:style-name="T40">s</text:span><text:span text:style-name="T43">’</text:span><text:span text:style-name="T40">envia</text:span><text:span text:style-name="T43"> </text:span><text:span text:style-name="T40">aquest</text:span><text:span text:style-name="T43"> </text:span><text:span text:style-name="T40">camp</text:span><text:span text:style-name="T43"> </text:span><text:span text:style-name="T40">també</text:span><text:span text:style-name="T43"> </text:span><text:span text:style-name="T40">s</text:span><text:span text:style-name="T43">’</text:span><text:span text:style-name="T40">ha</text:span><text:span text:style-name="T43"> </text:span><text:span text:style-name="T40">d</text:span><text:span text:style-name="T43">’</text:span><text:span text:style-name="T40">enviar</text:span><text:span text:style-name="T43"> </text:span><text:span text:style-name="T40">el</text:span><text:span text:style-name="T43"> </text:span><text:span text:style-name="T40">camp</text:span><text:span text:style-name="T43"> </text:span><text:span text:style-name="T40">IdUnidad.</text:span></text:p>
            </table:table-cell>
          </table:table-row>
          <table:table-row table:style-name="Taula15.1">
            <table:table-cell table:style-name="Taula15.A11" office:value-type="string">
              <text:p text:style-name="P32">Cos</text:p>
            </table:table-cell>
            <table:table-cell table:style-name="Taula15.B11" office:value-type="string">
              <text:p text:style-name="P30">ActividadTitulo</text:p>
            </table:table-cell>
            <table:table-cell table:style-name="Taula15.C11" office:value-type="string">
              <text:p text:style-name="P31">Opcional</text:p>
            </table:table-cell>
            <table:table-cell table:style-name="Taula15.D11" office:value-type="string">
              <text:p text:style-name="P27"><text:span text:style-name="T40">Títol</text:span><text:span text:style-name="T43"> </text:span><text:span text:style-name="T40">de</text:span><text:span text:style-name="T43"> </text:span><text:span text:style-name="T40">l</text:span><text:span text:style-name="T43">’</text:span><text:span text:style-name="T40">activitat.</text:span><text:span text:style-name="T43"> </text:span><text:span text:style-name="T40">Aquest</text:span><text:span text:style-name="T43"> </text:span><text:span text:style-name="T40">camp</text:span><text:span text:style-name="T43"> </text:span><text:span text:style-name="T40">sols</text:span><text:span text:style-name="T43"> </text:span><text:span text:style-name="T40">s</text:span><text:span text:style-name="T43">’</text:span><text:span text:style-name="T40">envia</text:span><text:span text:style-name="T43"> </text:span><text:span text:style-name="T40">si</text:span><text:span text:style-name="T43"> </text:span><text:span text:style-name="T40">el</text:span><text:span text:style-name="T43"> </text:span><text:span text:style-name="T40">proveïdor</text:span><text:span text:style-name="T43"> </text:span><text:span text:style-name="T40">de</text:span><text:span text:style-name="T43"> </text:span><text:span text:style-name="T40">continguts</text:span><text:span text:style-name="T43"> </text:span><text:span text:style-name="T40">no</text:span><text:span text:style-name="T43"> </text:span><text:span text:style-name="T40">proporciona</text:span><text:span text:style-name="T43"> </text:span><text:span text:style-name="T40">el</text:span><text:span text:style-name="T43"> </text:span><text:span text:style-name="T40">servei</text:span><text:span text:style-name="T43"> </text:span><text:span text:style-name="T40">web</text:span><text:span text:style-name="T43"> </text:span><text:span text:style-name="T40">d</text:span><text:span text:style-name="T43">’</text:span><text:span text:style-name="T40">estructura</text:span><text:span text:style-name="T43"> </text:span><text:span text:style-name="T40">del</text:span><text:span text:style-name="T43"> </text:span><text:span text:style-name="T40">llibre.</text:span><text:span text:style-name="T43"> </text:span><text:span text:style-name="T40">El</text:span><text:span text:style-name="T43"> </text:span><text:span text:style-name="T40">valor</text:span><text:span text:style-name="T43"> </text:span><text:span text:style-name="T40">del</text:span><text:span text:style-name="T43"> </text:span><text:span text:style-name="T40">camp</text:span><text:span text:style-name="T43"> </text:span><text:span text:style-name="T40">sols</text:span><text:span text:style-name="T43"> </text:span><text:span text:style-name="T40">s</text:span><text:span text:style-name="T43">’</text:span><text:span text:style-name="T40">utilitzarà</text:span><text:span text:style-name="T43"> a l'</text:span><text:span text:style-name="T40">informe</text:span><text:span text:style-name="T43"> </text:span><text:span text:style-name="T40">de</text:span><text:span text:style-name="T43"> </text:span><text:span text:style-name="T40">resultats,</text:span><text:span text:style-name="T43"> </text:span><text:span text:style-name="T40">no</text:span><text:span text:style-name="T43"> </text:span><text:span text:style-name="T40">a l</text:span><text:span text:style-name="T43">'</text:span><text:span text:style-name="T40">accés.</text:span></text:p>
            </table:table-cell>
          </table:table-row>
          <table:table-row table:style-name="Taula15.1">
            <table:table-cell table:style-name="Taula15.A12" office:value-type="string">
              <text:p text:style-name="P32">Cos</text:p>
            </table:table-cell>
            <table:table-cell table:style-name="Taula15.B12" office:value-type="string">
              <text:p text:style-name="P30">ActivitadOrden</text:p>
            </table:table-cell>
            <table:table-cell table:style-name="Taula15.C12" office:value-type="string">
              <text:p text:style-name="P31">Opcional</text:p>
            </table:table-cell>
            <table:table-cell table:style-name="Taula15.D12" office:value-type="string">
              <text:p text:style-name="P27"><text:span text:style-name="T40">Ordre</text:span><text:span text:style-name="T43"> </text:span><text:span text:style-name="T40">de</text:span><text:span text:style-name="T43"> </text:span><text:span text:style-name="T40">l</text:span><text:span text:style-name="T43">’</text:span><text:span text:style-name="T40">activitat</text:span><text:span text:style-name="T43"> </text:span><text:span text:style-name="T40">dins</text:span><text:span text:style-name="T43"> </text:span><text:span text:style-name="T40">de</text:span><text:span text:style-name="T43"> </text:span><text:span text:style-name="T40">la</text:span><text:span text:style-name="T43"> </text:span><text:span text:style-name="T40">llista</text:span><text:span text:style-name="T43"> </text:span><text:span text:style-name="T40">d</text:span><text:span text:style-name="T43">’</text:span><text:span text:style-name="T40">activitats</text:span><text:span text:style-name="T43"> </text:span><text:span text:style-name="T40">d</text:span><text:span text:style-name="T43">’</text:span><text:span text:style-name="T40">una</text:span><text:span text:style-name="T43"> </text:span><text:span text:style-name="T40">unitat</text:span><text:span text:style-name="T43"> </text:span><text:span text:style-name="T40">del</text:span><text:span text:style-name="T43"> </text:span><text:span text:style-name="T40">llibre.</text:span><text:span text:style-name="T46"> </text:span><text:span text:style-name="T40">Aquest</text:span><text:span text:style-name="T43"> </text:span><text:span text:style-name="T40">camp</text:span><text:span text:style-name="T43"> </text:span><text:span text:style-name="T40">sols</text:span><text:span text:style-name="T43"> </text:span><text:span text:style-name="T40">es</text:span><text:span text:style-name="T43"> </text:span><text:span text:style-name="T40">completarà</text:span><text:span text:style-name="T43"> </text:span><text:span text:style-name="T40">si</text:span><text:span text:style-name="T43"> </text:span><text:span text:style-name="T40">el</text:span><text:span text:style-name="T43"> </text:span><text:span text:style-name="T40">proveïdor</text:span><text:span text:style-name="T43"> </text:span><text:span text:style-name="T40">de</text:span><text:span text:style-name="T43"> </text:span><text:span text:style-name="T40">continguts</text:span><text:span text:style-name="T43"> </text:span><text:span text:style-name="T40">no</text:span><text:span text:style-name="T43"> </text:span><text:span text:style-name="T40">proveeix</text:span><text:span text:style-name="T43"> </text:span><text:span text:style-name="T40">el</text:span><text:span text:style-name="T43"> </text:span><text:span text:style-name="T40">servei</text:span><text:span text:style-name="T43"> </text:span><text:span text:style-name="T40">web</text:span><text:span text:style-name="T43"> </text:span><text:span text:style-name="T40">d</text:span><text:span text:style-name="T43">’</text:span><text:span text:style-name="T40">estructura</text:span><text:span text:style-name="T43"> </text:span><text:span text:style-name="T40">del</text:span><text:span text:style-name="T43"> </text:span><text:span text:style-name="T40">llibre.</text:span><text:span text:style-name="T43"> </text:span><text:span text:style-name="T40">El</text:span><text:span text:style-name="T43"> </text:span><text:span text:style-name="T40">valor</text:span><text:span text:style-name="T43"> </text:span><text:span text:style-name="T40">del</text:span><text:span text:style-name="T43"> </text:span><text:span text:style-name="T40">camp</text:span><text:span text:style-name="T43"> </text:span><text:span text:style-name="T40">sols</text:span><text:span text:style-name="T43"> </text:span><text:span text:style-name="T40">s</text:span><text:span text:style-name="T43">’</text:span><text:span text:style-name="T40">utilitzarà</text:span><text:span text:style-name="T43"> a l'</text:span><text:span text:style-name="T40">informe</text:span><text:span text:style-name="T43"> </text:span><text:span text:style-name="T40">de</text:span><text:span text:style-name="T43"> </text:span><text:span text:style-name="T40">resultats,</text:span><text:span text:style-name="T43"> </text:span><text:span text:style-name="T40">no</text:span><text:span text:style-name="T43"> a l'</text:span><text:span text:style-name="T40">accés.</text:span></text:p>
            </table:table-cell>
          </table:table-row>
          <table:table-row table:style-name="Taula15.1">
            <table:table-cell table:style-name="Taula15.A13" office:value-type="string">
              <text:p text:style-name="P36">Cop</text:p>
            </table:table-cell>
            <table:table-cell table:style-name="Taula15.B13" office:value-type="string">
              <text:p text:style-name="P37">ForzarGuardar</text:p>
            </table:table-cell>
            <table:table-cell table:style-name="Taula15.C13" office:value-type="string">
              <text:p text:style-name="P31">Opcional</text:p>
            </table:table-cell>
            <table:table-cell table:style-name="Taula15.D13" office:value-type="string">
              <text:p text:style-name="Standard"><text:bookmark-start text:name="__DdeLink__50602_416356104"/>Valor enter per indicar si a l'hora de guardar les dades s'ha de comprovar si l'activitat/unitat especificades al resultat es troben a l'arbre del contingut LMS.</text:p>
              <text:p text:style-name="Standard">Si ForzarGuardar=1, el resultat es guardarà sempre (no es farà cap comprovació). En canvi, si ForzarGuardar=0 o bé si aquest paràmetre és nul, el sistema validarà que únicament es guarden els resultats que depenguin de l'arbre del contingut especificat al LMS.</text:p>
              <text:p text:style-name="Standard">És recomanable utilitzar el paràmetre <text:soft-page-break/>ForzarGuardar amb el valor 1 quan es vol permetre a l'usuari/ària la navegació dins del llibre, sigui quina sigui l'activitat/unitat inicial a la qu<text:span text:style-name="T57">al</text:span> hagi accedit, i es vol garantir que els resultats es guarden sempre. <text:bookmark-end text:name="__DdeLink__50602_416356104"/></text:p>
            </table:table-cell>
          </table:table-row>
          <table:table-row table:style-name="Taula15.1">
            <table:table-cell table:style-name="Taula15.A14" office:value-type="string">
              <text:p text:style-name="P32">Cos</text:p>
            </table:table-cell>
            <table:table-cell table:style-name="Taula15.B14" office:value-type="string">
              <text:p text:style-name="P30">Resultado</text:p>
            </table:table-cell>
            <table:table-cell table:style-name="Taula15.C14" office:value-type="string">
              <text:p text:style-name="P31">Opcional</text:p>
            </table:table-cell>
            <table:table-cell table:style-name="Taula15.D14" office:value-type="string">
              <text:p text:style-name="P27"><text:span text:style-name="T40">Resultats</text:span><text:span text:style-name="T43"> </text:span><text:span text:style-name="T40">de</text:span><text:span text:style-name="T43"> </text:span><text:span text:style-name="T40">l</text:span><text:span text:style-name="T43">’</text:span><text:span text:style-name="T40">activitat,</text:span><text:span text:style-name="T43"> </text:span><text:span text:style-name="T40">unitat</text:span><text:span text:style-name="T43"> </text:span><text:span text:style-name="T40">o</text:span><text:span text:style-name="T43"> </text:span><text:span text:style-name="T40">llibre</text:span><text:span text:style-name="T43"> </text:span><text:span text:style-name="T40">segons</text:span><text:span text:style-name="T43"> </text:span><text:span text:style-name="T40">què</text:span><text:span text:style-name="T43"> </text:span><text:span text:style-name="T40">s</text:span><text:span text:style-name="T43">’</text:span><text:span text:style-name="T40">hagi</text:span><text:span text:style-name="T43"> </text:span><text:span text:style-name="T40">especificat</text:span><text:span text:style-name="T43"> </text:span><text:span text:style-name="T40">en</text:span><text:span text:style-name="T43"> </text:span><text:span text:style-name="T40">els</text:span><text:span text:style-name="T43"> </text:span><text:span text:style-name="T40">camps</text:span><text:span text:style-name="T43"> </text:span><text:span text:style-name="T40">idUnidad</text:span><text:span text:style-name="T43"> </text:span><text:span text:style-name="T40">i</text:span><text:span text:style-name="T43"> </text:span><text:span text:style-name="T40">idActividad.</text:span></text:p>
            </table:table-cell>
          </table:table-row>
          <table:table-row table:style-name="Taula15.1">
            <table:table-cell table:style-name="Taula15.A15" office:value-type="string">
              <text:p text:style-name="P32">Cos</text:p>
            </table:table-cell>
            <table:table-cell table:style-name="Taula15.B15" office:value-type="string">
              <text:p text:style-name="P30">Detalles</text:p>
            </table:table-cell>
            <table:table-cell table:style-name="Taula15.C15" office:value-type="string">
              <text:p text:style-name="P31">Opcional</text:p>
            </table:table-cell>
            <table:table-cell table:style-name="Taula15.D15" office:value-type="string">
              <text:p text:style-name="P27"><text:span text:style-name="T40">Detalls</text:span><text:span text:style-name="T43"> </text:span><text:span text:style-name="T40">de</text:span><text:span text:style-name="T43"> </text:span><text:span text:style-name="T40">l</text:span><text:span text:style-name="T43">’</text:span><text:span text:style-name="T40">activitat,</text:span><text:span text:style-name="T43"> </text:span><text:span text:style-name="T40">unitat</text:span><text:span text:style-name="T43"> </text:span><text:span text:style-name="T40">o</text:span><text:span text:style-name="T43"> </text:span><text:span text:style-name="T40">llibre</text:span><text:span text:style-name="T43"> </text:span><text:span text:style-name="T40">segons</text:span><text:span text:style-name="T43"> </text:span><text:span text:style-name="T40">què</text:span><text:span text:style-name="T43"> </text:span><text:span text:style-name="T40">s</text:span><text:span text:style-name="T43">’</text:span><text:span text:style-name="T40">hagi</text:span><text:span text:style-name="T43"> </text:span><text:span text:style-name="T40">especificat</text:span><text:span text:style-name="T43"> </text:span><text:span text:style-name="T40">en</text:span><text:span text:style-name="T43"> </text:span><text:span text:style-name="T40">els</text:span><text:span text:style-name="T43"> </text:span><text:span text:style-name="T40">camps</text:span><text:span text:style-name="T43"> </text:span><text:span text:style-name="T40">idUnidad</text:span><text:span text:style-name="T43"> </text:span><text:span text:style-name="T40">i</text:span><text:span text:style-name="T43"> </text:span><text:span text:style-name="T40">idActividad.</text:span></text:p>
            </table:table-cell>
          </table:table-row>
          <table:table-row table:style-name="Taula15.1">
            <table:table-cell table:style-name="Taula15.A16" office:value-type="string">
              <text:p text:style-name="P32">Cos</text:p>
            </table:table-cell>
            <table:table-cell table:style-name="Taula15.B16" office:value-type="string">
              <text:p text:style-name="P30">SumaPesos</text:p>
            </table:table-cell>
            <table:table-cell table:style-name="Taula15.C16" office:value-type="string">
              <text:p text:style-name="P31">Opcional</text:p>
            </table:table-cell>
            <table:table-cell table:style-name="Taula15.D16" office:value-type="string">
              <text:p text:style-name="P27"><text:span text:style-name="T40">En</text:span><text:span text:style-name="T43"> </text:span><text:span text:style-name="T40">el</text:span><text:span text:style-name="T43"> </text:span><text:span text:style-name="T40">cas</text:span><text:span text:style-name="T43"> </text:span><text:span text:style-name="T40">que</text:span><text:span text:style-name="T43"> </text:span><text:span text:style-name="T40">s</text:span><text:span text:style-name="T43">’</text:span><text:span text:style-name="T40">especifiquin</text:span><text:span text:style-name="T43"> </text:span><text:span text:style-name="T40">detalls,</text:span><text:span text:style-name="T43"> </text:span><text:span text:style-name="T40">aquest</text:span><text:span text:style-name="T43"> </text:span><text:span text:style-name="T40">camp</text:span><text:span text:style-name="T43"> </text:span><text:span text:style-name="T40">indica</text:span><text:span text:style-name="T43"> </text:span><text:span text:style-name="T40">la</text:span><text:span text:style-name="T43"> </text:span><text:span text:style-name="T40">suma</text:span><text:span text:style-name="T43"> </text:span><text:span text:style-name="T40">de</text:span><text:span text:style-name="T43"> </text:span><text:span text:style-name="T40">tots</text:span><text:span text:style-name="T43"> </text:span><text:span text:style-name="T40">els</text:span><text:span text:style-name="T43"> </text:span><text:span text:style-name="T40">pesos</text:span><text:span text:style-name="T43"> </text:span><text:span text:style-name="T40">dels</text:span><text:span text:style-name="T43"> </text:span><text:span text:style-name="T40">detalls.</text:span><text:span text:style-name="T46"> </text:span><text:span text:style-name="T40">El</text:span><text:span text:style-name="T43"> </text:span><text:span text:style-name="T40">seu</text:span><text:span text:style-name="T43"> </text:span><text:span text:style-name="T40">valor</text:span><text:span text:style-name="T43"> </text:span><text:span text:style-name="T40">per</text:span><text:span text:style-name="T43"> </text:span><text:span text:style-name="T40">defecte</text:span><text:span text:style-name="T43"> </text:span><text:span text:style-name="T40">és</text:span><text:span text:style-name="T43"> </text:span><text:span text:style-name="T40">100.</text:span></text:p>
            </table:table-cell>
          </table:table-row>
        </table:table>
        <text:p text:style-name="Standard"/>
        <text:p text:style-name="Standard"/>
        <text:p text:style-name="Standard"><text:span text:style-name="T19">Resultado</text:span><text:span text:style-name="T2"> </text:span>és<text:span text:style-name="T2"> </text:span>un<text:span text:style-name="T2"> </text:span>paràmetre<text:span text:style-name="T2"> </text:span><text:span text:style-name="T13">compost</text:span><text:span text:style-name="T2"> </text:span>pels<text:span text:style-name="T2"> </text:span>següents<text:span text:style-name="T2"> </text:span>camps:</text:p>
        <table:table table:name="Taula16" table:style-name="Taula16">
          <table:table-column table:style-name="Taula16.A"/>
          <table:table-column table:style-name="Taula16.B"/>
          <table:table-column table:style-name="Taula16.C"/>
          <table:table-column table:style-name="Taula16.D"/>
          <table:table-header-rows>
            <table:table-row table:style-name="Taula16.1">
              <table:table-cell table:style-name="Taula16.A1" office:value-type="string">
                <text:p text:style-name="P40">Lloc</text:p>
              </table:table-cell>
              <table:table-cell table:style-name="Taula16.A1" office:value-type="string">
                <text:p text:style-name="P40">Nom</text:p>
              </table:table-cell>
              <table:table-cell table:style-name="Taula16.A1" office:value-type="string">
                <text:p text:style-name="P40">Tipus</text:p>
              </table:table-cell>
              <table:table-cell table:style-name="Taula16.D1" office:value-type="string">
                <text:p text:style-name="P40">Descripció</text:p>
              </table:table-cell>
            </table:table-row>
          </table:table-header-rows>
          <table:table-row table:style-name="Taula16.2">
            <table:table-cell table:style-name="Taula16.A2" office:value-type="string">
              <text:p text:style-name="P26"><text:span text:style-name="T40">Cos</text:span><text:span text:style-name="T43"> </text:span></text:p>
            </table:table-cell>
            <table:table-cell table:style-name="Taula16.B2" office:value-type="string">
              <text:p text:style-name="P30">FechaHoraInicio</text:p>
            </table:table-cell>
            <table:table-cell table:style-name="Taula16.C2" office:value-type="string">
              <text:p text:style-name="P31">Opcional</text:p>
            </table:table-cell>
            <table:table-cell table:style-name="Taula16.D2" office:value-type="string">
              <text:p text:style-name="P27"><text:span text:style-name="T40">Data</text:span><text:span text:style-name="T43"> </text:span><text:span text:style-name="T40">i</text:span><text:span text:style-name="T43"> </text:span><text:span text:style-name="T40">hora</text:span><text:span text:style-name="T43"> </text:span><text:span text:style-name="T40">en</text:span><text:span text:style-name="T43"> </text:span><text:span text:style-name="T40">què</text:span><text:span text:style-name="T43"> </text:span><text:span text:style-name="T40">l</text:span><text:span text:style-name="T43">’</text:span><text:span text:style-name="T40">alumne</text:span><text:span text:style-name="T43"> </text:span><text:span text:style-name="T40">comença</text:span><text:span text:style-name="T43"> </text:span><text:span text:style-name="T40">l</text:span><text:span text:style-name="T43">’</text:span><text:span text:style-name="T40">activitat</text:span><text:span text:style-name="T43"> </text:span><text:span text:style-name="T40">(o</text:span><text:span text:style-name="T43"> </text:span><text:span text:style-name="T40">unitat).</text:span></text:p>
            </table:table-cell>
          </table:table-row>
          <table:table-row table:style-name="Taula16.1">
            <table:table-cell table:style-name="Taula16.A3" office:value-type="string">
              <text:p text:style-name="P32">Cos</text:p>
            </table:table-cell>
            <table:table-cell table:style-name="Taula16.B3" office:value-type="string">
              <text:p text:style-name="P30">Duracion</text:p>
            </table:table-cell>
            <table:table-cell table:style-name="Taula16.C3" office:value-type="string">
              <text:p text:style-name="P31">Opcional</text:p>
            </table:table-cell>
            <table:table-cell table:style-name="Taula16.D3" office:value-type="string">
              <text:p text:style-name="P27"><text:span text:style-name="T40">Temps</text:span><text:span text:style-name="T43"> </text:span><text:span text:style-name="T40">que</text:span><text:span text:style-name="T43"> </text:span><text:span text:style-name="T40">ha</text:span><text:span text:style-name="T43"> </text:span><text:span text:style-name="T40">invertit</text:span><text:span text:style-name="T43"> </text:span><text:span text:style-name="T40">l</text:span><text:span text:style-name="T43">’</text:span><text:span text:style-name="T40">alumne</text:span><text:span text:style-name="T43"> </text:span><text:span text:style-name="T40">en</text:span><text:span text:style-name="T43"> </text:span><text:span text:style-name="T40">l</text:span><text:span text:style-name="T43">’</text:span><text:span text:style-name="T40">activitat</text:span><text:span text:style-name="T43"> </text:span><text:span text:style-name="T40">(o</text:span><text:span text:style-name="T43"> </text:span><text:span text:style-name="T40">unitat).</text:span></text:p>
            </table:table-cell>
          </table:table-row>
          <table:table-row table:style-name="Taula16.1">
            <table:table-cell table:style-name="Taula16.A4" office:value-type="string">
              <text:p text:style-name="P32">Cos</text:p>
            </table:table-cell>
            <table:table-cell table:style-name="Taula16.B4" office:value-type="string">
              <text:p text:style-name="P30">MaxDuración</text:p>
            </table:table-cell>
            <table:table-cell table:style-name="Taula16.C4" office:value-type="string">
              <text:p text:style-name="P31">Opcional</text:p>
            </table:table-cell>
            <table:table-cell table:style-name="Taula16.D4" office:value-type="string">
              <text:p text:style-name="P27"><text:span text:style-name="T40">Temps</text:span><text:span text:style-name="T43"> </text:span><text:span text:style-name="T40">màxim</text:span><text:span text:style-name="T43"> </text:span><text:span text:style-name="T40">que</text:span><text:span text:style-name="T43"> </text:span><text:span text:style-name="T40">pot</text:span><text:span text:style-name="T43"> </text:span><text:span text:style-name="T40">invertir</text:span><text:span text:style-name="T43"> </text:span><text:span text:style-name="T40">l</text:span><text:span text:style-name="T43">’</text:span><text:span text:style-name="T40">alumne</text:span><text:span text:style-name="T43"> </text:span><text:span text:style-name="T40">en</text:span><text:span text:style-name="T43"> </text:span><text:span text:style-name="T40">l</text:span><text:span text:style-name="T43">’</text:span><text:span text:style-name="T40">activitat</text:span><text:span text:style-name="T43"> </text:span><text:span text:style-name="T40">(o</text:span><text:span text:style-name="T43"> </text:span><text:span text:style-name="T40">unitat).</text:span></text:p>
            </table:table-cell>
          </table:table-row>
          <table:table-row table:style-name="Taula16.1">
            <table:table-cell table:style-name="Taula16.A5" office:value-type="string">
              <text:p text:style-name="P32">Cos</text:p>
            </table:table-cell>
            <table:table-cell table:style-name="Taula16.B5" office:value-type="string">
              <text:p text:style-name="P30">MinCalificacion</text:p>
            </table:table-cell>
            <table:table-cell table:style-name="Taula16.C5" office:value-type="string">
              <text:p text:style-name="P31">Opcional</text:p>
            </table:table-cell>
            <table:table-cell table:style-name="Taula16.D5" office:value-type="string">
              <text:p text:style-name="P27"><text:span text:style-name="T40">Valor</text:span><text:span text:style-name="T43"> </text:span><text:span text:style-name="T40">mínim</text:span><text:span text:style-name="T43"> </text:span><text:span text:style-name="T40">del</text:span><text:span text:style-name="T43"> </text:span><text:span text:style-name="T40">rang</text:span><text:span text:style-name="T43"> </text:span><text:span text:style-name="T40">de</text:span><text:span text:style-name="T43"> </text:span><text:span text:style-name="T40">la</text:span><text:span text:style-name="T43"> </text:span><text:span text:style-name="T40">qualificació.</text:span><text:span text:style-name="T43"> </text:span><text:span text:style-name="T40">El</text:span><text:span text:style-name="T43"> </text:span><text:span text:style-name="T40">seu</text:span><text:span text:style-name="T43"> </text:span><text:span text:style-name="T40">valor</text:span><text:span text:style-name="T43"> </text:span><text:span text:style-name="T40">per</text:span><text:span text:style-name="T43"> </text:span><text:span text:style-name="T40">defecte</text:span><text:span text:style-name="T43"> </text:span><text:span text:style-name="T40">és</text:span><text:span text:style-name="T43"> </text:span><text:span text:style-name="T40">0.</text:span><text:span text:style-name="T43"> </text:span></text:p>
            </table:table-cell>
          </table:table-row>
          <table:table-row table:style-name="Taula16.1">
            <table:table-cell table:style-name="Taula16.A6" office:value-type="string">
              <text:p text:style-name="P32">Cos</text:p>
            </table:table-cell>
            <table:table-cell table:style-name="Taula16.B6" office:value-type="string">
              <text:p text:style-name="P30">Calificacion</text:p>
            </table:table-cell>
            <table:table-cell table:style-name="Taula16.C6" office:value-type="string">
              <text:p text:style-name="P31">Opcional</text:p>
            </table:table-cell>
            <table:table-cell table:style-name="Taula16.D6" office:value-type="string">
              <text:p text:style-name="P27"><text:span text:style-name="T40">Valor</text:span><text:span text:style-name="T43"> </text:span><text:span text:style-name="T40">de</text:span><text:span text:style-name="T43"> </text:span><text:span text:style-name="T40">la</text:span><text:span text:style-name="T43"> </text:span><text:span text:style-name="T40">qualificació.</text:span><text:span text:style-name="T43"> </text:span><text:span text:style-name="T40">El</text:span><text:span text:style-name="T43"> </text:span><text:span text:style-name="T40">seu</text:span><text:span text:style-name="T43"> </text:span><text:span text:style-name="T40">rang</text:span><text:span text:style-name="T43"> </text:span><text:span text:style-name="T40">ve</text:span><text:span text:style-name="T43"> </text:span><text:span text:style-name="T40">donat</text:span><text:span text:style-name="T43"> </text:span><text:span text:style-name="T40">per</text:span><text:span text:style-name="T43"> </text:span><text:span text:style-name="T40">MinCalificacion</text:span><text:span text:style-name="T43"> </text:span><text:span text:style-name="T40">i</text:span><text:span text:style-name="T43"> </text:span><text:span text:style-name="T40">MaxCalificación.</text:span></text:p>
            </table:table-cell>
          </table:table-row>
          <table:table-row table:style-name="Taula16.1">
            <table:table-cell table:style-name="Taula16.A7" office:value-type="string">
              <text:p text:style-name="P32">Cos</text:p>
            </table:table-cell>
            <table:table-cell table:style-name="Taula16.B7" office:value-type="string">
              <text:p text:style-name="P30">MaxCalificacion</text:p>
            </table:table-cell>
            <table:table-cell table:style-name="Taula16.C7" office:value-type="string">
              <text:p text:style-name="P31">Opcional</text:p>
            </table:table-cell>
            <table:table-cell table:style-name="Taula16.D7" office:value-type="string">
              <text:p text:style-name="P27"><text:span text:style-name="T40">Valor</text:span><text:span text:style-name="T43"> </text:span><text:span text:style-name="T40">màxim</text:span><text:span text:style-name="T43"> </text:span><text:span text:style-name="T40">del</text:span><text:span text:style-name="T43"> </text:span><text:span text:style-name="T40">rang</text:span><text:span text:style-name="T43"> </text:span><text:span text:style-name="T40">de</text:span><text:span text:style-name="T43"> </text:span><text:span text:style-name="T40">la</text:span><text:span text:style-name="T43"> </text:span><text:span text:style-name="T40">qualificació.</text:span><text:span text:style-name="T43"> </text:span><text:span text:style-name="T40">El</text:span><text:span text:style-name="T43"> </text:span><text:span text:style-name="T40">seu</text:span><text:span text:style-name="T43"> </text:span><text:span text:style-name="T40">valor</text:span><text:span text:style-name="T43"> </text:span><text:span text:style-name="T40">per</text:span><text:span text:style-name="T43"> </text:span><text:span text:style-name="T40">defecte</text:span><text:span text:style-name="T43"> </text:span><text:span text:style-name="T40">és</text:span><text:span text:style-name="T43"> </text:span><text:span text:style-name="T40">100.</text:span></text:p>
            </table:table-cell>
          </table:table-row>
          <table:table-row table:style-name="Taula16.1">
            <table:table-cell table:style-name="Taula16.A8" office:value-type="string">
              <text:p text:style-name="P32">Cos</text:p>
            </table:table-cell>
            <table:table-cell table:style-name="Taula16.B8" office:value-type="string">
              <text:p text:style-name="P30">Intentos</text:p>
            </table:table-cell>
            <table:table-cell table:style-name="Taula16.C8" office:value-type="string">
              <text:p text:style-name="P31">Opcional</text:p>
            </table:table-cell>
            <table:table-cell table:style-name="Taula16.D8" office:value-type="string">
              <text:p text:style-name="P27"><text:span text:style-name="T45">Número</text:span><text:span text:style-name="T43"> </text:span><text:span text:style-name="T40">de</text:span><text:span text:style-name="T43"> </text:span><text:span text:style-name="T40">l</text:span><text:span text:style-name="T43">’</text:span><text:span text:style-name="T40">intent</text:span><text:span text:style-name="T43"> </text:span><text:span text:style-name="T40">d</text:span><text:span text:style-name="T43">’</text:span><text:span text:style-name="T40">aquests</text:span><text:span text:style-name="T43"> </text:span><text:span text:style-name="T40">resultats</text:span><text:span text:style-name="T43"> </text:span><text:span text:style-name="T40">que</text:span><text:span text:style-name="T43"> </text:span><text:span text:style-name="T40">s</text:span><text:span text:style-name="T43">’</text:span><text:span text:style-name="T40">envien.</text:span><text:span text:style-name="T43"> </text:span><text:span text:style-name="T40">Per</text:span><text:span text:style-name="T43"> </text:span><text:span text:style-name="T40">defecte</text:span><text:span text:style-name="T43"> </text:span><text:span text:style-name="T40">val</text:span><text:span text:style-name="T43"> </text:span><text:span text:style-name="T40">1.</text:span></text:p>
            </table:table-cell>
          </table:table-row>
          <table:table-row table:style-name="Taula16.1">
            <table:table-cell table:style-name="Taula16.A9" office:value-type="string">
              <text:p text:style-name="P32">Cos</text:p>
            </table:table-cell>
            <table:table-cell table:style-name="Taula16.B9" office:value-type="string">
              <text:p text:style-name="P30">MaxIntentos</text:p>
            </table:table-cell>
            <table:table-cell table:style-name="Taula16.C9" office:value-type="string">
              <text:p text:style-name="P31">Opcional</text:p>
            </table:table-cell>
            <table:table-cell table:style-name="Taula16.D9" office:value-type="string">
              <text:p text:style-name="P27"><text:span text:style-name="T40">N</text:span><text:span text:style-name="T42">ombre</text:span><text:span text:style-name="T43"> </text:span><text:span text:style-name="T40">màxim</text:span><text:span text:style-name="T43"> </text:span><text:span text:style-name="T40">d</text:span><text:span text:style-name="T43">’</text:span><text:span text:style-name="T40">intents</text:span><text:span text:style-name="T43"> </text:span><text:span text:style-name="T40">permesos</text:span><text:span text:style-name="T43"> </text:span><text:span text:style-name="T40">per</text:span><text:span text:style-name="T43"> </text:span><text:span text:style-name="T40">fer</text:span><text:span text:style-name="T43"> </text:span><text:span text:style-name="T40">aquesta</text:span><text:span text:style-name="T43"> </text:span><text:span text:style-name="T40">activitat</text:span><text:span text:style-name="T43"> </text:span><text:span text:style-name="T40">o</text:span><text:span text:style-name="T43"> </text:span><text:span text:style-name="T40">unitat.</text:span><text:span text:style-name="T43"> </text:span><text:span text:style-name="T40">Per</text:span><text:span text:style-name="T43"> </text:span><text:span text:style-name="T40">defecte</text:span><text:span text:style-name="T43"> </text:span><text:span text:style-name="T40">val</text:span><text:span text:style-name="T43"> </text:span><text:span text:style-name="T40">1.</text:span></text:p>
            </table:table-cell>
          </table:table-row>
          <table:table-row table:style-name="Taula16.1">
            <table:table-cell table:style-name="Taula16.A10" office:value-type="string">
              <text:p text:style-name="P32">Cos</text:p>
            </table:table-cell>
            <table:table-cell table:style-name="Taula16.B10" office:value-type="string">
              <text:p text:style-name="P30">Estado</text:p>
            </table:table-cell>
            <table:table-cell table:style-name="Taula16.C10" office:value-type="string">
              <text:p text:style-name="P31">Opcional</text:p>
            </table:table-cell>
            <table:table-cell table:style-name="Taula16.D10" office:value-type="string">
              <text:p text:style-name="P27"><text:span text:style-name="T40">Els</text:span><text:span text:style-name="T43"> </text:span><text:span text:style-name="T40">valors</text:span><text:span text:style-name="T43"> </text:span><text:span text:style-name="T40">possibles</text:span><text:span text:style-name="T43"> </text:span><text:span text:style-name="T40">són:</text:span><text:span text:style-name="T43"> </text:span><text:span text:style-name="T40">NO_INICIADO,</text:span><text:span text:style-name="T43"> </text:span><text:span text:style-name="T40">INCOMPLETO,</text:span><text:span text:style-name="T43"> </text:span><text:span text:style-name="T40">POR_CORREGIR,</text:span><text:span text:style-name="T43"> </text:span><text:span text:style-name="T40">CORREGIDO</text:span><text:span text:style-name="T43"> </text:span><text:span text:style-name="T40">i</text:span><text:span text:style-name="T43"> </text:span><text:span text:style-name="T40">FINALIZADO.</text:span><text:span text:style-name="T43"> </text:span><text:span text:style-name="T40">Per</text:span><text:span text:style-name="T43"> </text:span><text:span text:style-name="T40">defecte</text:span><text:span text:style-name="T43"> </text:span><text:span text:style-name="T40">el</text:span><text:span text:style-name="T43"> </text:span><text:span text:style-name="T40">seu</text:span><text:span text:style-name="T43"> </text:span><text:span text:style-name="T40">valor</text:span><text:span text:style-name="T43"> </text:span><text:span text:style-name="T40">és</text:span><text:span text:style-name="T43"> </text:span><text:span text:style-name="T40">FINALIZADO.</text:span></text:p>
              <text:p text:style-name="P27"><text:span text:style-name="T40">Els</text:span><text:span text:style-name="T43"> </text:span><text:span text:style-name="T40">valors</text:span><text:span text:style-name="T43"> </text:span><text:span text:style-name="T40">POR_CORREGIR</text:span><text:span text:style-name="T43"> </text:span><text:span text:style-name="T40">i</text:span><text:span text:style-name="T43"> <text:s/></text:span><text:span text:style-name="T40">CORREGIDO</text:span><text:span text:style-name="T43"> </text:span><text:span text:style-name="T40">s</text:span><text:span text:style-name="T43">’</text:span><text:span text:style-name="T40">haurien</text:span><text:span text:style-name="T43"> </text:span><text:span text:style-name="T40">de</text:span><text:span text:style-name="T43"> </text:span><text:span text:style-name="T40">fer</text:span><text:span text:style-name="T43"> </text:span><text:span text:style-name="T40">servir</text:span><text:span text:style-name="T43"> </text:span><text:span text:style-name="T40">en</text:span><text:span text:style-name="T43"> </text:span><text:span text:style-name="T40">aquelles</text:span><text:span text:style-name="T43"> </text:span><text:span text:style-name="T40">activitats</text:span><text:span text:style-name="T43"> </text:span><text:span text:style-name="T40">no</text:span><text:span text:style-name="T43"> </text:span><text:span text:style-name="T40">siguin</text:span><text:span text:style-name="T43"> </text:span><text:span text:style-name="T40">d</text:span><text:span text:style-name="T43">’</text:span><text:span text:style-name="T40">autoavaluació</text:span><text:span text:style-name="T43"> </text:span><text:span text:style-name="T40">i</text:span><text:span text:style-name="T43"> </text:span><text:span text:style-name="T40">calgui</text:span><text:span text:style-name="T43"> </text:span><text:span text:style-name="T40">que</text:span><text:span text:style-name="T43"> </text:span><text:span text:style-name="T40">el</text:span><text:span text:style-name="T43"> </text:span><text:span text:style-name="T40">professor</text:span><text:span text:style-name="T43"> </text:span><text:span text:style-name="T40">les</text:span><text:span text:style-name="T43"> </text:span><text:span text:style-name="T40">corregeixi.</text:span></text:p>
            </table:table-cell>
          </table:table-row>
          <table:table-row table:style-name="Taula16.1">
            <table:table-cell table:style-name="Taula16.A11" office:value-type="string">
              <text:p text:style-name="P32">Cos</text:p>
            </table:table-cell>
            <table:table-cell table:style-name="Taula16.B11" office:value-type="string">
              <text:p text:style-name="P30">Observaciones</text:p>
            </table:table-cell>
            <table:table-cell table:style-name="Taula16.C11" office:value-type="string">
              <text:p text:style-name="P31">Opcional</text:p>
            </table:table-cell>
            <table:table-cell table:style-name="Taula16.D11" office:value-type="string">
              <text:p text:style-name="P27"><text:span text:style-name="T40">Informació</text:span><text:span text:style-name="T43"> </text:span><text:span text:style-name="T40">addicional.</text:span></text:p>
            </table:table-cell>
          </table:table-row>
          <table:table-row table:style-name="Taula16.1">
            <table:table-cell table:style-name="Taula16.A12" office:value-type="string">
              <text:p text:style-name="P32">Cos</text:p>
            </table:table-cell>
            <table:table-cell table:style-name="Taula16.B12" office:value-type="string">
              <text:p text:style-name="P30">URLVerResultados</text:p>
            </table:table-cell>
            <table:table-cell table:style-name="Taula16.C12" office:value-type="string">
              <text:p text:style-name="P31">Opcional</text:p>
            </table:table-cell>
            <table:table-cell table:style-name="Taula16.D12" office:value-type="string">
              <text:p text:style-name="P27"><text:span text:style-name="T40">URL</text:span><text:span text:style-name="T43"> </text:span><text:span text:style-name="T40">on</text:span><text:span text:style-name="T43"> </text:span><text:span text:style-name="T40">el</text:span><text:span text:style-name="T43"> </text:span><text:span text:style-name="T40">professor,</text:span><text:span text:style-name="T43"> </text:span><text:span text:style-name="T40">pot</text:span><text:span text:style-name="T43"> </text:span><text:span text:style-name="T40">veure</text:span><text:span text:style-name="T43"> </text:span><text:span text:style-name="T40">el</text:span><text:span text:style-name="T43"> </text:span><text:span text:style-name="T40">que</text:span><text:span text:style-name="T43"> </text:span><text:span text:style-name="T40">ha</text:span><text:span text:style-name="T43"> </text:span><text:span text:style-name="T40">fet</text:span><text:span text:style-name="T43"> </text:span><text:span text:style-name="T40">l</text:span><text:span text:style-name="T43">’</text:span><text:span text:style-name="T40">alumne</text:span><text:span text:style-name="T43"> </text:span><text:span text:style-name="T40">en</text:span><text:span text:style-name="T43"> </text:span><text:span text:style-name="T40">l</text:span><text:span text:style-name="T43">’</text:span><text:span text:style-name="T40">activitat</text:span><text:span text:style-name="T43"> </text:span><text:span text:style-name="T40">(o</text:span><text:span text:style-name="T43"> </text:span><text:span text:style-name="T40">unitat).</text:span></text:p>
            </table:table-cell>
          </table:table-row>
        </table:table>
        <text:p text:style-name="Standard"/>
        <text:p text:style-name="Standard"><text:soft-page-break/><text:span text:style-name="T19">Detalles</text:span><text:span text:style-name="T2"> </text:span>és<text:span text:style-name="T2"> </text:span>un<text:span text:style-name="T2"> </text:span>paràmetre<text:span text:style-name="T2"> </text:span><text:span text:style-name="T11">compost</text:span><text:span text:style-name="T2"> </text:span>pels<text:span text:style-name="T2"> </text:span>següents<text:span text:style-name="T2"> </text:span>camps:</text:p>
        <table:table table:name="Taula17" table:style-name="Taula17">
          <table:table-column table:style-name="Taula17.A"/>
          <table:table-column table:style-name="Taula17.B"/>
          <table:table-column table:style-name="Taula17.C"/>
          <table:table-column table:style-name="Taula17.D"/>
          <table:table-header-rows>
            <table:table-row table:style-name="Taula17.1">
              <table:table-cell table:style-name="Taula17.A1" office:value-type="string">
                <text:p text:style-name="P40">Lloc</text:p>
              </table:table-cell>
              <table:table-cell table:style-name="Taula17.A1" office:value-type="string">
                <text:p text:style-name="P40">Nom</text:p>
              </table:table-cell>
              <table:table-cell table:style-name="Taula17.A1" office:value-type="string">
                <text:p text:style-name="P40">Tipus</text:p>
              </table:table-cell>
              <table:table-cell table:style-name="Taula17.D1" office:value-type="string">
                <text:p text:style-name="P40">Descripció</text:p>
              </table:table-cell>
            </table:table-row>
          </table:table-header-rows>
          <table:table-row table:style-name="Taula17.2">
            <table:table-cell table:style-name="Taula17.A2" office:value-type="string">
              <text:p text:style-name="P26"><text:span text:style-name="T40">Cos</text:span><text:span text:style-name="T43"> </text:span></text:p>
            </table:table-cell>
            <table:table-cell table:style-name="Taula17.B2" office:value-type="string">
              <text:p text:style-name="P30">IdDetalle</text:p>
            </table:table-cell>
            <table:table-cell table:style-name="Taula17.C2" office:value-type="string">
              <text:p text:style-name="P31">Obligatori</text:p>
            </table:table-cell>
            <table:table-cell table:style-name="Taula17.D2" office:value-type="string">
              <text:p text:style-name="P27"><text:span text:style-name="T40">Identificador</text:span><text:span text:style-name="T43"> </text:span><text:span text:style-name="T40">únic</text:span><text:span text:style-name="T43"> </text:span><text:span text:style-name="T40">del</text:span><text:span text:style-name="T43"> </text:span><text:span text:style-name="T40">detall</text:span><text:span text:style-name="T43"> </text:span><text:span text:style-name="T40">per</text:span><text:span text:style-name="T43"> </text:span><text:span text:style-name="T40">aquest</text:span><text:span text:style-name="T43"> </text:span><text:span text:style-name="T40">resultat.</text:span></text:p>
            </table:table-cell>
          </table:table-row>
          <table:table-row table:style-name="Taula17.1">
            <table:table-cell table:style-name="Taula17.A3" office:value-type="string">
              <text:p text:style-name="P32">Cos</text:p>
            </table:table-cell>
            <table:table-cell table:style-name="Taula17.B3" office:value-type="string">
              <text:p text:style-name="P30">IdTipoDetalle</text:p>
            </table:table-cell>
            <table:table-cell table:style-name="Taula17.C3" office:value-type="string">
              <text:p text:style-name="P31">Opcional</text:p>
            </table:table-cell>
            <table:table-cell table:style-name="Taula17.D3" office:value-type="string">
              <text:p text:style-name="P27"><text:span text:style-name="T40">Els</text:span><text:span text:style-name="T43"> </text:span><text:span text:style-name="T40">valors</text:span><text:span text:style-name="T43"> </text:span><text:span text:style-name="T40">possibles</text:span><text:span text:style-name="T43"> </text:span><text:span text:style-name="T40">són</text:span><text:span text:style-name="T43"> </text:span><text:span text:style-name="T40">PREGUNTA</text:span><text:span text:style-name="T43"> </text:span><text:span text:style-name="T40">i</text:span><text:span text:style-name="T43"> </text:span><text:span text:style-name="T40">COMPETENCIA.</text:span><text:span text:style-name="T43"> </text:span><text:span text:style-name="T40">El</text:span><text:span text:style-name="T43"> </text:span><text:span text:style-name="T40">valor</text:span><text:span text:style-name="T43"> </text:span><text:span text:style-name="T40">per</text:span><text:span text:style-name="T43"> </text:span><text:span text:style-name="T40">defecte</text:span><text:span text:style-name="T43"> </text:span><text:span text:style-name="T40">és</text:span><text:span text:style-name="T43"> </text:span><text:span text:style-name="T40">PREGUNTA.</text:span></text:p>
            </table:table-cell>
          </table:table-row>
          <table:table-row table:style-name="Taula17.1">
            <table:table-cell table:style-name="Taula17.A4" office:value-type="string">
              <text:p text:style-name="P32">Cos</text:p>
            </table:table-cell>
            <table:table-cell table:style-name="Taula17.B4" office:value-type="string">
              <text:p text:style-name="P30">Descripcion</text:p>
            </table:table-cell>
            <table:table-cell table:style-name="Taula17.C4" office:value-type="string">
              <text:p text:style-name="P31">Obligatori</text:p>
            </table:table-cell>
            <table:table-cell table:style-name="Taula17.D4" office:value-type="string">
              <text:p text:style-name="P27"><text:span text:style-name="T40">Informació</text:span><text:span text:style-name="T43"> </text:span><text:span text:style-name="T40">addicional.</text:span><text:span text:style-name="T43"> </text:span><text:span text:style-name="T40">Per</text:span><text:span text:style-name="T43"> </text:span><text:span text:style-name="T40">exemple,</text:span><text:span text:style-name="T43"> </text:span><text:span text:style-name="T40">en</text:span><text:span text:style-name="T43"> </text:span><text:span text:style-name="T40">el</text:span><text:span text:style-name="T43"> </text:span><text:span text:style-name="T40">cas</text:span><text:span text:style-name="T43"> </text:span><text:span text:style-name="T40">de</text:span><text:span text:style-name="T43"> </text:span><text:span text:style-name="T40">competències</text:span><text:span text:style-name="T43"> </text:span><text:span text:style-name="T40">es</text:span><text:span text:style-name="T43"> </text:span><text:span text:style-name="T40">podria</text:span><text:span text:style-name="T43"> </text:span><text:span text:style-name="T40">posar:</text:span><text:span text:style-name="T43"> </text:span><text:span text:style-name="T40">Comprensió</text:span><text:span text:style-name="T43"> </text:span><text:span text:style-name="T40">lectora,</text:span><text:span text:style-name="T43"> </text:span><text:span text:style-name="T40">ortografia,</text:span><text:span text:style-name="T43"> </text:span><text:span text:style-name="T40">gramàtica</text:span><text:span text:style-name="T43"> </text:span><text:span text:style-name="T40">etc.</text:span></text:p>
            </table:table-cell>
          </table:table-row>
          <table:table-row table:style-name="Taula17.1">
            <table:table-cell table:style-name="Taula17.A5" office:value-type="string">
              <text:p text:style-name="P26"><text:span text:style-name="T40">Cos</text:span><text:span text:style-name="T43"> </text:span></text:p>
            </table:table-cell>
            <table:table-cell table:style-name="Taula17.B5" office:value-type="string">
              <text:p text:style-name="P30">FechaHoraInicio</text:p>
            </table:table-cell>
            <table:table-cell table:style-name="Taula17.C5" office:value-type="string">
              <text:p text:style-name="P31">Opcional</text:p>
            </table:table-cell>
            <table:table-cell table:style-name="Taula17.D5" office:value-type="string">
              <text:p text:style-name="P27"><text:span text:style-name="T40">Data</text:span><text:span text:style-name="T43"> </text:span><text:span text:style-name="T40">i</text:span><text:span text:style-name="T43"> </text:span><text:span text:style-name="T40">hora</text:span><text:span text:style-name="T43"> </text:span><text:span text:style-name="T40">què</text:span><text:span text:style-name="T43"> </text:span><text:span text:style-name="T40">l</text:span><text:span text:style-name="T43">’</text:span><text:span text:style-name="T40">alumne</text:span><text:span text:style-name="T43"> </text:span><text:span text:style-name="T40">començà</text:span><text:span text:style-name="T43"> </text:span><text:span text:style-name="T40">la</text:span><text:span text:style-name="T43"> </text:span><text:span text:style-name="T40">pregunta</text:span><text:span text:style-name="T43"> </text:span><text:span text:style-name="T40">(o</text:span><text:span text:style-name="T43"> </text:span><text:span text:style-name="T40">competència).</text:span></text:p>
            </table:table-cell>
          </table:table-row>
          <table:table-row table:style-name="Taula17.1">
            <table:table-cell table:style-name="Taula17.A6" office:value-type="string">
              <text:p text:style-name="P32">Cos</text:p>
            </table:table-cell>
            <table:table-cell table:style-name="Taula17.B6" office:value-type="string">
              <text:p text:style-name="P30">Duracion</text:p>
            </table:table-cell>
            <table:table-cell table:style-name="Taula17.C6" office:value-type="string">
              <text:p text:style-name="P31">Opcional</text:p>
            </table:table-cell>
            <table:table-cell table:style-name="Taula17.D6" office:value-type="string">
              <text:p text:style-name="P27"><text:span text:style-name="T40">Temps</text:span><text:span text:style-name="T43"> </text:span><text:span text:style-name="T40">que</text:span><text:span text:style-name="T43"> </text:span><text:span text:style-name="T40">ha</text:span><text:span text:style-name="T43"> </text:span><text:span text:style-name="T40">invertit</text:span><text:span text:style-name="T43"> </text:span><text:span text:style-name="T40">l</text:span><text:span text:style-name="T43">’</text:span><text:span text:style-name="T40">alumne</text:span><text:span text:style-name="T43"> </text:span><text:span text:style-name="T40">en</text:span><text:span text:style-name="T43"> </text:span><text:span text:style-name="T40">la</text:span><text:span text:style-name="T43"> </text:span><text:span text:style-name="T40">pregunta</text:span><text:span text:style-name="T43"> </text:span><text:span text:style-name="T40">(o</text:span><text:span text:style-name="T43"> </text:span><text:span text:style-name="T40">competència).</text:span></text:p>
            </table:table-cell>
          </table:table-row>
          <table:table-row table:style-name="Taula17.1">
            <table:table-cell table:style-name="Taula17.A7" office:value-type="string">
              <text:p text:style-name="P32">Cos</text:p>
            </table:table-cell>
            <table:table-cell table:style-name="Taula17.B7" office:value-type="string">
              <text:p text:style-name="P30">MaxDuracion</text:p>
            </table:table-cell>
            <table:table-cell table:style-name="Taula17.C7" office:value-type="string">
              <text:p text:style-name="P31">Opcional</text:p>
            </table:table-cell>
            <table:table-cell table:style-name="Taula17.D7" office:value-type="string">
              <text:p text:style-name="P27"><text:span text:style-name="T40">Temps</text:span><text:span text:style-name="T43"> </text:span><text:span text:style-name="T40">màxim</text:span><text:span text:style-name="T43"> </text:span><text:span text:style-name="T40">que</text:span><text:span text:style-name="T43"> </text:span><text:span text:style-name="T40">ha</text:span><text:span text:style-name="T43"> </text:span><text:span text:style-name="T40">invertit</text:span><text:span text:style-name="T43"> </text:span><text:span text:style-name="T40">l</text:span><text:span text:style-name="T43">’</text:span><text:span text:style-name="T40">alumne</text:span><text:span text:style-name="T43"> </text:span><text:span text:style-name="T40">en</text:span><text:span text:style-name="T43"> </text:span><text:span text:style-name="T40">la</text:span><text:span text:style-name="T43"> </text:span><text:span text:style-name="T40">pregunta</text:span><text:span text:style-name="T43"> </text:span><text:span text:style-name="T40">(o</text:span><text:span text:style-name="T43"> </text:span><text:span text:style-name="T40">competència).</text:span></text:p>
            </table:table-cell>
          </table:table-row>
          <table:table-row table:style-name="Taula17.1">
            <table:table-cell table:style-name="Taula17.A8" office:value-type="string">
              <text:p text:style-name="P32">Cos</text:p>
            </table:table-cell>
            <table:table-cell table:style-name="Taula17.B8" office:value-type="string">
              <text:p text:style-name="P30">MinCalificacion</text:p>
            </table:table-cell>
            <table:table-cell table:style-name="Taula17.C8" office:value-type="string">
              <text:p text:style-name="P31">Opcional</text:p>
            </table:table-cell>
            <table:table-cell table:style-name="Taula17.D8" office:value-type="string">
              <text:p text:style-name="P27"><text:span text:style-name="T40">Valor</text:span><text:span text:style-name="T43"> </text:span><text:span text:style-name="T40">mínim</text:span><text:span text:style-name="T43"> </text:span><text:span text:style-name="T40">del</text:span><text:span text:style-name="T43"> </text:span><text:span text:style-name="T40">rang</text:span><text:span text:style-name="T43"> </text:span><text:span text:style-name="T40">de</text:span><text:span text:style-name="T43"> </text:span><text:span text:style-name="T40">la</text:span><text:span text:style-name="T43"> </text:span><text:span text:style-name="T40">qualificació.</text:span><text:span text:style-name="T43"> </text:span><text:span text:style-name="T40">El</text:span><text:span text:style-name="T43"> </text:span><text:span text:style-name="T40">seu</text:span><text:span text:style-name="T43"> </text:span><text:span text:style-name="T40">valor</text:span><text:span text:style-name="T43"> </text:span><text:span text:style-name="T40">per</text:span><text:span text:style-name="T43"> </text:span><text:span text:style-name="T40">defecte</text:span><text:span text:style-name="T43"> </text:span><text:span text:style-name="T40">és</text:span><text:span text:style-name="T43"> </text:span><text:span text:style-name="T40">0.</text:span></text:p>
            </table:table-cell>
          </table:table-row>
          <table:table-row table:style-name="Taula17.1">
            <table:table-cell table:style-name="Taula17.A9" office:value-type="string">
              <text:p text:style-name="P32">Cos</text:p>
            </table:table-cell>
            <table:table-cell table:style-name="Taula17.B9" office:value-type="string">
              <text:p text:style-name="P30">Calificacion</text:p>
            </table:table-cell>
            <table:table-cell table:style-name="Taula17.C9" office:value-type="string">
              <text:p text:style-name="P31">Opcional</text:p>
            </table:table-cell>
            <table:table-cell table:style-name="Taula17.D9" office:value-type="string">
              <text:p text:style-name="P27"><text:span text:style-name="T40">Valor</text:span><text:span text:style-name="T43"> </text:span><text:span text:style-name="T40">de</text:span><text:span text:style-name="T43"> </text:span><text:span text:style-name="T40">la</text:span><text:span text:style-name="T43"> </text:span><text:span text:style-name="T40">qualificació.</text:span><text:span text:style-name="T43"> </text:span><text:span text:style-name="T40">El</text:span><text:span text:style-name="T43"> </text:span><text:span text:style-name="T40">seu</text:span><text:span text:style-name="T43"> </text:span><text:span text:style-name="T40">rang</text:span><text:span text:style-name="T43"> </text:span><text:span text:style-name="T40">ve</text:span><text:span text:style-name="T43"> </text:span><text:span text:style-name="T40">determinat</text:span><text:span text:style-name="T43"> </text:span><text:span text:style-name="T40">per</text:span><text:span text:style-name="T43"> </text:span><text:span text:style-name="T40">MinCalificacion</text:span><text:span text:style-name="T43"> </text:span><text:span text:style-name="T40">i</text:span><text:span text:style-name="T43"> </text:span><text:span text:style-name="T40">MaxCalificación.</text:span></text:p>
            </table:table-cell>
          </table:table-row>
          <table:table-row table:style-name="Taula17.1">
            <table:table-cell table:style-name="Taula17.A10" office:value-type="string">
              <text:p text:style-name="P32">Cos</text:p>
            </table:table-cell>
            <table:table-cell table:style-name="Taula17.B10" office:value-type="string">
              <text:p text:style-name="P30">MaxCalificacion</text:p>
            </table:table-cell>
            <table:table-cell table:style-name="Taula17.C10" office:value-type="string">
              <text:p text:style-name="P31">Opcional</text:p>
            </table:table-cell>
            <table:table-cell table:style-name="Taula17.D10" office:value-type="string">
              <text:p text:style-name="P27"><text:span text:style-name="T40">Valor</text:span><text:span text:style-name="T43"> </text:span><text:span text:style-name="T40">màxim</text:span><text:span text:style-name="T43"> </text:span><text:span text:style-name="T40">del</text:span><text:span text:style-name="T43"> </text:span><text:span text:style-name="T40">rang</text:span><text:span text:style-name="T43"> </text:span><text:span text:style-name="T40">de</text:span><text:span text:style-name="T43"> </text:span><text:span text:style-name="T40">la</text:span><text:span text:style-name="T43"> </text:span><text:span text:style-name="T40">qualificació.</text:span><text:span text:style-name="T43"> </text:span><text:span text:style-name="T40">El</text:span><text:span text:style-name="T43"> </text:span><text:span text:style-name="T40">seu</text:span><text:span text:style-name="T43"> </text:span><text:span text:style-name="T40">valor</text:span><text:span text:style-name="T43"> </text:span><text:span text:style-name="T40">per</text:span><text:span text:style-name="T43"> </text:span><text:span text:style-name="T40">defecte</text:span><text:span text:style-name="T43"> </text:span><text:span text:style-name="T40">és</text:span><text:span text:style-name="T43"> </text:span><text:span text:style-name="T40">100.</text:span></text:p>
            </table:table-cell>
          </table:table-row>
          <table:table-row table:style-name="Taula17.1">
            <table:table-cell table:style-name="Taula17.A11" office:value-type="string">
              <text:p text:style-name="P32">Cos</text:p>
            </table:table-cell>
            <table:table-cell table:style-name="Taula17.B11" office:value-type="string">
              <text:p text:style-name="P30">Intentos</text:p>
            </table:table-cell>
            <table:table-cell table:style-name="Taula17.C11" office:value-type="string">
              <text:p text:style-name="P31">Opcional</text:p>
            </table:table-cell>
            <table:table-cell table:style-name="Taula17.D11" office:value-type="string">
              <text:p text:style-name="P27"><text:span text:style-name="T40">Número</text:span><text:span text:style-name="T43"> </text:span><text:span text:style-name="T40">de</text:span><text:span text:style-name="T43"> </text:span><text:span text:style-name="T40">l</text:span><text:span text:style-name="T43">’</text:span><text:span text:style-name="T40">intent</text:span><text:span text:style-name="T43"> </text:span><text:span text:style-name="T40">d</text:span><text:span text:style-name="T43">’</text:span><text:span text:style-name="T40">aquesta</text:span><text:span text:style-name="T43"> </text:span><text:span text:style-name="T40">pregunta</text:span><text:span text:style-name="T43"> </text:span><text:span text:style-name="T40">(o</text:span><text:span text:style-name="T43"> </text:span><text:span text:style-name="T40">competència).</text:span></text:p>
            </table:table-cell>
          </table:table-row>
          <table:table-row table:style-name="Taula17.1">
            <table:table-cell table:style-name="Taula17.A12" office:value-type="string">
              <text:p text:style-name="P32">Cos</text:p>
            </table:table-cell>
            <table:table-cell table:style-name="Taula17.B12" office:value-type="string">
              <text:p text:style-name="P30">MaxIntentos</text:p>
            </table:table-cell>
            <table:table-cell table:style-name="Taula17.C12" office:value-type="string">
              <text:p text:style-name="P31">Opcional</text:p>
            </table:table-cell>
            <table:table-cell table:style-name="Taula17.D12" office:value-type="string">
              <text:p text:style-name="P27"><text:span text:style-name="T45">Nombre</text:span><text:span text:style-name="T43"> </text:span><text:span text:style-name="T40">màxim</text:span><text:span text:style-name="T43"> </text:span><text:span text:style-name="T40">d</text:span><text:span text:style-name="T43">’</text:span><text:span text:style-name="T40">intents</text:span><text:span text:style-name="T43"> </text:span><text:span text:style-name="T40">permesos</text:span><text:span text:style-name="T43"> </text:span><text:span text:style-name="T40">per</text:span><text:span text:style-name="T43"> </text:span><text:span text:style-name="T40">aquesta</text:span><text:span text:style-name="T43"> </text:span><text:span text:style-name="T40">pregunta</text:span><text:span text:style-name="T43"> </text:span><text:span text:style-name="T40">o</text:span><text:span text:style-name="T43"> </text:span><text:span text:style-name="T40">competència.</text:span></text:p>
            </table:table-cell>
          </table:table-row>
          <table:table-row table:style-name="Taula17.1">
            <table:table-cell table:style-name="Taula17.A13" office:value-type="string">
              <text:p text:style-name="P32">Cos</text:p>
            </table:table-cell>
            <table:table-cell table:style-name="Taula17.B13" office:value-type="string">
              <text:p text:style-name="P30">Peso</text:p>
            </table:table-cell>
            <table:table-cell table:style-name="Taula17.C13" office:value-type="string">
              <text:p text:style-name="P31">Opcional</text:p>
            </table:table-cell>
            <table:table-cell table:style-name="Taula17.D13" office:value-type="string">
              <text:p text:style-name="P23"><text:span text:style-name="T40">En</text:span><text:span text:style-name="T43"> </text:span><text:span text:style-name="T40">el</text:span><text:span text:style-name="T43"> </text:span><text:span text:style-name="T40">cas</text:span><text:span text:style-name="T43"> </text:span><text:span text:style-name="T40">que</text:span><text:span text:style-name="T43"> </text:span><text:span text:style-name="T40">no</text:span><text:span text:style-name="T43"> </text:span><text:span text:style-name="T40">totes</text:span><text:span text:style-name="T43"> </text:span><text:span text:style-name="T40">les</text:span><text:span text:style-name="T43"> </text:span><text:span text:style-name="T40">preguntes</text:span><text:span text:style-name="T43"> </text:span><text:span text:style-name="T40">o</text:span><text:span text:style-name="T43"> </text:span><text:span text:style-name="T40">competències</text:span><text:span text:style-name="T43"> </text:span><text:span text:style-name="T40">tinguin</text:span><text:span text:style-name="T43"> </text:span><text:span text:style-name="T40">el</text:span><text:span text:style-name="T43"> </text:span><text:span text:style-name="T40">mateix</text:span><text:span text:style-name="T43"> </text:span><text:span text:style-name="T40">valor,</text:span><text:span text:style-name="T43"> </text:span><text:span text:style-name="T40">aquí</text:span><text:span text:style-name="T43"> </text:span><text:span text:style-name="T40">s</text:span><text:span text:style-name="T43">’</text:span><text:span text:style-name="T40">especifica</text:span><text:span text:style-name="T43"> </text:span><text:span text:style-name="T40">el</text:span><text:span text:style-name="T43"> </text:span><text:span text:style-name="T40">pes</text:span><text:span text:style-name="T43"> </text:span><text:span text:style-name="T40">de</text:span><text:span text:style-name="T43"> </text:span><text:span text:style-name="T40">la</text:span><text:span text:style-name="T43"> </text:span><text:span text:style-name="T40">pregunta.</text:span></text:p>
              <text:p text:style-name="P24"><text:span text:style-name="T40">El</text:span><text:span text:style-name="T43"> </text:span><text:span text:style-name="T40">valor</text:span><text:span text:style-name="T43"> </text:span><text:span text:style-name="T40">per</text:span><text:span text:style-name="T43"> </text:span><text:span text:style-name="T40">defecte</text:span><text:span text:style-name="T43"> </text:span><text:span text:style-name="T40">és</text:span><text:span text:style-name="T43"> </text:span><text:span text:style-name="T40">1.</text:span><text:span text:style-name="T43"> </text:span><text:span text:style-name="T40">Aquest</text:span><text:span text:style-name="T43"> </text:span><text:span text:style-name="T40">camp</text:span><text:span text:style-name="T43"> </text:span><text:span text:style-name="T40">està</text:span><text:span text:style-name="T43"> </text:span><text:span text:style-name="T40">relacionat</text:span><text:span text:style-name="T43"> </text:span><text:span text:style-name="T40">amb</text:span><text:span text:style-name="T43"> </text:span><text:span text:style-name="T40">el</text:span><text:span text:style-name="T43"> </text:span><text:span text:style-name="T40">camp</text:span><text:span text:style-name="T43"> </text:span><text:span text:style-name="T40">SumaPesos.</text:span></text:p>
            </table:table-cell>
          </table:table-row>
          <table:table-row table:style-name="Taula17.1">
            <table:table-cell table:style-name="Taula17.A14" office:value-type="string">
              <text:p text:style-name="P32">Cos</text:p>
            </table:table-cell>
            <table:table-cell table:style-name="Taula17.B14" office:value-type="string">
              <text:p text:style-name="P30">URLVerResultados</text:p>
            </table:table-cell>
            <table:table-cell table:style-name="Taula17.C14" office:value-type="string">
              <text:p text:style-name="P31">Opcional</text:p>
            </table:table-cell>
            <table:table-cell table:style-name="Taula17.D14" office:value-type="string">
              <text:p text:style-name="P27"><text:span text:style-name="T40">URL</text:span><text:span text:style-name="T43"> </text:span><text:span text:style-name="T40">on</text:span><text:span text:style-name="T43"> </text:span><text:span text:style-name="T40">el</text:span><text:span text:style-name="T43"> </text:span><text:span text:style-name="T40">professor</text:span><text:span text:style-name="T43"> </text:span><text:span text:style-name="T40">pot</text:span><text:span text:style-name="T43"> </text:span><text:span text:style-name="T40">veure</text:span><text:span text:style-name="T43"> </text:span><text:span text:style-name="T40">el</text:span><text:span text:style-name="T43"> </text:span><text:span text:style-name="T40">que</text:span><text:span text:style-name="T43"> </text:span><text:span text:style-name="T40">va</text:span><text:span text:style-name="T43"> </text:span><text:span text:style-name="T40">fer</text:span><text:span text:style-name="T43"> </text:span><text:span text:style-name="T40">l</text:span><text:span text:style-name="T43">’</text:span><text:span text:style-name="T40">alumne.</text:span><text:span text:style-name="T43"> </text:span><text:span text:style-name="T40">Per</text:span><text:span text:style-name="T43"> </text:span><text:span text:style-name="T40">exemple,</text:span><text:span text:style-name="T43"> </text:span><text:span text:style-name="T40">com</text:span><text:span text:style-name="T43"> </text:span><text:span text:style-name="T40">va</text:span><text:span text:style-name="T43"> </text:span><text:span text:style-name="T40">contestar</text:span><text:span text:style-name="T43"> </text:span><text:span text:style-name="T40">a</text:span><text:span text:style-name="T43"> </text:span><text:span text:style-name="T40">la</text:span><text:span text:style-name="T43"> </text:span><text:span text:style-name="T40">pregunta.</text:span></text:p>
            </table:table-cell>
          </table:table-row>
        </table:table>
        <text:p text:style-name="Standard"/>
        <text:p text:style-name="Standard">Paràmetres<text:span text:style-name="T2"> </text:span>de<text:span text:style-name="T2"> </text:span>sortida<text:span text:style-name="T2"> </text:span>del<text:span text:style-name="T2"> </text:span>mètode<text:span text:style-name="T59">:</text:span></text:p>
        <table:table table:name="Taula18" table:style-name="Taula18">
          <table:table-column table:style-name="Taula18.A"/>
          <table:table-column table:style-name="Taula18.B"/>
          <table:table-column table:style-name="Taula18.C"/>
          <table:table-column table:style-name="Taula18.D"/>
          <table:table-header-rows>
            <table:table-row table:style-name="Taula18.1">
              <table:table-cell table:style-name="Taula18.A1" office:value-type="string">
                <text:p text:style-name="P40">Lloc</text:p>
              </table:table-cell>
              <table:table-cell table:style-name="Taula18.A1" office:value-type="string">
                <text:p text:style-name="P40">Nom</text:p>
              </table:table-cell>
              <table:table-cell table:style-name="Taula18.A1" office:value-type="string">
                <text:p text:style-name="P40">Tipus</text:p>
              </table:table-cell>
              <table:table-cell table:style-name="Taula18.D1" office:value-type="string">
                <text:p text:style-name="P40">Descripció</text:p>
              </table:table-cell>
            </table:table-row>
          </table:table-header-rows>
          <table:table-row table:style-name="Taula18.2">
            <table:table-cell table:style-name="Taula18.A2" office:value-type="string">
              <text:p text:style-name="P32">Cos</text:p>
            </table:table-cell>
            <table:table-cell table:style-name="Taula18.B2" office:value-type="string">
              <text:p text:style-name="P30">Resultado</text:p>
            </table:table-cell>
            <table:table-cell table:style-name="Taula18.C2" office:value-type="string">
              <text:p text:style-name="P31">Obligatori</text:p>
            </table:table-cell>
            <table:table-cell table:style-name="Taula18.D2" office:value-type="string">
              <text:p text:style-name="P27"><text:span text:style-name="T40">Els</text:span><text:span text:style-name="T43"> </text:span><text:span text:style-name="T40">valors</text:span><text:span text:style-name="T43"> </text:span><text:span text:style-name="T40">possibles</text:span><text:span text:style-name="T43"> </text:span><text:span text:style-name="T40">on</text:span><text:span text:style-name="T43"> </text:span><text:span text:style-name="T40">OK</text:span><text:span text:style-name="T43"> </text:span><text:span text:style-name="T40">i</text:span><text:span text:style-name="T43"> </text:span><text:span text:style-name="T40">KO.</text:span><text:span text:style-name="T43"> </text:span><text:span text:style-name="T40">En</text:span><text:span text:style-name="T43"> </text:span><text:span text:style-name="T40">cas</text:span><text:span text:style-name="T43"> </text:span><text:span text:style-name="T40">de</text:span><text:span text:style-name="T43"> </text:span><text:span text:style-name="T40">KO</text:span><text:span text:style-name="T43"> </text:span><text:span text:style-name="T40">en</text:span><text:span text:style-name="T43"> </text:span><text:span text:style-name="T40">els</text:span><text:span text:style-name="T43"> </text:span><text:span text:style-name="T40">camps</text:span><text:span text:style-name="T43"> </text:span><text:span text:style-name="T40">Codigo</text:span><text:span text:style-name="T43"> </text:span><text:span text:style-name="T40">i</text:span><text:span text:style-name="T43"> </text:span><text:span text:style-name="T40">Descripcion</text:span><text:span text:style-name="T43"> </text:span><text:span text:style-name="T40">s</text:span><text:span text:style-name="T43">’</text:span><text:span text:style-name="T40">explica</text:span><text:span text:style-name="T43"> </text:span><text:span text:style-name="T40">la</text:span><text:span text:style-name="T43"> </text:span><text:span text:style-name="T40">causa.</text:span></text:p>
            </table:table-cell>
          </table:table-row>
          <table:table-row table:style-name="Taula18.2">
            <table:table-cell table:style-name="Taula18.A3" office:value-type="string">
              <text:p text:style-name="P26"><text:span text:style-name="T40">Cos</text:span><text:span text:style-name="T43"> </text:span></text:p>
            </table:table-cell>
            <table:table-cell table:style-name="Taula18.B3" office:value-type="string">
              <text:p text:style-name="P30">Codigo</text:p>
            </table:table-cell>
            <table:table-cell table:style-name="Taula18.C3" office:value-type="string">
              <text:p text:style-name="P31">Opcional</text:p>
            </table:table-cell>
            <table:table-cell table:style-name="Taula18.D3" office:value-type="string">
              <text:p text:style-name="P27"><text:span text:style-name="T40">Codi</text:span><text:span text:style-name="T43"> </text:span><text:span text:style-name="T40">identificador</text:span><text:span text:style-name="T43"> </text:span><text:span text:style-name="T40">de</text:span><text:span text:style-name="T43"> </text:span><text:span text:style-name="T40">la</text:span><text:span text:style-name="T43"> </text:span><text:span text:style-name="T40">resposta:</text:span></text:p>
              <text:p text:style-name="P27"><text:span text:style-name="T40">Valors</text:span><text:span text:style-name="T43"> </text:span><text:span text:style-name="T40">possibles:</text:span></text:p>
              <text:list xml:id="list2832044879147315521" text:style-name="WW8Num21">
                <text:list-item>
                  <text:p text:style-name="P82">(1004):<text:span text:style-name="T2"> </text:span>L<text:span text:style-name="T2">’</text:span>usuari<text:span text:style-name="T2"> </text:span>no<text:span text:style-name="T2"> </text:span>pertany<text:span text:style-name="T2"> </text:span>al<text:span text:style-name="T2"> </text:span>curs.<text:span text:style-name="T2"> </text:span></text:p>
                </text:list-item>
                <text:list-item>
                  <text:p text:style-name="P82">(1006):<text:span text:style-name="T2"> </text:span>Falten<text:span text:style-name="T2"> </text:span>valors<text:span text:style-name="T2"> </text:span>obligatoris.<text:span text:style-name="T2"> </text:span></text:p>
                </text:list-item>
                <text:list-item>
                  <text:p text:style-name="P82"><text:soft-page-break/>(1007):<text:span text:style-name="T2"> </text:span>Error<text:span text:style-name="T2"> </text:span>al<text:span text:style-name="T2"> </text:span>validar<text:span text:style-name="T2"> </text:span>la<text:span text:style-name="T2"> </text:span>unitat<text:span text:style-name="T2"> </text:span>i<text:span text:style-name="T2"> </text:span>activitat.</text:p>
                </text:list-item>
                <text:list-item>
                  <text:p text:style-name="P82">(1008):<text:span text:style-name="T2"> </text:span>Error<text:span text:style-name="T2"> </text:span>al<text:span text:style-name="T2"> </text:span>guardar<text:span text:style-name="T2"> </text:span>els<text:span text:style-name="T2"> </text:span>resultats<text:span text:style-name="T2"> </text:span>en<text:span text:style-name="T2"> </text:span>l<text:span text:style-name="T2">’</text:span>EVA.</text:p>
                </text:list-item>
                <text:list-item>
                  <text:p text:style-name="P82">(1009):<text:span text:style-name="T2"> </text:span>Error<text:span text:style-name="T2"> </text:span>al<text:span text:style-name="T2"> </text:span>guardar<text:span text:style-name="T2"> </text:span>els<text:span text:style-name="T2"> </text:span>detalls<text:span text:style-name="T2"> </text:span>del<text:span text:style-name="T2"> </text:span>resultat<text:span text:style-name="T2"> </text:span>en<text:span text:style-name="T2"> </text:span>l<text:span text:style-name="T2">’</text:span>EVA.</text:p>
                </text:list-item>
                <text:list-item>
                  <text:p text:style-name="P82">(1010):<text:span text:style-name="T2"> </text:span>Autenticació<text:span text:style-name="T2"> </text:span>incorrecta.<text:span text:style-name="T2"> </text:span>L<text:span text:style-name="T2">’</text:span>usuari<text:span text:style-name="T2"> </text:span>que<text:span text:style-name="T2"> </text:span>sol·licita<text:span text:style-name="T2"> </text:span>accés<text:span text:style-name="T2"> </text:span>a<text:span text:style-name="T2"> </text:span>aquest<text:span text:style-name="T2"> </text:span>mètode<text:span text:style-name="T2"> </text:span>del<text:span text:style-name="T2"> </text:span>servei<text:span text:style-name="T2"> </text:span>web<text:span text:style-name="T2"> </text:span>no<text:span text:style-name="T2"> </text:span>és<text:span text:style-name="T2"> </text:span>correcte.</text:p>
                </text:list-item>
                <text:list-item>
                  <text:p text:style-name="P82">(1011):<text:span text:style-name="T2"> </text:span>S<text:span text:style-name="T2">’</text:span>ha<text:span text:style-name="T2"> </text:span>rebut<text:span text:style-name="T2"> </text:span>un<text:span text:style-name="T2"> </text:span>codi<text:span text:style-name="T2"> </text:span>d<text:span text:style-name="T2">’</text:span>unitat<text:span text:style-name="T2"> </text:span>no<text:span text:style-name="T2"> </text:span>vàlid.</text:p>
                </text:list-item>
                <text:list-item>
                  <text:p text:style-name="P82">(1012):<text:span text:style-name="T2"> </text:span>S<text:span text:style-name="T2">’</text:span>ha<text:span text:style-name="T2"> </text:span>rebut<text:span text:style-name="T2"> </text:span>un<text:span text:style-name="T2"> </text:span>codi<text:span text:style-name="T2"> </text:span>d<text:span text:style-name="T2">’</text:span>activitat<text:span text:style-name="T2"> </text:span>no<text:span text:style-name="T2"> </text:span>vàlid.</text:p>
                </text:list-item>
                <text:list-item>
                  <text:p text:style-name="P82">(1013):<text:span text:style-name="T2"> </text:span>El<text:span text:style-name="T2"> </text:span>codi<text:span text:style-name="T2"> </text:span>del<text:span text:style-name="T2"> </text:span>centre<text:span text:style-name="T2"> </text:span>no<text:span text:style-name="T2"> </text:span>és<text:span text:style-name="T2"> </text:span>vàlid.</text:p>
                </text:list-item>
                <text:list-item>
                  <text:p text:style-name="P82">(1014):<text:span text:style-name="T2"> </text:span>L<text:span text:style-name="T2">’</text:span>usuari<text:span text:style-name="T2"> </text:span>no<text:span text:style-name="T2"> </text:span>té<text:span text:style-name="T2"> </text:span>permisos<text:span text:style-name="T2"> </text:span>per<text:span text:style-name="T2"> </text:span>guardar<text:span text:style-name="T2"> </text:span>seguiments.</text:p>
                </text:list-item>
                <text:list-item>
                  <text:p text:style-name="P82">(1015)<text:span text:style-name="T2"> </text:span>Estat<text:span text:style-name="T2"> </text:span>incorrecte.<text:span text:style-name="T2"> </text:span>El<text:span text:style-name="T2"> </text:span>valor<text:span text:style-name="T2"> </text:span>de<text:span text:style-name="T2"> </text:span>l<text:span text:style-name="T2">’</text:span>estat<text:span text:style-name="T2"> </text:span>és<text:span text:style-name="T2"> </text:span>incorrecte.</text:p>
                </text:list-item>
              </text:list>
              <text:p text:style-name="P10"/>
            </table:table-cell>
          </table:table-row>
          <table:table-row table:style-name="Taula18.1">
            <table:table-cell table:style-name="Taula18.A4" office:value-type="string">
              <text:p text:style-name="P32">Cos</text:p>
            </table:table-cell>
            <table:table-cell table:style-name="Taula18.B4" office:value-type="string">
              <text:p text:style-name="P30">Descripcion</text:p>
            </table:table-cell>
            <table:table-cell table:style-name="Taula18.C4" office:value-type="string">
              <text:p text:style-name="P31">Opcional</text:p>
            </table:table-cell>
            <table:table-cell table:style-name="Taula18.D4" office:value-type="string">
              <text:p text:style-name="P27"><text:span text:style-name="T40">Descripció</text:span><text:span text:style-name="T43"> </text:span><text:span text:style-name="T40">del</text:span><text:span text:style-name="T43"> </text:span><text:span text:style-name="T40">codi</text:span><text:span text:style-name="T43"> </text:span><text:span text:style-name="T40">generat.</text:span></text:p>
            </table:table-cell>
          </table:table-row>
        </table:table>
        <text:p text:style-name="Standard"/>
        <text:h text:style-name="Heading_20_4" text:outline-level="4">Exemple</text:h>
        <text:p text:style-name="Standard"><text:span text:style-name="T19">Exemple</text:span><text:span text:style-name="T24"> </text:span><text:span text:style-name="T19">de</text:span><text:span text:style-name="T24"> </text:span><text:span text:style-name="T19">missatge</text:span><text:span text:style-name="T24"> </text:span><text:span text:style-name="T19">SOAP</text:span><text:span text:style-name="T24"> </text:span><text:span text:style-name="T19">de</text:span><text:span text:style-name="T24"> </text:span><text:span text:style-name="T19">crida</text:span><text:span text:style-name="T24"> </text:span><text:span text:style-name="T19">al</text:span><text:span text:style-name="T24"> </text:span><text:span text:style-name="T19">servei</text:span><text:span text:style-name="T24"> </text:span><text:span text:style-name="T19">web</text:span><text:span text:style-name="T23">:</text:span></text:p>
        <text:p text:style-name="Codi">&lt;soapenv:Envelope<text:span text:style-name="T2"> </text:span>xmlns:soapenv="http://schemas.xmlsoap.org/soap/envelope/"<text:span text:style-name="T2"> </text:span>xmlns:seg="http://educacio.gencat.cat/agora/seguimiento/"&gt;</text:p>
        <text:p text:style-name="Codi"><text:span text:style-name="T11"><text:tab/></text:span>&lt;soapenv:Header&gt;</text:p>
        <text:p text:style-name="Codi"><text:span text:style-name="T11"><text:tab/><text:tab/></text:span>&lt;seg:WSEAuthenticateHeader&gt;</text:p>
        <text:p text:style-name="Codi"><text:span text:style-name="T11"><text:tab/><text:tab/><text:tab/></text:span>&lt;!--Optional:--&gt;</text:p>
        <text:p text:style-name="Codi"><text:span text:style-name="T11"><text:tab/><text:tab/><text:tab/></text:span>&lt;seg:User&gt;S1mul4d0r&lt;/seg:User&gt;</text:p>
        <text:p text:style-name="Codi"><text:span text:style-name="T11"><text:tab/><text:tab/><text:tab/></text:span>&lt;!--Optional:--&gt;</text:p>
        <text:p text:style-name="Codi"><text:span text:style-name="T11"><text:tab/><text:tab/><text:tab/></text:span>&lt;seg:Password&gt;ed1t0r14l&lt;/seg:Password&gt;</text:p>
        <text:p text:style-name="Codi"><text:span text:style-name="T11"><text:tab/><text:tab/></text:span>&lt;/seg:WSEAuthenticateHeader&gt;</text:p>
        <text:p text:style-name="Codi"><text:span text:style-name="T11"><text:tab/></text:span>&lt;/soapenv:Header&gt;</text:p>
        <text:p text:style-name="Codi"><text:span text:style-name="T11"><text:tab/></text:span>&lt;soapenv:Body&gt;</text:p>
        <text:p text:style-name="Codi"><text:span text:style-name="T11"><text:tab/><text:tab/></text:span>&lt;seg:ResultadoDetalleExtendido&gt;</text:p>
        <text:p text:style-name="Codi"><text:span text:style-name="T11"><text:tab/><text:tab/><text:tab/></text:span>&lt;!--Optional:--&gt;</text:p>
        <text:p text:style-name="Codi"><text:span text:style-name="T11"><text:tab/><text:tab/><text:tab/></text:span>&lt;seg:ResultadoExtendido&gt;</text:p>
        <text:p text:style-name="Codi"><text:span text:style-name="T11"><text:tab/><text:tab/><text:tab/><text:tab/></text:span>&lt;seg:idUsuario&gt;2&lt;/seg:idUsuario&gt;</text:p>
        <text:p text:style-name="Codi"><text:span text:style-name="T11"><text:tab/><text:tab/><text:tab/><text:tab/></text:span>&lt;seg:idContenidoLMS&gt;10&lt;/seg:idContenidoLMS&gt;</text:p>
        <text:p text:style-name="Codi"><text:span text:style-name="T11"><text:tab/><text:tab/><text:tab/><text:tab/></text:span>&lt;seg:idCentro&gt;8929684&lt;/seg:idCentro&gt;</text:p>
        <text:p text:style-name="Codi"><text:span text:style-name="T11"><text:tab/><text:tab/><text:tab/><text:tab/></text:span>&lt;!--Optional:--&gt;</text:p>
        <text:p text:style-name="Codi"><text:span text:style-name="T11"><text:tab/><text:tab/><text:tab/><text:tab/></text:span>&lt;seg:idUnidad&gt;1&lt;/seg:idUnidad&gt;</text:p>
        <text:p text:style-name="Codi"><text:span text:style-name="T11"><text:tab/><text:tab/><text:tab/><text:tab/></text:span>&lt;!--Optional:--&gt;</text:p>
        <text:p text:style-name="Codi"><text:span text:style-name="T11"><text:tab/><text:tab/><text:tab/><text:tab/></text:span>&lt;seg:UnidadTitulo&gt;&lt;/seg:UnidadTitulo&gt;</text:p>
        <text:p text:style-name="Codi"><text:span text:style-name="T11"><text:tab/><text:tab/><text:tab/><text:tab/></text:span>&lt;!--Optional:--&gt;</text:p>
        <text:p text:style-name="Codi"><text:span text:style-name="T11"><text:tab/><text:tab/><text:tab/><text:tab/></text:span>&lt;seg:UnidadOrden&gt;&lt;/seg:UnidadOrden&gt;</text:p>
        <text:p text:style-name="Codi"><text:span text:style-name="T11"><text:tab/><text:tab/><text:tab/><text:tab/></text:span>&lt;!--Optional:--&gt;</text:p>
        <text:p text:style-name="Codi"><text:span text:style-name="T11"><text:tab/><text:tab/><text:tab/><text:tab/></text:span>&lt;seg:idActividad&gt;1&lt;/seg:idActividad&gt;</text:p>
        <text:p text:style-name="Codi"><text:span text:style-name="T11"><text:tab/><text:tab/><text:tab/><text:tab/></text:span>&lt;!--Optional:--&gt;</text:p>
        <text:p text:style-name="Codi"><text:soft-page-break/><text:span text:style-name="T11"><text:tab/><text:tab/><text:tab/><text:tab/></text:span>&lt;seg:ActividadTitulo&gt;&lt;/seg:ActividadTitulo&gt;</text:p>
        <text:p text:style-name="Codi"><text:span text:style-name="T11"><text:tab/><text:tab/><text:tab/><text:tab/></text:span>&lt;!--Optional:--&gt;</text:p>
        <text:p text:style-name="Codi"><text:span text:style-name="T11"><text:tab/><text:tab/><text:tab/><text:tab/></text:span>&lt;seg:ActividadOrden&gt;&lt;/seg:ActividadOrden&gt;</text:p>
        <text:p text:style-name="Codi"><text:span text:style-name="T11"><text:tab/><text:tab/><text:tab/><text:tab/></text:span>&lt;!--Optional:--&gt;</text:p>
        <text:p text:style-name="Codi"><text:span text:style-name="T11"><text:tab/><text:tab/><text:tab/><text:tab/></text:span>&lt;seg:ForzarGuardar&gt;1&lt;/seg:ForzarGuardar&gt;</text:p>
        <text:p text:style-name="Codi"><text:span text:style-name="T11"><text:tab/><text:tab/><text:tab/><text:tab/></text:span>&lt;!--Optional:--&gt;</text:p>
        <text:p text:style-name="Codi"><text:span text:style-name="T11"><text:tab/><text:tab/><text:tab/><text:tab/></text:span>&lt;seg:Resultado&gt;</text:p>
        <text:p text:style-name="Codi"><text:span text:style-name="T11"><text:tab/><text:tab/><text:tab/><text:tab/><text:tab/></text:span>&lt;!--Optional:--&gt;</text:p>
        <text:p text:style-name="Codi"><text:span text:style-name="T11"><text:tab/><text:tab/><text:tab/><text:tab/><text:tab/></text:span>&lt;seg:FechaHoraInicio&gt;1299682829&lt;/seg:FechaHoraInicio&gt;</text:p>
        <text:p text:style-name="Codi"><text:span text:style-name="T11"><text:tab/><text:tab/><text:tab/><text:tab/><text:tab/></text:span>&lt;!--Optional:--&gt;</text:p>
        <text:p text:style-name="Codi"><text:span text:style-name="T11"><text:tab/><text:tab/><text:tab/><text:tab/><text:tab/></text:span>&lt;seg:Duracion&gt;12&lt;/seg:Duracion&gt;</text:p>
        <text:p text:style-name="Codi"><text:span text:style-name="T11"><text:tab/><text:tab/><text:tab/><text:tab/><text:tab/></text:span>&lt;!--Optional:--&gt;</text:p>
        <text:p text:style-name="Codi"><text:span text:style-name="T11"><text:tab/><text:tab/><text:tab/><text:tab/><text:tab/></text:span>&lt;seg:MaxDuracion&gt;86400&lt;/seg:MaxDuracion&gt;</text:p>
        <text:p text:style-name="Codi"><text:span text:style-name="T11"><text:tab/><text:tab/><text:tab/><text:tab/><text:tab/></text:span>&lt;!--Optional:--&gt;</text:p>
        <text:p text:style-name="Codi"><text:span text:style-name="T11"><text:tab/><text:tab/><text:tab/><text:tab/><text:tab/></text:span>&lt;seg:MinCalificacion&gt;0&lt;/seg:MinCalificacion&gt;</text:p>
        <text:p text:style-name="Codi"><text:span text:style-name="T11"><text:tab/><text:tab/><text:tab/><text:tab/><text:tab/></text:span>&lt;!--Optional:--&gt;</text:p>
        <text:p text:style-name="Codi"><text:span text:style-name="T11"><text:tab/><text:tab/><text:tab/><text:tab/><text:tab/></text:span>&lt;seg:Calificacion&gt;50&lt;/seg:Calificacion&gt;</text:p>
        <text:p text:style-name="Codi"><text:span text:style-name="T11"><text:tab/><text:tab/><text:tab/><text:tab/><text:tab/></text:span>&lt;!--Optional:--&gt;</text:p>
        <text:p text:style-name="Codi"><text:span text:style-name="T11"><text:tab/><text:tab/><text:tab/><text:tab/><text:tab/></text:span>&lt;seg:MaxCalificacion&gt;100&lt;/seg:MaxCalificacion&gt;</text:p>
        <text:p text:style-name="Codi"><text:span text:style-name="T11"><text:tab/><text:tab/><text:tab/><text:tab/><text:tab/></text:span>&lt;!--Optional:--&gt;</text:p>
        <text:p text:style-name="Codi"><text:span text:style-name="T11"><text:tab/><text:tab/><text:tab/><text:tab/><text:tab/></text:span>&lt;seg:Intentos&gt;1&lt;/seg:Intentos&gt;</text:p>
        <text:p text:style-name="Codi"><text:span text:style-name="T11"><text:tab/><text:tab/><text:tab/><text:tab/><text:tab/></text:span>&lt;!--Optional:--&gt;</text:p>
        <text:p text:style-name="Codi"><text:span text:style-name="T11"><text:tab/><text:tab/><text:tab/><text:tab/><text:tab/></text:span>&lt;seg:MaxIntentos&gt;1&lt;/seg:MaxIntentos&gt;</text:p>
        <text:p text:style-name="Codi"><text:span text:style-name="T11"><text:tab/><text:tab/><text:tab/><text:tab/><text:tab/></text:span>&lt;!--Optional:--&gt;</text:p>
        <text:p text:style-name="Codi"><text:span text:style-name="T11"><text:tab/><text:tab/><text:tab/><text:tab/><text:tab/></text:span>&lt;seg:Estado&gt;FINALIZADO&lt;/seg:Estado&gt;</text:p>
        <text:p text:style-name="Codi"><text:span text:style-name="T11"><text:tab/><text:tab/><text:tab/><text:tab/><text:tab/></text:span>&lt;!--Optional:--&gt;</text:p>
        <text:p text:style-name="Codi"><text:span text:style-name="T11"><text:tab/><text:tab/><text:tab/><text:tab/><text:tab/></text:span>&lt;seg:Observaciones&gt;&lt;/seg:Observaciones&gt;</text:p>
        <text:p text:style-name="Codi"><text:span text:style-name="T11"><text:tab/><text:tab/><text:tab/><text:tab/><text:tab/></text:span>&lt;!--Optional:--&gt;</text:p>
        <text:p text:style-name="Codi"><text:span text:style-name="T11"><text:tab/><text:tab/><text:tab/><text:tab/><text:tab/></text:span>&lt;seg:URLVerResultados&gt;http://mps-xtec.educat1x1.cat/data/books/6666666666/77777/555/index.php?token=4d77960dae446892255582&amp;amp;q0=1&amp;amp;q1=1&amp;amp;q2=0&amp;amp;q3=0&lt;/seg:URLVerResultados&gt;</text:p>
        <text:p text:style-name="Codi"><text:span text:style-name="T11"><text:tab/><text:tab/><text:tab/></text:span>&lt;/seg:Resultado&gt;</text:p>
        <text:p text:style-name="Codi"><text:span text:style-name="T11"><text:tab/><text:tab/><text:tab/></text:span>&lt;!--Optional:--&gt;</text:p>
        <text:p text:style-name="Codi"><text:span text:style-name="T11"><text:tab/><text:tab/><text:tab/></text:span>&lt;seg:Detalles&gt;</text:p>
        <text:p text:style-name="Codi"><text:span text:style-name="T11"><text:tab/><text:tab/><text:tab/><text:tab/><text:tab/></text:span>&lt;!--Zero<text:span text:style-name="T2"> </text:span>or<text:span text:style-name="T2"> </text:span>more<text:span text:style-name="T2"> </text:span>repetitions:--&gt;</text:p>
        <text:p text:style-name="Codi"><text:span text:style-name="T11"><text:tab/><text:tab/><text:tab/><text:tab/><text:tab/></text:span>&lt;seg:DetalleResultado&gt;</text:p>
        <text:p text:style-name="Codi"><text:span text:style-name="T11"><text:tab/><text:tab/><text:tab/><text:tab/><text:tab/><text:tab/></text:span>&lt;seg:IdDetalle&gt;0000&lt;/seg:IdDetalle&gt;</text:p>
        <text:p text:style-name="Codi"><text:span text:style-name="T11"><text:tab/><text:tab/><text:tab/><text:tab/><text:tab/><text:tab/></text:span>&lt;!--Optional:--&gt;</text:p>
        <text:p text:style-name="Codi"><text:span text:style-name="T11"><text:tab/><text:tab/><text:tab/><text:tab/><text:tab/><text:tab/></text:span>&lt;seg:IdTipoDetalle&gt;PREGUNTA&lt;/seg:IdTipoDetalle&gt;</text:p>
        <text:p text:style-name="Codi"><text:span text:style-name="T11"><text:tab/><text:tab/><text:tab/><text:tab/><text:tab/><text:tab/></text:span>&lt;!--Optional:--&gt;</text:p>
        <text:p text:style-name="Codi"><text:span text:style-name="T11"><text:tab/><text:tab/><text:tab/><text:tab/><text:tab/><text:tab/></text:span>&lt;seg:Descripcion&gt;Pregunta<text:span text:style-name="T2"> </text:span>1&lt;/seg:Descripcion&gt;</text:p>
        <text:p text:style-name="Codi"><text:span text:style-name="T11"><text:tab/><text:tab/><text:tab/><text:tab/><text:tab/><text:tab/></text:span>&lt;!--Optional:--&gt;</text:p>
        <text:p text:style-name="Codi"><text:span text:style-name="T11"><text:tab/><text:tab/><text:tab/><text:tab/><text:tab/><text:tab/></text:span>&lt;seg:FechaHoraInicio&gt;&lt;/seg:FechaHoraInicio&gt;</text:p>
        <text:p text:style-name="Codi"><text:span text:style-name="T11"><text:tab/><text:tab/><text:tab/><text:tab/><text:tab/><text:tab/></text:span>&lt;!--Optional:--&gt;</text:p>
        <text:p text:style-name="Codi"><text:span text:style-name="T11"><text:tab/><text:tab/><text:tab/><text:tab/><text:tab/><text:tab/></text:span>&lt;seg:Duracion&gt;&lt;/seg:Duracion&gt;</text:p>
        <text:p text:style-name="Codi"><text:span text:style-name="T11"><text:tab/><text:tab/><text:tab/><text:tab/><text:tab/><text:tab/></text:span>&lt;!--Optional:--&gt;</text:p>
        <text:p text:style-name="Codi"><text:span text:style-name="T11"><text:tab/><text:tab/><text:tab/><text:tab/><text:tab/><text:tab/></text:span>&lt;seg:MaxDuracion&gt;&lt;/seg:MaxDuracion&gt;</text:p>
        <text:p text:style-name="Codi"><text:span text:style-name="T11"><text:tab/><text:tab/><text:tab/><text:tab/><text:tab/><text:tab/></text:span>&lt;!--Optional:--&gt;</text:p>
        <text:p text:style-name="Codi"><text:span text:style-name="T11"><text:tab/><text:tab/><text:tab/><text:tab/><text:tab/><text:tab/></text:span>&lt;seg:MinCalificacion&gt;0&lt;/seg:MinCalificacion&gt;</text:p>
        <text:p text:style-name="Codi"><text:span text:style-name="T11"><text:tab/><text:tab/><text:tab/><text:tab/><text:tab/><text:tab/></text:span>&lt;seg:Calificacion&gt;100&lt;/seg:Calificacion&gt;</text:p>
        <text:p text:style-name="Codi"><text:span text:style-name="T11"><text:tab/><text:tab/><text:tab/><text:tab/><text:tab/><text:tab/></text:span>&lt;!--Optional:--&gt;</text:p>
        <text:p text:style-name="Codi"><text:span text:style-name="T11"><text:tab/><text:tab/><text:tab/><text:tab/><text:tab/><text:tab/></text:span>&lt;seg:MaxCalificacion&gt;100&lt;/seg:MaxCalificacion&gt;</text:p>
        <text:p text:style-name="Codi"><text:span text:style-name="T11"><text:tab/><text:tab/><text:tab/><text:tab/><text:tab/><text:tab/></text:span>&lt;!--Optional:--&gt;</text:p>
        <text:p text:style-name="Codi"><text:span text:style-name="T11"><text:tab/><text:tab/><text:tab/><text:tab/><text:tab/><text:tab/></text:span>&lt;seg:Intentos&gt;1&lt;/seg:Intentos&gt;</text:p>
        <text:p text:style-name="Codi"><text:span text:style-name="T11"><text:tab/><text:tab/><text:tab/><text:tab/><text:tab/><text:tab/></text:span>&lt;!--Optional:--&gt;</text:p>
        <text:p text:style-name="Codi"><text:span text:style-name="T11"><text:tab/><text:tab/><text:tab/><text:tab/><text:tab/><text:tab/></text:span>&lt;seg:MaxIntentos&gt;1&lt;/seg:MaxIntentos&gt;</text:p>
        <text:p text:style-name="Codi"><text:span text:style-name="T11"><text:tab/><text:tab/><text:tab/><text:tab/><text:tab/><text:tab/></text:span>&lt;!--Optional:--&gt;</text:p>
        <text:p text:style-name="Codi"><text:span text:style-name="T11"><text:tab/><text:tab/><text:tab/><text:tab/><text:tab/><text:tab/></text:span>&lt;seg:Peso&gt;1&lt;/seg:Peso&gt;</text:p>
        <text:p text:style-name="Codi"><text:span text:style-name="T11"><text:tab/><text:tab/><text:tab/><text:tab/><text:tab/><text:tab/></text:span>&lt;!--Optional:--&gt;</text:p>
        <text:p text:style-name="Codi"><text:span text:style-name="T11"><text:tab/><text:tab/><text:tab/><text:tab/><text:tab/><text:tab/></text:span>&lt;seg:URLVerResultados&gt;&lt;/seg:URLVerResultados&gt;</text:p>
        <text:p text:style-name="Codi"><text:span text:style-name="T11"><text:tab/><text:tab/><text:tab/><text:tab/><text:tab/></text:span>&lt;/seg:DetalleResultado&gt;</text:p>
        <text:p text:style-name="Codi"><text:span text:style-name="T11"><text:tab/><text:tab/><text:tab/><text:tab/><text:tab/></text:span>&lt;seg:DetalleResultado&gt;</text:p>
        <text:p text:style-name="P63"><text:span text:style-name="T11"><text:tab/><text:tab/><text:tab/><text:tab/><text:tab/><text:tab/></text:span>&lt;seg:IdDetalle&gt;0001&lt;/seg:IdDetalle&gt;</text:p>
        <text:p text:style-name="P63"><text:span text:style-name="T11"><text:tab/><text:tab/><text:tab/><text:tab/><text:tab/><text:tab/></text:span>&lt;!--Optional:--&gt;</text:p>
        <text:p text:style-name="P63"><text:soft-page-break/><text:span text:style-name="T11"><text:tab/><text:tab/><text:tab/><text:tab/><text:tab/><text:tab/></text:span>&lt;seg:IdTipoDetalle&gt;PREGUNTA&lt;/seg:IdTipoDetalle&gt;</text:p>
        <text:p text:style-name="P63"><text:span text:style-name="T11"><text:tab/><text:tab/><text:tab/><text:tab/><text:tab/><text:tab/></text:span>&lt;!--Optional:--&gt;</text:p>
        <text:p text:style-name="P63"><text:span text:style-name="T11"><text:tab/><text:tab/><text:tab/><text:tab/><text:tab/><text:tab/></text:span>&lt;seg:Descripcion&gt;Pregunta<text:span text:style-name="T2"> </text:span>2&lt;/seg:Descripcion&gt;</text:p>
        <text:p text:style-name="P63"><text:span text:style-name="T11"><text:tab/><text:tab/><text:tab/><text:tab/><text:tab/><text:tab/></text:span>&lt;!--Optional:--&gt;</text:p>
        <text:p text:style-name="P63"><text:span text:style-name="T11"><text:tab/><text:tab/><text:tab/><text:tab/><text:tab/><text:tab/></text:span>&lt;seg:FechaHoraInicio&gt;&lt;/seg:FechaHoraInicio&gt;</text:p>
        <text:p text:style-name="P63"><text:span text:style-name="T11"><text:tab/><text:tab/><text:tab/><text:tab/><text:tab/><text:tab/></text:span>&lt;!--Optional:--&gt;</text:p>
        <text:p text:style-name="P63"><text:span text:style-name="T11"><text:tab/><text:tab/><text:tab/><text:tab/><text:tab/><text:tab/></text:span>&lt;seg:Duracion&gt;&lt;/seg:Duracion&gt;</text:p>
        <text:p text:style-name="P63"><text:span text:style-name="T11"><text:tab/><text:tab/><text:tab/><text:tab/><text:tab/><text:tab/></text:span>&lt;!--Optional:--&gt;</text:p>
        <text:p text:style-name="P63"><text:span text:style-name="T11"><text:tab/><text:tab/><text:tab/><text:tab/><text:tab/><text:tab/></text:span>&lt;seg:MaxDuracion&gt;&lt;/seg:MaxDuracion&gt;</text:p>
        <text:p text:style-name="P63"><text:span text:style-name="T11"><text:tab/><text:tab/><text:tab/><text:tab/><text:tab/><text:tab/></text:span>&lt;!--Optional:--&gt;</text:p>
        <text:p text:style-name="P63"><text:span text:style-name="T11"><text:tab/><text:tab/><text:tab/><text:tab/><text:tab/><text:tab/></text:span>&lt;seg:MinCalificacion&gt;0&lt;/seg:MinCalificacion&gt;</text:p>
        <text:p text:style-name="P63"><text:span text:style-name="T11"><text:tab/><text:tab/><text:tab/><text:tab/><text:tab/><text:tab/></text:span>&lt;seg:Calificacion&gt;100&lt;/seg:Calificacion&gt;</text:p>
        <text:p text:style-name="P63"><text:span text:style-name="T11"><text:tab/><text:tab/><text:tab/><text:tab/><text:tab/><text:tab/></text:span>&lt;!--Optional:--&gt;</text:p>
        <text:p text:style-name="P63"><text:span text:style-name="T11"><text:tab/><text:tab/><text:tab/><text:tab/><text:tab/><text:tab/></text:span>&lt;seg:MaxCalificacion&gt;100&lt;/seg:MaxCalificacion&gt;</text:p>
        <text:p text:style-name="P63"><text:span text:style-name="T11"><text:tab/><text:tab/><text:tab/><text:tab/><text:tab/><text:tab/></text:span>&lt;!--Optional:--&gt;</text:p>
        <text:p text:style-name="P63"><text:span text:style-name="T11"><text:tab/><text:tab/><text:tab/><text:tab/><text:tab/><text:tab/></text:span>&lt;seg:Intentos&gt;1&lt;/seg:Intentos&gt;</text:p>
        <text:p text:style-name="P63"><text:span text:style-name="T11"><text:tab/><text:tab/><text:tab/><text:tab/><text:tab/><text:tab/></text:span>&lt;!--Optional:--&gt;</text:p>
        <text:p text:style-name="P63"><text:span text:style-name="T11"><text:tab/><text:tab/><text:tab/><text:tab/><text:tab/><text:tab/></text:span>&lt;seg:MaxIntentos&gt;1&lt;/seg:MaxIntentos&gt;</text:p>
        <text:p text:style-name="P63"><text:span text:style-name="T11"><text:tab/><text:tab/><text:tab/><text:tab/><text:tab/><text:tab/></text:span>&lt;!--Optional:--&gt;</text:p>
        <text:p text:style-name="P63"><text:span text:style-name="T11"><text:tab/><text:tab/><text:tab/><text:tab/><text:tab/><text:tab/></text:span>&lt;seg:Peso&gt;1&lt;/seg:Peso&gt;</text:p>
        <text:p text:style-name="P63"><text:span text:style-name="T11"><text:tab/><text:tab/><text:tab/><text:tab/><text:tab/><text:tab/></text:span>&lt;!--Optional:--&gt;</text:p>
        <text:p text:style-name="P63"><text:span text:style-name="T11"><text:tab/><text:tab/><text:tab/><text:tab/><text:tab/><text:tab/></text:span>&lt;seg:URLVerResultados&gt;&lt;/seg:URLVerResultados&gt;</text:p>
        <text:p text:style-name="Codi"><text:span text:style-name="T11"><text:tab/><text:tab/><text:tab/><text:tab/><text:tab/></text:span>&lt;/seg:DetalleResultado&gt;</text:p>
        <text:p text:style-name="Codi"><text:span text:style-name="T11"><text:tab/><text:tab/><text:tab/><text:tab/><text:tab/></text:span>&lt;seg:DetalleResultado&gt;</text:p>
        <text:p text:style-name="P63"><text:span text:style-name="T11"><text:tab/><text:tab/><text:tab/><text:tab/><text:tab/><text:tab/></text:span>&lt;seg:IdDetalle&gt;0002&lt;/seg:IdDetalle&gt;</text:p>
        <text:p text:style-name="P63"><text:span text:style-name="T11"><text:tab/><text:tab/><text:tab/><text:tab/><text:tab/><text:tab/></text:span>&lt;!--Optional:--&gt;</text:p>
        <text:p text:style-name="P63"><text:span text:style-name="T11"><text:tab/><text:tab/><text:tab/><text:tab/><text:tab/><text:tab/></text:span>&lt;seg:IdTipoDetalle&gt;PREGUNTA&lt;/seg:IdTipoDetalle&gt;</text:p>
        <text:p text:style-name="P63"><text:span text:style-name="T11"><text:tab/><text:tab/><text:tab/><text:tab/><text:tab/><text:tab/></text:span>&lt;!--Optional:--&gt;</text:p>
        <text:p text:style-name="P63"><text:span text:style-name="T11"><text:tab/><text:tab/><text:tab/><text:tab/><text:tab/><text:tab/></text:span>&lt;seg:Descripcion&gt;Pregunta<text:span text:style-name="T2"> </text:span>3&lt;/seg:Descripcion&gt;</text:p>
        <text:p text:style-name="P63"><text:span text:style-name="T11"><text:tab/><text:tab/><text:tab/><text:tab/><text:tab/><text:tab/></text:span>&lt;!--Optional:--&gt;</text:p>
        <text:p text:style-name="P63"><text:span text:style-name="T11"><text:tab/><text:tab/><text:tab/><text:tab/><text:tab/><text:tab/></text:span>&lt;seg:FechaHoraInicio&gt;&lt;/seg:FechaHoraInicio&gt;</text:p>
        <text:p text:style-name="P63"><text:span text:style-name="T11"><text:tab/><text:tab/><text:tab/><text:tab/><text:tab/><text:tab/></text:span>&lt;!--Optional:--&gt;</text:p>
        <text:p text:style-name="P63"><text:span text:style-name="T11"><text:tab/><text:tab/><text:tab/><text:tab/><text:tab/><text:tab/></text:span>&lt;seg:Duracion&gt;&lt;/seg:Duracion&gt;</text:p>
        <text:p text:style-name="P63"><text:span text:style-name="T11"><text:tab/><text:tab/><text:tab/><text:tab/><text:tab/><text:tab/></text:span>&lt;!--Optional:--&gt;</text:p>
        <text:p text:style-name="P63"><text:span text:style-name="T11"><text:tab/><text:tab/><text:tab/><text:tab/><text:tab/><text:tab/></text:span>&lt;seg:MaxDuracion&gt;&lt;/seg:MaxDuracion&gt;</text:p>
        <text:p text:style-name="P63"><text:span text:style-name="T11"><text:tab/><text:tab/><text:tab/><text:tab/><text:tab/><text:tab/></text:span>&lt;!--Optional:--&gt;</text:p>
        <text:p text:style-name="P63"><text:span text:style-name="T11"><text:tab/><text:tab/><text:tab/><text:tab/><text:tab/><text:tab/></text:span>&lt;seg:MinCalificacion&gt;0&lt;/seg:MinCalificacion&gt;</text:p>
        <text:p text:style-name="P63"><text:span text:style-name="T11"><text:tab/><text:tab/><text:tab/><text:tab/><text:tab/><text:tab/></text:span>&lt;seg:Calificacion&gt;0&lt;/seg:Calificacion&gt;</text:p>
        <text:p text:style-name="P63"><text:span text:style-name="T11"><text:tab/><text:tab/><text:tab/><text:tab/><text:tab/><text:tab/></text:span>&lt;!--Optional:--&gt;</text:p>
        <text:p text:style-name="P63"><text:span text:style-name="T11"><text:tab/><text:tab/><text:tab/><text:tab/><text:tab/><text:tab/></text:span>&lt;seg:MaxCalificacion&gt;100&lt;/seg:MaxCalificacion&gt;</text:p>
        <text:p text:style-name="P63"><text:span text:style-name="T11"><text:tab/><text:tab/><text:tab/><text:tab/><text:tab/><text:tab/></text:span>&lt;!--Optional:--&gt;</text:p>
        <text:p text:style-name="P63"><text:span text:style-name="T11"><text:tab/><text:tab/><text:tab/><text:tab/><text:tab/><text:tab/></text:span>&lt;seg:Intentos&gt;1&lt;/seg:Intentos&gt;</text:p>
        <text:p text:style-name="P63"><text:span text:style-name="T11"><text:tab/><text:tab/><text:tab/><text:tab/><text:tab/><text:tab/></text:span>&lt;!--Optional:--&gt;</text:p>
        <text:p text:style-name="P63"><text:span text:style-name="T11"><text:tab/><text:tab/><text:tab/><text:tab/><text:tab/><text:tab/></text:span>&lt;seg:MaxIntentos&gt;1&lt;/seg:MaxIntentos&gt;</text:p>
        <text:p text:style-name="P63"><text:span text:style-name="T11"><text:tab/><text:tab/><text:tab/><text:tab/><text:tab/><text:tab/></text:span>&lt;!--Optional:--&gt;</text:p>
        <text:p text:style-name="P63"><text:span text:style-name="T11"><text:tab/><text:tab/><text:tab/><text:tab/><text:tab/><text:tab/></text:span>&lt;seg:Peso&gt;1&lt;/seg:Peso&gt;</text:p>
        <text:p text:style-name="P63"><text:span text:style-name="T11"><text:tab/><text:tab/><text:tab/><text:tab/><text:tab/><text:tab/></text:span>&lt;!--Optional:--&gt;</text:p>
        <text:p text:style-name="P63"><text:span text:style-name="T11"><text:tab/><text:tab/><text:tab/><text:tab/><text:tab/><text:tab/></text:span>&lt;seg:URLVerResultados&gt;&lt;/seg:URLVerResultados&gt;</text:p>
        <text:p text:style-name="P63"><text:span text:style-name="T11"><text:tab/><text:tab/><text:tab/><text:tab/><text:tab/></text:span>&lt;/seg:DetalleResultado&gt;</text:p>
        <text:p text:style-name="Codi"><text:span text:style-name="T11"><text:tab/><text:tab/><text:tab/><text:tab/><text:tab/></text:span>&lt;seg:DetalleResultado&gt;</text:p>
        <text:p text:style-name="P63"><text:span text:style-name="T11"><text:tab/><text:tab/><text:tab/><text:tab/><text:tab/><text:tab/></text:span>&lt;seg:IdDetalle&gt;0003&lt;/seg:IdDetalle&gt;</text:p>
        <text:p text:style-name="P63"><text:span text:style-name="T11"><text:tab/><text:tab/><text:tab/><text:tab/><text:tab/><text:tab/></text:span>&lt;!--Optional:--&gt;</text:p>
        <text:p text:style-name="P63"><text:span text:style-name="T11"><text:tab/><text:tab/><text:tab/><text:tab/><text:tab/><text:tab/></text:span>&lt;seg:IdTipoDetalle&gt;PREGUNTA&lt;/seg:IdTipoDetalle&gt;</text:p>
        <text:p text:style-name="P63"><text:span text:style-name="T11"><text:tab/><text:tab/><text:tab/><text:tab/><text:tab/><text:tab/></text:span>&lt;!--Optional:--&gt;</text:p>
        <text:p text:style-name="P63"><text:span text:style-name="T11"><text:tab/><text:tab/><text:tab/><text:tab/><text:tab/><text:tab/></text:span>&lt;seg:Descripcion&gt;Pregunta<text:span text:style-name="T2"> </text:span>4&lt;/seg:Descripcion&gt;</text:p>
        <text:p text:style-name="P63"><text:span text:style-name="T11"><text:tab/><text:tab/><text:tab/><text:tab/><text:tab/><text:tab/></text:span>&lt;!--Optional:--&gt;</text:p>
        <text:p text:style-name="P63"><text:span text:style-name="T11"><text:tab/><text:tab/><text:tab/><text:tab/><text:tab/><text:tab/></text:span>&lt;seg:FechaHoraInicio&gt;&lt;/seg:FechaHoraInicio&gt;</text:p>
        <text:p text:style-name="P63"><text:span text:style-name="T11"><text:tab/><text:tab/><text:tab/><text:tab/><text:tab/><text:tab/></text:span>&lt;!--Optional:--&gt;</text:p>
        <text:p text:style-name="P63"><text:span text:style-name="T11"><text:tab/><text:tab/><text:tab/><text:tab/><text:tab/><text:tab/></text:span>&lt;seg:Duracion&gt;&lt;/seg:Duracion&gt;</text:p>
        <text:p text:style-name="P63"><text:span text:style-name="T11"><text:tab/><text:tab/><text:tab/><text:tab/><text:tab/><text:tab/></text:span>&lt;!--Optional:--&gt;</text:p>
        <text:p text:style-name="P63"><text:span text:style-name="T11"><text:tab/><text:tab/><text:tab/><text:tab/><text:tab/><text:tab/></text:span>&lt;seg:MaxDuracion&gt;&lt;/seg:MaxDuracion&gt;</text:p>
        <text:p text:style-name="P63"><text:span text:style-name="T11"><text:tab/><text:tab/><text:tab/><text:tab/><text:tab/><text:tab/></text:span>&lt;!--Optional:--&gt;</text:p>
        <text:p text:style-name="P63"><text:span text:style-name="T11"><text:tab/><text:tab/><text:tab/><text:tab/><text:tab/><text:tab/></text:span>&lt;seg:MinCalificacion&gt;0&lt;/seg:MinCalificacion&gt;</text:p>
        <text:p text:style-name="P63"><text:span text:style-name="T11"><text:tab/><text:tab/><text:tab/><text:tab/><text:tab/><text:tab/></text:span>&lt;seg:Calificacion&gt;0&lt;/seg:Calificacion&gt;</text:p>
        <text:p text:style-name="P63"><text:span text:style-name="T11"><text:tab/><text:tab/><text:tab/><text:tab/><text:tab/><text:tab/></text:span>&lt;!--Optional:--&gt;</text:p>
        <text:p text:style-name="P63"><text:soft-page-break/><text:span text:style-name="T11"><text:tab/><text:tab/><text:tab/><text:tab/><text:tab/><text:tab/></text:span>&lt;seg:MaxCalificacion&gt;100&lt;/seg:MaxCalificacion&gt;</text:p>
        <text:p text:style-name="P63"><text:span text:style-name="T11"><text:tab/><text:tab/><text:tab/><text:tab/><text:tab/><text:tab/></text:span>&lt;!--Optional:--&gt;</text:p>
        <text:p text:style-name="P63"><text:span text:style-name="T11"><text:tab/><text:tab/><text:tab/><text:tab/><text:tab/><text:tab/></text:span>&lt;seg:Intentos&gt;1&lt;/seg:Intentos&gt;</text:p>
        <text:p text:style-name="P63"><text:span text:style-name="T11"><text:tab/><text:tab/><text:tab/><text:tab/><text:tab/><text:tab/></text:span>&lt;!--Optional:--&gt;</text:p>
        <text:p text:style-name="P63"><text:span text:style-name="T11"><text:tab/><text:tab/><text:tab/><text:tab/><text:tab/><text:tab/></text:span>&lt;seg:MaxIntentos&gt;1&lt;/seg:MaxIntentos&gt;</text:p>
        <text:p text:style-name="P63"><text:span text:style-name="T11"><text:tab/><text:tab/><text:tab/><text:tab/><text:tab/><text:tab/></text:span>&lt;!--Optional:--&gt;</text:p>
        <text:p text:style-name="P63"><text:span text:style-name="T11"><text:tab/><text:tab/><text:tab/><text:tab/><text:tab/><text:tab/></text:span>&lt;seg:Peso&gt;1&lt;/seg:Peso&gt;</text:p>
        <text:p text:style-name="P63"><text:span text:style-name="T11"><text:tab/><text:tab/><text:tab/><text:tab/><text:tab/><text:tab/></text:span>&lt;!--Optional:--&gt;</text:p>
        <text:p text:style-name="P63"><text:span text:style-name="T11"><text:tab/><text:tab/><text:tab/><text:tab/><text:tab/><text:tab/></text:span>&lt;seg:URLVerResultados&gt;&lt;/seg:URLVerResultados&gt;</text:p>
        <text:p text:style-name="P63"><text:span text:style-name="T11"><text:tab/><text:tab/><text:tab/><text:tab/><text:tab/></text:span>&lt;/seg:DetalleResultado&gt;</text:p>
        <text:p text:style-name="Codi"><text:span text:style-name="T11"><text:tab/><text:tab/><text:tab/><text:tab/></text:span>&lt;/seg:Detalles&gt;</text:p>
        <text:p text:style-name="Codi"><text:span text:style-name="T11"><text:tab/><text:tab/><text:tab/><text:tab/></text:span>&lt;!--Optional:--&gt;</text:p>
        <text:p text:style-name="Codi"><text:span text:style-name="T11"><text:tab/><text:tab/><text:tab/><text:tab/></text:span>&lt;seg:SumaPesos&gt;4&lt;/seg:SumaPesos&gt;</text:p>
        <text:p text:style-name="Codi"><text:span text:style-name="T11"><text:tab/><text:tab/><text:tab/></text:span>&lt;/seg:ResultadoExtendido&gt;</text:p>
        <text:p text:style-name="Codi"><text:span text:style-name="T11"><text:tab/><text:tab/></text:span>&lt;/seg:ResultadoDetalleExtendido&gt;</text:p>
        <text:p text:style-name="Codi"><text:span text:style-name="T11"><text:tab/></text:span>&lt;/soapenv:Body&gt;</text:p>
        <text:p text:style-name="Codi">&lt;/soapenv:Envelope&gt;</text:p>
        <text:p text:style-name="Codi"/>
        <text:p text:style-name="Standard"><text:span text:style-name="T19">Exemple</text:span><text:span text:style-name="T24"> </text:span><text:span text:style-name="T19">de</text:span><text:span text:style-name="T24"> </text:span><text:span text:style-name="T19">missatge</text:span><text:span text:style-name="T24"> </text:span><text:span text:style-name="T19">SOAP</text:span><text:span text:style-name="T24"> </text:span><text:span text:style-name="T19">de</text:span><text:span text:style-name="T24"> </text:span><text:span text:style-name="T19">resposta</text:span><text:span text:style-name="T24"> </text:span><text:span text:style-name="T19">a</text:span><text:span text:style-name="T24"> </text:span><text:span text:style-name="T19">la</text:span><text:span text:style-name="T24"> </text:span><text:span text:style-name="T19">crida</text:span><text:span text:style-name="T24"> </text:span><text:span text:style-name="T19">al</text:span><text:span text:style-name="T24"> </text:span><text:span text:style-name="T19">servei</text:span><text:span text:style-name="T24"> </text:span><text:span text:style-name="T19">web</text:span><text:span text:style-name="T23">:</text:span></text:p>
        <text:p text:style-name="Codi">&lt;SOAP-ENV:Envelope<text:span text:style-name="T2"> </text:span>xmlns:SOAP-ENV="http://schemas.xmlsoap.org/soap/envelope/"<text:span text:style-name="T2"> </text:span>xmlns:ns1="http://educacio.gencat.cat/agora/seguimiento/"&gt;</text:p>
        <text:p text:style-name="Codi"><text:span text:style-name="T12"><text:tab/></text:span>&lt;SOAP-ENV:Body&gt;</text:p>
        <text:p text:style-name="Codi"><text:span text:style-name="T12"><text:tab/><text:tab/></text:span>&lt;ns1:ResultadoDetalleExtendidoResponse&gt;</text:p>
        <text:p text:style-name="Codi"><text:span text:style-name="T12"><text:tab/><text:tab/><text:tab/></text:span>&lt;ns1:ResultadoDetalleExtendidoResult&gt;</text:p>
        <text:p text:style-name="Codi"><text:span text:style-name="T12"><text:tab/><text:tab/><text:tab/><text:tab/></text:span>&lt;ns1:Resultado&gt;OK&lt;/ns1:Resultado&gt;</text:p>
        <text:p text:style-name="Codi"><text:span text:style-name="T12"><text:tab/><text:tab/><text:tab/></text:span>&lt;/ns1:ResultadoDetalleExtendidoResult&gt;</text:p>
        <text:p text:style-name="Codi"><text:span text:style-name="T12"><text:tab/><text:tab/></text:span>&lt;/ns1:ResultadoDetalleExtendidoResponse&gt;</text:p>
        <text:p text:style-name="Codi"><text:span text:style-name="T12"><text:tab/></text:span>&lt;/SOAP-ENV:Body&gt;</text:p>
        <text:p text:style-name="Codi">&lt;/SOAP-ENV:Envelope&gt;</text:p>
        <text:p text:style-name="Codi"/>
        <text:p text:style-name="Standard">(Aquest<text:span text:style-name="T2"> </text:span>exemple<text:span text:style-name="T2"> </text:span>no<text:span text:style-name="T2"> é</text:span>s<text:span text:style-name="T2"> </text:span>reproduïble,<text:span text:style-name="T2"> </text:span>perquè<text:span text:style-name="T2"> </text:span>les<text:span text:style-name="T2"> </text:span>dades<text:span text:style-name="T2"> </text:span>són<text:span text:style-name="T2"> ú</text:span>niques<text:span text:style-name="T2"> </text:span>per<text:span text:style-name="T2"> </text:span>cada<text:span text:style-name="T2"> </text:span>exercici<text:span text:style-name="T2"> </text:span>de<text:span text:style-name="T2"> </text:span>cada<text:span text:style-name="T2"> </text:span>EVA<text:span text:style-name="T2"> </text:span>que<text:span text:style-name="T2"> </text:span>cridi<text:span text:style-name="T2"> </text:span>al<text:span text:style-name="T2"> </text:span>servei<text:span text:style-name="T2"> </text:span>web)</text:p>
        <text:p text:style-name="Standard"/>
        <text:h text:style-name="Heading_20_3" text:outline-level="3">Definició<text:span text:style-name="T2"> </text:span>WSDL</text:h>
        <text:p text:style-name="P73">La<text:span text:style-name="T2"> </text:span>versió<text:span text:style-name="T2"> </text:span><text:span text:style-name="T18">actualitzada </text:span><text:span text:style-name="T2">d'aquest WSDL </text:span><text:span text:style-name="T18">correspon al fitxer </text:span><text:span text:style-name="T26">wsSeguimiento.wsdl</text:span><text:span text:style-name="T18">, ubicat a la carpeta </text:span><text:span text:style-name="T27">docs/wsdl</text:span><text:span text:style-name="T18"> del repositori GitHub que s'indica a l'apartat </text:span><text:a xlink:type="simple" xlink:href="#links"><text:span text:style-name="T35">Enllaços d'</text:span></text:a><text:a xlink:type="simple" xlink:href="#links"><text:span text:style-name="T36">i</text:span></text:a><text:a xlink:type="simple" xlink:href="#links"><text:span text:style-name="T35">nterès</text:span></text:a><text:span text:style-name="T2">.</text:span></text:p>
        <text:p text:style-name="P87"/>
        <text:p text:style-name="P68">&lt;?xml version="1.0" encoding="utf-8"?&gt; </text:p>
        <text:p text:style-name="P68">&lt;wsdl:definitions xmlns:soap="http://schemas.xmlsoap.org/wsdl/soap/" xmlns:tm="http://microsoft.com/wsdl/mime/textMatching/" xmlns:soapenc="http://schemas.xmlsoap.org/soap/encoding/" xmlns:mime="http://schemas.xmlsoap.org/wsdl/mime/" xmlns:tns="http://educacio.gencat.cat/agora/seguimiento/" xmlns:s="http://www.w3.org/2001/XMLSchema" xmlns:soap12="http://schemas.xmlsoap.org/wsdl/soap12/" xmlns:http="http://schemas.xmlsoap.org/wsdl/http/" targetNamespace="http://educacio.gencat.cat/agora/seguimiento/" xmlns:wsdl="http://schemas.xmlsoap.org/wsdl/"&gt; </text:p>
        <text:p text:style-name="P68"><text:s text:c="2"/>&lt;wsdl:types&gt; </text:p>
        <text:p text:style-name="P68"><text:s text:c="4"/>&lt;s:schema elementFormDefault="qualified" targetNamespace="http://educacio.gencat.cat/agora/seguimiento/"&gt; </text:p>
        <text:p text:style-name="P68"><text:s text:c="6"/>&lt;s:element name="WSEAuthenticateHeader" type="tns:WSEAuthenticateHeader" /&gt; </text:p>
        <text:p text:style-name="P68"><text:s text:c="6"/>&lt;s:complexType name="WSEAuthenticateHeader"&gt; </text:p>
        <text:p text:style-name="P68"><text:s text:c="8"/>&lt;s:sequence&gt; </text:p>
        <text:p text:style-name="P68"><text:s text:c="10"/>&lt;s:element minOccurs="0" maxOccurs="1" name="User" type="s:string" /&gt; </text:p>
        <text:p text:style-name="P68"><text:s text:c="10"/>&lt;s:element minOccurs="0" maxOccurs="1" name="Password" type="s:string" /&gt; </text:p>
        <text:p text:style-name="P68"><text:s text:c="8"/>&lt;/s:sequence&gt; </text:p>
        <text:p text:style-name="P68"><text:s text:c="8"/>&lt;s:anyAttribute /&gt; </text:p>
        <text:p text:style-name="P68"><text:s text:c="6"/>&lt;/s:complexType&gt; </text:p>
        <text:p text:style-name="P68"><text:s text:c="6"/>&lt;s:element name="ResultadoDetalleExtendido"&gt; </text:p>
        <text:p text:style-name="P68"><text:s text:c="8"/>&lt;s:complexType&gt; </text:p>
        <text:p text:style-name="P68"><text:s text:c="10"/>&lt;s:sequence&gt; </text:p>
        <text:p text:style-name="P68"><text:soft-page-break/><text:s text:c="12"/>&lt;s:element minOccurs="0" maxOccurs="1" name="ResultadoExtendido" type="tns:SeguimientoExtendido" /&gt; </text:p>
        <text:p text:style-name="P68"><text:s text:c="10"/>&lt;/s:sequence&gt; </text:p>
        <text:p text:style-name="P68"><text:s text:c="8"/>&lt;/s:complexType&gt; </text:p>
        <text:p text:style-name="P68"><text:s text:c="6"/>&lt;/s:element&gt; </text:p>
        <text:p text:style-name="P68"><text:s text:c="6"/>&lt;s:complexType name="SeguimientoExtendido"&gt; </text:p>
        <text:p text:style-name="P68"><text:s text:c="8"/>&lt;s:sequence&gt; </text:p>
        <text:p text:style-name="P68"><text:s text:c="10"/>&lt;s:element minOccurs="1" maxOccurs="1" name="idUsuario" type="s:string" /&gt; </text:p>
        <text:p text:style-name="P68"><text:s text:c="10"/>&lt;s:element minOccurs="1" maxOccurs="1" name="idContenidoLMS" type="s:string" /&gt; </text:p>
        <text:p text:style-name="P68"><text:s text:c="10"/>&lt;s:element minOccurs="1" maxOccurs="1" name="idCentro" type="s:string" /&gt; </text:p>
        <text:p text:style-name="P68"><text:s text:c="10"/>&lt;s:element minOccurs="0" maxOccurs="1" name="idUnidad" type="s:string" /&gt; </text:p>
        <text:p text:style-name="P68"><text:s text:c="10"/>&lt;s:element minOccurs="0" maxOccurs="1" name="UnidadTitulo" type="s:string" /&gt; </text:p>
        <text:p text:style-name="P68"><text:s text:c="10"/>&lt;s:element minOccurs="0" maxOccurs="1" name="UnidadOrden" type="s:long" /&gt; </text:p>
        <text:p text:style-name="P68"><text:s text:c="10"/>&lt;s:element minOccurs="0" maxOccurs="1" name="idActividad" type="s:string" /&gt; </text:p>
        <text:p text:style-name="P68"><text:s text:c="10"/>&lt;s:element minOccurs="0" maxOccurs="1" name="ActividadTitulo" type="s:string" /&gt; </text:p>
        <text:p text:style-name="P68"><text:s text:c="10"/>&lt;s:element minOccurs="0" maxOccurs="1" name="ActividadOrden" type="s:long" /&gt; </text:p>
        <text:p text:style-name="P68"><text:s text:c="10"/>&lt;s:element minOccurs="0" maxOccurs="1" name="Resultado" type="tns:Resultado" /&gt; </text:p>
        <text:p text:style-name="P68"><text:s text:c="10"/>&lt;s:element minOccurs="0" maxOccurs="1" name="Detalles" type="tns:ArrayOfDetalleResultado" /&gt; </text:p>
        <text:p text:style-name="P68"><text:s text:c="10"/>&lt;s:element minOccurs="0" maxOccurs="1" default="100" name="SumaPesos" type="s:long" /&gt; </text:p>
        <text:p text:style-name="P68"><text:s text:c="8"/>&lt;/s:sequence&gt; </text:p>
        <text:p text:style-name="P68"><text:s text:c="6"/>&lt;/s:complexType&gt; </text:p>
        <text:p text:style-name="P68"><text:s text:c="6"/>&lt;s:complexType name="Resultado"&gt; </text:p>
        <text:p text:style-name="P68"><text:s text:c="8"/>&lt;s:sequence&gt; </text:p>
        <text:p text:style-name="P68"><text:s text:c="10"/>&lt;s:element minOccurs="0" maxOccurs="1" name="FechaHoraInicio" type="s:long" /&gt; </text:p>
        <text:p text:style-name="P68"><text:s text:c="10"/>&lt;s:element minOccurs="0" maxOccurs="1" name="Duracion" type="s:long" /&gt; </text:p>
        <text:p text:style-name="P68"><text:s text:c="10"/>&lt;s:element minOccurs="0" maxOccurs="1" name="MaxDuracion" type="s:long" /&gt; </text:p>
        <text:p text:style-name="P68"><text:s text:c="10"/>&lt;s:element minOccurs="0" maxOccurs="1" default="0" name="MinCalificacion" type="s:double" /&gt; </text:p>
        <text:p text:style-name="P68"><text:s text:c="10"/>&lt;s:element minOccurs="0" maxOccurs="1" name="Calificacion" type="s:double" /&gt; </text:p>
        <text:p text:style-name="P68"><text:s text:c="10"/>&lt;s:element minOccurs="0" maxOccurs="1" default="100" name="MaxCalificacion" type="s:double" /&gt; </text:p>
        <text:p text:style-name="P68"><text:s text:c="10"/>&lt;s:element minOccurs="0" maxOccurs="1" default="1" name="Intentos" type="s:int" /&gt; </text:p>
        <text:p text:style-name="P68"><text:s text:c="10"/>&lt;s:element minOccurs="0" maxOccurs="1" default="1" name="MaxIntentos" type="s:int" /&gt; </text:p>
        <text:p text:style-name="P68"><text:s text:c="10"/>&lt;s:element minOccurs="0" maxOccurs="1" default="FINALIZADO" name="Estado" type="tns:TipoEstado" /&gt; </text:p>
        <text:p text:style-name="P68"><text:s text:c="10"/>&lt;s:element minOccurs="0" maxOccurs="1" name="Observaciones" type="s:string" /&gt; </text:p>
        <text:p text:style-name="P68"><text:s text:c="10"/>&lt;s:element minOccurs="0" maxOccurs="1" name="URLVerResultados" type="s:string" /&gt; </text:p>
        <text:p text:style-name="P68"><text:s text:c="8"/>&lt;/s:sequence&gt; </text:p>
        <text:p text:style-name="P68"><text:s text:c="6"/>&lt;/s:complexType&gt; </text:p>
        <text:p text:style-name="P68"><text:s text:c="6"/>&lt;s:simpleType name="TipoEstado"&gt; </text:p>
        <text:p text:style-name="P68"><text:s text:c="8"/>&lt;s:restriction base="s:string"&gt; </text:p>
        <text:p text:style-name="P68"><text:s text:c="10"/>&lt;s:enumeration value="NO_INICIADO" /&gt; </text:p>
        <text:p text:style-name="P68"><text:s text:c="10"/>&lt;s:enumeration value="INCOMPLETO" /&gt; </text:p>
        <text:p text:style-name="P68"><text:s text:c="10"/>&lt;s:enumeration value="FINALIZADO" /&gt; </text:p>
        <text:p text:style-name="P68"><text:s text:c="10"/>&lt;s:enumeration value="POR_CORREGIR" /&gt; </text:p>
        <text:p text:style-name="P68"><text:s text:c="10"/>&lt;s:enumeration value="CORREGIDO" /&gt; </text:p>
        <text:p text:style-name="P68"><text:s text:c="8"/>&lt;/s:restriction&gt; </text:p>
        <text:p text:style-name="P68"><text:s text:c="6"/>&lt;/s:simpleType&gt; </text:p>
        <text:p text:style-name="P68"><text:s text:c="6"/>&lt;s:simpleType name="TipoDetalle"&gt; </text:p>
        <text:p text:style-name="P68"><text:s text:c="8"/>&lt;s:restriction base="s:string"&gt; </text:p>
        <text:p text:style-name="P68"><text:s text:c="10"/>&lt;s:enumeration value="PREGUNTA" /&gt; </text:p>
        <text:p text:style-name="P68"><text:s text:c="10"/>&lt;s:enumeration value="COMPETENCIA" /&gt; </text:p>
        <text:p text:style-name="P68"><text:s text:c="8"/>&lt;/s:restriction&gt; </text:p>
        <text:p text:style-name="P68"><text:s text:c="6"/>&lt;/s:simpleType&gt; </text:p>
        <text:p text:style-name="P68"><text:s text:c="6"/>&lt;s:complexType name="ArrayOfDetalleResultado"&gt; </text:p>
        <text:p text:style-name="P68"><text:s text:c="8"/>&lt;s:sequence&gt; </text:p>
        <text:p text:style-name="P68"><text:s text:c="10"/>&lt;s:element minOccurs="0" maxOccurs="unbounded" name="DetalleResultado" nillable="true" type="tns:DetalleResultado" /&gt; </text:p>
        <text:p text:style-name="P68"><text:s text:c="8"/>&lt;/s:sequence&gt; </text:p>
        <text:p text:style-name="P68"><text:s text:c="6"/>&lt;/s:complexType&gt; </text:p>
        <text:p text:style-name="P68"><text:s text:c="6"/>&lt;s:complexType name="DetalleResultado"&gt; </text:p>
        <text:p text:style-name="P68"><text:s text:c="8"/>&lt;s:sequence&gt; </text:p>
        <text:p text:style-name="P68"><text:s text:c="10"/>&lt;s:element minOccurs="1" maxOccurs="1" name="IdDetalle" type="s:string" /&gt; </text:p>
        <text:p text:style-name="P68"><text:s text:c="10"/>&lt;s:element minOccurs="0" maxOccurs="1" name="IdTipoDetalle" type="tns:TipoDetalle" /&gt; </text:p>
        <text:p text:style-name="P68"><text:s text:c="10"/>&lt;s:element minOccurs="1" maxOccurs="1" name="Descripcion" type="s:string" /&gt; </text:p>
        <text:p text:style-name="P68"><text:s text:c="10"/>&lt;s:element minOccurs="0" maxOccurs="1" name="FechaHoraInicio" type="s:long" /&gt; </text:p>
        <text:p text:style-name="P68"><text:s text:c="10"/>&lt;s:element minOccurs="0" maxOccurs="1" name="Duracion" type="s:long" /&gt; </text:p>
        <text:p text:style-name="P68"><text:soft-page-break/><text:s text:c="10"/>&lt;s:element minOccurs="0" maxOccurs="1" name="MaxDuracion" type="s:long" /&gt; </text:p>
        <text:p text:style-name="P68"><text:s text:c="10"/>&lt;s:element minOccurs="0" maxOccurs="1" name="MinCalificacion" type="s:double" /&gt; </text:p>
        <text:p text:style-name="P68"><text:s text:c="10"/>&lt;s:element minOccurs="0" maxOccurs="1" name="Calificacion" type="s:double" /&gt; </text:p>
        <text:p text:style-name="P68"><text:s text:c="10"/>&lt;s:element minOccurs="0" maxOccurs="1" name="MaxCalificacion" type="s:double" /&gt; </text:p>
        <text:p text:style-name="P68"><text:s text:c="10"/>&lt;s:element minOccurs="0" maxOccurs="1" name="Intentos" type="s:int" /&gt; </text:p>
        <text:p text:style-name="P68"><text:s text:c="10"/>&lt;s:element minOccurs="0" maxOccurs="1" name="MaxIntentos" type="s:int" /&gt; </text:p>
        <text:p text:style-name="P68"><text:s text:c="10"/>&lt;s:element minOccurs="0" maxOccurs="1" default="1" name="Peso" type="s:int" /&gt; </text:p>
        <text:p text:style-name="P68"><text:s text:c="10"/>&lt;s:element minOccurs="0" maxOccurs="1" name="URLVerResultados" type="s:string" /&gt; </text:p>
        <text:p text:style-name="P68"><text:s text:c="8"/>&lt;/s:sequence&gt; </text:p>
        <text:p text:style-name="P68"><text:s text:c="6"/>&lt;/s:complexType&gt; </text:p>
        <text:p text:style-name="P68"><text:s text:c="6"/>&lt;s:element name="ResultadoDetalleExtendidoResponse"&gt; </text:p>
        <text:p text:style-name="P68"><text:s text:c="8"/>&lt;s:complexType&gt; </text:p>
        <text:p text:style-name="P68"><text:s text:c="10"/>&lt;s:sequence&gt; </text:p>
        <text:p text:style-name="P68"><text:s text:c="12"/>&lt;s:element minOccurs="0" maxOccurs="1" name="ResultadoDetalleExtendidoResult" type="tns:RespuestaResultadoExtendido" /&gt; </text:p>
        <text:p text:style-name="P68"><text:s text:c="10"/>&lt;/s:sequence&gt; </text:p>
        <text:p text:style-name="P68"><text:s text:c="8"/>&lt;/s:complexType&gt; </text:p>
        <text:p text:style-name="P68"><text:s text:c="6"/>&lt;/s:element&gt; </text:p>
        <text:p text:style-name="P68"><text:s text:c="6"/>&lt;s:complexType name="RespuestaResultadoExtendido"&gt; </text:p>
        <text:p text:style-name="P68"><text:s text:c="8"/>&lt;s:sequence&gt; </text:p>
        <text:p text:style-name="P68"><text:s text:c="10"/>&lt;s:element minOccurs="1" maxOccurs="1" name="Resultado" type="tns:TipoResultado" /&gt; </text:p>
        <text:p text:style-name="P68"><text:s text:c="10"/>&lt;s:element minOccurs="0" maxOccurs="1" name="DetalleError" type="tns:TipoDetalleError" /&gt; </text:p>
        <text:p text:style-name="P68"><text:s text:c="8"/>&lt;/s:sequence&gt; </text:p>
        <text:p text:style-name="P68"><text:s text:c="6"/>&lt;/s:complexType&gt; </text:p>
        <text:p text:style-name="P68"><text:s text:c="6"/>&lt;s:simpleType name="TipoResultado"&gt; </text:p>
        <text:p text:style-name="P68"><text:s text:c="8"/>&lt;s:restriction base="s:string"&gt; </text:p>
        <text:p text:style-name="P68"><text:s text:c="10"/>&lt;s:enumeration value="OK" /&gt; </text:p>
        <text:p text:style-name="P68"><text:s text:c="10"/>&lt;s:enumeration value="KO" /&gt; </text:p>
        <text:p text:style-name="P68"><text:s text:c="8"/>&lt;/s:restriction&gt; </text:p>
        <text:p text:style-name="P68"><text:s text:c="6"/>&lt;/s:simpleType&gt; </text:p>
        <text:p text:style-name="P68"><text:s text:c="6"/>&lt;s:complexType name="TipoDetalleError"&gt; </text:p>
        <text:p text:style-name="P68"><text:s text:c="8"/>&lt;s:sequence&gt; </text:p>
        <text:p text:style-name="P68"><text:s text:c="10"/>&lt;s:element minOccurs="1" maxOccurs="1" name="Codigo" type="s:string" /&gt; </text:p>
        <text:p text:style-name="P68"><text:s text:c="10"/>&lt;s:element minOccurs="1" maxOccurs="1" name="Descripcion" type="s:string" /&gt; </text:p>
        <text:p text:style-name="P68"><text:s text:c="10"/>&lt;s:element minOccurs="1" maxOccurs="1" name="Observaciones" type="s:string" /&gt; </text:p>
        <text:p text:style-name="P68"><text:s text:c="8"/>&lt;/s:sequence&gt; </text:p>
        <text:p text:style-name="P68"><text:s text:c="6"/>&lt;/s:complexType&gt; </text:p>
        <text:p text:style-name="P68"><text:s text:c="4"/>&lt;/s:schema&gt; </text:p>
        <text:p text:style-name="P68"><text:s text:c="2"/>&lt;/wsdl:types&gt; </text:p>
        <text:p text:style-name="P68"><text:s text:c="2"/>&lt;wsdl:message name="ResultadoDetalleExtendidoWSEAuthenticateHeader"&gt; </text:p>
        <text:p text:style-name="P68"><text:s text:c="4"/>&lt;wsdl:part name="WSEAuthenticateHeader" element="tns:WSEAuthenticateHeader" /&gt; </text:p>
        <text:p text:style-name="P68"><text:s text:c="2"/>&lt;/wsdl:message&gt; </text:p>
        <text:p text:style-name="P68"><text:s text:c="2"/>&lt;wsdl:message name="ResultadoDetalleExtendidoSoapIn"&gt; </text:p>
        <text:p text:style-name="P68"><text:s text:c="4"/>&lt;wsdl:part name="parameters" element="tns:ResultadoDetalleExtendido" /&gt; </text:p>
        <text:p text:style-name="P68"><text:s text:c="2"/>&lt;/wsdl:message&gt; </text:p>
        <text:p text:style-name="P68"><text:s text:c="2"/>&lt;wsdl:message name="ResultadoDetalleExtendidoSoapOut"&gt; </text:p>
        <text:p text:style-name="P68"><text:s text:c="4"/>&lt;wsdl:part name="parameters" element="tns:ResultadoDetalleExtendidoResponse" /&gt; </text:p>
        <text:p text:style-name="P68"><text:s text:c="2"/>&lt;/wsdl:message&gt; </text:p>
        <text:p text:style-name="P68"><text:s text:c="2"/>&lt;wsdl:portType name="SeguimientoSoap"&gt; </text:p>
        <text:p text:style-name="P68"><text:s text:c="4"/>&lt;wsdl:operation name="ResultadoDetalleExtendido"&gt; </text:p>
        <text:p text:style-name="P68"><text:s text:c="6"/>&lt;wsdl:input message="tns:ResultadoDetalleExtendidoSoapIn" /&gt; </text:p>
        <text:p text:style-name="P68"><text:s text:c="6"/>&lt;wsdl:output message="tns:ResultadoDetalleExtendidoSoapOut" /&gt; </text:p>
        <text:p text:style-name="P68"><text:s text:c="4"/>&lt;/wsdl:operation&gt; </text:p>
        <text:p text:style-name="P68"><text:s text:c="2"/>&lt;/wsdl:portType&gt; </text:p>
        <text:p text:style-name="P68"><text:s text:c="2"/>&lt;wsdl:binding name="SeguimientoSoap" type="tns:SeguimientoSoap"&gt; </text:p>
        <text:p text:style-name="P68"><text:s text:c="4"/>&lt;soap:binding transport="http://schemas.xmlsoap.org/soap/http" /&gt; </text:p>
        <text:p text:style-name="P68"><text:s text:c="4"/>&lt;wsdl:operation name="ResultadoDetalleExtendido"&gt; </text:p>
        <text:p text:style-name="P68"><text:s text:c="6"/>&lt;soap:operation soapAction="http://educacio.gencat.cat/agora/seguimiento/ResultadoDetalleExtendido" style="document" /&gt; </text:p>
        <text:p text:style-name="P68"><text:s text:c="6"/>&lt;wsdl:input&gt; </text:p>
        <text:p text:style-name="P68"><text:s text:c="8"/>&lt;soap:body use="literal" /&gt; </text:p>
        <text:p text:style-name="P68"><text:s text:c="8"/>&lt;soap:header message="tns:ResultadoDetalleExtendidoWSEAuthenticateHeader" part="WSEAuthenticateHeader" use="literal" /&gt; </text:p>
        <text:p text:style-name="P68"><text:s text:c="6"/>&lt;/wsdl:input&gt; </text:p>
        <text:p text:style-name="P68"><text:s text:c="6"/>&lt;wsdl:output&gt; </text:p>
        <text:p text:style-name="P68"><text:s text:c="8"/>&lt;soap:body use="literal" /&gt; </text:p>
        <text:p text:style-name="P68"><text:s text:c="6"/>&lt;/wsdl:output&gt; </text:p>
        <text:p text:style-name="P68"><text:s text:c="4"/>&lt;/wsdl:operation&gt; </text:p>
        <text:p text:style-name="P68"><text:s text:c="2"/>&lt;/wsdl:binding&gt; </text:p>
        <text:p text:style-name="P68"><text:soft-page-break/><text:s text:c="2"/>&lt;wsdl:binding name="SeguimientoSoap12" type="tns:SeguimientoSoap"&gt; </text:p>
        <text:p text:style-name="P68"><text:s text:c="4"/>&lt;soap12:binding transport="http://schemas.xmlsoap.org/soap/http" /&gt; </text:p>
        <text:p text:style-name="P68"><text:s text:c="4"/>&lt;wsdl:operation name="ResultadoDetalleExtendido"&gt; </text:p>
        <text:p text:style-name="P68"><text:s text:c="6"/>&lt;soap12:operation soapAction="http://educacio.gencat.cat/agora/seguimiento/ResultadoDetalleExtendido" style="document" /&gt; </text:p>
        <text:p text:style-name="P68"><text:s text:c="6"/>&lt;wsdl:input&gt; </text:p>
        <text:p text:style-name="P68"><text:s text:c="8"/>&lt;soap12:body use="literal" /&gt; </text:p>
        <text:p text:style-name="P68"><text:s text:c="8"/>&lt;soap12:header message="tns:ResultadoDetalleExtendidoWSEAuthenticateHeader" part="WSEAuthenticateHeader" use="literal" /&gt; </text:p>
        <text:p text:style-name="P68"><text:s text:c="6"/>&lt;/wsdl:input&gt; </text:p>
        <text:p text:style-name="P68"><text:s text:c="6"/>&lt;wsdl:output&gt; </text:p>
        <text:p text:style-name="P68"><text:s text:c="8"/>&lt;soap12:body use="literal" /&gt; </text:p>
        <text:p text:style-name="P68"><text:s text:c="6"/>&lt;/wsdl:output&gt; </text:p>
        <text:p text:style-name="P68"><text:s text:c="4"/>&lt;/wsdl:operation&gt; </text:p>
        <text:p text:style-name="P68"><text:s text:c="2"/>&lt;/wsdl:binding&gt; </text:p>
        <text:p text:style-name="P68"><text:s text:c="2"/>&lt;wsdl:service name="Seguimiento"&gt; </text:p>
        <text:p text:style-name="P68"><text:s text:c="4"/>&lt;wsdl:port name="SeguimientoSoap" binding="tns:SeguimientoSoap"&gt; </text:p>
        <text:p text:style-name="P68"><text:s text:c="6"/>&lt;soap:address location="http://educacio.gencat.cat/agora/mod/rcontent/WebServices/WsSeguimiento/wsSeguimiento.php" /&gt; </text:p>
        <text:p text:style-name="P68"><text:s text:c="4"/>&lt;/wsdl:port&gt; </text:p>
        <text:p text:style-name="P68"><text:s text:c="4"/>&lt;wsdl:port name="SeguimientoSoap12" binding="tns:SeguimientoSoap12"&gt; </text:p>
        <text:p text:style-name="P68"><text:s text:c="6"/>&lt;soap12:address location="http://educacio.gencat.cat/agora/mod/rcontent/WebServices/WsSeguimiento/wsSeguimiento.php" /&gt; </text:p>
        <text:p text:style-name="P68"><text:s text:c="4"/>&lt;/wsdl:port&gt; </text:p>
        <text:p text:style-name="P68"><text:s text:c="2"/>&lt;/wsdl:service&gt; </text:p>
        <text:p text:style-name="P68">&lt;/wsdl:definitions&gt;</text:p>
        <text:p text:style-name="P15"/>
        <text:h text:style-name="Heading_20_1" text:outline-level="1">IMPLEMENTACIÓ<text:span text:style-name="T2"> </text:span>DE<text:span text:style-name="T2"> </text:span>LA<text:span text:style-name="T2"> </text:span>PLATAFORMA<text:span text:style-name="T2"> </text:span>MARSUPIAL</text:h>
        <text:p text:style-name="Standard">A<text:span text:style-name="T58">l repositori</text:span> del projecte especifica<text:span text:style-name="T58">t</text:span> a l'apartat <text:a xlink:type="simple" xlink:href="#links"><text:span text:style-name="T37">Enllaços d'interès</text:span></text:a><text:span text:style-name="T2"> </text:span>es<text:span text:style-name="T2"> </text:span>pot<text:span text:style-name="T2"> </text:span>trobar:</text:p>
        <text:list xml:id="list2773758099650409117" text:style-name="WW8Num5">
          <text:list-item>
            <text:p text:style-name="P83">Els<text:span text:style-name="T2"> </text:span>WSDL<text:span text:style-name="T2"> </text:span>dels<text:span text:style-name="T2"> </text:span>serveis<text:span text:style-name="T2"> </text:span>webs<text:span text:style-name="T2"> </text:span>definits<text:span text:style-name="T2"> </text:span>al<text:span text:style-name="T2"> </text:span>protocol.</text:p>
          </text:list-item>
          <text:list-item>
            <text:p text:style-name="P83">El<text:span text:style-name="T2"> </text:span>codi<text:span text:style-name="T2"> </text:span>font<text:span text:style-name="T2"> </text:span>d<text:span text:style-name="T2">’</text:span>una<text:span text:style-name="T2"> </text:span>implementació<text:span text:style-name="T2"> </text:span>per<text:span text:style-name="T2"> </text:span>a<text:span text:style-name="T2"> M</text:span>oodle<text:span text:style-name="T14"> </text:span>de<text:span text:style-name="T2"> </text:span>la<text:span text:style-name="T2"> </text:span>part<text:span text:style-name="T2"> </text:span>de<text:span text:style-name="T2"> </text:span>l<text:span text:style-name="T2">’</text:span>EVA<text:span text:style-name="T2"> </text:span><text:span text:style-name="T14">composta</text:span><text:span text:style-name="T2"> </text:span>per<text:span text:style-name="T2"> </text:span><text:span text:style-name="T14">tres</text:span><text:span text:style-name="T2"> </text:span>mòduls:<text:span text:style-name="T2"> </text:span>rcommon,<text:span text:style-name="T2"> </text:span>rcontent,<text:span text:style-name="T2"> </text:span>mybooks.</text:p>
          </text:list-item>
          <text:list-item>
            <text:p text:style-name="P83">Manual<text:span text:style-name="T2"> </text:span>d<text:span text:style-name="T2">’</text:span>usuari/ària<text:span text:style-name="T2"> </text:span>i<text:span text:style-name="T2"> </text:span>administració<text:span text:style-name="T2"> </text:span>per<text:span text:style-name="T2"> </text:span>a<text:span text:style-name="T2"> </text:span>la<text:span text:style-name="T2"> </text:span>implementació<text:span text:style-name="T2"> </text:span>de<text:span text:style-name="T2"> </text:span>la<text:span text:style-name="T2"> </text:span>part<text:span text:style-name="T2"> </text:span>de<text:span text:style-name="T2"> </text:span>l<text:span text:style-name="T2">’</text:span>EVA<text:span text:style-name="T2"> </text:span>per<text:span text:style-name="T2"> </text:span><text:span text:style-name="T14">a </text:span><text:span text:style-name="T2">Moodle</text:span>.</text:p>
          </text:list-item>
          <text:list-item>
            <text:p text:style-name="P83">El<text:span text:style-name="T2"> </text:span>codi<text:span text:style-name="T2"> </text:span>font<text:span text:style-name="T2"> </text:span>d<text:span text:style-name="T2">’</text:span>una<text:span text:style-name="T2"> </text:span>implementació<text:span text:style-name="T2"> </text:span>en<text:span text:style-name="T2"> </text:span>PHP<text:span text:style-name="T2"> </text:span>de<text:span text:style-name="T2"> </text:span>la<text:span text:style-name="T2"> </text:span>part<text:span text:style-name="T2"> </text:span>de<text:span text:style-name="T2"> </text:span>l<text:span text:style-name="T2">’</text:span>Editorial<text:span text:style-name="T2"> </text:span>que<text:span text:style-name="T2"> </text:span>s<text:span text:style-name="T2">’</text:span>anomena<text:span text:style-name="T2"> </text:span>Simulador<text:span text:style-name="T2"> </text:span>Editorial<text:span text:style-name="T2"> </text:span>Marsupial<text:span text:style-name="T2"> </text:span>(MPS-<text:span text:style-name="T2"> </text:span>Marsupial<text:span text:style-name="T2"> </text:span>Publisher<text:span text:style-name="T2"> </text:span>Simulator).</text:p>
          </text:list-item>
          <text:list-item>
            <text:p text:style-name="P83">Instruccions per fer la instal·lació i joc<text:span text:style-name="T2"> </text:span>de<text:span text:style-name="T2"> </text:span>proves<text:span text:style-name="T2"> d</text:span>el<text:span text:style-name="T2"> </text:span>Simulador<text:span text:style-name="T2"> </text:span>Editorial.</text:p>
          </text:list-item>
        </text:list>
        <text:p text:style-name="Standard">També<text:span text:style-name="T2"> </text:span>es<text:span text:style-name="T2"> </text:span>pot<text:span text:style-name="T2"> </text:span>trobar<text:span text:style-name="T2"> </text:span>a<text:span text:style-name="T2"> </text:span>l<text:span text:style-name="T2">‘URL </text:span><text:a xlink:type="simple" xlink:href="http://mps-xtec.educat1x1.cat/"><text:span text:style-name="Internet_20_link">http://mps-xtec.educat1x1.cat</text:span></text:a><text:span text:style-name="T2"> </text:span>una<text:span text:style-name="T2"> </text:span>instal·lació<text:span text:style-name="T2"> </text:span>del<text:span text:style-name="T2"> </text:span>Simulador<text:span text:style-name="T2"> </text:span>Editorial<text:span text:style-name="T2"> que permet fer algunes proves.</text:span><text:span text:style-name="T16"> </text:span>Els<text:span text:style-name="T2"> URLs </text:span>del<text:span text:style-name="T2"> </text:span>serveis<text:span text:style-name="T2"> </text:span>web<text:span text:style-name="T2"> </text:span>d<text:span text:style-name="T2">’</text:span>aquesta<text:span text:style-name="T2"> </text:span>instal·lació<text:span text:style-name="T2"> </text:span>són:</text:p>
        <text:list xml:id="list3443321062238868102" text:style-name="WW8Num14">
          <text:list-item>
            <text:p text:style-name="P84">Estructura<text:span text:style-name="T2"> </text:span>del<text:span text:style-name="T2"> </text:span>llibre:<text:span text:style-name="T59"><text:line-break/></text:span><text:a xlink:type="simple" xlink:href="http://mps-xtec.educat1x1.cat/ws/wsBooksStructure/wsBooksStructure.php?wsdl"><text:span text:style-name="Internet_20_link"><text:span text:style-name="T50">http://mps-xtec.educat1x1.cat/ws/wsBooksStructure/wsBooksStructure.php</text:span></text:span></text:a><text:span text:style-name="Internet_20_link"><text:span text:style-name="T50">?wsdl</text:span></text:span></text:p>
          </text:list-item>
          <text:list-item>
            <text:p text:style-name="P84">Autenticació/Autorització:<text:span text:style-name="T59"><text:line-break/></text:span><text:a xlink:type="simple" xlink:href="http://mps-xtec.educat1x1.cat/ws/wsAuthentication/wsAuthentication.php"><text:span text:style-name="Internet_20_link"><text:span text:style-name="T50">http://mps-xtec.educat1x1.cat/ws/wsAuthentication/wsAuthentication.php</text:span></text:span></text:a><text:span text:style-name="Internet_20_link"><text:span text:style-name="T50">?wsdl</text:span></text:span></text:p>
          </text:list-item>
        </text:list>
        <text:h text:style-name="Heading_20_2" text:outline-level="2"><text:span text:style-name="T32">Preguntes</text:span><text:span text:style-name="T33"> </text:span><text:span text:style-name="T32">freqüents</text:span></text:h>
        <text:h text:style-name="Heading_20_3" text:outline-level="3"><text:span text:style-name="T32">Sobre</text:span><text:span text:style-name="T33"> </text:span><text:span text:style-name="T32">la</text:span><text:span text:style-name="T33"> </text:span><text:span text:style-name="T32">codificació</text:span></text:h>
        <text:list xml:id="list1435042933535133409" text:style-name="WW8Num26">
          <text:list-item>
            <text:p text:style-name="P86">¿Quina<text:span text:style-name="T2"> </text:span>codificació<text:span text:style-name="T2"> </text:span>s<text:span text:style-name="T2">’</text:span>ha<text:span text:style-name="T2"> </text:span>de<text:span text:style-name="T2"> </text:span>fer<text:span text:style-name="T2"> </text:span>servir<text:span text:style-name="T2"> </text:span>per<text:span text:style-name="T2"> </text:span>als<text:span text:style-name="T2"> </text:span>serveis<text:span text:style-name="T2"> </text:span>webs<text:span text:style-name="T2"> </text:span>i<text:span text:style-name="T2"> </text:span>els<text:span text:style-name="T2"> </text:span>continguts?<text:span text:style-name="T2"> </text:span></text:p>
          </text:list-item>
        </text:list>
        <text:p text:style-name="P55">UTF-8</text:p>
        <text:h text:style-name="Heading_20_3" text:outline-level="3"><text:soft-page-break/><text:span text:style-name="T32">Sobre</text:span><text:span text:style-name="T33"> </text:span><text:span text:style-name="T32">l</text:span><text:span text:style-name="T33">’</text:span><text:span text:style-name="T32">accés</text:span><text:span text:style-name="T33"> </text:span><text:span text:style-name="T32">als</text:span><text:span text:style-name="T33"> </text:span><text:span text:style-name="T32">continguts</text:span></text:h>
        <text:list xml:id="list104029638643315" text:continue-numbering="true" text:style-name="WW8Num26">
          <text:list-item>
            <text:p text:style-name="P91">Si<text:span text:style-name="T2"> </text:span>s<text:span text:style-name="T2">’</text:span>ha<text:span text:style-name="T2"> </text:span>posat<text:span text:style-name="T2"> </text:span>l<text:span text:style-name="T2">’</text:span>enllaç<text:span text:style-name="T2"> </text:span>a<text:span text:style-name="T2"> </text:span>l<text:span text:style-name="T2">’</text:span>EVA<text:span text:style-name="T2"> </text:span>a<text:span text:style-name="T2"> </text:span>nivell<text:span text:style-name="T2"> </text:span>de<text:span text:style-name="T2"> </text:span>llibre,<text:span text:style-name="T2"> </text:span>a<text:span text:style-name="T2"> </text:span>quin<text:span text:style-name="T2"> </text:span>contingut<text:span text:style-name="T2"> </text:span>es<text:span text:style-name="T2"> </text:span>pot<text:span text:style-name="T2"> </text:span>accedir<text:span text:style-name="T2"> </text:span>des<text:span text:style-name="T2"> </text:span>d<text:span text:style-name="T2">’</text:span>aquest<text:span text:style-name="T2"> </text:span>enllaç?</text:p>
          </text:list-item>
        </text:list>
        <text:p text:style-name="P55">Des<text:span text:style-name="T2"> </text:span>d<text:span text:style-name="T2">’</text:span>aquest<text:span text:style-name="T2"> </text:span>enllaç,<text:span text:style-name="T2"> </text:span>l<text:span text:style-name="T2">’</text:span>usuari/ària<text:span text:style-name="T2"> </text:span>pot<text:span text:style-name="T2"> </text:span>accedir<text:span text:style-name="T2"> </text:span>a<text:span text:style-name="T2"> </text:span>qualsevol<text:span text:style-name="T2"> </text:span>contingut<text:span text:style-name="T2"> </text:span>d<text:span text:style-name="T2">’</text:span>aquest<text:span text:style-name="T2"> </text:span>llibre,<text:span text:style-name="T2"> </text:span>i<text:span text:style-name="T2"> </text:span>a<text:span text:style-name="T2"> </text:span>totes<text:span text:style-name="T2"> </text:span>les<text:span text:style-name="T2"> </text:span>seves<text:span text:style-name="T2"> </text:span>unitats<text:span text:style-name="T2"> </text:span>i<text:span text:style-name="T2"> </text:span>activitats,<text:span text:style-name="T2"> </text:span>si<text:span text:style-name="T2"> </text:span>en<text:span text:style-name="T2"> </text:span>té.</text:p>
        <text:p text:style-name="P55"/>
        <text:list xml:id="list104030030811204" text:continue-numbering="true" text:style-name="WW8Num26">
          <text:list-item>
            <text:p text:style-name="P86">Si<text:span text:style-name="T2"> </text:span>s<text:span text:style-name="T2">’</text:span>ha<text:span text:style-name="T2"> </text:span>posat<text:span text:style-name="T2"> </text:span>l<text:span text:style-name="T2">’</text:span>enllaç<text:span text:style-name="T2"> </text:span>a<text:span text:style-name="T2"> </text:span>l<text:span text:style-name="T2">’</text:span>EVA<text:span text:style-name="T2"> </text:span>a<text:span text:style-name="T2"> </text:span>nivell<text:span text:style-name="T2"> </text:span>d<text:span text:style-name="T2">’</text:span>unitat,<text:span text:style-name="T2"> </text:span>a<text:span text:style-name="T2"> </text:span>quin<text:span text:style-name="T2"> </text:span>contingut<text:span text:style-name="T2"> </text:span>es<text:span text:style-name="T2"> </text:span>pot<text:span text:style-name="T2"> </text:span>accedir<text:span text:style-name="T2"> </text:span>des<text:span text:style-name="T2"> </text:span>d<text:span text:style-name="T2">’</text:span>aquest<text:span text:style-name="T2"> </text:span>enllaç?</text:p>
          </text:list-item>
        </text:list>
        <text:p text:style-name="P55">Des<text:span text:style-name="T2"> </text:span>d<text:span text:style-name="T2">’</text:span>aquest<text:span text:style-name="T2"> </text:span>enllaç,<text:span text:style-name="T2"> </text:span>l<text:span text:style-name="T2">’</text:span>usuari/ària<text:span text:style-name="T2"> </text:span>només<text:span text:style-name="T2"> </text:span>pot<text:span text:style-name="T2"> </text:span>accedir<text:span text:style-name="T2"> </text:span>al<text:span text:style-name="T2"> </text:span>contingut<text:span text:style-name="T2"> </text:span>d<text:span text:style-name="T2">’</text:span>aquesta<text:span text:style-name="T2"> </text:span>unitat.<text:span text:style-name="T2"> </text:span>Si<text:span text:style-name="T2"> </text:span>l<text:span text:style-name="T2">’</text:span>unitat<text:span text:style-name="T2"> té </text:span>activitats,<text:span text:style-name="T2"> </text:span>també<text:span text:style-name="T2"> </text:span>es<text:span text:style-name="T2"> pot </text:span>accedir<text:span text:style-name="T2"> </text:span>a<text:span text:style-name="T2"> </text:span>les<text:span text:style-name="T2"> </text:span>activitats<text:span text:style-name="T2"> </text:span>d<text:span text:style-name="T2">’</text:span>aquesta<text:span text:style-name="T2"> </text:span>unitat. </text:p>
        <text:p text:style-name="P55"/>
        <text:list xml:id="list104028205910095" text:continue-numbering="true" text:style-name="WW8Num26">
          <text:list-item>
            <text:p text:style-name="P86">Si<text:span text:style-name="T2"> </text:span>s<text:span text:style-name="T2">’</text:span>ha<text:span text:style-name="T2"> </text:span>posat<text:span text:style-name="T2"> </text:span>l<text:span text:style-name="T2">’</text:span>enllaç<text:span text:style-name="T2"> </text:span>a<text:span text:style-name="T2"> </text:span>l<text:span text:style-name="T2">’</text:span>EVA<text:span text:style-name="T2"> </text:span>a<text:span text:style-name="T2"> </text:span>nivell<text:span text:style-name="T2"> </text:span>d<text:span text:style-name="T2">’</text:span>activitat,<text:span text:style-name="T2"> </text:span>a<text:span text:style-name="T2"> </text:span>quin<text:span text:style-name="T2"> </text:span>contingut<text:span text:style-name="T2"> </text:span>es<text:span text:style-name="T2"> </text:span>pot<text:span text:style-name="T2"> </text:span>accedir<text:span text:style-name="T2"> </text:span>des<text:span text:style-name="T2"> </text:span>d<text:span text:style-name="T2">’</text:span>aquest<text:span text:style-name="T2"> </text:span>enllaç?</text:p>
          </text:list-item>
        </text:list>
        <text:p text:style-name="P55">Des<text:span text:style-name="T2"> </text:span>d<text:span text:style-name="T2">’</text:span>aquest<text:span text:style-name="T2"> </text:span>enllaç,<text:span text:style-name="T2"> </text:span>l<text:span text:style-name="T2">’</text:span>usuari/ària<text:span text:style-name="T2"> </text:span>només<text:span text:style-name="T2"> </text:span>pot<text:span text:style-name="T2"> </text:span>accedir<text:span text:style-name="T2"> </text:span>al<text:span text:style-name="T2"> </text:span>contingut<text:span text:style-name="T2"> </text:span>d<text:span text:style-name="T2">’</text:span>aquesta<text:span text:style-name="T2"> </text:span>activitat.</text:p>
        <text:h text:style-name="Heading_20_3" text:outline-level="3"><text:span text:style-name="T32">Sobre</text:span><text:span text:style-name="T33"> </text:span><text:span text:style-name="T32">els</text:span><text:span text:style-name="T33"> </text:span><text:span text:style-name="T32">resultat</text:span><text:span text:style-name="T34">s</text:span><text:span text:style-name="T33"> </text:span><text:span text:style-name="T32">que</text:span><text:span text:style-name="T33"> </text:span><text:span text:style-name="T32">es</text:span><text:span text:style-name="T33"> </text:span><text:span text:style-name="T32">guarden</text:span><text:span text:style-name="T33"> </text:span><text:span text:style-name="T32">a</text:span><text:span text:style-name="T33"> </text:span><text:span text:style-name="T32">l</text:span><text:span text:style-name="T33">’</text:span><text:span text:style-name="T32">EVA</text:span></text:h>
        <text:list xml:id="list104028739875822" text:continue-numbering="true" text:style-name="WW8Num26">
          <text:list-item>
            <text:p text:style-name="P86">Per<text:span text:style-name="T2"> </text:span>als<text:span text:style-name="T2"> </text:span>continguts<text:span text:style-name="T2"> contingut web</text:span>,<text:span text:style-name="T2"> </text:span>quin<text:span text:style-name="T2"> </text:span>resultats<text:span text:style-name="T2"> </text:span>es<text:span text:style-name="T2"> </text:span>guarden<text:span text:style-name="T2"> </text:span>a<text:span text:style-name="T2"> </text:span>l<text:span text:style-name="T2">’</text:span>EVA<text:span text:style-name="T2"> </text:span>per<text:span text:style-name="T2"> </text:span>un<text:span text:style-name="T2"> </text:span>enllaç<text:span text:style-name="T2"> </text:span>que<text:span text:style-name="T2"> </text:span>s<text:span text:style-name="T2">’</text:span>hagi<text:span text:style-name="T2"> </text:span>posat<text:span text:style-name="T2"> </text:span>a<text:span text:style-name="T2"> </text:span>nivell<text:span text:style-name="T2"> </text:span>de<text:span text:style-name="T2"> </text:span>llibre?<text:span text:style-name="T2"> </text:span></text:p>
          </text:list-item>
        </text:list>
        <text:p text:style-name="P55">Es<text:span text:style-name="T2"> </text:span>guarden<text:span text:style-name="T2"> </text:span>els<text:span text:style-name="T2"> </text:span>resultats<text:span text:style-name="T2"> </text:span>a<text:span text:style-name="T2"> </text:span>nivell<text:span text:style-name="T2"> </text:span>d<text:span text:style-name="T2">’</text:span>aquest<text:span text:style-name="T2"> </text:span>llibre,<text:span text:style-name="T2"> </text:span>les<text:span text:style-name="T2"> </text:span>seves<text:span text:style-name="T2"> </text:span>unitats<text:span text:style-name="T2"> </text:span>i<text:span text:style-name="T2"> </text:span>les<text:span text:style-name="T2"> </text:span>seves<text:span text:style-name="T2"> </text:span>activitat,<text:span text:style-name="T2"> </text:span>si<text:span text:style-name="T2"> </text:span>s<text:span text:style-name="T2">’</text:span>envien<text:span text:style-name="T2"> </text:span>pel<text:span text:style-name="T2"> </text:span>servei<text:span text:style-name="T2"> </text:span>web<text:span text:style-name="T2"> </text:span>de<text:span text:style-name="T2"> </text:span>seguiment.<text:span text:style-name="T2"> </text:span>Aquests<text:span text:style-name="T2"> </text:span>resultats<text:span text:style-name="T2"> </text:span>es<text:span text:style-name="T2"> </text:span>poden<text:span text:style-name="T2"> </text:span>consultar<text:span text:style-name="T2"> </text:span>a<text:span text:style-name="T2"> </text:span>l<text:span text:style-name="T2">’</text:span>informe<text:span text:style-name="T2"> </text:span>de<text:span text:style-name="T2"> </text:span>resultats<text:span text:style-name="T2"> de contingut web </text:span>en<text:span text:style-name="T2"> </text:span>el<text:span text:style-name="T2"> </text:span>curs<text:span text:style-name="T2"> </text:span>on<text:span text:style-name="T2"> </text:span>estigui<text:span text:style-name="T2"> </text:span>posat<text:span text:style-name="T2"> </text:span>l<text:span text:style-name="T2">’</text:span>enllaç<text:span text:style-name="T2"> </text:span>al<text:span text:style-name="T2"> </text:span>llibre.<text:span text:style-name="T2"> </text:span>No<text:span text:style-name="T2"> </text:span>obstant<text:span text:style-name="T2"> </text:span>això,<text:span text:style-name="T2"> </text:span>al<text:span text:style-name="T2"> </text:span>llibre<text:span text:style-name="T2"> </text:span>de<text:span text:style-name="T2"> </text:span>qualificacions<text:span text:style-name="T2"> </text:span>del<text:span text:style-name="T2"> </text:span>curs<text:span text:style-name="T2"> </text:span>només<text:span text:style-name="T2"> </text:span>es<text:span text:style-name="T2"> </text:span>veurà<text:span text:style-name="T2"> un únic </text:span>resultat<text:span text:style-name="T2"> </text:span>a<text:span text:style-name="T2"> </text:span>nivell<text:span text:style-name="T2"> </text:span>de<text:span text:style-name="T2"> </text:span>llibre.</text:p>
        <text:p text:style-name="P55"/>
        <text:list xml:id="list104030272546972" text:continue-numbering="true" text:style-name="WW8Num26">
          <text:list-item>
            <text:p text:style-name="P86">Per<text:span text:style-name="T2"> </text:span>als<text:span text:style-name="T2"> </text:span>continguts<text:span text:style-name="T2"> </text:span>webcontent,<text:span text:style-name="T2"> </text:span>quin<text:span text:style-name="T2"> </text:span>resultats<text:span text:style-name="T2"> </text:span>es<text:span text:style-name="T2"> </text:span>guarden<text:span text:style-name="T2"> </text:span>a<text:span text:style-name="T2"> </text:span>l<text:span text:style-name="T2">’</text:span>EVA<text:span text:style-name="T2"> </text:span>per<text:span text:style-name="T2"> </text:span>a<text:span text:style-name="T2"> </text:span>un<text:span text:style-name="T2"> </text:span>enllaç<text:span text:style-name="T2"> </text:span>que<text:span text:style-name="T2"> </text:span>s<text:span text:style-name="T2">’</text:span>hagi<text:span text:style-name="T2"> </text:span>posat<text:span text:style-name="T2"> </text:span>a<text:span text:style-name="T2"> </text:span>nivell<text:span text:style-name="T2"> </text:span>d<text:span text:style-name="T2">’</text:span>unitat?<text:span text:style-name="T2"> </text:span></text:p>
          </text:list-item>
        </text:list>
        <text:p text:style-name="P55">Els<text:span text:style-name="T2"> </text:span>resultats<text:span text:style-name="T2"> </text:span>es<text:span text:style-name="T2"> </text:span>guarden<text:span text:style-name="T2"> </text:span>a<text:span text:style-name="T2"> </text:span>nivell<text:span text:style-name="T2"> </text:span>d<text:span text:style-name="T2">’</text:span>aquesta<text:span text:style-name="T2"> </text:span>unitat<text:span text:style-name="T2"> </text:span>i<text:span text:style-name="T2"> </text:span>les<text:span text:style-name="T2"> </text:span>seves<text:span text:style-name="T2"> </text:span>activitats,<text:span text:style-name="T2"> </text:span>si<text:span text:style-name="T2"> </text:span>s<text:span text:style-name="T2">’</text:span>envien<text:span text:style-name="T2"> </text:span>pel<text:span text:style-name="T2"> </text:span>servei<text:span text:style-name="T2"> </text:span>web<text:span text:style-name="T2"> </text:span>de<text:span text:style-name="T2"> </text:span>seguiment.<text:span text:style-name="T2"> </text:span>Aquests<text:span text:style-name="T2"> </text:span>resultats<text:span text:style-name="T2"> </text:span>es<text:span text:style-name="T2"> </text:span>poden<text:span text:style-name="T2"> </text:span>consultar<text:span text:style-name="T2"> </text:span>a<text:span text:style-name="T2"> </text:span>l<text:span text:style-name="T2">’</text:span>informe<text:span text:style-name="T2"> </text:span>de<text:span text:style-name="T2"> </text:span>resultats<text:span text:style-name="T2"> </text:span>webcontent<text:span text:style-name="T2"> </text:span>en<text:span text:style-name="T2"> </text:span>el<text:span text:style-name="T2"> </text:span>curs<text:span text:style-name="T2"> </text:span>on<text:span text:style-name="T2"> </text:span>estigui<text:span text:style-name="T2"> </text:span>posat<text:span text:style-name="T2"> </text:span>l<text:span text:style-name="T2">’</text:span>enllaç<text:span text:style-name="T2"> </text:span>a<text:span text:style-name="T2"> </text:span>l<text:span text:style-name="T2">’</text:span>unitat.<text:span text:style-name="T2"> </text:span>No<text:span text:style-name="T2"> </text:span>obstant<text:span text:style-name="T2"> </text:span>això,<text:span text:style-name="T2"> </text:span>al<text:span text:style-name="T2"> </text:span>llibre<text:span text:style-name="T2"> </text:span>de<text:span text:style-name="T2"> </text:span>qualificacions<text:span text:style-name="T2"> </text:span>del<text:span text:style-name="T2"> </text:span>curs<text:span text:style-name="T2"> </text:span>només<text:span text:style-name="T2"> </text:span>es<text:span text:style-name="T2"> </text:span>veurà<text:span text:style-name="T2"> </text:span>el<text:span text:style-name="T2"> </text:span>resultat<text:span text:style-name="T2"> </text:span>a<text:span text:style-name="T2"> </text:span>nivell<text:span text:style-name="T2"> </text:span>d<text:span text:style-name="T2">’</text:span>unitat.</text:p>
        <text:p text:style-name="P55">Ara bé, si l'editorial utilitza el paràmetre “ForzarGuardar” en fer la crida al servei web de seguiment, el protocol també permet desar els resultats tot i que els continguts especificats no estiguin dins de la unitat especificada a l'enllaç de l'EVA.</text:p>
        <text:p text:style-name="P55"/>
        <text:list xml:id="list104028990713849" text:continue-numbering="true" text:style-name="WW8Num26">
          <text:list-item>
            <text:p text:style-name="P86">Per<text:span text:style-name="T2"> </text:span>als<text:span text:style-name="T2"> </text:span>continguts<text:span text:style-name="T2"> </text:span>webcontent,<text:span text:style-name="T2"> </text:span>quin<text:span text:style-name="T2"> </text:span>resultats<text:span text:style-name="T2"> </text:span>es<text:span text:style-name="T2"> </text:span>guarden<text:span text:style-name="T2"> </text:span>a<text:span text:style-name="T2"> </text:span>l<text:span text:style-name="T2">’</text:span>EVA<text:span text:style-name="T2"> </text:span>per<text:span text:style-name="T2"> </text:span>a<text:span text:style-name="T2"> </text:span>un<text:span text:style-name="T2"> </text:span>enllaç<text:span text:style-name="T2"> </text:span>que<text:span text:style-name="T2"> </text:span>s<text:span text:style-name="T2">’</text:span>hagi<text:span text:style-name="T2"> </text:span>posat<text:span text:style-name="T2"> </text:span>a<text:span text:style-name="T2"> </text:span>nivell<text:span text:style-name="T2"> </text:span>d<text:span text:style-name="T2">’</text:span>activitat?<text:span text:style-name="T2"> </text:span></text:p>
          </text:list-item>
        </text:list>
        <text:p text:style-name="P55">Els<text:span text:style-name="T2"> </text:span>resultats<text:span text:style-name="T2"> </text:span>es<text:span text:style-name="T2"> </text:span>guarden<text:span text:style-name="T2"> </text:span>a<text:span text:style-name="T2"> </text:span>nivell<text:span text:style-name="T2"> </text:span>d<text:span text:style-name="T2">’</text:span>aquesta<text:span text:style-name="T2"> </text:span>activitat,<text:span text:style-name="T2"> </text:span>si<text:span text:style-name="T2"> </text:span>s<text:span text:style-name="T2">’</text:span>envien<text:span text:style-name="T2"> </text:span>pel<text:span text:style-name="T2"> </text:span>servei<text:span text:style-name="T2"> </text:span>web<text:span text:style-name="T2"> </text:span>de<text:span text:style-name="T2"> </text:span>seguiment.<text:span text:style-name="T2"> </text:span>Aquests<text:span text:style-name="T2"> </text:span>resultats<text:span text:style-name="T2"> </text:span>es<text:span text:style-name="T2"> </text:span>poden<text:span text:style-name="T2"> </text:span>consultar<text:span text:style-name="T2"> </text:span>a<text:span text:style-name="T2"> </text:span>l<text:span text:style-name="T2">’</text:span>informe<text:span text:style-name="T2"> </text:span>de<text:span text:style-name="T2"> </text:span>resultats<text:span text:style-name="T2"> </text:span>webcontent<text:span text:style-name="T2"> </text:span>en<text:span text:style-name="T2"> </text:span>el<text:span text:style-name="T2"> </text:span>curs<text:span text:style-name="T2"> </text:span>on<text:span text:style-name="T2"> </text:span>estigui<text:span text:style-name="T2"> </text:span>posat<text:span text:style-name="T2"> </text:span>l<text:span text:style-name="T2">’</text:span>enllaç<text:span text:style-name="T2"> </text:span>a<text:span text:style-name="T2"> </text:span>l<text:span text:style-name="T2">’</text:span>activitat.<text:span text:style-name="T2"> </text:span>Al<text:span text:style-name="T2"> </text:span>llibre<text:span text:style-name="T2"> </text:span>de<text:span text:style-name="T2"> </text:span>qualificacions<text:span text:style-name="T2"> </text:span>del<text:span text:style-name="T2"> </text:span>curs<text:span text:style-name="T2"> </text:span>també<text:span text:style-name="T2"> </text:span>es<text:span text:style-name="T2"> </text:span>veurà<text:span text:style-name="T2"> </text:span>el<text:span text:style-name="T2"> </text:span>resultat<text:span text:style-name="T2"> </text:span>a<text:span text:style-name="T2"> </text:span>nivell<text:span text:style-name="T2"> </text:span>d<text:span text:style-name="T2">’</text:span>activitat.</text:p>
        <text:p text:style-name="P55">Ara bé, si l'editorial utilitza el paràmetre “ForzarGuardar” en fer la crida al servei web de seguiment, el protocol també permet desar els resultats tot i que els continguts especificats no estiguin dins de l'activitat especificada a l'enllaç de l'EVA.</text:p>
        <text:h text:style-name="Heading_20_3" text:outline-level="3"><text:span text:style-name="T32">Sobre</text:span><text:span text:style-name="T33"> </text:span><text:span text:style-name="T32">els</text:span><text:span text:style-name="T33"> </text:span><text:span text:style-name="T32">camps</text:span><text:span text:style-name="T33"> </text:span><text:span text:style-name="T32">dels</text:span><text:span text:style-name="T33"> </text:span><text:span text:style-name="T32">serveis</text:span><text:span text:style-name="T33"> </text:span><text:span text:style-name="T32">webs</text:span></text:h>
        <text:list xml:id="list104028745933542" text:continue-numbering="true" text:style-name="WW8Num26">
          <text:list-item>
            <text:p text:style-name="P86">Perquè<text:span text:style-name="T2"> </text:span>es<text:span text:style-name="T2"> </text:span>fan<text:span text:style-name="T2"> </text:span>servir<text:span text:style-name="T2"> </text:span>els<text:span text:style-name="T2"> </text:span>camps<text:span text:style-name="T2"> </text:span>IdContenidoLMS,<text:span text:style-name="T2"> </text:span>ISBN,<text:span text:style-name="T2"> </text:span>idUnidad<text:span text:style-name="T2"> </text:span>e<text:span text:style-name="T2"> </text:span>idActividad?</text:p>
          </text:list-item>
        </text:list>
        <text:p text:style-name="P55">El<text:span text:style-name="T2"> </text:span>camp<text:span text:style-name="T2"> </text:span>idContenidoLMS<text:span text:style-name="T2"> </text:span>correspon<text:span text:style-name="T2"> </text:span>a<text:span text:style-name="T2"> </text:span>l<text:span text:style-name="T2">’</text:span>identificador<text:span text:style-name="T2"> </text:span>intern<text:span text:style-name="T2"> </text:span>que<text:span text:style-name="T2"> </text:span>fa<text:span text:style-name="T2"> </text:span>servir<text:span text:style-name="T2"> </text:span>l<text:span text:style-name="T2">’</text:span>EVA<text:span text:style-name="T2"> </text:span>per<text:span text:style-name="T2"> </text:span>a<text:span text:style-name="T2"> </text:span>identificar<text:span text:style-name="T2"> </text:span>el<text:span text:style-name="T2"> </text:span>contingut<text:span text:style-name="T2"> </text:span>(llibre,<text:span text:style-name="T2"> </text:span>unitat<text:span text:style-name="T2"> </text:span>o<text:span text:style-name="T2"> </text:span>activitat)<text:span text:style-name="T2"> </text:span>enllaçat<text:span text:style-name="T2"> </text:span>pel<text:span text:style-name="T2"> </text:span>professor/a.</text:p>
        <text:p text:style-name="P55"><text:soft-page-break/>Els<text:span text:style-name="T2"> </text:span>camps<text:span text:style-name="T2"> </text:span>ISBN,<text:span text:style-name="T2"> </text:span>idUnidad<text:span text:style-name="T2"> </text:span>i<text:span text:style-name="T2"> </text:span>idActividad<text:span text:style-name="T2"> </text:span>es<text:span text:style-name="T2"> </text:span>corresponen<text:span text:style-name="T2"> </text:span>amb<text:span text:style-name="T2"> </text:span>els<text:span text:style-name="T2"> </text:span>identificadors<text:span text:style-name="T2"> </text:span>proporcionats<text:span text:style-name="T2"> </text:span>per<text:span text:style-name="T2"> </text:span>l<text:span text:style-name="T2">’</text:span>Editorial.<text:span text:style-name="T2"> </text:span>Per<text:span text:style-name="T2"> </text:span>tant,<text:span text:style-name="T2"> </text:span>no<text:span text:style-name="T2"> </text:span>es<text:span text:style-name="T2"> </text:span>pot<text:span text:style-name="T2"> </text:span>suposar<text:span text:style-name="T2"> </text:span>que<text:span text:style-name="T2"> </text:span>coincideixi<text:span text:style-name="T2"> </text:span>el<text:span text:style-name="T2"> </text:span>valor<text:span text:style-name="T2"> </text:span>del<text:span text:style-name="T2"> </text:span>camp<text:span text:style-name="T2"> </text:span>idContenidoLMS<text:span text:style-name="T2"> </text:span>amb<text:span text:style-name="T2"> </text:span>el<text:span text:style-name="T2"> </text:span>camp<text:span text:style-name="T2"> </text:span>ISBN<text:span text:style-name="T2"> </text:span>(ni<text:span text:style-name="T2"> </text:span>amb<text:span text:style-name="T2"> </text:span>camp<text:span text:style-name="T2"> </text:span>idUnidad<text:span text:style-name="T2"> </text:span>ni<text:span text:style-name="T2"> </text:span>amb<text:span text:style-name="T2"> </text:span>el<text:span text:style-name="T2"> </text:span>camp<text:span text:style-name="T2"> </text:span>idActividad).</text:p>
        <text:p text:style-name="P57"/>
        <text:list xml:id="list104029957283983" text:continue-numbering="true" text:style-name="WW8Num26">
          <text:list-item>
            <text:p text:style-name="P86">En<text:span text:style-name="T2"> </text:span>el<text:span text:style-name="T2"> </text:span>servei<text:span text:style-name="T2"> </text:span>web<text:span text:style-name="T2"> </text:span>de<text:span text:style-name="T2"> </text:span>seguiment,<text:span text:style-name="T2"> </text:span>quan<text:span text:style-name="T2"> </text:span>s<text:span text:style-name="T2">’</text:span>han<text:span text:style-name="T2"> </text:span>d<text:span text:style-name="T2">’</text:span>enviar<text:span text:style-name="T2"> </text:span>les<text:span text:style-name="T2"> </text:span>etiquetes<text:span text:style-name="T2"> </text:span>UnidadTitulo,<text:span text:style-name="T2"> </text:span>UnidadOrden,<text:span text:style-name="T2"> </text:span>ActividadTitulo<text:span text:style-name="T2"> </text:span>i<text:span text:style-name="T2"> </text:span>ActividadOrden?<text:span text:style-name="T2"> </text:span></text:p>
          </text:list-item>
        </text:list>
        <text:p text:style-name="P55">Quan<text:span text:style-name="T2"> </text:span>es<text:span text:style-name="T2"> </text:span>vagin<text:span text:style-name="T2"> </text:span>a<text:span text:style-name="T2"> </text:span>enviar<text:span text:style-name="T2"> </text:span>els<text:span text:style-name="T2"> </text:span>valors<text:span text:style-name="T2"> </text:span>d<text:span text:style-name="T2">’</text:span>aquests<text:span text:style-name="T2"> </text:span>camps.<text:span text:style-name="T2"> </text:span>Mai<text:span text:style-name="T2"> </text:span>s<text:span text:style-name="T2">’</text:span>han<text:span text:style-name="T2"> </text:span>d<text:span text:style-name="T2">’</text:span>enviar<text:span text:style-name="T2"> </text:span>les<text:span text:style-name="T2"> </text:span>etiquetes<text:span text:style-name="T2"> </text:span>si<text:span text:style-name="T2"> </text:span>no<text:span text:style-name="T2"> </text:span>s<text:span text:style-name="T2">’</text:span>envien<text:span text:style-name="T2"> </text:span>els<text:span text:style-name="T2"> </text:span>valors.</text:p>
        <text:h text:style-name="Heading_20_3" text:outline-level="3"><text:span text:style-name="T32">Sobre</text:span><text:span text:style-name="T33"> </text:span><text:span text:style-name="T32">com</text:span><text:span text:style-name="T33"> </text:span><text:span text:style-name="T32">posar</text:span><text:span text:style-name="T33"> </text:span><text:span text:style-name="T32">els</text:span><text:span text:style-name="T33"> </text:span><text:span text:style-name="T32">enllaços</text:span><text:span text:style-name="T33"> </text:span><text:span text:style-name="T32">a</text:span><text:span text:style-name="T33"> </text:span><text:span text:style-name="T32">l</text:span><text:span text:style-name="T33">’</text:span><text:span text:style-name="T32">EVA</text:span></text:h>
        <text:list xml:id="list104029097172585" text:continue-numbering="true" text:style-name="WW8Num26">
          <text:list-item>
            <text:p text:style-name="P85"><text:span text:style-name="T20">Quina</text:span><text:span text:style-name="T25"> </text:span><text:span text:style-name="T20">és</text:span><text:span text:style-name="T25"> </text:span><text:span text:style-name="T20">la</text:span><text:span text:style-name="T25"> </text:span><text:span text:style-name="T20">manera</text:span><text:span text:style-name="T25"> </text:span><text:span text:style-name="T20">més</text:span><text:span text:style-name="T25"> </text:span><text:span text:style-name="T20">ràpida</text:span><text:span text:style-name="T25"> </text:span><text:span text:style-name="T20">de</text:span><text:span text:style-name="T25"> </text:span><text:span text:style-name="T20">posar</text:span><text:span text:style-name="T25"> </text:span><text:span text:style-name="T20">tots</text:span><text:span text:style-name="T25"> </text:span><text:span text:style-name="T20">els</text:span><text:span text:style-name="T25"> </text:span><text:span text:style-name="T20">enllaços</text:span><text:span text:style-name="T25"> </text:span><text:span text:style-name="T20">al</text:span><text:span text:style-name="T25"> </text:span><text:span text:style-name="T20">llibre</text:span><text:span text:style-name="T25"> </text:span><text:span text:style-name="T20">en</text:span><text:span text:style-name="T25"> </text:span><text:span text:style-name="T20">un</text:span><text:span text:style-name="T25"> </text:span><text:span text:style-name="T20">curs</text:span><text:span text:style-name="T25"> </text:span><text:span text:style-name="T20">d</text:span><text:span text:style-name="T25">’</text:span><text:span text:style-name="T20">un</text:span><text:span text:style-name="T25"> </text:span><text:span text:style-name="T20">EVA?</text:span><text:span text:style-name="T2"> </text:span></text:p>
          </text:list-item>
        </text:list>
        <text:p text:style-name="P55">La<text:span text:style-name="T2"> </text:span>manera<text:span text:style-name="T2"> </text:span>més<text:span text:style-name="T2"> </text:span>ràpida<text:span text:style-name="T2"> </text:span>es<text:span text:style-name="T2"> </text:span>crear<text:span text:style-name="T2"> </text:span>un<text:span text:style-name="T2"> </text:span>curs,<text:span text:style-name="T2"> </text:span>posar-hi<text:span text:style-name="T2"> </text:span>tots<text:span text:style-name="T2"> </text:span>els<text:span text:style-name="T2"> </text:span>enllaços<text:span text:style-name="T2"> </text:span>al<text:span text:style-name="T2"> </text:span>llibre<text:span text:style-name="T2"> </text:span>i<text:span text:style-name="T2"> </text:span>exportar-lo.<text:span text:style-name="T2"> </text:span>Si<text:span text:style-name="T2"> </text:span>les<text:span text:style-name="T2"> </text:span>editorials<text:span text:style-name="T2"> </text:span>proporcionen<text:span text:style-name="T2"> </text:span>cursos<text:span text:style-name="T2"> </text:span>ja<text:span text:style-name="T2"> </text:span>preparats<text:span text:style-name="T2"> </text:span>amb<text:span text:style-name="T2"> </text:span>tots<text:span text:style-name="T2"> </text:span>els<text:span text:style-name="T2"> </text:span>enllaços<text:span text:style-name="T2"> </text:span>posats,<text:span text:style-name="T2"> </text:span>el professorat<text:span text:style-name="T2"> </text:span>només<text:span text:style-name="T2"> </text:span>haurà<text:span text:style-name="T2"> </text:span>d<text:span text:style-name="T2">’</text:span>importar<text:span text:style-name="T2"> </text:span>aquests<text:span text:style-name="T2"> </text:span>cursos<text:span text:style-name="T2"> </text:span>a<text:span text:style-name="T2"> </text:span>l<text:span text:style-name="T2">’</text:span>EVA.</text:p>
        <text:p text:style-name="P5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TTE1A83338t00" svg:font-family="TTE1A83338t00"/>
    <style:font-face style:name="Courier New" svg:font-family="'Courier New'" style:font-family-generic="modern"/>
    <style:font-face style:name="Lucida Sans1" svg:font-family="'Lucida Sans'" style:font-family-generic="swiss"/>
    <style:font-face style:name="Courier New1" svg:font-family="'Courier New'" style:font-family-generic="modern" style:font-pitch="fixed"/>
    <style:font-face style:name="Droid Sans Fallback1" svg:font-family="'Droid Sans Fallback'" style:font-pitch="variable"/>
    <style:font-face style:name="Optimum" svg:font-family="Optimum"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Liberation Sans" svg:font-family="'Liberation Sans', Arial" style:font-family-generic="swiss" style:font-pitch="variable"/>
    <style:font-face style:name="Lucida Sans2" svg:font-family="'Lucida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font-name-asian="Droid Sans Fallback"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ca" fo:country="ES" style:font-name-asian="Droid Sans Fallback"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style:contextual-spacing="false" fo:text-align="start" style:justify-single-word="false" fo:orphans="2" fo:widows="2" fo:hyphenation-ladder-count="no-limit" style:page-number="auto" style:text-autospace="ideograph-alpha" style:punctuation-wrap="hanging" style:line-break="strict" style:writing-mode="lr-tb"/>
      <style:text-properties style:use-window-font-color="true" style:font-name="Arial" fo:font-family="Arial" style:font-family-generic="swiss" style:font-pitch="variable" fo:font-size="10pt" fo:language="ca" fo:country="ES"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true" fo:hyphenation-remain-char-count="4" fo:hyphenation-push-char-count="4"/>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Lucida Sans2" style:font-family-complex="'Lucida Sans'" style:font-family-generic-complex="swiss" style:font-pitch-complex="variable" style:font-size-complex="14pt"/>
    </style:style>
    <style:style style:name="Text_20_body" style:display-name="Text body" style:family="paragraph" style:parent-style-name="Standard" style:class="text">
      <style:paragraph-properties fo:text-align="start" style:justify-single-word="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1cm" fo:margin-bottom="0.3cm" style:contextual-spacing="false"/>
      <style:text-properties fo:color="#000080" fo:font-size="12pt" fo:font-weight="bold" style:letter-kerning="true" style:font-weight-asian="bold"/>
    </style:style>
    <style:style style:name="Heading_20_2" style:display-name="Heading 2" style:family="paragraph" style:parent-style-name="Standard" style:next-style-name="Standard" style:default-outline-level="2" style:class="text">
      <style:paragraph-properties fo:margin-top="0.499cm" fo:margin-bottom="0.199cm" style:contextual-spacing="false" fo:keep-with-next="always"/>
      <style:text-properties fo:color="#000080" fo:font-size="11pt" fo:language="ca" fo:country="ES" fo:font-weight="bold" style:font-weight-asian="bold"/>
    </style:style>
    <style:style style:name="Heading_20_3" style:display-name="Heading 3" style:family="paragraph" style:parent-style-name="Standard" style:next-style-name="Standard" style:default-outline-level="3" style:class="text">
      <style:paragraph-properties fo:margin-top="0.318cm" fo:margin-bottom="0.106cm" style:contextual-spacing="false" fo:keep-with-next="always"/>
      <style:text-properties fo:color="#000080" fo:font-size="10.5pt" fo:language="ca" fo:country="ES" fo:font-style="italic" fo:font-weight="bold" style:font-style-asian="italic" style:font-weight-asian="bold"/>
    </style:style>
    <style:style style:name="Heading_20_4" style:display-name="Heading 4" style:family="paragraph" style:parent-style-name="Standard" style:next-style-name="Standard" style:default-outline-level="4" style:class="text">
      <style:paragraph-properties fo:margin-top="0.3cm" fo:margin-bottom="0.199cm" style:contextual-spacing="false" fo:keep-with-next="always"/>
      <style:text-properties fo:font-size="10.5pt" fo:language="ca" fo:country="ES" fo:font-style="italic" fo:font-weight="bold" style:font-style-asian="italic"/>
    </style:style>
    <style:style style:name="Heading_20_5" style:display-name="Heading 5" style:family="paragraph" style:parent-style-name="Standard" style:next-style-name="Standard" style:class="text">
      <style:paragraph-properties fo:margin-top="0.353cm" fo:margin-bottom="0cm" style:contextual-spacing="false" fo:line-height="0.459cm" fo:keep-together="always" fo:keep-with-next="always"/>
      <style:text-properties style:font-name="Optimum" fo:font-family="Optimum" style:font-pitch="variable" fo:font-size="10pt" fo:language="ca" fo:country="ES" fo:font-style="italic" fo:font-weight="bold" style:font-size-asian="10pt" style:font-style-asian="italic" style:font-weight-asian="bold" style:font-name-complex="Optimum" style:font-family-complex="Optimum" style:font-pitch-complex="variable"/>
    </style:style>
    <style:style style:name="Heading_20_6" style:display-name="Heading 6" style:family="paragraph" style:parent-style-name="Standard" style:next-style-name="Standard" style:class="text">
      <style:paragraph-properties fo:text-align="center" style:justify-single-word="false" fo:orphans="0" fo:widows="0"/>
      <style:text-properties fo:font-weight="bold" style:font-weight-asian="bold"/>
    </style:style>
    <style:style style:name="Heading_20_7" style:display-name="Heading 7" style:family="paragraph" style:parent-style-name="Standard" style:next-style-name="Standard" style:class="text">
      <style:paragraph-properties fo:margin-top="0.423cm" fo:margin-bottom="0.106cm" style:contextual-spacing="false"/>
      <style:text-properties fo:font-size="10pt" fo:language="ca" fo:country="ES" style:font-size-asian="10pt"/>
    </style:style>
    <style:style style:name="Heading_20_8" style:display-name="Heading 8" style:family="paragraph" style:parent-style-name="Standard" style:next-style-name="Standard" style:class="text">
      <style:paragraph-properties fo:margin-top="0.423cm" fo:margin-bottom="0.106cm" style:contextual-spacing="false"/>
      <style:text-properties fo:font-size="10pt" fo:language="ca" fo:country="ES" fo:font-style="italic" style:font-size-asian="10pt" style:font-style-asian="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fo:font-size="9pt" fo:language="ca" fo:country="ES" fo:font-style="italic" fo:font-weight="bold" style:font-size-asian="9pt" style:font-style-asian="italic" style:font-weight-asian="bold"/>
    </style:style>
    <style:style style:name="Subtitulo_20_1" style:display-name="Subtitulo 1" style:family="paragraph" style:parent-style-name="Standard" style:list-style-name="WW8Num7"/>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text-properties fo:color="#000080"/>
    </style:style>
    <style:style style:name="Contents_20_2" style:display-name="Contents 2" style:family="paragraph" style:parent-style-name="Standard" style:next-style-name="Standard" style:class="index">
      <style:paragraph-properties fo:margin-left="0.388cm" fo:margin-right="0cm" fo:text-align="start" style:justify-single-word="false" fo:text-indent="0cm" style:auto-text-indent="false">
        <style:tab-stops>
          <style:tab-stop style:position="1.411cm"/>
          <style:tab-stop style:position="1.752cm"/>
          <style:tab-stop style:position="16.002cm" style:type="right"/>
        </style:tab-stops>
      </style:paragraph-properties>
      <style:text-properties fo:language="zxx" fo:country="none" style:language-asian="zxx" style:country-asian="none"/>
    </style:style>
    <style:style style:name="Mapa_20_del_20_documento" style:display-name="Mapa del documento"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Viñetas1" style:family="paragraph" style:parent-style-name="Standard" style:list-style-name="WW8Num16">
      <style:text-properties style:font-name="Helvetica" fo:font-family="Helvetica, Arial" style:font-family-generic="swiss" style:font-pitch="variable" fo:language="es" fo:country="ES" style:font-name-complex="Helvetica" style:font-family-complex="Helvetica, Arial" style:font-family-generic-complex="swiss" style:font-pitch-complex="variable"/>
    </style:style>
    <style:style style:name="Lista_20_con_20_viñetas" style:display-name="Lista con viñetas" style:family="paragraph" style:parent-style-name="Standard" style:list-style-name="WW8Num15">
      <style:paragraph-properties fo:margin-top="0.212cm" fo:margin-bottom="0.212cm" style:contextual-spacing="false" fo:keep-together="always"/>
    </style:style>
    <style:style style:name="Lista_20_con_20_viñetas_20_2" style:display-name="Lista con viñetas 2" style:family="paragraph" style:parent-style-name="Standard" style:list-style-name="WW8Num2"/>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fo:font-size="9pt" fo:language="zxx" fo:country="non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R1" style:family="paragraph" style:parent-style-name="Standard">
      <style:paragraph-properties fo:margin-left="2.501cm" fo:margin-right="0cm" fo:line-height="150%" fo:orphans="0" fo:widows="0" fo:text-indent="0cm" style:auto-text-indent="false"/>
    </style:style>
    <style:style style:name="Sangría_20_normal" style:display-name="Sangría normal" style:family="paragraph" style:parent-style-name="Standard" style:next-style-name="R1">
      <style:paragraph-properties fo:margin-left="2.501cm" fo:margin-right="0cm" fo:line-height="150%" fo:orphans="0" fo:widows="0" fo:text-indent="0cm" style:auto-text-indent="false"/>
    </style:style>
    <style:style style:name="Contents_20_8" style:display-name="Contents 8" style:family="paragraph" style:parent-style-name="Standard" style:next-style-name="Standard" style:class="index">
      <style:paragraph-properties fo:margin-left="2.469cm" fo:margin-right="0cm" fo:line-height="150%" fo:text-align="start" style:justify-single-word="false" fo:orphans="0" fo:widows="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Contents_20_6" style:display-name="Contents 6" style:family="paragraph" style:parent-style-name="Standard" style:next-style-name="Standard" style:class="index">
      <style:paragraph-properties fo:margin-left="1.764cm" fo:margin-right="0cm" fo:line-height="150%" fo:text-align="start" style:justify-single-word="false" fo:orphans="0" fo:widows="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Contents_20_5" style:display-name="Contents 5" style:family="paragraph" style:parent-style-name="Standard" style:next-style-name="Standard" style:class="index">
      <style:paragraph-properties fo:margin-left="1.411cm" fo:margin-right="0cm" fo:line-height="150%" fo:text-align="start" style:justify-single-word="false" fo:orphans="0" fo:widows="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Contents_20_4" style:display-name="Contents 4" style:family="paragraph" style:parent-style-name="Standard" style:next-style-name="Standard" style:class="index">
      <style:paragraph-properties fo:margin-left="1.058cm" fo:margin-right="0cm" fo:line-height="150%" fo:text-align="start" style:justify-single-word="false" fo:orphans="0" fo:widows="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Índice_20_7" style:display-name="Índice 7" style:family="paragraph" style:parent-style-name="Standard" style:next-style-name="Standard">
      <style:paragraph-properties fo:margin-left="2.995cm" fo:margin-right="0cm" fo:line-height="150%" fo:orphans="0" fo:widows="0" fo:text-indent="0cm" style:auto-text-indent="false"/>
    </style:style>
    <style:style style:name="Índice_20_6" style:display-name="Índice 6" style:family="paragraph" style:parent-style-name="Standard" style:next-style-name="Standard">
      <style:paragraph-properties fo:margin-left="2.496cm" fo:margin-right="0cm" fo:line-height="150%" fo:orphans="0" fo:widows="0" fo:text-indent="0cm" style:auto-text-indent="false"/>
    </style:style>
    <style:style style:name="Índice_20_5" style:display-name="Índice 5" style:family="paragraph" style:parent-style-name="Standard" style:next-style-name="Standard">
      <style:paragraph-properties fo:margin-left="1.997cm" fo:margin-right="0cm" fo:line-height="150%" fo:orphans="0" fo:widows="0" fo:text-indent="0cm" style:auto-text-indent="false"/>
    </style:style>
    <style:style style:name="Índice_20_4" style:display-name="Índice 4" style:family="paragraph" style:parent-style-name="Standard" style:next-style-name="Standard">
      <style:paragraph-properties fo:margin-left="1.498cm" fo:margin-right="0cm" fo:line-height="150%" fo:orphans="0" fo:widows="0" fo:text-indent="0cm" style:auto-text-indent="false"/>
    </style:style>
    <style:style style:name="Index_20_3" style:display-name="Index 3" style:family="paragraph" style:parent-style-name="Standard" style:next-style-name="Standard" style:class="index">
      <style:paragraph-properties fo:margin-left="0.998cm" fo:margin-right="0cm" fo:line-height="150%" fo:orphans="0" fo:widows="0" fo:text-indent="0cm" style:auto-text-indent="false"/>
    </style:style>
    <style:style style:name="Index_20_2" style:display-name="Index 2" style:family="paragraph" style:parent-style-name="Standard" style:next-style-name="Standard" style:class="index">
      <style:paragraph-properties fo:margin-left="0.499cm" fo:margin-right="0cm" fo:line-height="150%" fo:orphans="0" fo:widows="0" fo:text-indent="0cm" style:auto-text-indent="false"/>
    </style:style>
    <style:style style:name="Index_20_1" style:display-name="Index 1" style:family="paragraph" style:parent-style-name="Standard" style:next-style-name="Standard" style:class="index">
      <style:paragraph-properties fo:line-height="150%" fo:orphans="0" fo:widows="0"/>
    </style:style>
    <style:style style:name="Index_20_Heading" style:display-name="Index Heading" style:family="paragraph" style:parent-style-name="Standard" style:next-style-name="Index_20_1" style:class="index">
      <style:paragraph-properties fo:line-height="150%" fo:orphans="0" fo:widows="0"/>
    </style:style>
    <style:style style:name="Footnote" style:family="paragraph" style:parent-style-name="Standard" style:class="extra">
      <style:paragraph-properties fo:line-height="150%" fo:orphans="0" fo:widows="0"/>
    </style:style>
    <style:style style:name="R2" style:family="paragraph" style:parent-style-name="Standard">
      <style:paragraph-properties fo:margin-left="3.501cm" fo:margin-right="0cm" fo:line-height="150%" fo:orphans="0" fo:widows="0" fo:text-indent="0cm" style:auto-text-indent="false"/>
    </style:style>
    <style:style style:name="R3" style:family="paragraph" style:parent-style-name="Standard">
      <style:paragraph-properties fo:margin-left="4.501cm" fo:margin-right="0cm" fo:line-height="150%" fo:orphans="0" fo:widows="0" fo:text-indent="0cm" style:auto-text-indent="false"/>
    </style:style>
    <style:style style:name="R4" style:family="paragraph" style:parent-style-name="Standard">
      <style:paragraph-properties fo:margin-left="5.502cm" fo:margin-right="0cm" fo:line-height="150%" fo:orphans="0" fo:widows="0" fo:text-indent="0cm" style:auto-text-indent="false"/>
    </style:style>
    <style:style style:name="R5" style:family="paragraph" style:parent-style-name="Standard">
      <style:paragraph-properties fo:margin-left="6.502cm" fo:margin-right="0cm" fo:line-height="150%" fo:orphans="0" fo:widows="0" fo:text-indent="0cm" style:auto-text-indent="false"/>
    </style:style>
    <style:style style:name="R6" style:family="paragraph" style:parent-style-name="Standard">
      <style:paragraph-properties fo:margin-left="7.502cm" fo:margin-right="0cm" fo:line-height="150%" fo:orphans="0" fo:widows="0" fo:text-indent="0cm" style:auto-text-indent="false">
        <style:tab-stops>
          <style:tab-stop style:position="8.001cm" style:type="center"/>
        </style:tab-stops>
      </style:paragraph-properties>
    </style:style>
    <style:style style:name="L1" style:family="paragraph" style:parent-style-name="Standard">
      <style:paragraph-properties fo:margin-left="2.501cm" fo:margin-right="0cm" fo:line-height="150%" fo:orphans="0" fo:widows="0" fo:text-indent="-0.501cm" style:auto-text-indent="false"/>
    </style:style>
    <style:style style:name="L2" style:family="paragraph" style:parent-style-name="Standard">
      <style:paragraph-properties fo:margin-left="3.501cm" fo:margin-right="0cm" fo:line-height="150%" fo:orphans="0" fo:widows="0" fo:text-indent="-0.501cm" style:auto-text-indent="false"/>
    </style:style>
    <style:style style:name="L3" style:family="paragraph" style:parent-style-name="Standard">
      <style:paragraph-properties fo:margin-left="4.501cm" fo:margin-right="0cm" fo:line-height="150%" fo:orphans="0" fo:widows="0" fo:text-indent="-0.501cm" style:auto-text-indent="false"/>
    </style:style>
    <style:style style:name="L4" style:family="paragraph" style:parent-style-name="Standard">
      <style:paragraph-properties fo:margin-left="5.502cm" fo:margin-right="0cm" fo:line-height="150%" fo:orphans="0" fo:widows="0" fo:text-indent="-0.501cm" style:auto-text-indent="false"/>
    </style:style>
    <style:style style:name="L5" style:family="paragraph" style:parent-style-name="Standard">
      <style:paragraph-properties fo:margin-left="6.502cm" fo:margin-right="0cm" fo:line-height="150%" fo:orphans="0" fo:widows="0" fo:text-indent="-0.501cm" style:auto-text-indent="false"/>
    </style:style>
    <style:style style:name="L6" style:family="paragraph" style:parent-style-name="Standard">
      <style:paragraph-properties fo:margin-left="7.502cm" fo:margin-right="0cm" fo:line-height="150%" fo:orphans="0" fo:widows="0" fo:text-indent="-0.501cm" style:auto-text-indent="false">
        <style:tab-stops>
          <style:tab-stop style:position="8.001cm" style:type="center"/>
        </style:tab-stops>
      </style:paragraph-properties>
    </style:style>
    <style:style style:name="Retrait_20_1" style:display-name="Retrait 1" style:family="paragraph" style:parent-style-name="Standard">
      <style:paragraph-properties fo:margin-left="2.501cm" fo:margin-right="0cm" fo:line-height="150%" fo:orphans="0" fo:widows="0" fo:text-indent="0cm" style:auto-text-indent="false"/>
    </style:style>
    <style:style style:name="Retrait_20_2" style:display-name="Retrait 2" style:family="paragraph" style:parent-style-name="Standard">
      <style:paragraph-properties fo:margin-left="3.501cm" fo:margin-right="0cm" fo:line-height="150%" fo:orphans="0" fo:widows="0" fo:text-indent="0cm" style:auto-text-indent="false"/>
    </style:style>
    <style:style style:name="Retrait_20_5" style:display-name="Retrait 5" style:family="paragraph" style:parent-style-name="Standard">
      <style:paragraph-properties fo:margin-left="6.502cm" fo:margin-right="0cm" fo:line-height="150%" fo:orphans="0" fo:widows="0" fo:text-indent="0cm" style:auto-text-indent="false"/>
    </style:style>
    <style:style style:name="Retrait_20_3" style:display-name="Retrait 3" style:family="paragraph" style:parent-style-name="Standard">
      <style:paragraph-properties fo:margin-left="4.501cm" fo:margin-right="0cm" fo:line-height="150%" fo:orphans="0" fo:widows="0" fo:text-indent="0cm" style:auto-text-indent="false"/>
    </style:style>
    <style:style style:name="Retrait_20_4" style:display-name="Retrait 4" style:family="paragraph" style:parent-style-name="Standard">
      <style:paragraph-properties fo:margin-left="5.502cm" fo:margin-right="0cm" fo:line-height="150%" fo:orphans="0" fo:widows="0" fo:text-indent="0cm" style:auto-text-indent="false"/>
    </style:style>
    <style:style style:name="Retrait_20_6" style:display-name="Retrait 6" style:family="paragraph" style:parent-style-name="Standard">
      <style:paragraph-properties fo:margin-left="7.502cm" fo:margin-right="0cm" fo:line-height="150%" fo:orphans="0" fo:widows="0" fo:text-indent="0cm" style:auto-text-indent="false">
        <style:tab-stops>
          <style:tab-stop style:position="8.001cm" style:type="center"/>
        </style:tab-stops>
      </style:paragraph-properties>
    </style:style>
    <style:style style:name="Liste_20_1" style:display-name="Liste 1" style:family="paragraph" style:parent-style-name="Standard">
      <style:paragraph-properties fo:margin-left="2.501cm" fo:margin-right="0cm" fo:line-height="150%" fo:orphans="0" fo:widows="0" fo:text-indent="-0.501cm" style:auto-text-indent="false"/>
    </style:style>
    <style:style style:name="Liste_20_2" style:display-name="Liste 2" style:family="paragraph" style:parent-style-name="Standard">
      <style:paragraph-properties fo:margin-left="3.501cm" fo:margin-right="0cm" fo:line-height="150%" fo:orphans="0" fo:widows="0" fo:text-indent="-0.501cm" style:auto-text-indent="false"/>
    </style:style>
    <style:style style:name="Liste_20_3" style:display-name="Liste 3" style:family="paragraph" style:parent-style-name="Standard">
      <style:paragraph-properties fo:margin-left="4.501cm" fo:margin-right="0cm" fo:line-height="150%" fo:orphans="0" fo:widows="0" fo:text-indent="-0.501cm" style:auto-text-indent="false"/>
    </style:style>
    <style:style style:name="Liste_20_4" style:display-name="Liste 4" style:family="paragraph" style:parent-style-name="Standard">
      <style:paragraph-properties fo:margin-left="5.502cm" fo:margin-right="0cm" fo:line-height="150%" fo:orphans="0" fo:widows="0" fo:text-indent="-0.501cm" style:auto-text-indent="false"/>
    </style:style>
    <style:style style:name="Liste_20_5" style:display-name="Liste 5" style:family="paragraph" style:parent-style-name="Standard">
      <style:paragraph-properties fo:margin-left="6.502cm" fo:margin-right="0cm" fo:line-height="150%" fo:orphans="0" fo:widows="0" fo:text-indent="-0.501cm" style:auto-text-indent="false"/>
    </style:style>
    <style:style style:name="Liste_20_6" style:display-name="Liste 6" style:family="paragraph" style:parent-style-name="Standard">
      <style:paragraph-properties fo:margin-left="7.502cm" fo:margin-right="0cm" fo:line-height="150%" fo:orphans="0" fo:widows="0" fo:text-indent="-0.501cm" style:auto-text-indent="false">
        <style:tab-stops>
          <style:tab-stop style:position="8.001cm" style:type="center"/>
          <style:tab-stop style:position="16.002cm" style:type="right"/>
        </style:tab-stops>
      </style:paragraph-properties>
    </style:style>
    <style:style style:name="Text_20_body_20_indent" style:display-name="Text body indent" style:family="paragraph" style:parent-style-name="Standard" style:class="text">
      <style:paragraph-properties fo:margin-left="0.501cm" fo:margin-right="0cm" fo:line-height="150%" fo:orphans="0" fo:widows="0" fo:text-indent="0cm" style:auto-text-indent="false"/>
    </style:style>
    <style:style style:name="Sangría_20_2_20_de_20_t._20_independiente" style:display-name="Sangría 2 de t. independiente" style:family="paragraph" style:parent-style-name="Standard">
      <style:paragraph-properties fo:line-height="150%" fo:text-align="center" style:justify-single-word="false" fo:orphans="0" fo:widows="0"/>
      <style:text-properties fo:font-size="16pt" style:font-size-asian="16pt"/>
    </style:style>
    <style:style style:name="Contents_20_9" style:display-name="Contents 9" style:family="paragraph" style:parent-style-name="Standard" style:next-style-name="Standard" style:class="index">
      <style:paragraph-properties fo:margin-left="2.822cm" fo:margin-right="0cm" fo:line-height="150%" fo:text-align="start" style:justify-single-word="false" fo:orphans="0" fo:widows="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Sangría_20_3_20_de_20_t._20_independiente" style:display-name="Sangría 3 de t. independiente" style:family="paragraph" style:parent-style-name="Standard">
      <style:paragraph-properties fo:margin-left="1.249cm" fo:margin-right="0cm" fo:line-height="150%" fo:orphans="0" fo:widows="0" fo:text-indent="0cm" style:auto-text-indent="false"/>
    </style:style>
    <style:style style:name="Texto_20_independiente_20_2" style:display-name="Texto independiente 2" style:family="paragraph" style:parent-style-name="Standard">
      <style:paragraph-properties fo:line-height="150%" fo:text-align="center" style:justify-single-word="false" fo:orphans="0" fo:widows="0"/>
      <style:text-properties fo:font-size="8pt" style:font-size-asian="8pt"/>
    </style:style>
    <style:style style:name="Texto_20_independiente_20_3" style:display-name="Texto independiente 3" style:family="paragraph" style:parent-style-name="Standard">
      <style:paragraph-properties fo:line-height="150%" fo:orphans="0" fo:widows="0"/>
      <style:text-properties fo:font-size="6pt" style:font-size-asian="6pt"/>
    </style:style>
    <style:style style:name="Texto_20_de_20_globo" style:display-name="Texto de globo" style:family="paragraph" style:parent-style-name="Standard">
      <style:paragraph-properties fo:line-height="150%" fo:orphans="0" fo:widows="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AjudaEnLlista" style:family="paragraph" style:parent-style-name="Standard" style:list-style-name="WW8Num3">
      <style:text-properties fo:font-size="9pt" fo:font-style="italic" style:font-size-asian="9pt" style:font-style-asian="italic" style:font-size-complex="11pt" style:font-style-complex="italic"/>
    </style:style>
    <style:style style:name="Ajuda_20_Car" style:display-name="Ajuda Car" style:family="paragraph" style:parent-style-name="Standard">
      <style:text-properties fo:font-size="9pt" fo:font-style="italic" style:font-size-asian="9pt" style:font-style-asian="italic" style:font-size-complex="11pt" style:font-style-complex="italic"/>
    </style:style>
    <style:style style:name="Esquema" style:family="paragraph" style:parent-style-name="Standard">
      <style:paragraph-properties fo:margin-top="0cm" fo:margin-bottom="0.212cm" style:contextual-spacing="false" fo:padding-left="0.141cm" fo:padding-right="0.141cm" fo:padding-top="0.035cm" fo:padding-bottom="0.035cm" fo:border="0.51pt solid #800000"/>
      <style:text-properties fo:language="es" fo:country="ES" style:font-size-complex="12pt"/>
    </style:style>
    <style:style style:name="Suggested_20_Content" style:display-name="Suggested Content" style:family="paragraph" style:parent-style-name="Standard" style:next-style-name="Text_20_body">
      <style:paragraph-properties fo:margin-left="0.75cm" fo:margin-right="0cm" fo:margin-top="0.106cm" fo:margin-bottom="0.106cm" style:contextual-spacing="false" fo:text-align="start" style:justify-single-word="false" fo:text-indent="0cm" style:auto-text-indent="false" fo:padding="0.035cm" fo:border="0.74pt solid #800000"/>
      <style:text-properties fo:color="#800000" fo:language="en" fo:country="US"/>
    </style:style>
    <style:style style:name="Estilo_20_Izquierda_3a__20__20_075_20_cm" style:display-name="Estilo Izquierda:  075 cm" style:family="paragraph" style:parent-style-name="Standard" style:next-style-name="Standard">
      <style:paragraph-properties fo:margin-top="0cm" fo:margin-bottom="0.212cm" style:contextual-spacing="false"/>
      <style:text-properties fo:language="es" fo:country="ES"/>
    </style:style>
    <style:style style:name="Estàndard" style:family="paragraph" style:parent-style-name="Standard">
      <style:paragraph-properties fo:margin-top="0.212cm" fo:margin-bottom="0.212cm" style:contextual-spacing="false"/>
      <style:text-properties fo:font-size="11pt" style:font-size-asian="11pt" style:font-size-complex="11pt"/>
    </style:style>
    <style:style style:name="Ajuda" style:family="paragraph" style:parent-style-name="Standard">
      <style:text-properties fo:font-size="9pt" fo:font-style="italic" style:font-size-asian="9pt" style:font-style-asian="italic" style:font-size-complex="11pt" style:font-style-complex="italic"/>
    </style:style>
    <style:style style:name="Titul_20_activitat_20_2" style:display-name="Titul activitat 2" style:family="paragraph" style:parent-style-name="Heading_20_2" style:next-style-name="Estàndard" style:default-outline-level="" style:list-style-name="">
      <style:paragraph-properties fo:margin-left="2cm" fo:margin-right="0cm" fo:margin-top="0.212cm" fo:margin-bottom="0.212cm" style:contextual-spacing="false" fo:orphans="0" fo:widows="0" fo:text-indent="-2cm" style:auto-text-indent="false">
        <style:tab-stops>
          <style:tab-stop style:position="2.251cm"/>
        </style:tab-stops>
      </style:paragraph-properties>
      <style:text-properties fo:text-transform="uppercase" fo:color="#000000" fo:font-size="11pt" fo:language="ca" fo:country="ES" style:font-size-asian="11pt" style:font-name-complex="Arial" style:font-family-complex="Arial" style:font-family-generic-complex="swiss" style:font-pitch-complex="variable" style:font-size-complex="14pt" style:font-weight-complex="bold"/>
    </style:style>
    <style:style style:name="TaulaEstàndard" style:family="paragraph" style:parent-style-name="Estàndard">
      <style:paragraph-properties fo:margin-top="0.035cm" fo:margin-bottom="0.035cm" style:contextual-spacing="false"/>
      <style:text-properties fo:font-size="10pt" style:font-size-asian="10pt"/>
    </style:style>
    <style:style style:name="TaulaTopo" style:family="paragraph" style:parent-style-name="Standard" style:list-style-name="WW8Num11">
      <style:paragraph-properties fo:margin-top="0.035cm" fo:margin-bottom="0.035cm" style:contextual-spacing="false" fo:text-align="start" style:justify-single-word="false">
        <style:tab-stops>
          <style:tab-stop style:position="0.319cm"/>
          <style:tab-stop style:position="0.951cm"/>
          <style:tab-stop style:position="1.27cm"/>
          <style:tab-stop style:position="1.591cm"/>
          <style:tab-stop style:position="1.9cm"/>
          <style:tab-stop style:position="2.221cm"/>
          <style:tab-stop style:position="2.54cm"/>
          <style:tab-stop style:position="2.9cm"/>
        </style:tab-stops>
      </style:paragraph-properties>
      <style:text-properties fo:font-size="9pt" style:font-size-asian="9pt" style:font-size-complex="11pt"/>
    </style:style>
    <style:style style:name="TaulaCentrat" style:family="paragraph" style:parent-style-name="TaulaEstàndard">
      <style:paragraph-properties fo:text-align="center" style:justify-single-word="false"/>
    </style:style>
    <style:style style:name="Normal_20__28_Web_29_" style:display-name="Normal (Web)" style:family="paragraph" style:parent-style-name="Standard">
      <style:paragraph-properties fo:margin-top="0.176cm" fo:margin-bottom="0.176cm" style:contextual-spacing="false" fo:text-align="start" style:justify-single-word="false"/>
      <style:text-properties fo:color="#000000" fo:language="es" fo:country="ES" style:font-name-complex="Arial" style:font-family-complex="Arial" style:font-family-generic-complex="swiss" style:font-pitch-complex="variable"/>
    </style:style>
    <style:style style:name="textonormal" style:family="paragraph" style:parent-style-name="Standard">
      <style:paragraph-properties fo:margin-top="0.176cm" fo:margin-bottom="0.176cm" style:contextual-spacing="false" fo:text-align="start" style:justify-single-word="false"/>
      <style:text-properties fo:font-size="14pt" fo:language="es" fo:country="ES" style:font-size-asian="14pt" style:font-name-complex="Arial" style:font-family-complex="Arial" style:font-family-generic-complex="swiss" style:font-pitch-complex="variable" style:font-size-complex="14pt"/>
    </style:style>
    <style:style style:name="Table_20_Contents_20__28_user_29_" style:display-name="Table Contents (user)" style:family="paragraph" style:parent-style-name="Text_20_body">
      <style:paragraph-properties fo:margin-top="0cm" fo:margin-bottom="0.011cm" style:contextual-spacing="false" fo:text-align="start" style:justify-single-word="false" fo:hyphenation-ladder-count="no-limit" text:number-lines="false" text:line-number="0"/>
      <style:text-properties style:font-name="Garamond" fo:font-family="Garamond" style:font-family-generic="roman" style:font-pitch="variable" fo:language="es" fo:country="ES" style:font-name-complex="Garamond" style:font-family-complex="Garamond" style:font-family-generic-complex="roman" style:font-pitch-complex="variable" style:font-size-complex="12pt" fo:hyphenate="false" fo:hyphenation-remain-char-count="2" fo:hyphenation-push-char-count="2"/>
    </style:style>
    <style:style style:name="Table_20_Heading_20__28_user_29_" style:display-name="Table Heading (user)" style:family="paragraph" style:parent-style-name="Table_20_Contents_20__28_user_29_">
      <style:paragraph-properties fo:text-align="center" style:justify-single-word="false"/>
      <style:text-properties fo:font-weight="bold" style:font-weight-asian="bold" style:font-weight-complex="bold"/>
    </style:style>
    <style:style style:name="Frame_20_contents_20__28_user_29_" style:display-name="Frame contents (user)" style:family="paragraph" style:parent-style-name="Text_20_body">
      <style:paragraph-properties fo:margin-top="0cm" fo:margin-bottom="0.011cm" style:contextual-spacing="false" fo:text-align="justify" style:justify-single-word="false" fo:hyphenation-ladder-count="no-limit" text:number-lines="false" text:line-number="0"/>
      <style:text-properties style:font-name="Garamond" fo:font-family="Garamond" style:font-family-generic="roman" style:font-pitch="variable" fo:font-size="12pt" fo:language="es" fo:country="ES" style:font-size-asian="12pt" style:font-name-complex="Garamond" style:font-family-complex="Garamond" style:font-family-generic-complex="roman" style:font-pitch-complex="variable" style:font-size-complex="12pt" fo:hyphenate="false" fo:hyphenation-remain-char-count="2" fo:hyphenation-push-char-count="2"/>
    </style:style>
    <style:style style:name="western" style:family="paragraph" style:parent-style-name="Standard">
      <style:paragraph-properties fo:margin-top="0.176cm" fo:margin-bottom="0.011cm" style:contextual-spacing="false"/>
      <style:text-properties style:font-name="Garamond" fo:font-family="Garamond" style:font-family-generic="roman" style:font-pitch="variable" fo:font-size="12pt" fo:language="es" fo:country="ES" style:font-size-asian="12pt" style:font-name-complex="Garamond" style:font-family-complex="Garamond" style:font-family-generic-complex="roman" style:font-pitch-complex="variable" style:font-size-complex="12pt"/>
    </style:style>
    <style:style style:name="Tabla" style:family="paragraph" style:parent-style-name="Standard">
      <style:paragraph-properties fo:margin-top="0.106cm" fo:margin-bottom="0.106cm" style:contextual-spacing="false" fo:text-align="start" style:justify-single-word="false"/>
      <style:text-properties fo:language="es" fo:country="ES"/>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language="en" fo:country="US" style:font-name-complex="Courier New" style:font-family-complex="'Courier New'" style:font-family-generic-complex="modern"/>
    </style:style>
    <style:style style:name="Parrafo" style:family="paragraph" style:parent-style-name="Standard">
      <style:paragraph-properties fo:margin-top="0cm" fo:margin-bottom="0.423cm" style:contextual-spacing="false"/>
      <style:text-properties style:font-name="Verdana" fo:font-family="Verdana" style:font-family-generic="swiss" style:font-pitch="variable" fo:font-size="12pt" fo:language="es" fo:country="ES" style:font-size-asian="12pt" style:font-name-complex="Verdana" style:font-family-complex="Verdana" style:font-family-generic-complex="swiss" style:font-pitch-complex="variable"/>
    </style:style>
    <style:style style:name="Topos_20_1" style:display-name="Topos 1" style:family="paragraph" style:parent-style-name="Standard" style:list-style-name="WW8Num25">
      <style:paragraph-properties fo:margin-top="0.106cm" fo:margin-bottom="0.106cm" style:contextual-spacing="false"/>
      <style:text-properties fo:font-size="11pt" fo:language="es" fo:country="ES" style:font-size-asian="11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Contents" style:display-name="Table Contents" style:family="paragraph" style:parent-style-name="Standard"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Codi" style:family="paragraph" style:parent-style-name="Standard" style:class="text">
      <style:paragraph-properties fo:margin-left="3cm" fo:margin-right="0cm" fo:margin-top="0cm" fo:margin-bottom="0cm" style:contextual-spacing="false" fo:text-align="start" style:justify-single-word="false" fo:text-indent="-3cm" style:auto-text-indent="false">
        <style:tab-stops>
          <style:tab-stop style:position="0.25cm"/>
          <style:tab-stop style:position="0.499cm"/>
          <style:tab-stop style:position="0.75cm"/>
          <style:tab-stop style:position="1cm"/>
          <style:tab-stop style:position="1.251cm"/>
          <style:tab-stop style:position="1.499cm"/>
          <style:tab-stop style:position="1.75cm"/>
          <style:tab-stop style:position="2cm"/>
          <style:tab-stop style:position="2.251cm"/>
          <style:tab-stop style:position="2.499cm"/>
          <style:tab-stop style:position="2.75cm"/>
          <style:tab-stop style:position="3cm"/>
          <style:tab-stop style:position="3.251cm"/>
          <style:tab-stop style:position="3.5cm"/>
          <style:tab-stop style:position="3.75cm"/>
          <style:tab-stop style:position="4.001cm"/>
          <style:tab-stop style:position="4.249cm"/>
          <style:tab-stop style:position="4.5cm"/>
          <style:tab-stop style:position="4.75cm"/>
          <style:tab-stop style:position="5.001cm"/>
          <style:tab-stop style:position="5.249cm"/>
          <style:tab-stop style:position="5.5cm"/>
          <style:tab-stop style:position="5.75cm"/>
          <style:tab-stop style:position="6.001cm"/>
        </style:tab-stops>
      </style:paragraph-properties>
      <style:text-properties style:font-name="Courier New1" fo:font-family="'Courier New'" style:font-family-generic="modern" style:font-pitch="fixed" fo:font-size="9pt" fo:language="zxx" fo:country="non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sdl" style:family="paragraph" style:parent-style-name="Codi" style:class="text" style:master-page-name="">
      <style:paragraph-properties fo:margin-left="3cm" fo:margin-right="0cm" fo:orphans="0" fo:widows="0" fo:text-indent="-3cm" style:auto-text-indent="false" style:page-number="auto" fo:background-color="transparent" fo:padding="0.101cm" fo:border="0.06pt solid #b3b3b3" style:shadow="none">
        <style:tab-stops>
          <style:tab-stop style:position="0.25cm"/>
          <style:tab-stop style:position="0.499cm"/>
          <style:tab-stop style:position="0.75cm"/>
          <style:tab-stop style:position="1cm"/>
          <style:tab-stop style:position="1.251cm"/>
          <style:tab-stop style:position="1.499cm"/>
          <style:tab-stop style:position="1.75cm"/>
          <style:tab-stop style:position="2cm"/>
          <style:tab-stop style:position="2.251cm"/>
          <style:tab-stop style:position="2.499cm"/>
          <style:tab-stop style:position="2.75cm"/>
          <style:tab-stop style:position="3cm"/>
          <style:tab-stop style:position="3.251cm"/>
          <style:tab-stop style:position="3.5cm"/>
          <style:tab-stop style:position="3.75cm"/>
          <style:tab-stop style:position="4.001cm"/>
          <style:tab-stop style:position="4.249cm"/>
          <style:tab-stop style:position="4.5cm"/>
          <style:tab-stop style:position="4.75cm"/>
          <style:tab-stop style:position="5.001cm"/>
          <style:tab-stop style:position="5.249cm"/>
          <style:tab-stop style:position="5.5cm"/>
          <style:tab-stop style:position="5.75cm"/>
          <style:tab-stop style:position="6.001cm"/>
        </style:tab-stops>
        <style:background-image/>
      </style:paragraph-properties>
      <style:text-properties fo:font-size="8pt" officeooo:rsid="001c39b9"/>
    </style:style>
    <style:style style:name="WW8Num1z3" style:family="text">
      <style:text-properties fo:font-style="italic" fo:font-weight="normal" style:font-style-asian="italic" style:font-weight-asian="norma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6" style:family="text">
      <style:text-properties style:font-name="Wingdings 3" fo:font-family="'Wingdings 3'" style:font-family-generic="roman" style:font-pitch="variable" style:font-charset="x-symbol" style:font-name-complex="Wingdings 3" style:font-family-complex="'Wingdings 3'" style:font-family-generic-complex="roman" style:font-pitch-complex="variable" style:font-charset-complex="x-symbol"/>
    </style:style>
    <style:style style:name="WW8Num14z0" style:family="text">
      <style:text-properties fo:color="#000000"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style>
    <style:style style:name="WW8Num15z0" style:family="text">
      <style:text-properties fo:color="#000000"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6" style:family="text">
      <style:text-properties style:font-name="Wingdings 3" fo:font-family="'Wingdings 3'" style:font-family-generic="roman" style:font-pitch="variable" style:font-charset="x-symbol" style:font-name-complex="Wingdings 3" style:font-family-complex="'Wingdings 3'"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fo:color="#008000" style:font-name="Courier New" fo:font-family="'Courier New'" style:font-family-generic="modern" fo:font-size="10pt" fo:font-style="normal" fo:font-weight="normal" style:font-size-asian="10pt" style:font-style-asian="normal" style:font-weight-asian="normal" style:font-name-complex="Courier New" style:font-family-complex="'Courier New'" style:font-family-generic-complex="modern"/>
    </style:style>
    <style:style style:name="WW8Num14z3" style:family="text">
      <style:text-properties fo:font-style="normal" fo:font-weight="normal" style:font-style-asian="normal" style:font-weight-asian="norma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fo:font-style="italic" fo:font-weight="normal" style:font-style-asian="italic" style:font-weight-asian="norma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text-line-through-style="none" style:text-line-through-type="none" style:text-position="0% 100%" style:font-name="Wingdings" fo:font-family="Wingdings" style:font-pitch="variable" style:font-charset="x-symbol" fo:font-size="12pt" style:text-underline-style="none" style:font-size-asian="12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Line_20_numbering" style:display-name="Line numbering"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Ajuda_20_Car_20_Car" style:display-name="Ajuda Car Car" style:family="text">
      <style:text-properties style:font-name="Arial" fo:font-family="Arial" style:font-family-generic="swiss" style:font-pitch="variable" fo:font-size="9pt" fo:language="ca" fo:country="ES" fo:font-style="italic" style:font-size-asian="9pt" style:font-style-asian="italic" style:font-name-complex="Arial" style:font-family-complex="Arial" style:font-family-generic-complex="swiss" style:font-pitch-complex="variable" style:font-size-complex="11pt" style:language-complex="ar" style:country-complex="SA" style:font-style-complex="italic"/>
    </style:style>
    <style:style style:name="Título_20_1_20_Car" style:display-name="Título 1 Car" style:family="text">
      <style:text-properties fo:color="#000080" style:font-name="Arial" fo:font-family="Arial" style:font-family-generic="swiss" style:font-pitch="variable" fo:language="ca" fo:country="ES" fo:font-weight="bold" style:letter-kerning="true" style:font-weight-asian="bold" style:font-name-complex="Arial" style:font-family-complex="Arial" style:font-family-generic-complex="swiss" style:font-pitch-complex="variable" style:language-complex="ar" style:country-complex="SA"/>
    </style:style>
    <style:style style:name="HTML_20_con_20_formato_20_previo_20_Car" style:display-name="HTML con formato previo Car" style:family="text">
      <style:text-properties style:font-name="Courier New" fo:font-family="'Courier New'" style:font-family-generic="modern" fo:language="en" fo:country="US" style:font-name-complex="Courier New" style:font-family-complex="'Courier New'" style:font-family-generic-complex="modern"/>
    </style:style>
    <style:style style:name="Título_20_3_20_Car" style:display-name="Título 3 Car" style:family="text">
      <style:text-properties fo:color="#000080" style:font-name="Arial" fo:font-family="Arial" style:font-family-generic="swiss" style:font-pitch="variable" fo:language="es" fo:country="ES" fo:font-style="italic" fo:font-weight="bold" style:font-style-asian="italic" style:font-weight-asian="bold" style:font-name-complex="Arial" style:font-family-complex="Arial" style:font-family-generic-complex="swiss" style:font-pitch-complex="variable" style:language-complex="ar" style:country-complex="SA"/>
    </style:style>
    <style:style style:name="Título_20_4_20_Car" style:display-name="Título 4 Car" style:family="text">
      <style:text-properties style:font-name="Arial" fo:font-family="Arial" style:font-family-generic="swiss" style:font-pitch="variable" fo:language="es" fo:country="ES" fo:font-style="italic" style:font-style-asian="italic" style:font-name-complex="Arial" style:font-family-complex="Arial" style:font-family-generic-complex="swiss" style:font-pitch-complex="variable"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style:list-level-properties>
      </text:outline-level-style>
      <text:outline-level-style text:level="2" style:num-format="1" text:display-levels="2">
        <style:list-level-properties text:list-level-position-and-space-mode="label-alignment">
          <style:list-level-label-alignment text:label-followed-by="listtab" text:list-tab-stop-position="1.27cm"/>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1.905cm"/>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905cm"/>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cm" fo:margin-left="0.6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635cm" fo:text-indent="-0.319cm" fo:margin-left="0.319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0.954cm" fo:text-indent="-0.332cm" fo:margin-left="0.651cm"/>
        </style:list-level-properties>
        <style:text-properties style:font-name="Symbol"/>
      </text:list-level-style-bullet>
      <text:list-level-style-bullet text:level="3" text:style-name="WW8Num11z2" style:num-suffix="." text:bullet-char="">
        <style:list-level-properties text:list-level-position-and-space-mode="label-alignment">
          <style:list-level-label-alignment text:label-followed-by="listtab" text:list-tab-stop-position="1.286cm" fo:text-indent="-0.3cm" fo:margin-left="0.951cm"/>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1.586cm" fo:text-indent="-0.319cm" fo:margin-left="1.27cm"/>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1.905cm" fo:text-indent="-0.321cm" fo:margin-left="1.591cm"/>
        </style:list-level-properties>
        <style:text-properties style:font-name="Wingdings"/>
      </text:list-level-style-bullet>
      <text:list-level-style-bullet text:level="6" text:style-name="WW8Num11z0" style:num-suffix="." text:bullet-char="">
        <style:list-level-properties text:list-level-position-and-space-mode="label-alignment">
          <style:list-level-label-alignment text:label-followed-by="listtab" text:list-tab-stop-position="2.226cm" fo:text-indent="-0.309cm" fo:margin-left="1.9cm"/>
        </style:list-level-properties>
        <style:text-properties style:font-name="Symbol"/>
      </text:list-level-style-bullet>
      <text:list-level-style-bullet text:level="7" text:style-name="WW8Num11z6" style:num-suffix="." text:bullet-char="">
        <style:list-level-properties text:list-level-position-and-space-mode="label-alignment">
          <style:list-level-label-alignment text:label-followed-by="listtab" text:list-tab-stop-position="2.535cm" fo:text-indent="-0.321cm" fo:margin-left="2.221cm"/>
        </style:list-level-properties>
        <style:text-properties style:font-name="Wingdings 3"/>
      </text:list-level-style-bullet>
      <text:list-level-style-bullet text:level="8" text:style-name="WW8Num11z0" style:num-suffix="." text:bullet-char="">
        <style:list-level-properties text:list-level-position-and-space-mode="label-alignment">
          <style:list-level-label-alignment text:label-followed-by="listtab" text:list-tab-stop-position="2.856cm" fo:text-indent="-0.319cm" fo:margin-left="2.54cm"/>
        </style:list-level-properties>
        <style:text-properties style:font-name="Symbol"/>
      </text:list-level-style-bullet>
      <text:list-level-style-bullet text:level="9" text:style-name="WW8Num11z0" style:num-suffix="." text:bullet-char="">
        <style:list-level-properties text:list-level-position-and-space-mode="label-alignment">
          <style:list-level-label-alignment text:label-followed-by="listtab" text:list-tab-stop-position="3.175cm" fo:text-indent="-0.36cm" fo:margin-left="2.9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cm" fo:margin-left="0.6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9" style:family="table">
      <style:table-properties style:width="16.161cm" fo:margin-left="-0.141cm" table:align="left" style:writing-mode="lr-tb"/>
    </style:style>
    <style:style style:name="Taula19.A" style:family="table-column">
      <style:table-column-properties style:column-width="4.875cm"/>
    </style:style>
    <style:style style:name="Taula19.B" style:family="table-column">
      <style:table-column-properties style:column-width="7.5cm"/>
    </style:style>
    <style:style style:name="Taula19.C" style:family="table-column">
      <style:table-column-properties style:column-width="3.785cm"/>
    </style:style>
    <style:style style:name="Taula19.1" style:family="table-row">
      <style:table-row-properties style:min-row-height="0.734cm" fo:keep-together="auto"/>
    </style:style>
    <style:style style:name="Taula1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19.B1" style:family="table-cell">
      <style:table-cell-properties style:vertical-align="top"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ula19.C1" style:family="table-cell">
      <style:table-cell-properties style:vertical-align="top" fo:padding-left="0.123cm" fo:padding-right="0.123cm" fo:padding-top="0cm" fo:padding-bottom="0cm" fo:border="0.5pt solid #000000" style:writing-mode="lr-tb"/>
    </style:style>
    <style:style style:name="Taula19.2" style:family="table-row">
      <style:table-row-properties style:min-row-height="0.885cm" fo:keep-together="auto"/>
    </style:style>
    <style:style style:name="Taula19.B2" style:family="table-cell">
      <style:table-cell-properties style:vertical-align="top" fo:padding-left="0.123cm" fo:padding-right="0.123cm" fo:padding-top="0cm" fo:padding-bottom="0cm" fo:border="0.5pt solid #000000" style:writing-mode="lr-tb"/>
    </style:style>
    <style:style style:name="Taula19.3" style:family="table-row">
      <style:table-row-properties style:min-row-height="0.24cm" fo:keep-together="auto"/>
    </style:style>
    <style:style style:name="Taula19.C3" style:family="table-cell">
      <style:table-cell-properties style:vertical-align="top" fo:padding-left="0.123cm" fo:padding-right="0.123cm" fo:padding-top="0cm" fo:padding-bottom="0cm" fo:border="0.5pt solid #000000" style:writing-mode="lr-tb"/>
    </style:style>
    <style:style style:name="MP1" style:family="paragraph" style:parent-style-name="Header">
      <style:paragraph-properties fo:margin-top="0.635cm" fo:margin-bottom="0cm" style:contextual-spacing="false" style:snap-to-layout-grid="false"/>
      <style:text-properties fo:font-weight="bold" style:font-weight-asian="bold" style:font-name-complex="Arial"/>
    </style:style>
    <style:style style:name="MP2" style:family="paragraph" style:parent-style-name="Header">
      <style:paragraph-properties fo:margin-top="0.212cm" fo:margin-bottom="0.212cm" style:contextual-spacing="false" fo:text-align="center" style:justify-single-word="false" style:snap-to-layout-grid="false">
        <style:tab-stops>
          <style:tab-stop style:position="1.455cm"/>
          <style:tab-stop style:position="4.251cm" style:type="center"/>
          <style:tab-stop style:position="7.5cm" style:type="center"/>
          <style:tab-stop style:position="15cm" style:type="right"/>
        </style:tab-stops>
      </style:paragraph-properties>
    </style:style>
    <style:style style:name="MP3" style:family="paragraph" style:parent-style-name="Header">
      <style:paragraph-properties fo:margin-top="0.212cm" fo:margin-bottom="0.212cm" style:contextual-spacing="false" fo:text-align="center" style:justify-single-word="false" style:snap-to-layout-grid="false"/>
      <style:text-properties style:font-name-complex="Arial"/>
    </style:style>
    <style:style style:name="MP4" style:family="paragraph" style:parent-style-name="Standard">
      <style:paragraph-properties style:snap-to-layout-grid="false"/>
    </style:style>
    <style:style style:name="MP5" style:family="paragraph" style:parent-style-name="Header">
      <style:paragraph-properties fo:text-align="center" style:justify-single-word="false" style:snap-to-layout-grid="false">
        <style:tab-stops>
          <style:tab-stop style:position="1.773cm"/>
        </style:tab-stops>
      </style:paragraph-properties>
      <style:text-properties fo:font-size="2pt" fo:font-weight="bold" style:font-size-asian="2pt" style:font-weight-asian="bold" style:font-size-complex="2pt" style:font-weight-complex="bold"/>
    </style:style>
    <style:style style:name="MP6" style:family="paragraph" style:parent-style-name="Header">
      <style:paragraph-properties fo:margin-top="0.106cm" fo:margin-bottom="0cm" style:contextual-spacing="false" fo:text-align="center" style:justify-single-word="false">
        <style:tab-stops>
          <style:tab-stop style:position="1.773cm"/>
        </style:tab-stops>
      </style:paragraph-properties>
    </style:style>
    <style:style style:name="MP7" style:family="paragraph" style:parent-style-name="Header">
      <style:paragraph-properties fo:margin-top="0.106cm" fo:margin-bottom="0.106cm" style:contextual-spacing="false" style:snap-to-layout-grid="false">
        <style:tab-stops>
          <style:tab-stop style:position="1.773cm"/>
        </style:tab-stops>
      </style:paragraph-properties>
    </style:style>
    <style:style style:name="MP8" style:family="paragraph" style:parent-style-name="Header">
      <style:paragraph-properties fo:margin-top="0.106cm" fo:margin-bottom="0.106cm" style:contextual-spacing="false" fo:text-align="center" style:justify-single-word="false" style:snap-to-layout-grid="false">
        <style:tab-stops>
          <style:tab-stop style:position="1.773cm"/>
        </style:tab-stops>
      </style:paragraph-properties>
    </style:style>
    <style:style style:name="MP9" style:family="paragraph" style:parent-style-name="Footer">
      <style:paragraph-properties>
        <style:tab-stops>
          <style:tab-stop style:position="16.113cm" style:type="right"/>
        </style:tab-stops>
      </style:paragraph-properties>
    </style:style>
    <style:style style:name="MT1" style:family="text">
      <style:text-properties style:font-name-complex="Arial"/>
    </style:style>
    <style:style style:name="MT2" style:family="text">
      <style:text-properties style:font-name-asian="Arial" style:font-name-complex="Arial"/>
    </style:style>
    <style:style style:name="MT3" style:family="text">
      <style:text-properties fo:font-weight="bold" style:font-weight-asian="bold" style:font-weight-complex="bold"/>
    </style:style>
    <style:style style:name="MT4" style:family="text">
      <style:text-properties fo:font-weight="bold" style:font-name-asian="Arial" style:font-weight-asian="bold" style:font-weight-complex="bold"/>
    </style:style>
    <style:style style:name="MT5" style:family="text">
      <style:text-properties style:font-name-asian="Arial"/>
    </style:style>
    <style:style style:name="MT6" style:family="text">
      <style:text-properties officeooo:rsid="001fa2e1" style:font-name-asian="Arial"/>
    </style:style>
    <style:style style:name="M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background-image/>
      </style:graphic-properties>
    </style:style>
    <style:page-layout style:name="Mpm1">
      <style:page-layout-properties fo:page-width="21.001cm" fo:page-height="29.7cm" style:num-format="1" style:print-orientation="portrait" fo:margin-top="1.27cm" fo:margin-bottom="0.88cm" fo:margin-left="3cm" fo:margin-right="2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2.981cm" fo:margin-left="0cm" fo:margin-right="0cm" fo:margin-bottom="2.882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251cm" fo:margin-bottom="2.501cm" fo:margin-left="3cm" fo:margin-right="2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ula19" table:style-name="Taula19">
          <table:table-column table:style-name="Taula19.A"/>
          <table:table-column table:style-name="Taula19.B"/>
          <table:table-column table:style-name="Taula19.C"/>
          <table:table-row table:style-name="Taula19.1">
            <table:table-cell table:style-name="Taula19.A1" office:value-type="string">
              <text:p text:style-name="MP1"><draw:frame draw:style-name="Mfr1" draw:name="Imatge2" text:anchor-type="as-char" svg:width="4.616cm" svg:height="0.624cm" draw:z-index="35"><draw:image xlink:href="Pictures/10000200000003240000006C8A9104D8.png" xlink:type="simple" xlink:show="embed" xlink:actuate="onLoad"/></draw:frame></text:p>
            </table:table-cell>
            <table:table-cell table:style-name="Taula19.B1" office:value-type="string">
              <text:p text:style-name="MP2"><text:span text:style-name="MT1">PLATAFORMA</text:span><text:span text:style-name="MT2"> </text:span><text:span text:style-name="MT1">MARSUPIAL</text:span></text:p>
            </table:table-cell>
            <table:table-cell table:style-name="Taula19.C1" office:value-type="string">
              <text:p text:style-name="MP3">MARSUPIAL</text:p>
            </table:table-cell>
          </table:table-row>
          <table:table-row table:style-name="Taula19.2">
            <table:table-cell table:style-name="Taula19.A1" office:value-type="string">
              <text:p text:style-name="MP4"/>
            </table:table-cell>
            <table:table-cell table:style-name="Taula19.B2" table:number-columns-spanned="2" office:value-type="string">
              <text:p text:style-name="MP5"/>
              <text:p text:style-name="MP6"><text:span text:style-name="MT3">Plataforma</text:span><text:span text:style-name="MT4"> </text:span><text:span text:style-name="MT3">Marsupial</text:span></text:p>
            </table:table-cell>
            <table:covered-table-cell/>
          </table:table-row>
          <table:table-row table:style-name="Taula19.3">
            <table:table-cell table:style-name="Taula19.A1" office:value-type="string">
              <text:p text:style-name="MP4"/>
            </table:table-cell>
            <table:table-cell table:style-name="Taula19.A1" office:value-type="string">
              <text:p text:style-name="MP7">N.<text:span text:style-name="MT5"> </text:span>versió:<text:span text:style-name="MT5"> </text:span><text:span text:style-name="MT6">1.8</text:span></text:p>
            </table:table-cell>
            <table:table-cell table:style-name="Taula19.C3" office:value-type="string">
              <text:p text:style-name="MP8"><text:span text:style-name="MT1">Pàg.</text:span><text:span text:style-name="MT2"> </text:span><text:span text:style-name="Page_20_Number"><text:span text:style-name="MT1"><text:page-number text:select-page="current">35</text:page-number></text:span></text:span><text:span text:style-name="Page_20_Number"><text:span text:style-name="MT2"> </text:span></text:span><text:span text:style-name="Page_20_Number"><text:span text:style-name="MT1">/</text:span></text:span><text:span text:style-name="Page_20_Number"><text:span text:style-name="MT2"> </text:span></text:span><text:span text:style-name="Page_20_Number"><text:span text:style-name="MT1"><text:page-count style:num-format="1">35</text:page-count></text:span></text:span></text:p>
            </table:table-cell>
          </table:table-row>
        </table:table>
        <text:p text:style-name="Header"/>
      </style:header>
      <style:footer>
        <text:p text:style-name="MP9"><text:file-name text:display="name-and-extension">M11-MARSUPIAL-EVA-PD2-DFU-V18-Plataforma_Marsupial_ca.odt</text:file-name></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tocol de comunicacions Marsupial</dc:title>
    <meta:initial-creator>Ligia Vega Pérez</meta:initial-creator>
    <meta:creation-date>2007-12-10T11:15:00</meta:creation-date>
    <dc:creator>Francesc Busquets</dc:creator>
    <dc:date>2014-07-17T10:40:26.198642270</dc:date>
    <meta:print-date>2013-09-10T14:27:06</meta:print-date>
    <meta:editing-cycles>454</meta:editing-cycles>
    <meta:editing-duration>P2DT5H35M19S</meta:editing-duration>
    <meta:generator>LibreOffice/4.2.4.2$Linux_x86 LibreOffice_project/420m0$Build-2</meta:generator>
    <meta:printed-by>Sara Téllez</meta:printed-by>
    <meta:document-statistic meta:table-count="19" meta:image-count="1" meta:object-count="0" meta:page-count="35" meta:paragraph-count="1653" meta:word-count="7534" meta:character-count="73623" meta:non-whitespace-character-count="62287"/>
    <meta:user-defined meta:name="Cliente">CTTI</meta:user-defined>
    <meta:user-defined meta:name="Destino">1.0</meta:user-defined>
    <meta:user-defined meta:name="FechaRegistro" meta:value-type="date">2006-08-10T00:00:00</meta:user-defined>
    <meta:user-defined meta:name="Proyecto">Serveis Centrals TIC de Caràcter Continu</meta:user-defined>
    <meta:user-defined meta:name="SoporteLogico" meta:value-type="string">Microsoft Windows 2003</meta:user-defined>
    <meta:user-defined meta:name="Version" meta:value-type="string">1.0</meta:user-defined>
  </office:meta>
</office:document-meta>
</file>